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15">
      <style:table-cell-properties fo:background-color="#FCE4D6"/>
    </style:style>
    <style:style style:name="ce4" style:family="table-cell" style:parent-style-name="Default" style:data-style-name="N0">
      <style:table-cell-properties fo:background-color="#FCE4D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6" style:family="table-cell" style:parent-style-name="Default" style:data-style-name="N15">
      <style:table-cell-properties fo:background-color="#D9E1F2"/>
    </style:style>
    <style:style style:name="ce7" style:family="table-cell" style:parent-style-name="Default" style:data-style-name="N0">
      <style:table-cell-properties fo:background-color="#D9E1F2"/>
    </style:style>
    <style:style style:name="ce8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9" style:family="table-cell" style:parent-style-name="Default" style:data-style-name="N15">
      <style:table-cell-properties fo:background-color="#DDEBF7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Default" style:data-style-name="N0">
      <style:table-cell-properties fo:background-color="#F8CBAD"/>
    </style:style>
    <style:style style:name="ce12" style:family="table-cell" style:parent-style-name="Default" style:data-style-name="N0">
      <style:table-cell-properties fo:background-color="#F8CBAD"/>
      <style:text-properties fo:color="#00B050" fo:font-weight="bold" style:font-weight-asian="bold" style:font-weight-complex="bold"/>
    </style:style>
    <style:style style:name="ce13" style:family="table-cell" style:parent-style-name="Default" style:data-style-name="N15">
      <style:table-cell-properties fo:background-color="#F8CBAD"/>
    </style:style>
    <style:style style:name="ce14" style:family="table-cell" style:parent-style-name="Default" style:data-style-name="N0">
      <style:table-cell-properties fo:background-color="#BDD7EE"/>
    </style:style>
    <style:style style:name="ce15" style:family="table-cell" style:parent-style-name="Default" style:data-style-name="N0">
      <style:table-cell-properties fo:background-color="#BDD7EE"/>
      <style:text-properties fo:color="#00B050" fo:font-weight="bold" style:font-weight-asian="bold" style:font-weight-complex="bold"/>
    </style:style>
    <style:style style:name="ce16" style:family="table-cell" style:parent-style-name="Default" style:data-style-name="N15">
      <style:table-cell-properties fo:background-color="#BDD7EE"/>
    </style:style>
    <style:style style:name="ce17" style:family="table-cell" style:parent-style-name="Default" style:data-style-name="N0">
      <style:table-cell-properties fo:background-color="#BDD7EE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37645833333333cm" style:use-optimal-column-width="true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5.45041666666667cm" style:use-optimal-column-width="true"/>
    </style:style>
    <style:style style:name="co11" style:family="table-column">
      <style:table-column-properties fo:break-before="auto" style:column-width="4.2333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1"/>
        <table:table-column table:style-name="co5" table:default-cell-style-name="ce7"/>
        <table:table-column table:style-name="co2" table:default-cell-style-name="ce14"/>
        <table:table-column table:style-name="co6" table:default-cell-style-name="ce7"/>
        <table:table-column table:style-name="co7" table:default-cell-style-name="ce1"/>
        <table:table-column table:style-name="co1" table:default-cell-style-name="ce2"/>
        <table:table-column table:style-name="co2" table:default-cell-style-name="ce11"/>
        <table:table-column table:style-name="co8" table:number-columns-repeated="2" table:default-cell-style-name="ce2"/>
        <table:table-column table:style-name="co9" table:default-cell-style-name="ce1"/>
        <table:table-column table:style-name="co1" table:default-cell-style-name="ce10"/>
        <table:table-column table:style-name="co2" table:default-cell-style-name="ce14"/>
        <table:table-column table:style-name="co10" table:default-cell-style-name="ce10"/>
        <table:table-column table:style-name="co11" table:default-cell-style-name="ce17"/>
        <table:table-column table:style-name="co12" table:number-columns-repeated="16367" table:default-cell-style-name="ce1"/>
        <table:table-row table:style-name="ro1">
          <table:table-cell office:value-type="string" table:style-name="ce4">
            <text:p>radius=1 m</text:p>
          </table:table-cell>
          <table:table-cell table:style-name="ce11"/>
          <table:table-cell table:style-name="ce4"/>
          <table:table-cell table:style-name="ce1"/>
          <table:table-cell table:style-name="ce5"/>
          <table:table-cell table:style-name="ce14"/>
          <table:table-cell table:style-name="ce5"/>
          <table:table-cell table:style-name="ce1"/>
          <table:table-cell table:style-name="ce4"/>
          <table:table-cell table:style-name="ce11"/>
          <table:table-cell table:number-columns-repeated="2" table:style-name="ce4"/>
          <table:table-cell table:style-name="ce1"/>
          <table:table-cell table:style-name="ce8"/>
          <table:table-cell table:style-name="ce14"/>
          <table:table-cell table:style-name="ce8"/>
          <table:table-cell table:style-name="ce15"/>
          <table:table-cell table:number-columns-repeated="16367"/>
        </table:table-row>
        <table:table-row table:style-name="ro1">
          <table:table-cell office:value-type="string" table:style-name="ce4">
            <text:p>T=t*sqrt(gravity/radius)</text:p>
          </table:table-cell>
          <table:table-cell office:value-type="string" table:style-name="ce12">
            <text:p>t=T/sqrt(gravity/radius)</text:p>
          </table:table-cell>
          <table:table-cell table:style-name="ce4"/>
          <table:table-cell table:style-name="ce1"/>
          <table:table-cell office:value-type="string" table:style-name="ce5">
            <text:p>T=t*sqrt(gravity/radius)</text:p>
          </table:table-cell>
          <table:table-cell office:value-type="string" table:style-name="ce15">
            <text:p>t=T/sqrt(gravity/radius)</text:p>
          </table:table-cell>
          <table:table-cell table:style-name="ce5"/>
          <table:table-cell table:style-name="ce1"/>
          <table:table-cell office:value-type="string" table:style-name="ce4">
            <text:p>T=t*sqrt(gravity/radius)</text:p>
          </table:table-cell>
          <table:table-cell office:value-type="string" table:style-name="ce12">
            <text:p>t=T/sqrt(gravity/radius)</text:p>
          </table:table-cell>
          <table:table-cell office:value-type="string" table:style-name="ce4">
            <text:p>V=v/sqrt(gravity*radius)</text:p>
          </table:table-cell>
          <table:table-cell office:value-type="string" table:style-name="ce12">
            <text:p>v=V*sqrt(gravity*radius)</text:p>
          </table:table-cell>
          <table:table-cell table:style-name="ce1"/>
          <table:table-cell office:value-type="string" table:style-name="ce8">
            <text:p>T=t*sqrt(gravity/radius)</text:p>
          </table:table-cell>
          <table:table-cell office:value-type="string" table:style-name="ce15">
            <text:p>t=T/sqrt(gravity/radius)</text:p>
          </table:table-cell>
          <table:table-cell office:value-type="string" table:style-name="ce8">
            <text:p>V=v/sqrt(gravity*radius)</text:p>
          </table:table-cell>
          <table:table-cell office:value-type="string" table:style-name="ce15">
            <text:p>v=V*sqrt(gravity*radius)</text:p>
          </table:table-cell>
          <table:table-cell/>
          <table:table-cell table:style-name="ce1">
            <draw:frame draw:z-index="1" draw:id="id0" draw:style-name="a0" draw:name="Gráfico 2" svg:x="0.41667in" svg:y="0.06128in" svg:width="9.17892in" svg:height="3.946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string" table:style-name="ce4">
            <text:p>T</text:p>
          </table:table-cell>
          <table:table-cell office:value-type="string" table:style-name="ce12">
            <text:p>time (s)</text:p>
          </table:table-cell>
          <table:table-cell office:value-type="string" table:style-name="ce4">
            <text:p>Displacement_Fekken2004</text:p>
          </table:table-cell>
          <table:table-cell table:style-name="ce1"/>
          <table:table-cell office:value-type="string" table:style-name="ce5">
            <text:p>T</text:p>
          </table:table-cell>
          <table:table-cell office:value-type="string" table:style-name="ce15">
            <text:p>time (s)</text:p>
          </table:table-cell>
          <table:table-cell office:value-type="string" table:style-name="ce5">
            <text:p>Displacement_Moyo&amp;Greenhow2000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12">
            <text:p>time (s)</text:p>
          </table:table-cell>
          <table:table-cell office:value-type="string" table:style-name="ce4">
            <text:p>Velocity_Fekken2004</text:p>
          </table:table-cell>
          <table:table-cell office:value-type="string" table:style-name="ce12">
            <text:p>v (m/s)</text:p>
          </table:table-cell>
          <table:table-cell table:style-name="ce1"/>
          <table:table-cell office:value-type="string" table:style-name="ce8">
            <text:p>T</text:p>
          </table:table-cell>
          <table:table-cell office:value-type="string" table:style-name="ce15">
            <text:p>time (s)</text:p>
          </table:table-cell>
          <table:table-cell office:value-type="string" table:style-name="ce8">
            <text:p>Velocity_Moyo&amp;Greenhow2000</text:p>
          </table:table-cell>
          <table:table-cell office:value-type="string" table:style-name="ce15">
            <text:p>v (m/s)</text:p>
          </table:table-cell>
          <table:table-cell table:number-columns-repeated="16367"/>
        </table:table-row>
        <table:table-row table:style-name="ro1">
          <table:table-cell office:value-type="float" office:value="0" table:style-name="ce3">
            <text:p>0.00E+00</text:p>
          </table:table-cell>
          <table:table-cell office:value-type="float" office:value="0" table:formula="of:=[.A4]/SQRT(9.81/1)" table:style-name="ce13">
            <text:p>0.00E+00</text:p>
          </table:table-cell>
          <table:table-cell office:value-type="float" office:value="0" table:style-name="ce3">
            <text:p>0.00E+00</text:p>
          </table:table-cell>
          <table:table-cell table:style-name="ce1"/>
          <table:table-cell office:value-type="float" office:value="0.5" table:style-name="ce6">
            <text:p>5.00E-01</text:p>
          </table:table-cell>
          <table:table-cell office:value-type="float" office:value="0.15963771420352524" table:formula="of:=[.E4]/SQRT(9.81/1)" table:style-name="ce16">
            <text:p>1.60E-01</text:p>
          </table:table-cell>
          <table:table-cell office:value-type="float" office:value="0" table:style-name="ce6">
            <text:p>0.00E+00</text:p>
          </table:table-cell>
          <table:table-cell table:style-name="ce1"/>
          <table:table-cell office:value-type="float" office:value="0" table:style-name="ce3">
            <text:p>0.00E+00</text:p>
          </table:table-cell>
          <table:table-cell office:value-type="float" office:value="0" table:formula="of:=[.I4]/SQRT(9.81/1)" table:style-name="ce13">
            <text:p>0.00E+00</text:p>
          </table:table-cell>
          <table:table-cell office:value-type="float" office:value="-1.4999999999999999E-2" table:style-name="ce3">
            <text:p>-1.50E-02</text:p>
          </table:table-cell>
          <table:table-cell office:value-type="float" office:value="-4.6981379290097477E-2" table:formula="of:=[.K4]*SQRT(9.81*1)" table:style-name="ce3">
            <text:p>-4.70E-02</text:p>
          </table:table-cell>
          <table:table-cell table:style-name="ce1"/>
          <table:table-cell office:value-type="float" office:value="0" table:style-name="ce9">
            <text:p>0.00E+00</text:p>
          </table:table-cell>
          <table:table-cell office:value-type="float" office:value="0" table:formula="of:=[.N4]/SQRT(9.81/1)" table:style-name="ce16">
            <text:p>0.00E+00</text:p>
          </table:table-cell>
          <table:table-cell office:value-type="float" office:value="-1.4999999999999999E-2" table:style-name="ce9">
            <text:p>-1.50E-02</text:p>
          </table:table-cell>
          <table:table-cell office:value-type="float" office:value="-4.6981379290097477E-2" table:formula="of:=[.P4]*SQRT(9.81*1)" table:style-name="ce16">
            <text:p>-4.70E-02</text:p>
          </table:table-cell>
          <table:table-cell table:number-columns-repeated="16367"/>
        </table:table-row>
        <table:table-row table:style-name="ro1">
          <table:table-cell office:value-type="float" office:value="2.9862716000000001E-2" table:style-name="ce3">
            <text:p>2.99E-02</text:p>
          </table:table-cell>
          <table:table-cell office:value-type="float" office:value="9.5344314442980804E-3" table:formula="of:=[.A5]/SQRT(9.81/1)" table:style-name="ce13">
            <text:p>9.53E-03</text:p>
          </table:table-cell>
          <table:table-cell office:value-type="float" office:value="0" table:style-name="ce3">
            <text:p>0.00E+00</text:p>
          </table:table-cell>
          <table:table-cell table:style-name="ce1"/>
          <table:table-cell office:value-type="float" office:value="0.52959294000000001" table:style-name="ce6">
            <text:p>5.30E-01</text:p>
          </table:table-cell>
          <table:table-cell office:value-type="float" office:value="0.16908601279984936" table:formula="of:=[.E5]/SQRT(9.81/1)" table:style-name="ce16">
            <text:p>1.69E-01</text:p>
          </table:table-cell>
          <table:table-cell office:value-type="float" office:value="0" table:style-name="ce6">
            <text:p>0.00E+00</text:p>
          </table:table-cell>
          <table:table-cell table:style-name="ce1"/>
          <table:table-cell office:value-type="float" office:value="3.1478372999999997E-2" table:style-name="ce3">
            <text:p>3.15E-02</text:p>
          </table:table-cell>
          <table:table-cell office:value-type="float" office:value="1.0050271025131929E-2" table:formula="of:=[.I5]/SQRT(9.81/1)" table:style-name="ce13">
            <text:p>1.01E-02</text:p>
          </table:table-cell>
          <table:table-cell office:value-type="float" office:value="-2.7843126999999999E-2" table:style-name="ce3">
            <text:p>-2.78E-02</text:p>
          </table:table-cell>
          <table:table-cell office:value-type="float" office:value="-8.7207234013956927E-2" table:formula="of:=[.K5]*SQRT(9.81*1)" table:style-name="ce3">
            <text:p>-8.72E-02</text:p>
          </table:table-cell>
          <table:table-cell table:style-name="ce1"/>
          <table:table-cell office:value-type="float" office:value="3.1262902000000002E-2" table:style-name="ce9">
            <text:p>3.13E-02</text:p>
          </table:table-cell>
          <table:table-cell office:value-type="float" office:value="9.9814764292976352E-3" table:formula="of:=[.N5]/SQRT(9.81/1)" table:style-name="ce16">
            <text:p>9.98E-03</text:p>
          </table:table-cell>
          <table:table-cell office:value-type="float" office:value="-1.4999999999999999E-2" table:style-name="ce9">
            <text:p>-1.50E-02</text:p>
          </table:table-cell>
          <table:table-cell office:value-type="float" office:value="-4.6981379290097477E-2" table:formula="of:=[.P5]*SQRT(9.81*1)" table:style-name="ce16">
            <text:p>-4.70E-02</text:p>
          </table:table-cell>
          <table:table-cell table:number-columns-repeated="16367"/>
        </table:table-row>
        <table:table-row table:style-name="ro1">
          <table:table-cell office:value-type="float" office:value="6.1223584999999997E-2" table:style-name="ce3">
            <text:p>6.12E-02</text:p>
          </table:table-cell>
          <table:table-cell office:value-type="float" office:value="1.9547186329490467E-2" table:formula="of:=[.A6]/SQRT(9.81/1)" table:style-name="ce13">
            <text:p>1.95E-02</text:p>
          </table:table-cell>
          <table:table-cell office:value-type="float" office:value="-1.1707461999999999E-3" table:style-name="ce3">
            <text:p>-1.17E-03</text:p>
          </table:table-cell>
          <table:table-cell table:style-name="ce1"/>
          <table:table-cell office:value-type="float" office:value="0.55622444999999998" table:style-name="ce6">
            <text:p>5.56E-01</text:p>
          </table:table-cell>
          <table:table-cell office:value-type="float" office:value="0.17758879956422602" table:formula="of:=[.E6]/SQRT(9.81/1)" table:style-name="ce16">
            <text:p>1.78E-01</text:p>
          </table:table-cell>
          <table:table-cell office:value-type="float" office:value="-3.4057776999999997E-2" table:style-name="ce6">
            <text:p>-3.41E-02</text:p>
          </table:table-cell>
          <table:table-cell table:style-name="ce1"/>
          <table:table-cell office:value-type="float" office:value="6.2956745999999994E-2" table:style-name="ce3">
            <text:p>6.30E-02</text:p>
          </table:table-cell>
          <table:table-cell office:value-type="float" office:value="2.0100542050263858E-2" table:formula="of:=[.I6]/SQRT(9.81/1)" table:style-name="ce13">
            <text:p>2.01E-02</text:p>
          </table:table-cell>
          <table:table-cell office:value-type="float" office:value="-4.0686253999999998E-2" table:style-name="ce3">
            <text:p>-4.07E-02</text:p>
          </table:table-cell>
          <table:table-cell office:value-type="float" office:value="-0.12743308873781636" table:formula="of:=[.K6]*SQRT(9.81*1)" table:style-name="ce3">
            <text:p>-1.27E-01</text:p>
          </table:table-cell>
          <table:table-cell table:style-name="ce1"/>
          <table:table-cell office:value-type="float" office:value="5.2100072999999997E-2" table:style-name="ce9">
            <text:p>5.21E-02</text:p>
          </table:table-cell>
          <table:table-cell office:value-type="float" office:value="1.6634273127113602E-2" table:formula="of:=[.N6]/SQRT(9.81/1)" table:style-name="ce16">
            <text:p>1.66E-02</text:p>
          </table:table-cell>
          <table:table-cell office:value-type="float" office:value="-3.3805196000000003E-2" table:style-name="ce9">
            <text:p>-3.38E-02</text:p>
          </table:table-cell>
          <table:table-cell office:value-type="float" office:value="-0.10588098235013908" table:formula="of:=[.P6]*SQRT(9.81*1)" table:style-name="ce16">
            <text:p>-1.06E-01</text:p>
          </table:table-cell>
          <table:table-cell table:number-columns-repeated="16367"/>
        </table:table-row>
        <table:table-row table:style-name="ro1">
          <table:table-cell office:value-type="float" office:value="9.2584453999999997E-2" table:style-name="ce3">
            <text:p>9.26E-02</text:p>
          </table:table-cell>
          <table:table-cell office:value-type="float" office:value="2.9559941214682854E-2" table:formula="of:=[.A7]/SQRT(9.81/1)" table:style-name="ce13">
            <text:p>2.96E-02</text:p>
          </table:table-cell>
          <table:table-cell office:value-type="float" office:value="-2.3414923999999998E-3" table:style-name="ce3">
            <text:p>-2.34E-03</text:p>
          </table:table-cell>
          <table:table-cell table:style-name="ce1"/>
          <table:table-cell office:value-type="float" office:value="0.58433312999999998" table:style-name="ce6">
            <text:p>5.84E-01</text:p>
          </table:table-cell>
          <table:table-cell office:value-type="float" office:value="0.18656321041318269" table:formula="of:=[.E7]/SQRT(9.81/1)" table:style-name="ce16">
            <text:p>1.87E-01</text:p>
          </table:table-cell>
          <table:table-cell office:value-type="float" office:value="-3.2887745000000003E-2" table:style-name="ce6">
            <text:p>-3.29E-02</text:p>
          </table:table-cell>
          <table:table-cell table:style-name="ce1"/>
          <table:table-cell office:value-type="float" office:value="9.4435117999999998E-2" table:style-name="ce3">
            <text:p>9.44E-02</text:p>
          </table:table-cell>
          <table:table-cell office:value-type="float" office:value="3.015081275612036E-2" table:formula="of:=[.I7]/SQRT(9.81/1)" table:style-name="ce13">
            <text:p>3.02E-02</text:p>
          </table:table-cell>
          <table:table-cell office:value-type="float" office:value="-5.3338447999999997E-2" table:style-name="ce3">
            <text:p>-5.33E-02</text:p>
          </table:table-cell>
          <table:table-cell office:value-type="float" office:value="-0.16706092374887607" table:formula="of:=[.K7]*SQRT(9.81*1)" table:style-name="ce3">
            <text:p>-1.67E-01</text:p>
          </table:table-cell>
          <table:table-cell table:style-name="ce1"/>
          <table:table-cell office:value-type="float" office:value="7.4430716999999993E-2" table:style-name="ce9">
            <text:p>7.44E-02</text:p>
          </table:table-cell>
          <table:table-cell office:value-type="float" office:value="2.376389905681893E-2" table:formula="of:=[.N7]/SQRT(9.81/1)" table:style-name="ce16">
            <text:p>2.38E-02</text:p>
          </table:table-cell>
          <table:table-cell office:value-type="float" office:value="-3.7641299000000003E-2" table:style-name="ce9">
            <text:p>-3.76E-02</text:p>
          </table:table-cell>
          <table:table-cell office:value-type="float" office:value="-0.11789600968606447" table:formula="of:=[.P7]*SQRT(9.81*1)" table:style-name="ce16">
            <text:p>-1.18E-01</text:p>
          </table:table-cell>
          <table:table-cell table:number-columns-repeated="16367"/>
        </table:table-row>
        <table:table-row table:style-name="ro1">
          <table:table-cell office:value-type="float" office:value="0.12394532" table:style-name="ce3">
            <text:p>1.24E-01</text:p>
          </table:table-cell>
          <table:table-cell office:value-type="float" office:value="3.9572695142048961E-2" table:formula="of:=[.A8]/SQRT(9.81/1)" table:style-name="ce13">
            <text:p>3.96E-02</text:p>
          </table:table-cell>
          <table:table-cell office:value-type="float" office:value="-3.5263439999999998E-3" table:style-name="ce3">
            <text:p>-3.53E-03</text:p>
          </table:table-cell>
          <table:table-cell table:style-name="ce1"/>
          <table:table-cell office:value-type="float" office:value="0.61096463999999995" table:style-name="ce6">
            <text:p>6.11E-01</text:p>
          </table:table-cell>
          <table:table-cell office:value-type="float" office:value="0.19506599717755935" table:formula="of:=[.E8]/SQRT(9.81/1)" table:style-name="ce16">
            <text:p>1.95E-01</text:p>
          </table:table-cell>
          <table:table-cell office:value-type="float" office:value="-3.2887745000000003E-2" table:style-name="ce6">
            <text:p>-3.29E-02</text:p>
          </table:table-cell>
          <table:table-cell table:style-name="ce1"/>
          <table:table-cell office:value-type="float" office:value="0.12591348999999999" table:style-name="ce3">
            <text:p>1.26E-01</text:p>
          </table:table-cell>
          <table:table-cell office:value-type="float" office:value="4.0201083461976858E-2" table:formula="of:=[.I8]/SQRT(9.81/1)" table:style-name="ce13">
            <text:p>4.02E-02</text:p>
          </table:table-cell>
          <table:table-cell office:value-type="float" office:value="-6.6183875000000003E-2" table:style-name="ce3">
            <text:p>-6.62E-02</text:p>
          </table:table-cell>
          <table:table-cell office:value-type="float" office:value="-0.20729398228422669" table:formula="of:=[.K8]*SQRT(9.81*1)" table:style-name="ce3">
            <text:p>-2.07E-01</text:p>
          </table:table-cell>
          <table:table-cell table:style-name="ce1"/>
          <table:table-cell office:value-type="float" office:value="9.5275032999999995E-2" table:style-name="ce9">
            <text:p>9.53E-02</text:p>
          </table:table-cell>
          <table:table-cell office:value-type="float" office:value="3.0418976977570868E-2" table:formula="of:=[.N8]/SQRT(9.81/1)" table:style-name="ce16">
            <text:p>3.04E-02</text:p>
          </table:table-cell>
          <table:table-cell office:value-type="float" office:value="-4.8771984999999997E-2" table:style-name="ce9">
            <text:p>-4.88E-02</text:p>
          </table:table-cell>
          <table:table-cell office:value-type="float" office:value="-0.15275834173439631" table:formula="of:=[.P8]*SQRT(9.81*1)" table:style-name="ce16">
            <text:p>-1.53E-01</text:p>
          </table:table-cell>
          <table:table-cell table:number-columns-repeated="16367"/>
        </table:table-row>
        <table:table-row table:style-name="ro1">
          <table:table-cell office:value-type="float" office:value="0.15530619000000001" table:style-name="ce3">
            <text:p>1.55E-01</text:p>
          </table:table-cell>
          <table:table-cell office:value-type="float" office:value="4.9585450346516777E-2" table:formula="of:=[.A9]/SQRT(9.81/1)" table:style-name="ce13">
            <text:p>4.96E-02</text:p>
          </table:table-cell>
          <table:table-cell office:value-type="float" office:value="-5.8678363999999997E-3" table:style-name="ce3">
            <text:p>-5.87E-03</text:p>
          </table:table-cell>
          <table:table-cell table:style-name="ce1"/>
          <table:table-cell office:value-type="float" office:value="0.63907331999999994" table:style-name="ce6">
            <text:p>6.39E-01</text:p>
          </table:table-cell>
          <table:table-cell office:value-type="float" office:value="0.20404040802651602" table:formula="of:=[.E9]/SQRT(9.81/1)" table:style-name="ce16">
            <text:p>2.04E-01</text:p>
          </table:table-cell>
          <table:table-cell office:value-type="float" office:value="-4.4630348E-2" table:style-name="ce6">
            <text:p>-4.46E-02</text:p>
          </table:table-cell>
          <table:table-cell table:style-name="ce1"/>
          <table:table-cell office:value-type="float" office:value="0.15739185999999999" table:style-name="ce3">
            <text:p>1.57E-01</text:p>
          </table:table-cell>
          <table:table-cell office:value-type="float" office:value="5.0251353529282505E-2" table:formula="of:=[.I9]/SQRT(9.81/1)" table:style-name="ce13">
            <text:p>5.03E-02</text:p>
          </table:table-cell>
          <table:table-cell office:value-type="float" office:value="-7.8836068999999995E-2" table:style-name="ce3">
            <text:p>-7.88E-02</text:p>
          </table:table-cell>
          <table:table-cell office:value-type="float" office:value="-0.24692181729528637" table:formula="of:=[.K9]*SQRT(9.81*1)" table:style-name="ce3">
            <text:p>-2.47E-01</text:p>
          </table:table-cell>
          <table:table-cell table:style-name="ce1"/>
          <table:table-cell office:value-type="float" office:value="0.11760568" table:style-name="ce9">
            <text:p>1.18E-01</text:p>
          </table:table-cell>
          <table:table-cell office:value-type="float" office:value="3.7548603865102489E-2" table:formula="of:=[.N9]/SQRT(9.81/1)" table:style-name="ce16">
            <text:p>3.75E-02</text:p>
          </table:table-cell>
          <table:table-cell office:value-type="float" office:value="-6.0091483000000001E-2" table:style-name="ce9">
            <text:p>-6.01E-02</text:p>
          </table:table-cell>
          <table:table-cell office:value-type="float" office:value="-0.18821205032849631" table:formula="of:=[.P9]*SQRT(9.81*1)" table:style-name="ce16">
            <text:p>-1.88E-01</text:p>
          </table:table-cell>
          <table:table-cell table:number-columns-repeated="16367"/>
        </table:table-row>
        <table:table-row table:style-name="ro1">
          <table:table-cell office:value-type="float" office:value="0.18666706" table:style-name="ce3">
            <text:p>1.87E-01</text:p>
          </table:table-cell>
          <table:table-cell office:value-type="float" office:value="5.9598205550984593E-2" table:formula="of:=[.A10]/SQRT(9.81/1)" table:style-name="ce13">
            <text:p>5.96E-02</text:p>
          </table:table-cell>
          <table:table-cell office:value-type="float" office:value="-8.2234341999999992E-3" table:style-name="ce3">
            <text:p>-8.22E-03</text:p>
          </table:table-cell>
          <table:table-cell table:style-name="ce1"/>
          <table:table-cell office:value-type="float" office:value="0.66570483999999996" table:style-name="ce6">
            <text:p>6.66E-01</text:p>
          </table:table-cell>
          <table:table-cell office:value-type="float" office:value="0.21254319798364696" table:formula="of:=[.E10]/SQRT(9.81/1)" table:style-name="ce16">
            <text:p>2.13E-01</text:p>
          </table:table-cell>
          <table:table-cell office:value-type="float" office:value="-5.5202919000000003E-2" table:style-name="ce6">
            <text:p>-5.52E-02</text:p>
          </table:table-cell>
          <table:table-cell table:style-name="ce1"/>
          <table:table-cell office:value-type="float" office:value="0.18887023999999999" table:style-name="ce3">
            <text:p>1.89E-01</text:p>
          </table:table-cell>
          <table:table-cell office:value-type="float" office:value="6.0301626789342436E-2" table:formula="of:=[.I10]/SQRT(9.81/1)" table:style-name="ce13">
            <text:p>6.03E-02</text:p>
          </table:table-cell>
          <table:table-cell office:value-type="float" office:value="-9.1295029999999999E-2" table:style-name="ce3">
            <text:p>-9.13E-02</text:p>
          </table:table-cell>
          <table:table-cell office:value-type="float" office:value="-0.28594442878205517" table:formula="of:=[.K10]*SQRT(9.81*1)" table:style-name="ce3">
            <text:p>-2.86E-01</text:p>
          </table:table-cell>
          <table:table-cell table:style-name="ce1"/>
          <table:table-cell office:value-type="float" office:value="0.13844999" table:style-name="ce9">
            <text:p>1.38E-01</text:p>
          </table:table-cell>
          <table:table-cell office:value-type="float" office:value="4.4203679870201851E-2" table:formula="of:=[.N10]/SQRT(9.81/1)" table:style-name="ce16">
            <text:p>4.42E-02</text:p>
          </table:table-cell>
          <table:table-cell office:value-type="float" office:value="-6.7768295000000006E-2" table:style-name="ce9">
            <text:p>-6.78E-02</text:p>
          </table:table-cell>
          <table:table-cell office:value-type="float" office:value="-0.21225653141588111" table:formula="of:=[.P10]*SQRT(9.81*1)" table:style-name="ce16">
            <text:p>-2.12E-01</text:p>
          </table:table-cell>
          <table:table-cell table:number-columns-repeated="16367"/>
        </table:table-row>
        <table:table-row table:style-name="ro1">
          <table:table-cell office:value-type="float" office:value="0.21802793000000001" table:style-name="ce3">
            <text:p>2.18E-01</text:p>
          </table:table-cell>
          <table:table-cell office:value-type="float" office:value="6.9610960755452408E-2" table:formula="of:=[.A11]/SQRT(9.81/1)" table:style-name="ce13">
            <text:p>6.96E-02</text:p>
          </table:table-cell>
          <table:table-cell office:value-type="float" office:value="-1.1749778000000001E-2" table:style-name="ce3">
            <text:p>-1.17E-02</text:p>
          </table:table-cell>
          <table:table-cell table:style-name="ce1"/>
          <table:table-cell office:value-type="float" office:value="0.69382060999999995" table:style-name="ce6">
            <text:p>6.94E-01</text:p>
          </table:table-cell>
          <table:table-cell office:value-type="float" office:value="0.22151987249539107" table:formula="of:=[.E11]/SQRT(9.81/1)" table:style-name="ce16">
            <text:p>2.22E-01</text:p>
          </table:table-cell>
          <table:table-cell office:value-type="float" office:value="-5.5202919000000003E-2" table:style-name="ce6">
            <text:p>-5.52E-02</text:p>
          </table:table-cell>
          <table:table-cell table:style-name="ce1"/>
          <table:table-cell office:value-type="float" office:value="0.22034861" table:style-name="ce3">
            <text:p>2.20E-01</text:p>
          </table:table-cell>
          <table:table-cell office:value-type="float" office:value="7.0351896856648083E-2" table:formula="of:=[.I11]/SQRT(9.81/1)" table:style-name="ce13">
            <text:p>7.04E-02</text:p>
          </table:table-cell>
          <table:table-cell office:value-type="float" office:value="-0.10375629" table:style-name="ce3">
            <text:p>-1.04E-01</text:p>
          </table:table-cell>
          <table:table-cell office:value-type="float" office:value="-0.32497424094822319" table:formula="of:=[.K11]*SQRT(9.81*1)" table:style-name="ce3">
            <text:p>-3.25E-01</text:p>
          </table:table-cell>
          <table:table-cell table:style-name="ce1"/>
          <table:table-cell office:value-type="float" office:value="0.16078064" table:style-name="ce9">
            <text:p>1.61E-01</text:p>
          </table:table-cell>
          <table:table-cell office:value-type="float" office:value="5.1333307715559752E-2" table:formula="of:=[.N11]/SQRT(9.81/1)" table:style-name="ce16">
            <text:p>5.13E-02</text:p>
          </table:table-cell>
          <table:table-cell office:value-type="float" office:value="-7.5251689999999996E-2" table:style-name="ce9">
            <text:p>-7.53E-02</text:p>
          </table:table-cell>
          <table:table-cell office:value-type="float" office:value="-0.23569521267405569" table:formula="of:=[.P11]*SQRT(9.81*1)" table:style-name="ce16">
            <text:p>-2.36E-01</text:p>
          </table:table-cell>
          <table:table-cell table:number-columns-repeated="16367"/>
        </table:table-row>
        <table:table-row table:style-name="ro1">
          <table:table-cell office:value-type="float" office:value="0.24938879999999999" table:style-name="ce3">
            <text:p>2.49E-01</text:p>
          </table:table-cell>
          <table:table-cell office:value-type="float" office:value="7.9623715959920224E-2" table:formula="of:=[.A12]/SQRT(9.81/1)" table:style-name="ce13">
            <text:p>7.96E-02</text:p>
          </table:table-cell>
          <table:table-cell office:value-type="float" office:value="-1.5276122E-2" table:style-name="ce3">
            <text:p>-1.53E-02</text:p>
          </table:table-cell>
          <table:table-cell table:style-name="ce1"/>
          <table:table-cell office:value-type="float" office:value="0.72045212999999997" table:style-name="ce6">
            <text:p>7.20E-01</text:p>
          </table:table-cell>
          <table:table-cell office:value-type="float" office:value="0.23002266245252198" table:formula="of:=[.E12]/SQRT(9.81/1)" table:style-name="ce16">
            <text:p>2.30E-01</text:p>
          </table:table-cell>
          <table:table-cell office:value-type="float" office:value="-6.5775491000000005E-2" table:style-name="ce6">
            <text:p>-6.58E-02</text:p>
          </table:table-cell>
          <table:table-cell table:style-name="ce1"/>
          <table:table-cell office:value-type="float" office:value="0.25182697999999998" table:style-name="ce3">
            <text:p>2.52E-01</text:p>
          </table:table-cell>
          <table:table-cell office:value-type="float" office:value="8.0402166923953716E-2" table:formula="of:=[.I12]/SQRT(9.81/1)" table:style-name="ce13">
            <text:p>8.04E-02</text:p>
          </table:table-cell>
          <table:table-cell office:value-type="float" office:value="-0.11621755" table:style-name="ce3">
            <text:p>-1.16E-01</text:p>
          </table:table-cell>
          <table:table-cell office:value-type="float" office:value="-0.36400405311439121" table:formula="of:=[.K12]*SQRT(9.81*1)" table:style-name="ce3">
            <text:p>-3.64E-01</text:p>
          </table:table-cell>
          <table:table-cell table:style-name="ce1"/>
          <table:table-cell office:value-type="float" office:value="0.18161780999999999" table:style-name="ce9">
            <text:p>1.82E-01</text:p>
          </table:table-cell>
          <table:table-cell office:value-type="float" office:value="5.7986104094100287E-2" table:formula="of:=[.N12]/SQRT(9.81/1)" table:style-name="ce16">
            <text:p>5.80E-02</text:p>
          </table:table-cell>
          <table:table-cell office:value-type="float" office:value="-8.6571187999999993E-2" table:style-name="ce9">
            <text:p>-8.66E-02</text:p>
          </table:table-cell>
          <table:table-cell office:value-type="float" office:value="-0.27114892126815565" table:formula="of:=[.P12]*SQRT(9.81*1)" table:style-name="ce16">
            <text:p>-2.71E-01</text:p>
          </table:table-cell>
          <table:table-cell table:number-columns-repeated="16367"/>
        </table:table-row>
        <table:table-row table:style-name="ro1">
          <table:table-cell office:value-type="float" office:value="0.28074967000000001" table:style-name="ce3">
            <text:p>2.81E-01</text:p>
          </table:table-cell>
          <table:table-cell office:value-type="float" office:value="8.963647116438804E-2" table:formula="of:=[.A13]/SQRT(9.81/1)" table:style-name="ce13">
            <text:p>8.96E-02</text:p>
          </table:table-cell>
          <table:table-cell office:value-type="float" office:value="-1.8802466E-2" table:style-name="ce3">
            <text:p>-1.88E-02</text:p>
          </table:table-cell>
          <table:table-cell table:style-name="ce1"/>
          <table:table-cell office:value-type="float" office:value="0.74856080000000003" table:style-name="ce6">
            <text:p>7.49E-01</text:p>
          </table:table-cell>
          <table:table-cell office:value-type="float" office:value="0.23899707010872442" table:formula="of:=[.E13]/SQRT(9.81/1)" table:style-name="ce16">
            <text:p>2.39E-01</text:p>
          </table:table-cell>
          <table:table-cell office:value-type="float" office:value="-7.7532190000000001E-2" table:style-name="ce6">
            <text:p>-7.75E-02</text:p>
          </table:table-cell>
          <table:table-cell table:style-name="ce1"/>
          <table:table-cell office:value-type="float" office:value="0.28330536000000001" table:style-name="ce3">
            <text:p>2.83E-01</text:p>
          </table:table-cell>
          <table:table-cell office:value-type="float" office:value="9.045244018401366E-2" table:formula="of:=[.I13]/SQRT(9.81/1)" table:style-name="ce13">
            <text:p>9.05E-02</text:p>
          </table:table-cell>
          <table:table-cell office:value-type="float" office:value="-0.12848557999999999" table:style-name="ce3">
            <text:p>-1.28E-01</text:p>
          </table:table-cell>
          <table:table-cell office:value-type="float" office:value="-0.40242865115254417" table:formula="of:=[.K13]*SQRT(9.81*1)" table:style-name="ce3">
            <text:p>-4.02E-01</text:p>
          </table:table-cell>
          <table:table-cell table:style-name="ce1"/>
          <table:table-cell office:value-type="float" office:value="0.20394845" table:style-name="ce9">
            <text:p>2.04E-01</text:p>
          </table:table-cell>
          <table:table-cell office:value-type="float" office:value="6.5115728746703905E-2" table:formula="of:=[.N13]/SQRT(9.81/1)" table:style-name="ce16">
            <text:p>6.51E-02</text:p>
          </table:table-cell>
          <table:table-cell office:value-type="float" office:value="-9.4054582999999997E-2" table:style-name="ce9">
            <text:p>-9.41E-02</text:p>
          </table:table-cell>
          <table:table-cell office:value-type="float" office:value="-0.29458760252633026" table:formula="of:=[.P13]*SQRT(9.81*1)" table:style-name="ce16">
            <text:p>-2.95E-01</text:p>
          </table:table-cell>
          <table:table-cell table:number-columns-repeated="16367"/>
        </table:table-row>
        <table:table-row table:style-name="ro1">
          <table:table-cell office:value-type="float" office:value="0.31211053999999999" table:style-name="ce3">
            <text:p>3.12E-01</text:p>
          </table:table-cell>
          <table:table-cell office:value-type="float" office:value="9.9649226368855856E-2" table:formula="of:=[.A14]/SQRT(9.81/1)" table:style-name="ce13">
            <text:p>9.96E-02</text:p>
          </table:table-cell>
          <table:table-cell office:value-type="float" office:value="-2.2328810000000001E-2" table:style-name="ce3">
            <text:p>-2.23E-02</text:p>
          </table:table-cell>
          <table:table-cell table:style-name="ce1"/>
          <table:table-cell office:value-type="float" office:value="0.77519232000000005" table:style-name="ce6">
            <text:p>7.75E-01</text:p>
          </table:table-cell>
          <table:table-cell office:value-type="float" office:value="0.24749986006585536" table:formula="of:=[.E14]/SQRT(9.81/1)" table:style-name="ce16">
            <text:p>2.47E-01</text:p>
          </table:table-cell>
          <table:table-cell office:value-type="float" office:value="-7.7532190000000001E-2" table:style-name="ce6">
            <text:p>-7.75E-02</text:p>
          </table:table-cell>
          <table:table-cell table:style-name="ce1"/>
          <table:table-cell office:value-type="float" office:value="0.31478372999999998" table:style-name="ce3">
            <text:p>3.15E-01</text:p>
          </table:table-cell>
          <table:table-cell office:value-type="float" office:value="0.10050271025131929" table:formula="of:=[.I14]/SQRT(9.81/1)" table:style-name="ce13">
            <text:p>1.01E-01</text:p>
          </table:table-cell>
          <table:table-cell office:value-type="float" office:value="-0.14056267" table:style-name="ce3">
            <text:p>-1.41E-01</text:p>
          </table:table-cell>
          <table:table-cell office:value-type="float" office:value="-0.44025520755325376" table:formula="of:=[.K14]*SQRT(9.81*1)" table:style-name="ce3">
            <text:p>-4.40E-01</text:p>
          </table:table-cell>
          <table:table-cell table:style-name="ce1"/>
          <table:table-cell office:value-type="float" office:value="0.22479277" table:style-name="ce9">
            <text:p>2.25E-01</text:p>
          </table:table-cell>
          <table:table-cell office:value-type="float" office:value="7.1770807944557563E-2" table:formula="of:=[.N14]/SQRT(9.81/1)" table:style-name="ce16">
            <text:p>7.18E-02</text:p>
          </table:table-cell>
          <table:table-cell office:value-type="float" office:value="-0.10537638000000001" table:style-name="ce9">
            <text:p>-1.05E-01</text:p>
          </table:table-cell>
          <table:table-cell office:value-type="float" office:value="-0.33004851179982947" table:formula="of:=[.P14]*SQRT(9.81*1)" table:style-name="ce16">
            <text:p>-3.30E-01</text:p>
          </table:table-cell>
          <table:table-cell table:number-columns-repeated="16367"/>
        </table:table-row>
        <table:table-row table:style-name="ro1">
          <table:table-cell office:value-type="float" office:value="0.34347140999999998" table:style-name="ce3">
            <text:p>3.43E-01</text:p>
          </table:table-cell>
          <table:table-cell office:value-type="float" office:value="0.10966198157332366" table:formula="of:=[.A15]/SQRT(9.81/1)" table:style-name="ce13">
            <text:p>1.10E-01</text:p>
          </table:table-cell>
          <table:table-cell office:value-type="float" office:value="-2.7025899999999999E-2" table:style-name="ce3">
            <text:p>-2.70E-02</text:p>
          </table:table-cell>
          <table:table-cell table:style-name="ce1"/>
          <table:table-cell office:value-type="float" office:value="0.80330098999999999" table:style-name="ce6">
            <text:p>8.03E-01</text:p>
          </table:table-cell>
          <table:table-cell office:value-type="float" office:value="0.25647426772205772" table:formula="of:=[.E15]/SQRT(9.81/1)" table:style-name="ce16">
            <text:p>2.56E-01</text:p>
          </table:table-cell>
          <table:table-cell office:value-type="float" office:value="-8.8104761000000004E-2" table:style-name="ce6">
            <text:p>-8.81E-02</text:p>
          </table:table-cell>
          <table:table-cell table:style-name="ce1"/>
          <table:table-cell office:value-type="float" office:value="0.34626210000000002" table:style-name="ce3">
            <text:p>3.46E-01</text:p>
          </table:table-cell>
          <table:table-cell office:value-type="float" office:value="0.11055298031862495" table:formula="of:=[.I15]/SQRT(9.81/1)" table:style-name="ce13">
            <text:p>1.11E-01</text:p>
          </table:table-cell>
          <table:table-cell office:value-type="float" office:value="-0.15263977000000001" table:style-name="ce3">
            <text:p>-1.53E-01</text:p>
          </table:table-cell>
          <table:table-cell office:value-type="float" office:value="-0.47808179527488287" table:formula="of:=[.K15]*SQRT(9.81*1)" table:style-name="ce3">
            <text:p>-4.78E-01</text:p>
          </table:table-cell>
          <table:table-cell table:style-name="ce1"/>
          <table:table-cell office:value-type="float" office:value="0.24712340999999999" table:style-name="ce9">
            <text:p>2.47E-01</text:p>
          </table:table-cell>
          <table:table-cell office:value-type="float" office:value="7.8900432597161174E-2" table:formula="of:=[.N15]/SQRT(9.81/1)" table:style-name="ce16">
            <text:p>7.89E-02</text:p>
          </table:table-cell>
          <table:table-cell office:value-type="float" office:value="-0.11285978000000001" table:style-name="ce9">
            <text:p>-1.13E-01</text:p>
          </table:table-cell>
          <table:table-cell office:value-type="float" office:value="-0.35348720871846384" table:formula="of:=[.P15]*SQRT(9.81*1)" table:style-name="ce16">
            <text:p>-3.53E-01</text:p>
          </table:table-cell>
          <table:table-cell table:number-columns-repeated="16367"/>
        </table:table-row>
        <table:table-row table:style-name="ro1">
          <table:table-cell office:value-type="float" office:value="0.37483228000000002" table:style-name="ce3">
            <text:p>3.75E-01</text:p>
          </table:table-cell>
          <table:table-cell office:value-type="float" office:value="0.11967473677779149" table:formula="of:=[.A16]/SQRT(9.81/1)" table:style-name="ce13">
            <text:p>1.20E-01</text:p>
          </table:table-cell>
          <table:table-cell office:value-type="float" office:value="-3.1737095999999999E-2" table:style-name="ce3">
            <text:p>-3.17E-02</text:p>
          </table:table-cell>
          <table:table-cell table:style-name="ce1"/>
          <table:table-cell office:value-type="float" office:value="0.82992896000000005" table:style-name="ce6">
            <text:p>8.30E-01</text:p>
          </table:table-cell>
          <table:table-cell office:value-type="float" office:value="0.26497592425141786" table:formula="of:=[.E16]/SQRT(9.81/1)" table:style-name="ce16">
            <text:p>2.65E-01</text:p>
          </table:table-cell>
          <table:table-cell office:value-type="float" office:value="-8.8104761000000004E-2" table:style-name="ce6">
            <text:p>-8.81E-02</text:p>
          </table:table-cell>
          <table:table-cell table:style-name="ce1"/>
          <table:table-cell office:value-type="float" office:value="0.37774046999999999" table:style-name="ce3">
            <text:p>3.78E-01</text:p>
          </table:table-cell>
          <table:table-cell office:value-type="float" office:value="0.12060325038593059" table:formula="of:=[.I16]/SQRT(9.81/1)" table:style-name="ce13">
            <text:p>1.21E-01</text:p>
          </table:table-cell>
          <table:table-cell office:value-type="float" office:value="-0.16452592999999999" table:style-name="ce3">
            <text:p>-1.65E-01</text:p>
          </table:table-cell>
          <table:table-cell office:value-type="float" office:value="-0.5153103413590685" table:formula="of:=[.K16]*SQRT(9.81*1)" table:style-name="ce3">
            <text:p>-5.15E-01</text:p>
          </table:table-cell>
          <table:table-cell table:style-name="ce1"/>
          <table:table-cell office:value-type="float" office:value="0.26796773000000002" table:style-name="ce9">
            <text:p>2.68E-01</text:p>
          </table:table-cell>
          <table:table-cell office:value-type="float" office:value="8.5555511795014832E-2" table:formula="of:=[.N16]/SQRT(9.81/1)" table:style-name="ce16">
            <text:p>8.56E-02</text:p>
          </table:table-cell>
          <table:table-cell office:value-type="float" office:value="-0.12034317" table:style-name="ce9">
            <text:p>-1.20E-01</text:p>
          </table:table-cell>
          <table:table-cell office:value-type="float" office:value="-0.37692587431617869" table:formula="of:=[.P16]*SQRT(9.81*1)" table:style-name="ce16">
            <text:p>-3.77E-01</text:p>
          </table:table-cell>
          <table:table-cell table:number-columns-repeated="16367"/>
        </table:table-row>
        <table:table-row table:style-name="ro1">
          <table:table-cell office:value-type="float" office:value="0.40619314000000001" table:style-name="ce3">
            <text:p>4.06E-01</text:p>
          </table:table-cell>
          <table:table-cell office:value-type="float" office:value="0.12968748878950503" table:formula="of:=[.A17]/SQRT(9.81/1)" table:style-name="ce13">
            <text:p>1.30E-01</text:p>
          </table:table-cell>
          <table:table-cell office:value-type="float" office:value="-3.7604932000000001E-2" table:style-name="ce3">
            <text:p>-3.76E-02</text:p>
          </table:table-cell>
          <table:table-cell table:style-name="ce1"/>
          <table:table-cell office:value-type="float" office:value="0.85805184000000001" table:style-name="ce6">
            <text:p>8.58E-01</text:p>
          </table:table-cell>
          <table:table-cell office:value-type="float" office:value="0.27395486881145792" table:formula="of:=[.E17]/SQRT(9.81/1)" table:style-name="ce16">
            <text:p>2.74E-01</text:p>
          </table:table-cell>
          <table:table-cell office:value-type="float" office:value="-9.8677333000000006E-2" table:style-name="ce6">
            <text:p>-9.87E-02</text:p>
          </table:table-cell>
          <table:table-cell table:style-name="ce1"/>
          <table:table-cell office:value-type="float" office:value="0.40921885000000002" table:style-name="ce3">
            <text:p>4.09E-01</text:p>
          </table:table-cell>
          <table:table-cell office:value-type="float" office:value="0.13065352364599053" table:formula="of:=[.I17]/SQRT(9.81/1)" table:style-name="ce13">
            <text:p>1.31E-01</text:p>
          </table:table-cell>
          <table:table-cell office:value-type="float" office:value="-0.17621886" table:style-name="ce3">
            <text:p>-1.76E-01</text:p>
          </table:table-cell>
          <table:table-cell office:value-type="float" office:value="-0.55193367331523913" table:formula="of:=[.K17]*SQRT(9.81*1)" table:style-name="ce3">
            <text:p>-5.52E-01</text:p>
          </table:table-cell>
          <table:table-cell table:style-name="ce1"/>
          <table:table-cell office:value-type="float" office:value="0.29029836999999997" table:style-name="ce9">
            <text:p>2.90E-01</text:p>
          </table:table-cell>
          <table:table-cell office:value-type="float" office:value="9.268513644761843E-2" table:formula="of:=[.N17]/SQRT(9.81/1)" table:style-name="ce16">
            <text:p>9.27E-02</text:p>
          </table:table-cell>
          <table:table-cell office:value-type="float" office:value="-0.12801767999999999" table:style-name="ce9">
            <text:p>-1.28E-01</text:p>
          </table:table-cell>
          <table:table-cell office:value-type="float" office:value="-0.4009631453278884" table:formula="of:=[.P17]*SQRT(9.81*1)" table:style-name="ce16">
            <text:p>-4.01E-01</text:p>
          </table:table-cell>
          <table:table-cell table:number-columns-repeated="16367"/>
        </table:table-row>
        <table:table-row table:style-name="ro1">
          <table:table-cell office:value-type="float" office:value="0.43755400999999999" table:style-name="ce3">
            <text:p>4.38E-01</text:p>
          </table:table-cell>
          <table:table-cell office:value-type="float" office:value="0.13970024399397282" table:formula="of:=[.A18]/SQRT(9.81/1)" table:style-name="ce13">
            <text:p>1.40E-01</text:p>
          </table:table-cell>
          <table:table-cell office:value-type="float" office:value="-4.2316128000000001E-2" table:style-name="ce3">
            <text:p>-4.23E-02</text:p>
          </table:table-cell>
          <table:table-cell table:style-name="ce1"/>
          <table:table-cell office:value-type="float" office:value="0.88468334999999998" table:style-name="ce6">
            <text:p>8.85E-01</text:p>
          </table:table-cell>
          <table:table-cell office:value-type="float" office:value="0.28245765557583452" table:formula="of:=[.E18]/SQRT(9.81/1)" table:style-name="ce16">
            <text:p>2.82E-01</text:p>
          </table:table-cell>
          <table:table-cell office:value-type="float" office:value="-0.11041993999999999" table:style-name="ce6">
            <text:p>-1.10E-01</text:p>
          </table:table-cell>
          <table:table-cell table:style-name="ce1"/>
          <table:table-cell office:value-type="float" office:value="0.44069362000000001" table:style-name="ce3">
            <text:p>4.41E-01</text:p>
          </table:table-cell>
          <table:table-cell office:value-type="float" office:value="0.14070264432175389" table:formula="of:=[.I18]/SQRT(9.81/1)" table:style-name="ce13">
            <text:p>1.41E-01</text:p>
          </table:table-cell>
          <table:table-cell office:value-type="float" office:value="-0.18791178" table:style-name="ce3">
            <text:p>-1.88E-01</text:p>
          </table:table-cell>
          <table:table-cell office:value-type="float" office:value="-0.58855697395049023" table:formula="of:=[.K18]*SQRT(9.81*1)" table:style-name="ce3">
            <text:p>-5.89E-01</text:p>
          </table:table-cell>
          <table:table-cell table:style-name="ce1"/>
          <table:table-cell office:value-type="float" office:value="0.31113553999999999" table:style-name="ce9">
            <text:p>3.11E-01</text:p>
          </table:table-cell>
          <table:table-cell office:value-type="float" office:value="9.9337932826158978E-2" table:formula="of:=[.N18]/SQRT(9.81/1)" table:style-name="ce16">
            <text:p>9.93E-02</text:p>
          </table:table-cell>
          <table:table-cell office:value-type="float" office:value="-0.13550108" table:style-name="ce9">
            <text:p>-1.36E-01</text:p>
          </table:table-cell>
          <table:table-cell office:value-type="float" office:value="-0.42440184224652278" table:formula="of:=[.P18]*SQRT(9.81*1)" table:style-name="ce16">
            <text:p>-4.24E-01</text:p>
          </table:table-cell>
          <table:table-cell table:number-columns-repeated="16367"/>
        </table:table-row>
        <table:table-row table:style-name="ro1">
          <table:table-cell office:value-type="float" office:value="0.46891487999999998" table:style-name="ce3">
            <text:p>4.69E-01</text:p>
          </table:table-cell>
          <table:table-cell office:value-type="float" office:value="0.14971299919844064" table:formula="of:=[.A19]/SQRT(9.81/1)" table:style-name="ce13">
            <text:p>1.50E-01</text:p>
          </table:table-cell>
          <table:table-cell office:value-type="float" office:value="-4.8183964000000003E-2" table:style-name="ce3">
            <text:p>-4.82E-02</text:p>
          </table:table-cell>
          <table:table-cell table:style-name="ce1"/>
          <table:table-cell office:value-type="float" office:value="0.91278848000000001" table:style-name="ce6">
            <text:p>9.13E-01</text:p>
          </table:table-cell>
          <table:table-cell office:value-type="float" office:value="0.29143093299702039" table:formula="of:=[.E19]/SQRT(9.81/1)" table:style-name="ce16">
            <text:p>2.91E-01</text:p>
          </table:table-cell>
          <table:table-cell office:value-type="float" office:value="-0.12099251" table:style-name="ce6">
            <text:p>-1.21E-01</text:p>
          </table:table-cell>
          <table:table-cell table:style-name="ce1"/>
          <table:table-cell office:value-type="float" office:value="0.47217198999999999" table:style-name="ce3">
            <text:p>4.72E-01</text:p>
          </table:table-cell>
          <table:table-cell office:value-type="float" office:value="0.15075291438905952" table:formula="of:=[.I19]/SQRT(9.81/1)" table:style-name="ce13">
            <text:p>1.51E-01</text:p>
          </table:table-cell>
          <table:table-cell office:value-type="float" office:value="-0.19941378000000001" table:style-name="ce3">
            <text:p>-1.99E-01</text:p>
          </table:table-cell>
          <table:table-cell office:value-type="float" office:value="-0.624582295590137" table:formula="of:=[.K19]*SQRT(9.81*1)" table:style-name="ce3">
            <text:p>-6.25E-01</text:p>
          </table:table-cell>
          <table:table-cell table:style-name="ce1"/>
          <table:table-cell office:value-type="float" office:value="0.33346619" table:style-name="ce9">
            <text:p>3.33E-01</text:p>
          </table:table-cell>
          <table:table-cell office:value-type="float" office:value="0.10646756067151689" table:formula="of:=[.N19]/SQRT(9.81/1)" table:style-name="ce16">
            <text:p>1.06E-01</text:p>
          </table:table-cell>
          <table:table-cell office:value-type="float" office:value="-0.14298447" table:style-name="ce9">
            <text:p>-1.43E-01</text:p>
          </table:table-cell>
          <table:table-cell office:value-type="float" office:value="-0.44784050784423762" table:formula="of:=[.P19]*SQRT(9.81*1)" table:style-name="ce16">
            <text:p>-4.48E-01</text:p>
          </table:table-cell>
          <table:table-cell table:number-columns-repeated="16367"/>
        </table:table-row>
        <table:table-row table:style-name="ro1">
          <table:table-cell office:value-type="float" office:value="0.50027575000000002" table:style-name="ce3">
            <text:p>5.00E-01</text:p>
          </table:table-cell>
          <table:table-cell office:value-type="float" office:value="0.15972575440290848" table:formula="of:=[.A20]/SQRT(9.81/1)" table:style-name="ce13">
            <text:p>1.60E-01</text:p>
          </table:table-cell>
          <table:table-cell office:value-type="float" office:value="-5.5236651999999997E-2" table:style-name="ce3">
            <text:p>-5.52E-02</text:p>
          </table:table-cell>
          <table:table-cell table:style-name="ce1"/>
          <table:table-cell office:value-type="float" office:value="0.93941998999999998" table:style-name="ce6">
            <text:p>9.39E-01</text:p>
          </table:table-cell>
          <table:table-cell office:value-type="float" office:value="0.29993371976139704" table:formula="of:=[.E20]/SQRT(9.81/1)" table:style-name="ce16">
            <text:p>3.00E-01</text:p>
          </table:table-cell>
          <table:table-cell office:value-type="float" office:value="-0.13273510999999999" table:style-name="ce6">
            <text:p>-1.33E-01</text:p>
          </table:table-cell>
          <table:table-cell table:style-name="ce1"/>
          <table:table-cell office:value-type="float" office:value="0.50365037000000001" table:style-name="ce3">
            <text:p>5.04E-01</text:p>
          </table:table-cell>
          <table:table-cell office:value-type="float" office:value="0.16080318764911947" table:formula="of:=[.I20]/SQRT(9.81/1)" table:style-name="ce13">
            <text:p>1.61E-01</text:p>
          </table:table-cell>
          <table:table-cell office:value-type="float" office:value="-0.21072484" table:style-name="ce3">
            <text:p>-2.11E-01</text:p>
          </table:table-cell>
          <table:table-cell office:value-type="float" office:value="-0.6600095755923403" table:formula="of:=[.K20]*SQRT(9.81*1)" table:style-name="ce3">
            <text:p>-6.60E-01</text:p>
          </table:table-cell>
          <table:table-cell table:style-name="ce1"/>
          <table:table-cell office:value-type="float" office:value="0.35431051000000002" table:style-name="ce9">
            <text:p>3.54E-01</text:p>
          </table:table-cell>
          <table:table-cell office:value-type="float" office:value="0.11312263986937054" table:formula="of:=[.N20]/SQRT(9.81/1)" table:style-name="ce16">
            <text:p>1.13E-01</text:p>
          </table:table-cell>
          <table:table-cell office:value-type="float" office:value="-0.15814468000000001" table:style-name="ce9">
            <text:p>-1.58E-01</text:p>
          </table:table-cell>
          <table:table-cell office:value-type="float" office:value="-0.49532367958607287" table:formula="of:=[.P20]*SQRT(9.81*1)" table:style-name="ce16">
            <text:p>-4.95E-01</text:p>
          </table:table-cell>
          <table:table-cell table:number-columns-repeated="16367"/>
        </table:table-row>
        <table:table-row table:style-name="ro1">
          <table:table-cell office:value-type="float" office:value="0.53163662" table:style-name="ce3">
            <text:p>5.32E-01</text:p>
          </table:table-cell>
          <table:table-cell office:value-type="float" office:value="0.1697385096073763" table:formula="of:=[.A21]/SQRT(9.81/1)" table:style-name="ce13">
            <text:p>1.70E-01</text:p>
          </table:table-cell>
          <table:table-cell office:value-type="float" office:value="-6.1118593999999998E-2" table:style-name="ce3">
            <text:p>-6.11E-02</text:p>
          </table:table-cell>
          <table:table-cell table:style-name="ce1"/>
          <table:table-cell office:value-type="float" office:value="0.96752512000000002" table:style-name="ce6">
            <text:p>9.68E-01</text:p>
          </table:table-cell>
          <table:table-cell office:value-type="float" office:value="0.30890699718258291" table:formula="of:=[.E21]/SQRT(9.81/1)" table:style-name="ce16">
            <text:p>3.09E-01</text:p>
          </table:table-cell>
          <table:table-cell office:value-type="float" office:value="-0.14330767999999999" table:style-name="ce6">
            <text:p>-1.43E-01</text:p>
          </table:table-cell>
          <table:table-cell table:style-name="ce1"/>
          <table:table-cell office:value-type="float" office:value="0.53512873999999999" table:style-name="ce3">
            <text:p>5.35E-01</text:p>
          </table:table-cell>
          <table:table-cell office:value-type="float" office:value="0.1708534577164251" table:formula="of:=[.I21]/SQRT(9.81/1)" table:style-name="ce13">
            <text:p>1.71E-01</text:p>
          </table:table-cell>
          <table:table-cell office:value-type="float" office:value="-0.22203590000000001" table:style-name="ce3">
            <text:p>-2.22E-01</text:p>
          </table:table-cell>
          <table:table-cell office:value-type="float" office:value="-0.69543685559454371" table:formula="of:=[.K21]*SQRT(9.81*1)" table:style-name="ce3">
            <text:p>-6.95E-01</text:p>
          </table:table-cell>
          <table:table-cell table:style-name="ce1"/>
          <table:table-cell office:value-type="float" office:value="0.37515482" table:style-name="ce9">
            <text:p>3.75E-01</text:p>
          </table:table-cell>
          <table:table-cell office:value-type="float" office:value="0.11977771587446989" table:formula="of:=[.N21]/SQRT(9.81/1)" table:style-name="ce16">
            <text:p>1.20E-01</text:p>
          </table:table-cell>
          <table:table-cell office:value-type="float" office:value="-0.16562806999999999" table:style-name="ce9">
            <text:p>-1.66E-01</text:p>
          </table:table-cell>
          <table:table-cell office:value-type="float" office:value="-0.51876234518378761" table:formula="of:=[.P21]*SQRT(9.81*1)" table:style-name="ce16">
            <text:p>-5.19E-01</text:p>
          </table:table-cell>
          <table:table-cell table:number-columns-repeated="16367"/>
        </table:table-row>
        <table:table-row table:style-name="ro1">
          <table:table-cell office:value-type="float" office:value="0.56299748999999999" table:style-name="ce3">
            <text:p>5.63E-01</text:p>
          </table:table-cell>
          <table:table-cell office:value-type="float" office:value="0.17975126481184409" table:formula="of:=[.A22]/SQRT(9.81/1)" table:style-name="ce13">
            <text:p>1.80E-01</text:p>
          </table:table-cell>
          <table:table-cell office:value-type="float" office:value="-6.8171282E-2" table:style-name="ce3">
            <text:p>-6.82E-02</text:p>
          </table:table-cell>
          <table:table-cell table:style-name="ce1"/>
          <table:table-cell office:value-type="float" office:value="0.99415662999999999" table:style-name="ce6">
            <text:p>9.94E-01</text:p>
          </table:table-cell>
          <table:table-cell office:value-type="float" office:value="0.31740978394695951" table:formula="of:=[.E22]/SQRT(9.81/1)" table:style-name="ce16">
            <text:p>3.17E-01</text:p>
          </table:table-cell>
          <table:table-cell office:value-type="float" office:value="-0.15388025" table:style-name="ce6">
            <text:p>-1.54E-01</text:p>
          </table:table-cell>
          <table:table-cell table:style-name="ce1"/>
          <table:table-cell office:value-type="float" office:value="0.56660710999999997" table:style-name="ce3">
            <text:p>5.67E-01</text:p>
          </table:table-cell>
          <table:table-cell office:value-type="float" office:value="0.18090372778373076" table:formula="of:=[.I22]/SQRT(9.81/1)" table:style-name="ce13">
            <text:p>1.81E-01</text:p>
          </table:table-cell>
          <table:table-cell office:value-type="float" office:value="-0.23315373" table:style-name="ce3">
            <text:p>-2.33E-01</text:p>
          </table:table-cell>
          <table:table-cell office:value-type="float" office:value="-0.73025892146873195" table:formula="of:=[.K22]*SQRT(9.81*1)" table:style-name="ce3">
            <text:p>-7.30E-01</text:p>
          </table:table-cell>
          <table:table-cell table:style-name="ce1"/>
          <table:table-cell office:value-type="float" office:value="0.39748547000000001" table:style-name="ce9">
            <text:p>3.97E-01</text:p>
          </table:table-cell>
          <table:table-cell office:value-type="float" office:value="0.12690734371982781" table:formula="of:=[.N22]/SQRT(9.81/1)" table:style-name="ce16">
            <text:p>1.27E-01</text:p>
          </table:table-cell>
          <table:table-cell office:value-type="float" office:value="-0.17311146999999999" table:style-name="ce9">
            <text:p>-1.73E-01</text:p>
          </table:table-cell>
          <table:table-cell office:value-type="float" office:value="-0.54220104210242204" table:formula="of:=[.P22]*SQRT(9.81*1)" table:style-name="ce16">
            <text:p>-5.42E-01</text:p>
          </table:table-cell>
          <table:table-cell table:number-columns-repeated="16367"/>
        </table:table-row>
        <table:table-row table:style-name="ro1">
          <table:table-cell office:value-type="float" office:value="0.59435835999999997" table:style-name="ce3">
            <text:p>5.94E-01</text:p>
          </table:table-cell>
          <table:table-cell office:value-type="float" office:value="0.1897640200163119" table:formula="of:=[.A23]/SQRT(9.81/1)" table:style-name="ce13">
            <text:p>1.90E-01</text:p>
          </table:table-cell>
          <table:table-cell office:value-type="float" office:value="-7.5223970000000001E-2" table:style-name="ce3">
            <text:p>-7.52E-02</text:p>
          </table:table-cell>
          <table:table-cell table:style-name="ce1"/>
          <table:table-cell office:value-type="float" office:value="1.0222795" table:style-name="ce6">
            <text:p>1.02E+00</text:p>
          </table:table-cell>
          <table:table-cell office:value-type="float" office:value="0.32638872531424534" table:formula="of:=[.E23]/SQRT(9.81/1)" table:style-name="ce16">
            <text:p>3.26E-01</text:p>
          </table:table-cell>
          <table:table-cell office:value-type="float" office:value="-0.15388025" table:style-name="ce6">
            <text:p>-1.54E-01</text:p>
          </table:table-cell>
          <table:table-cell table:style-name="ce1"/>
          <table:table-cell office:value-type="float" office:value="0.59808549" table:style-name="ce3">
            <text:p>5.98E-01</text:p>
          </table:table-cell>
          <table:table-cell office:value-type="float" office:value="0.19095400104379068" table:formula="of:=[.I23]/SQRT(9.81/1)" table:style-name="ce13">
            <text:p>1.91E-01</text:p>
          </table:table-cell>
          <table:table-cell office:value-type="float" office:value="-0.24408062" table:style-name="ce3">
            <text:p>-2.44E-01</text:p>
          </table:table-cell>
          <table:table-cell office:value-type="float" office:value="-0.76448294570547681" table:formula="of:=[.K23]*SQRT(9.81*1)" table:style-name="ce3">
            <text:p>-7.64E-01</text:p>
          </table:table-cell>
          <table:table-cell table:style-name="ce1"/>
          <table:table-cell office:value-type="float" office:value="0.41832264000000002" table:style-name="ce9">
            <text:p>4.18E-01</text:p>
          </table:table-cell>
          <table:table-cell office:value-type="float" office:value="0.13356014009836834" table:formula="of:=[.N23]/SQRT(9.81/1)" table:style-name="ce16">
            <text:p>1.34E-01</text:p>
          </table:table-cell>
          <table:table-cell office:value-type="float" office:value="-0.18059486" table:style-name="ce9">
            <text:p>-1.81E-01</text:p>
          </table:table-cell>
          <table:table-cell office:value-type="float" office:value="-0.56563970770013683" table:formula="of:=[.P23]*SQRT(9.81*1)" table:style-name="ce16">
            <text:p>-5.66E-01</text:p>
          </table:table-cell>
          <table:table-cell/>
          <table:table-cell table:style-name="ce1">
            <draw:frame draw:z-index="2" draw:id="id1" draw:style-name="a1" draw:name="Gráfico 5" svg:x="0.40441in" svg:y="0.02451in" svg:width="9.17892in" svg:height="3.946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float" office:value="0.62571922999999996" table:style-name="ce3">
            <text:p>6.26E-01</text:p>
          </table:table-cell>
          <table:table-cell office:value-type="float" office:value="0.19977677522077972" table:formula="of:=[.A24]/SQRT(9.81/1)" table:style-name="ce13">
            <text:p>2.00E-01</text:p>
          </table:table-cell>
          <table:table-cell office:value-type="float" office:value="-8.3447404000000003E-2" table:style-name="ce3">
            <text:p>-8.34E-02</text:p>
          </table:table-cell>
          <table:table-cell table:style-name="ce1"/>
          <table:table-cell office:value-type="float" office:value="1.0503845999999999" table:style-name="ce6">
            <text:p>1.05E+00</text:p>
          </table:table-cell>
          <table:table-cell office:value-type="float" office:value="0.3353619931571683" table:formula="of:=[.E24]/SQRT(9.81/1)" table:style-name="ce16">
            <text:p>3.35E-01</text:p>
          </table:table-cell>
          <table:table-cell office:value-type="float" office:value="-0.17620952000000001" table:style-name="ce6">
            <text:p>-1.76E-01</text:p>
          </table:table-cell>
          <table:table-cell table:style-name="ce1"/>
          <table:table-cell office:value-type="float" office:value="0.62956385999999998" table:style-name="ce3">
            <text:p>6.30E-01</text:p>
          </table:table-cell>
          <table:table-cell office:value-type="float" office:value="0.20100427111109631" table:formula="of:=[.I24]/SQRT(9.81/1)" table:style-name="ce13">
            <text:p>2.01E-01</text:p>
          </table:table-cell>
          <table:table-cell office:value-type="float" office:value="-0.25462335000000003" table:style-name="ce3">
            <text:p>-2.55E-01</text:p>
          </table:table-cell>
          <table:table-cell office:value-type="float" office:value="-0.79750374549768288" table:formula="of:=[.K24]*SQRT(9.81*1)" table:style-name="ce3">
            <text:p>-7.98E-01</text:p>
          </table:table-cell>
          <table:table-cell table:style-name="ce1"/>
          <table:table-cell office:value-type="float" office:value="0.44065327999999998" table:style-name="ce9">
            <text:p>4.41E-01</text:p>
          </table:table-cell>
          <table:table-cell office:value-type="float" office:value="0.14068976475097195" table:formula="of:=[.N24]/SQRT(9.81/1)" table:style-name="ce16">
            <text:p>1.41E-01</text:p>
          </table:table-cell>
          <table:table-cell office:value-type="float" office:value="-0.19191436000000001" table:style-name="ce9">
            <text:p>-1.92E-01</text:p>
          </table:table-cell>
          <table:table-cell office:value-type="float" office:value="-0.6010934225584208" table:formula="of:=[.P24]*SQRT(9.81*1)" table:style-name="ce16">
            <text:p>-6.01E-01</text:p>
          </table:table-cell>
          <table:table-cell table:number-columns-repeated="16367"/>
        </table:table-row>
        <table:table-row table:style-name="ro1">
          <table:table-cell office:value-type="float" office:value="0.65708009999999994" table:style-name="ce3">
            <text:p>6.57E-01</text:p>
          </table:table-cell>
          <table:table-cell office:value-type="float" office:value="0.20978953042524753" table:formula="of:=[.A25]/SQRT(9.81/1)" table:style-name="ce13">
            <text:p>2.10E-01</text:p>
          </table:table-cell>
          <table:table-cell office:value-type="float" office:value="-9.0500092000000004E-2" table:style-name="ce3">
            <text:p>-9.05E-02</text:p>
          </table:table-cell>
          <table:table-cell table:style-name="ce1"/>
          <table:table-cell office:value-type="float" office:value="1.0770162000000001" table:style-name="ce6">
            <text:p>1.08E+00</text:p>
          </table:table-cell>
          <table:table-cell office:value-type="float" office:value="0.34386480865633356" table:formula="of:=[.E25]/SQRT(9.81/1)" table:style-name="ce16">
            <text:p>3.44E-01</text:p>
          </table:table-cell>
          <table:table-cell office:value-type="float" office:value="-0.18795213" table:style-name="ce6">
            <text:p>-1.88E-01</text:p>
          </table:table-cell>
          <table:table-cell table:style-name="ce1"/>
          <table:table-cell office:value-type="float" office:value="0.66104222999999995" table:style-name="ce3">
            <text:p>6.61E-01</text:p>
          </table:table-cell>
          <table:table-cell office:value-type="float" office:value="0.21105454117840197" table:formula="of:=[.I25]/SQRT(9.81/1)" table:style-name="ce13">
            <text:p>2.11E-01</text:p>
          </table:table-cell>
          <table:table-cell office:value-type="float" office:value="-0.26516837999999998" table:style-name="ce3">
            <text:p>-2.65E-01</text:p>
          </table:table-cell>
          <table:table-cell office:value-type="float" office:value="-0.83053174910137983" table:formula="of:=[.K25]*SQRT(9.81*1)" table:style-name="ce3">
            <text:p>-8.31E-01</text:p>
          </table:table-cell>
          <table:table-cell table:style-name="ce1"/>
          <table:table-cell office:value-type="float" office:value="0.46149760000000001" table:style-name="ce9">
            <text:p>4.61E-01</text:p>
          </table:table-cell>
          <table:table-cell office:value-type="float" office:value="0.1473448439488256" table:formula="of:=[.N25]/SQRT(9.81/1)" table:style-name="ce16">
            <text:p>1.47E-01</text:p>
          </table:table-cell>
          <table:table-cell office:value-type="float" office:value="-0.20323616" table:style-name="ce9">
            <text:p>-2.03E-01</text:p>
          </table:table-cell>
          <table:table-cell office:value-type="float" office:value="-0.63655434122819587" table:formula="of:=[.P25]*SQRT(9.81*1)" table:style-name="ce16">
            <text:p>-6.37E-01</text:p>
          </table:table-cell>
          <table:table-cell table:number-columns-repeated="16367"/>
        </table:table-row>
        <table:table-row table:style-name="ro1">
          <table:table-cell office:value-type="float" office:value="0.68844097000000004" table:style-name="ce3">
            <text:p>6.88E-01</text:p>
          </table:table-cell>
          <table:table-cell office:value-type="float" office:value="0.21980228562971538" table:formula="of:=[.A26]/SQRT(9.81/1)" table:style-name="ce13">
            <text:p>2.20E-01</text:p>
          </table:table-cell>
          <table:table-cell office:value-type="float" office:value="-9.8737632000000006E-2" table:style-name="ce3">
            <text:p>-9.87E-02</text:p>
          </table:table-cell>
          <table:table-cell table:style-name="ce1"/>
          <table:table-cell office:value-type="float" office:value="1.1051213" table:style-name="ce6">
            <text:p>1.11E+00</text:p>
          </table:table-cell>
          <table:table-cell office:value-type="float" office:value="0.35283807649925653" table:formula="of:=[.E26]/SQRT(9.81/1)" table:style-name="ce16">
            <text:p>3.53E-01</text:p>
          </table:table-cell>
          <table:table-cell office:value-type="float" office:value="-0.18678209000000001" table:style-name="ce6">
            <text:p>-1.87E-01</text:p>
          </table:table-cell>
          <table:table-cell table:style-name="ce1"/>
          <table:table-cell office:value-type="float" office:value="0.69252060000000004" table:style-name="ce3">
            <text:p>6.93E-01</text:p>
          </table:table-cell>
          <table:table-cell office:value-type="float" office:value="0.22110481124570763" table:formula="of:=[.I26]/SQRT(9.81/1)" table:style-name="ce13">
            <text:p>2.21E-01</text:p>
          </table:table-cell>
          <table:table-cell office:value-type="float" office:value="-0.27532694000000002" table:style-name="ce3">
            <text:p>-2.75E-01</text:p>
          </table:table-cell>
          <table:table-cell office:value-type="float" office:value="-0.86234929312812747" table:formula="of:=[.K26]*SQRT(9.81*1)" table:style-name="ce3">
            <text:p>-8.62E-01</text:p>
          </table:table-cell>
          <table:table-cell table:style-name="ce1"/>
          <table:table-cell office:value-type="float" office:value="0.48382824000000002" table:style-name="ce9">
            <text:p>4.84E-01</text:p>
          </table:table-cell>
          <table:table-cell office:value-type="float" office:value="0.15447446860142922" table:formula="of:=[.N26]/SQRT(9.81/1)" table:style-name="ce16">
            <text:p>1.54E-01</text:p>
          </table:table-cell>
          <table:table-cell office:value-type="float" office:value="-0.21071956" table:style-name="ce9">
            <text:p>-2.11E-01</text:p>
          </table:table-cell>
          <table:table-cell office:value-type="float" office:value="-0.65999303814683019" table:formula="of:=[.P26]*SQRT(9.81*1)" table:style-name="ce16">
            <text:p>-6.60E-01</text:p>
          </table:table-cell>
          <table:table-cell table:number-columns-repeated="16367"/>
        </table:table-row>
        <table:table-row table:style-name="ro1">
          <table:table-cell office:value-type="float" office:value="0.71980184000000003" table:style-name="ce3">
            <text:p>7.20E-01</text:p>
          </table:table-cell>
          <table:table-cell office:value-type="float" office:value="0.22981504083418319" table:formula="of:=[.A27]/SQRT(9.81/1)" table:style-name="ce13">
            <text:p>2.30E-01</text:p>
          </table:table-cell>
          <table:table-cell office:value-type="float" office:value="-0.10813180999999999" table:style-name="ce3">
            <text:p>-1.08E-01</text:p>
          </table:table-cell>
          <table:table-cell table:style-name="ce1"/>
          <table:table-cell office:value-type="float" office:value="1.1317527999999999" table:style-name="ce6">
            <text:p>1.13E+00</text:p>
          </table:table-cell>
          <table:table-cell office:value-type="float" office:value="0.36134086007087884" table:formula="of:=[.E27]/SQRT(9.81/1)" table:style-name="ce16">
            <text:p>3.61E-01</text:p>
          </table:table-cell>
          <table:table-cell office:value-type="float" office:value="-0.21026729999999999" table:style-name="ce6">
            <text:p>-2.10E-01</text:p>
          </table:table-cell>
          <table:table-cell table:style-name="ce1"/>
          <table:table-cell office:value-type="float" office:value="0.72399897999999996" table:style-name="ce3">
            <text:p>7.24E-01</text:p>
          </table:table-cell>
          <table:table-cell office:value-type="float" office:value="0.23115508450576755" table:formula="of:=[.I27]/SQRT(9.81/1)" table:style-name="ce13">
            <text:p>2.31E-01</text:p>
          </table:table-cell>
          <table:table-cell office:value-type="float" office:value="-0.28548780000000001" table:style-name="ce3">
            <text:p>-2.85E-01</text:p>
          </table:table-cell>
          <table:table-cell office:value-type="float" office:value="-0.8941740409663661" table:formula="of:=[.K27]*SQRT(9.81*1)" table:style-name="ce3">
            <text:p>-8.94E-01</text:p>
          </table:table-cell>
          <table:table-cell table:style-name="ce1"/>
          <table:table-cell office:value-type="float" office:value="0.50467613" table:style-name="ce9">
            <text:p>5.05E-01</text:p>
          </table:table-cell>
          <table:table-cell office:value-type="float" office:value="0.16113068761256227" table:formula="of:=[.N27]/SQRT(9.81/1)" table:style-name="ce16">
            <text:p>1.61E-01</text:p>
          </table:table-cell>
          <table:table-cell office:value-type="float" office:value="-0.21839407" table:style-name="ce9">
            <text:p>-2.18E-01</text:p>
          </table:table-cell>
          <table:table-cell office:value-type="float" office:value="-0.68403030915853991" table:formula="of:=[.P27]*SQRT(9.81*1)" table:style-name="ce16">
            <text:p>-6.84E-01</text:p>
          </table:table-cell>
          <table:table-cell table:number-columns-repeated="16367"/>
        </table:table-row>
        <table:table-row table:style-name="ro1">
          <table:table-cell office:value-type="float" office:value="0.75116269999999996" table:style-name="ce3">
            <text:p>7.51E-01</text:p>
          </table:table-cell>
          <table:table-cell office:value-type="float" office:value="0.2398277928458967" table:formula="of:=[.A28]/SQRT(9.81/1)" table:style-name="ce13">
            <text:p>2.40E-01</text:p>
          </table:table-cell>
          <table:table-cell office:value-type="float" office:value="-0.11636935" table:style-name="ce3">
            <text:p>-1.16E-01</text:p>
          </table:table-cell>
          <table:table-cell table:style-name="ce1"/>
          <table:table-cell office:value-type="float" office:value="1.1598757" table:style-name="ce6">
            <text:p>1.16E+00</text:p>
          </table:table-cell>
          <table:table-cell office:value-type="float" office:value="0.37031981101642752" table:formula="of:=[.E28]/SQRT(9.81/1)" table:style-name="ce16">
            <text:p>3.70E-01</text:p>
          </table:table-cell>
          <table:table-cell office:value-type="float" office:value="-0.22083986999999999" table:style-name="ce6">
            <text:p>-2.21E-01</text:p>
          </table:table-cell>
          <table:table-cell table:style-name="ce1"/>
          <table:table-cell office:value-type="float" office:value="0.75547735000000005" table:style-name="ce3">
            <text:p>7.55E-01</text:p>
          </table:table-cell>
          <table:table-cell office:value-type="float" office:value="0.24120535457307321" table:formula="of:=[.I28]/SQRT(9.81/1)" table:style-name="ce13">
            <text:p>2.41E-01</text:p>
          </table:table-cell>
          <table:table-cell office:value-type="float" office:value="-0.29526449999999999" table:style-name="ce3">
            <text:p>-2.95E-01</text:p>
          </table:table-cell>
          <table:table-cell office:value-type="float" office:value="-0.92479556436006571" table:formula="of:=[.K28]*SQRT(9.81*1)" table:style-name="ce3">
            <text:p>-9.25E-01</text:p>
          </table:table-cell>
          <table:table-cell table:style-name="ce1"/>
          <table:table-cell office:value-type="float" office:value="0.52700678000000001" table:style-name="ce9">
            <text:p>5.27E-01</text:p>
          </table:table-cell>
          <table:table-cell office:value-type="float" office:value="0.1682603154579202" table:formula="of:=[.N28]/SQRT(9.81/1)" table:style-name="ce16">
            <text:p>1.68E-01</text:p>
          </table:table-cell>
          <table:table-cell office:value-type="float" office:value="-0.22587746" table:style-name="ce9">
            <text:p>-2.26E-01</text:p>
          </table:table-cell>
          <table:table-cell office:value-type="float" office:value="-0.70746897475625481" table:formula="of:=[.P28]*SQRT(9.81*1)" table:style-name="ce16">
            <text:p>-7.07E-01</text:p>
          </table:table-cell>
          <table:table-cell table:number-columns-repeated="16367"/>
        </table:table-row>
        <table:table-row table:style-name="ro1">
          <table:table-cell office:value-type="float" office:value="0.78251999000000005" table:style-name="ce3">
            <text:p>7.83E-01</text:p>
          </table:table-cell>
          <table:table-cell office:value-type="float" office:value="0.24983940504433086" table:formula="of:=[.A29]/SQRT(9.81/1)" table:style-name="ce13">
            <text:p>2.50E-01</text:p>
          </table:table-cell>
          <table:table-cell office:value-type="float" office:value="-0.12576353000000001" table:style-name="ce3">
            <text:p>-1.26E-01</text:p>
          </table:table-cell>
          <table:table-cell table:style-name="ce1"/>
          <table:table-cell office:value-type="float" office:value="1.1865072000000001" table:style-name="ce6">
            <text:p>1.19E+00</text:p>
          </table:table-cell>
          <table:table-cell office:value-type="float" office:value="0.3788225945880499" table:formula="of:=[.E29]/SQRT(9.81/1)" table:style-name="ce16">
            <text:p>3.79E-01</text:p>
          </table:table-cell>
          <table:table-cell office:value-type="float" office:value="-0.22083986999999999" table:style-name="ce6">
            <text:p>-2.21E-01</text:p>
          </table:table-cell>
          <table:table-cell table:style-name="ce1"/>
          <table:table-cell office:value-type="float" office:value="0.78695572000000003" table:style-name="ce3">
            <text:p>7.87E-01</text:p>
          </table:table-cell>
          <table:table-cell office:value-type="float" office:value="0.25125562464037887" table:formula="of:=[.I29]/SQRT(9.81/1)" table:style-name="ce13">
            <text:p>2.51E-01</text:p>
          </table:table-cell>
          <table:table-cell office:value-type="float" office:value="-0.30485025999999998" table:style-name="ce3">
            <text:p>-3.05E-01</text:p>
          </table:table-cell>
          <table:table-cell office:value-type="float" office:value="-0.95481904611632207" table:formula="of:=[.K29]*SQRT(9.81*1)" table:style-name="ce3">
            <text:p>-9.55E-01</text:p>
          </table:table-cell>
          <table:table-cell table:style-name="ce1"/>
          <table:table-cell office:value-type="float" office:value="0.54783680000000001" table:style-name="ce9">
            <text:p>5.48E-01</text:p>
          </table:table-cell>
          <table:table-cell office:value-type="float" office:value="0.17491082901714761" table:formula="of:=[.N29]/SQRT(9.81/1)" table:style-name="ce16">
            <text:p>1.75E-01</text:p>
          </table:table-cell>
          <table:table-cell office:value-type="float" office:value="-0.23336086" table:style-name="ce9">
            <text:p>-2.33E-01</text:p>
          </table:table-cell>
          <table:table-cell office:value-type="float" office:value="-0.73090767167488913" table:formula="of:=[.P29]*SQRT(9.81*1)" table:style-name="ce16">
            <text:p>-7.31E-01</text:p>
          </table:table-cell>
          <table:table-cell table:number-columns-repeated="16367"/>
        </table:table-row>
        <table:table-row table:style-name="ro1">
          <table:table-cell office:value-type="float" office:value="0.81388086000000004" table:style-name="ce3">
            <text:p>8.14E-01</text:p>
          </table:table-cell>
          <table:table-cell office:value-type="float" office:value="0.25985216024879865" table:formula="of:=[.A30]/SQRT(9.81/1)" table:style-name="ce13">
            <text:p>2.60E-01</text:p>
          </table:table-cell>
          <table:table-cell office:value-type="float" office:value="-0.13517182" table:style-name="ce3">
            <text:p>-1.35E-01</text:p>
          </table:table-cell>
          <table:table-cell table:style-name="ce1"/>
          <table:table-cell office:value-type="float" office:value="1.2146123" table:style-name="ce6">
            <text:p>1.21E+00</text:p>
          </table:table-cell>
          <table:table-cell office:value-type="float" office:value="0.38779586243097286" table:formula="of:=[.E30]/SQRT(9.81/1)" table:style-name="ce16">
            <text:p>3.88E-01</text:p>
          </table:table-cell>
          <table:table-cell office:value-type="float" office:value="-0.24316914000000001" table:style-name="ce6">
            <text:p>-2.43E-01</text:p>
          </table:table-cell>
          <table:table-cell table:style-name="ce1"/>
          <table:table-cell office:value-type="float" office:value="0.81843409" table:style-name="ce3">
            <text:p>8.18E-01</text:p>
          </table:table-cell>
          <table:table-cell office:value-type="float" office:value="0.26130589470768451" table:formula="of:=[.I30]/SQRT(9.81/1)" table:style-name="ce13">
            <text:p>2.61E-01</text:p>
          </table:table-cell>
          <table:table-cell office:value-type="float" office:value="-0.31424278999999999" table:style-name="ce3">
            <text:p>-3.14E-01</text:p>
          </table:table-cell>
          <table:table-cell office:value-type="float" office:value="-0.98423731374456336" table:formula="of:=[.K30]*SQRT(9.81*1)" table:style-name="ce3">
            <text:p>-9.84E-01</text:p>
          </table:table-cell>
          <table:table-cell table:style-name="ce1"/>
          <table:table-cell office:value-type="float" office:value="0.57016743999999997" table:style-name="ce9">
            <text:p>5.70E-01</text:p>
          </table:table-cell>
          <table:table-cell office:value-type="float" office:value="0.18204045366975122" table:formula="of:=[.N30]/SQRT(9.81/1)" table:style-name="ce16">
            <text:p>1.82E-01</text:p>
          </table:table-cell>
          <table:table-cell office:value-type="float" office:value="-0.24468266" table:style-name="ce9">
            <text:p>-2.45E-01</text:p>
          </table:table-cell>
          <table:table-cell office:value-type="float" office:value="-0.7663685903446642" table:formula="of:=[.P30]*SQRT(9.81*1)" table:style-name="ce16">
            <text:p>-7.66E-01</text:p>
          </table:table-cell>
          <table:table-cell table:number-columns-repeated="16367"/>
        </table:table-row>
        <table:table-row table:style-name="ro1">
          <table:table-cell office:value-type="float" office:value="0.84524173000000002" table:style-name="ce3">
            <text:p>8.45E-01</text:p>
          </table:table-cell>
          <table:table-cell office:value-type="float" office:value="0.26986491545326646" table:formula="of:=[.A31]/SQRT(9.81/1)" table:style-name="ce13">
            <text:p>2.70E-01</text:p>
          </table:table-cell>
          <table:table-cell office:value-type="float" office:value="-0.14458009999999999" table:style-name="ce3">
            <text:p>-1.45E-01</text:p>
          </table:table-cell>
          <table:table-cell table:style-name="ce1"/>
          <table:table-cell office:value-type="float" office:value="1.2412437999999999" table:style-name="ce6">
            <text:p>1.24E+00</text:p>
          </table:table-cell>
          <table:table-cell office:value-type="float" office:value="0.39629864600259523" table:formula="of:=[.E31]/SQRT(9.81/1)" table:style-name="ce16">
            <text:p>3.96E-01</text:p>
          </table:table-cell>
          <table:table-cell office:value-type="float" office:value="-0.25374171000000001" table:style-name="ce6">
            <text:p>-2.54E-01</text:p>
          </table:table-cell>
          <table:table-cell table:style-name="ce1"/>
          <table:table-cell office:value-type="float" office:value="0.84991247000000003" table:style-name="ce3">
            <text:p>8.50E-01</text:p>
          </table:table-cell>
          <table:table-cell office:value-type="float" office:value="0.27135616796774442" table:formula="of:=[.I31]/SQRT(9.81/1)" table:style-name="ce13">
            <text:p>2.71E-01</text:p>
          </table:table-cell>
          <table:table-cell office:value-type="float" office:value="-0.32344437999999998" table:style-name="ce3">
            <text:p>-3.23E-01</text:p>
          </table:table-cell>
          <table:table-cell office:value-type="float" office:value="-1.0130575397353612" table:formula="of:=[.K31]*SQRT(9.81*1)" table:style-name="ce3">
            <text:p>-1.01E+00</text:p>
          </table:table-cell>
          <table:table-cell table:style-name="ce1"/>
          <table:table-cell office:value-type="float" office:value="0.59101532999999995" table:style-name="ce9">
            <text:p>5.91E-01</text:p>
          </table:table-cell>
          <table:table-cell office:value-type="float" office:value="0.18869667268088428" table:formula="of:=[.N31]/SQRT(9.81/1)" table:style-name="ce16">
            <text:p>1.89E-01</text:p>
          </table:table-cell>
          <table:table-cell office:value-type="float" office:value="-0.25216604999999997" table:style-name="ce9">
            <text:p>-2.52E-01</text:p>
          </table:table-cell>
          <table:table-cell office:value-type="float" office:value="-0.78980725594237888" table:formula="of:=[.P31]*SQRT(9.81*1)" table:style-name="ce16">
            <text:p>-7.90E-01</text:p>
          </table:table-cell>
          <table:table-cell table:number-columns-repeated="16367"/>
        </table:table-row>
        <table:table-row table:style-name="ro1">
          <table:table-cell office:value-type="float" office:value="0.87660260000000001" table:style-name="ce3">
            <text:p>8.77E-01</text:p>
          </table:table-cell>
          <table:table-cell office:value-type="float" office:value="0.27987767065773428" table:formula="of:=[.A32]/SQRT(9.81/1)" table:style-name="ce13">
            <text:p>2.80E-01</text:p>
          </table:table-cell>
          <table:table-cell office:value-type="float" office:value="-0.15515914" table:style-name="ce3">
            <text:p>-1.55E-01</text:p>
          </table:table-cell>
          <table:table-cell table:style-name="ce1"/>
          <table:table-cell office:value-type="float" office:value="1.2693490000000001" table:style-name="ce6">
            <text:p>1.27E+00</text:p>
          </table:table-cell>
          <table:table-cell office:value-type="float" office:value="0.40527194577306108" table:formula="of:=[.E32]/SQRT(9.81/1)" table:style-name="ce16">
            <text:p>4.05E-01</text:p>
          </table:table-cell>
          <table:table-cell office:value-type="float" office:value="-0.26548432" table:style-name="ce6">
            <text:p>-2.65E-01</text:p>
          </table:table-cell>
          <table:table-cell table:style-name="ce1"/>
          <table:table-cell office:value-type="float" office:value="0.88139084000000001" table:style-name="ce3">
            <text:p>8.81E-01</text:p>
          </table:table-cell>
          <table:table-cell office:value-type="float" office:value="0.28140643803505005" table:formula="of:=[.I32]/SQRT(9.81/1)" table:style-name="ce13">
            <text:p>2.81E-01</text:p>
          </table:table-cell>
          <table:table-cell office:value-type="float" office:value="-0.33245504999999997" table:style-name="ce3">
            <text:p>-3.32E-01</text:p>
          </table:table-cell>
          <table:table-cell office:value-type="float" office:value="-1.0412797867305548" table:formula="of:=[.K32]*SQRT(9.81*1)" table:style-name="ce3">
            <text:p>-1.04E+00</text:p>
          </table:table-cell>
          <table:table-cell table:style-name="ce1"/>
          <table:table-cell office:value-type="float" office:value="0.61334597999999996" table:style-name="ce9">
            <text:p>6.13E-01</text:p>
          </table:table-cell>
          <table:table-cell office:value-type="float" office:value="0.19582630052624217" table:formula="of:=[.N32]/SQRT(9.81/1)" table:style-name="ce16">
            <text:p>1.96E-01</text:p>
          </table:table-cell>
          <table:table-cell office:value-type="float" office:value="-0.26348785000000002" table:style-name="ce9">
            <text:p>-2.63E-01</text:p>
          </table:table-cell>
          <table:table-cell office:value-type="float" office:value="-0.82526817461215407" table:formula="of:=[.P32]*SQRT(9.81*1)" table:style-name="ce16">
            <text:p>-8.25E-01</text:p>
          </table:table-cell>
          <table:table-cell table:number-columns-repeated="16367"/>
        </table:table-row>
        <table:table-row table:style-name="ro1">
          <table:table-cell office:value-type="float" office:value="0.90796346999999999" table:style-name="ce3">
            <text:p>9.08E-01</text:p>
          </table:table-cell>
          <table:table-cell office:value-type="float" office:value="0.28989042586220209" table:formula="of:=[.A33]/SQRT(9.81/1)" table:style-name="ce13">
            <text:p>2.90E-01</text:p>
          </table:table-cell>
          <table:table-cell office:value-type="float" office:value="-0.16573816999999999" table:style-name="ce3">
            <text:p>-1.66E-01</text:p>
          </table:table-cell>
          <table:table-cell table:style-name="ce1"/>
          <table:table-cell office:value-type="float" office:value="1.2959805" table:style-name="ce6">
            <text:p>1.30E+00</text:p>
          </table:table-cell>
          <table:table-cell office:value-type="float" office:value="0.41377472934468346" table:formula="of:=[.E33]/SQRT(9.81/1)" table:style-name="ce16">
            <text:p>4.14E-01</text:p>
          </table:table-cell>
          <table:table-cell office:value-type="float" office:value="-0.27605689" table:style-name="ce6">
            <text:p>-2.76E-01</text:p>
          </table:table-cell>
          <table:table-cell table:style-name="ce1"/>
          <table:table-cell office:value-type="float" office:value="0.91286920999999999" table:style-name="ce3">
            <text:p>9.13E-01</text:p>
          </table:table-cell>
          <table:table-cell office:value-type="float" office:value="0.29145670810235569" table:formula="of:=[.I33]/SQRT(9.81/1)" table:style-name="ce13">
            <text:p>2.91E-01</text:p>
          </table:table-cell>
          <table:table-cell office:value-type="float" office:value="-0.34127247999999999" table:style-name="ce3">
            <text:p>-3.41E-01</text:p>
          </table:table-cell>
          <table:table-cell office:value-type="float" office:value="-1.0688967882768137" table:formula="of:=[.K33]*SQRT(9.81*1)" table:style-name="ce3">
            <text:p>-1.07E+00</text:p>
          </table:table-cell>
          <table:table-cell table:style-name="ce1"/>
          <table:table-cell office:value-type="float" office:value="0.63419387000000005" table:style-name="ce9">
            <text:p>6.34E-01</text:p>
          </table:table-cell>
          <table:table-cell office:value-type="float" office:value="0.20248251953737528" table:formula="of:=[.N33]/SQRT(9.81/1)" table:style-name="ce16">
            <text:p>2.02E-01</text:p>
          </table:table-cell>
          <table:table-cell office:value-type="float" office:value="-0.27116235999999999" table:style-name="ce9">
            <text:p>-2.71E-01</text:p>
          </table:table-cell>
          <table:table-cell office:value-type="float" office:value="-0.84930544562386379" table:formula="of:=[.P33]*SQRT(9.81*1)" table:style-name="ce16">
            <text:p>-8.49E-01</text:p>
          </table:table-cell>
          <table:table-cell table:number-columns-repeated="16367"/>
        </table:table-row>
        <table:table-row table:style-name="ro1">
          <table:table-cell office:value-type="float" office:value="0.93932433000000004" table:style-name="ce3">
            <text:p>9.39E-01</text:p>
          </table:table-cell>
          <table:table-cell office:value-type="float" office:value="0.29990317787391563" table:formula="of:=[.A34]/SQRT(9.81/1)" table:style-name="ce13">
            <text:p>3.00E-01</text:p>
          </table:table-cell>
          <table:table-cell office:value-type="float" office:value="-0.17631720000000001" table:style-name="ce3">
            <text:p>-1.76E-01</text:p>
          </table:table-cell>
          <table:table-cell table:style-name="ce1"/>
          <table:table-cell office:value-type="float" office:value="1.3241033" table:style-name="ce6">
            <text:p>1.32E+00</text:p>
          </table:table-cell>
          <table:table-cell office:value-type="float" office:value="0.42275364836268925" table:formula="of:=[.E34]/SQRT(9.81/1)" table:style-name="ce16">
            <text:p>4.23E-01</text:p>
          </table:table-cell>
          <table:table-cell office:value-type="float" office:value="-0.28662946" table:style-name="ce6">
            <text:p>-2.87E-01</text:p>
          </table:table-cell>
          <table:table-cell table:style-name="ce1"/>
          <table:table-cell office:value-type="float" office:value="0.94434759000000001" table:style-name="ce3">
            <text:p>9.44E-01</text:p>
          </table:table-cell>
          <table:table-cell office:value-type="float" office:value="0.30150698136241566" table:formula="of:=[.I34]/SQRT(9.81/1)" table:style-name="ce13">
            <text:p>3.02E-01</text:p>
          </table:table-cell>
          <table:table-cell office:value-type="float" office:value="-0.34989896999999998" table:style-name="ce3">
            <text:p>-3.50E-01</text:p>
          </table:table-cell>
          <table:table-cell office:value-type="float" office:value="-1.0959157481856292" table:formula="of:=[.K34]*SQRT(9.81*1)" table:style-name="ce3">
            <text:p>-1.10E+00</text:p>
          </table:table-cell>
          <table:table-cell table:style-name="ce1"/>
          <table:table-cell office:value-type="float" office:value="0.65652451000000001" table:style-name="ce9">
            <text:p>6.57E-01</text:p>
          </table:table-cell>
          <table:table-cell office:value-type="float" office:value="0.20961214418997887" table:formula="of:=[.N34]/SQRT(9.81/1)" table:style-name="ce16">
            <text:p>2.10E-01</text:p>
          </table:table-cell>
          <table:table-cell office:value-type="float" office:value="-0.27864576000000002" table:style-name="ce9">
            <text:p>-2.79E-01</text:p>
          </table:table-cell>
          <table:table-cell office:value-type="float" office:value="-0.87274414254249821" table:formula="of:=[.P34]*SQRT(9.81*1)" table:style-name="ce16">
            <text:p>-8.73E-01</text:p>
          </table:table-cell>
          <table:table-cell table:number-columns-repeated="16367"/>
        </table:table-row>
        <table:table-row table:style-name="ro1">
          <table:table-cell office:value-type="float" office:value="0.97068520000000003" table:style-name="ce3">
            <text:p>9.71E-01</text:p>
          </table:table-cell>
          <table:table-cell office:value-type="float" office:value="0.30991593307838344" table:formula="of:=[.A35]/SQRT(9.81/1)" table:style-name="ce13">
            <text:p>3.10E-01</text:p>
          </table:table-cell>
          <table:table-cell office:value-type="float" office:value="-0.18689623" table:style-name="ce3">
            <text:p>-1.87E-01</text:p>
          </table:table-cell>
          <table:table-cell table:style-name="ce1"/>
          <table:table-cell office:value-type="float" office:value="1.3507349" table:style-name="ce6">
            <text:p>1.35E+00</text:p>
          </table:table-cell>
          <table:table-cell office:value-type="float" office:value="0.43125646386185446" table:formula="of:=[.E35]/SQRT(9.81/1)" table:style-name="ce16">
            <text:p>4.31E-01</text:p>
          </table:table-cell>
          <table:table-cell office:value-type="float" office:value="-0.29837205999999999" table:style-name="ce6">
            <text:p>-2.98E-01</text:p>
          </table:table-cell>
          <table:table-cell table:style-name="ce1"/>
          <table:table-cell office:value-type="float" office:value="0.97582595999999999" table:style-name="ce3">
            <text:p>9.76E-01</text:p>
          </table:table-cell>
          <table:table-cell office:value-type="float" office:value="0.31155725142972129" table:formula="of:=[.I35]/SQRT(9.81/1)" table:style-name="ce13">
            <text:p>3.12E-01</text:p>
          </table:table-cell>
          <table:table-cell office:value-type="float" office:value="-0.35833452999999998" table:style-name="ce3">
            <text:p>-3.58E-01</text:p>
          </table:table-cell>
          <table:table-cell office:value-type="float" office:value="-1.1223366977779208" table:formula="of:=[.K35]*SQRT(9.81*1)" table:style-name="ce3">
            <text:p>-1.12E+00</text:p>
          </table:table-cell>
          <table:table-cell table:style-name="ce1"/>
          <table:table-cell office:value-type="float" office:value="0.67735453999999995" table:style-name="ce9">
            <text:p>6.77E-01</text:p>
          </table:table-cell>
          <table:table-cell office:value-type="float" office:value="0.21626266094196056" table:formula="of:=[.N35]/SQRT(9.81/1)" table:style-name="ce16">
            <text:p>2.16E-01</text:p>
          </table:table-cell>
          <table:table-cell office:value-type="float" office:value="-0.28612915" table:style-name="ce9">
            <text:p>-2.86E-01</text:p>
          </table:table-cell>
          <table:table-cell office:value-type="float" office:value="-0.89618280814021301" table:formula="of:=[.P35]*SQRT(9.81*1)" table:style-name="ce16">
            <text:p>-8.96E-01</text:p>
          </table:table-cell>
          <table:table-cell table:number-columns-repeated="16367"/>
        </table:table-row>
        <table:table-row table:style-name="ro1">
          <table:table-cell office:value-type="float" office:value="1.0020461000000001" table:style-name="ce3">
            <text:p>1.00E+00</text:p>
          </table:table-cell>
          <table:table-cell office:value-type="float" office:value="0.31992869786111411" table:formula="of:=[.A36]/SQRT(9.81/1)" table:style-name="ce13">
            <text:p>3.20E-01</text:p>
          </table:table-cell>
          <table:table-cell office:value-type="float" office:value="-0.19864601000000001" table:style-name="ce3">
            <text:p>-1.99E-01</text:p>
          </table:table-cell>
          <table:table-cell table:style-name="ce1"/>
          <table:table-cell office:value-type="float" office:value="1.3788400000000001" table:style-name="ce6">
            <text:p>1.38E+00</text:p>
          </table:table-cell>
          <table:table-cell office:value-type="float" office:value="0.44022973170477747" table:formula="of:=[.E36]/SQRT(9.81/1)" table:style-name="ce16">
            <text:p>4.40E-01</text:p>
          </table:table-cell>
          <table:table-cell office:value-type="float" office:value="-0.32070133000000001" table:style-name="ce6">
            <text:p>-3.21E-01</text:p>
          </table:table-cell>
          <table:table-cell table:style-name="ce1"/>
          <table:table-cell office:value-type="float" office:value="1.0058114" table:style-name="ce3">
            <text:p>1.01E+00</text:p>
          </table:table-cell>
          <table:table-cell office:value-type="float" office:value="0.32113086563169518" table:formula="of:=[.I36]/SQRT(9.81/1)" table:style-name="ce13">
            <text:p>3.21E-01</text:p>
          </table:table-cell>
          <table:table-cell office:value-type="float" office:value="-0.36676779999999998" table:style-name="ce3">
            <text:p>-3.67E-01</text:p>
          </table:table-cell>
          <table:table-cell office:value-type="float" office:value="-1.1487504748796409" table:formula="of:=[.K36]*SQRT(9.81*1)" table:style-name="ce3">
            <text:p>-1.15E+00</text:p>
          </table:table-cell>
          <table:table-cell table:style-name="ce1"/>
          <table:table-cell office:value-type="float" office:value="0.69968518000000002" table:style-name="ce9">
            <text:p>7.00E-01</text:p>
          </table:table-cell>
          <table:table-cell office:value-type="float" office:value="0.2233922855945642" table:formula="of:=[.N36]/SQRT(9.81/1)" table:style-name="ce16">
            <text:p>2.23E-01</text:p>
          </table:table-cell>
          <table:table-cell office:value-type="float" office:value="-0.29361255000000003" table:style-name="ce9">
            <text:p>-2.94E-01</text:p>
          </table:table-cell>
          <table:table-cell office:value-type="float" office:value="-0.91962150505884743" table:formula="of:=[.P36]*SQRT(9.81*1)" table:style-name="ce16">
            <text:p>-9.20E-01</text:p>
          </table:table-cell>
          <table:table-cell table:number-columns-repeated="16367"/>
        </table:table-row>
        <table:table-row table:style-name="ro1">
          <table:table-cell office:value-type="float" office:value="1.0319195000000001" table:style-name="ce3">
            <text:p>1.03E+00</text:p>
          </table:table-cell>
          <table:table-cell office:value-type="float" office:value="0.32946654044408935" table:formula="of:=[.A37]/SQRT(9.81/1)" table:style-name="ce13">
            <text:p>3.29E-01</text:p>
          </table:table-cell>
          <table:table-cell office:value-type="float" office:value="-0.20922504" table:style-name="ce3">
            <text:p>-2.09E-01</text:p>
          </table:table-cell>
          <table:table-cell table:style-name="ce1"/>
          <table:table-cell office:value-type="float" office:value="1.4054715" table:style-name="ce6">
            <text:p>1.41E+00</text:p>
          </table:table-cell>
          <table:table-cell office:value-type="float" office:value="0.44873251527639979" table:formula="of:=[.E37]/SQRT(9.81/1)" table:style-name="ce16">
            <text:p>4.49E-01</text:p>
          </table:table-cell>
          <table:table-cell office:value-type="float" office:value="-0.33127390000000001" table:style-name="ce6">
            <text:p>-3.31E-01</text:p>
          </table:table-cell>
          <table:table-cell table:style-name="ce1"/>
          <table:table-cell office:value-type="float" office:value="1.0372897000000001" table:style-name="ce3">
            <text:p>1.04E+00</text:p>
          </table:table-cell>
          <table:table-cell office:value-type="float" office:value="0.33118111334972089" table:formula="of:=[.I37]/SQRT(9.81/1)" table:style-name="ce13">
            <text:p>3.31E-01</text:p>
          </table:table-cell>
          <table:table-cell office:value-type="float" office:value="-0.37481919000000002" table:style-name="ce3">
            <text:p>-3.75E-01</text:p>
          </table:table-cell>
          <table:table-cell office:value-type="float" office:value="-1.1739681687064742" table:formula="of:=[.K37]*SQRT(9.81*1)" table:style-name="ce3">
            <text:p>-1.17E+00</text:p>
          </table:table-cell>
          <table:table-cell table:style-name="ce1"/>
          <table:table-cell office:value-type="float" office:value="0.72053307" table:style-name="ce9">
            <text:p>7.21E-01</text:p>
          </table:table-cell>
          <table:table-cell office:value-type="float" office:value="0.23004850460569726" table:formula="of:=[.N37]/SQRT(9.81/1)" table:style-name="ce16">
            <text:p>2.30E-01</text:p>
          </table:table-cell>
          <table:table-cell office:value-type="float" office:value="-0.30128706" table:style-name="ce9">
            <text:p>-3.01E-01</text:p>
          </table:table-cell>
          <table:table-cell office:value-type="float" office:value="-0.94365877607055704" table:formula="of:=[.P37]*SQRT(9.81*1)" table:style-name="ce16">
            <text:p>-9.44E-01</text:p>
          </table:table-cell>
          <table:table-cell table:number-columns-repeated="16367"/>
        </table:table-row>
        <table:table-row table:style-name="ro1">
          <table:table-cell office:value-type="float" office:value="1.0632804" table:style-name="ce3">
            <text:p>1.06E+00</text:p>
          </table:table-cell>
          <table:table-cell office:value-type="float" office:value="0.33947930522681996" table:formula="of:=[.A38]/SQRT(9.81/1)" table:style-name="ce13">
            <text:p>3.39E-01</text:p>
          </table:table-cell>
          <table:table-cell office:value-type="float" office:value="-0.22097481999999999" table:style-name="ce3">
            <text:p>-2.21E-01</text:p>
          </table:table-cell>
          <table:table-cell table:style-name="ce1"/>
          <table:table-cell office:value-type="float" office:value="1.4335766000000001" table:style-name="ce6">
            <text:p>1.43E+00</text:p>
          </table:table-cell>
          <table:table-cell office:value-type="float" office:value="0.45770578311932281" table:formula="of:=[.E38]/SQRT(9.81/1)" table:style-name="ce16">
            <text:p>4.58E-01</text:p>
          </table:table-cell>
          <table:table-cell office:value-type="float" office:value="-0.34301651" table:style-name="ce6">
            <text:p>-3.43E-01</text:p>
          </table:table-cell>
          <table:table-cell table:style-name="ce1"/>
          <table:table-cell office:value-type="float" office:value="1.0687681" table:style-name="ce3">
            <text:p>1.07E+00</text:p>
          </table:table-cell>
          <table:table-cell office:value-type="float" office:value="0.34123139299528932" table:formula="of:=[.I38]/SQRT(9.81/1)" table:style-name="ce13">
            <text:p>3.41E-01</text:p>
          </table:table-cell>
          <table:table-cell office:value-type="float" office:value="-0.38267965999999998" table:style-name="ce3">
            <text:p>-3.83E-01</text:p>
          </table:table-cell>
          <table:table-cell office:value-type="float" office:value="-1.1985878835377028" table:formula="of:=[.K38]*SQRT(9.81*1)" table:style-name="ce3">
            <text:p>-1.20E+00</text:p>
          </table:table-cell>
          <table:table-cell table:style-name="ce1"/>
          <table:table-cell office:value-type="float" office:value="0.74286370999999995" table:style-name="ce9">
            <text:p>7.43E-01</text:p>
          </table:table-cell>
          <table:table-cell office:value-type="float" office:value="0.23717812925830087" table:formula="of:=[.N38]/SQRT(9.81/1)" table:style-name="ce16">
            <text:p>2.37E-01</text:p>
          </table:table-cell>
          <table:table-cell office:value-type="float" office:value="-0.30877044999999997" table:style-name="ce9">
            <text:p>-3.09E-01</text:p>
          </table:table-cell>
          <table:table-cell office:value-type="float" office:value="-0.96709744166827183" table:formula="of:=[.P38]*SQRT(9.81*1)" table:style-name="ce16">
            <text:p>-9.67E-01</text:p>
          </table:table-cell>
          <table:table-cell table:number-columns-repeated="16367"/>
        </table:table-row>
        <table:table-row table:style-name="ro1">
          <table:table-cell office:value-type="float" office:value="1.0946412999999999" table:style-name="ce3">
            <text:p>1.09E+00</text:p>
          </table:table-cell>
          <table:table-cell office:value-type="float" office:value="0.34949207000955063" table:formula="of:=[.A39]/SQRT(9.81/1)" table:style-name="ce13">
            <text:p>3.49E-01</text:p>
          </table:table-cell>
          <table:table-cell office:value-type="float" office:value="-0.23273869999999999" table:style-name="ce3">
            <text:p>-2.33E-01</text:p>
          </table:table-cell>
          <table:table-cell table:style-name="ce1"/>
          <table:table-cell office:value-type="float" office:value="1.4602081" table:style-name="ce6">
            <text:p>1.46E+00</text:p>
          </table:table-cell>
          <table:table-cell office:value-type="float" office:value="0.46620856669094518" table:formula="of:=[.E39]/SQRT(9.81/1)" table:style-name="ce16">
            <text:p>4.66E-01</text:p>
          </table:table-cell>
          <table:table-cell office:value-type="float" office:value="-0.35358908" table:style-name="ce6">
            <text:p>-3.54E-01</text:p>
          </table:table-cell>
          <table:table-cell table:style-name="ce1"/>
          <table:table-cell office:value-type="float" office:value="1.1002464999999999" table:style-name="ce3">
            <text:p>1.10E+00</text:p>
          </table:table-cell>
          <table:table-cell office:value-type="float" office:value="0.3512816726408578" table:formula="of:=[.I39]/SQRT(9.81/1)" table:style-name="ce13">
            <text:p>3.51E-01</text:p>
          </table:table-cell>
          <table:table-cell office:value-type="float" office:value="-0.39034689" table:style-name="ce3">
            <text:p>-3.90E-01</text:p>
          </table:table-cell>
          <table:table-cell office:value-type="float" office:value="-1.2226023529199972" table:formula="of:=[.K39]*SQRT(9.81*1)" table:style-name="ce3">
            <text:p>-1.22E+00</text:p>
          </table:table-cell>
          <table:table-cell table:style-name="ce1"/>
          <table:table-cell office:value-type="float" office:value="0.76371160000000005" table:style-name="ce9">
            <text:p>7.64E-01</text:p>
          </table:table-cell>
          <table:table-cell office:value-type="float" office:value="0.24383434826943395" table:formula="of:=[.N39]/SQRT(9.81/1)" table:style-name="ce16">
            <text:p>2.44E-01</text:p>
          </table:table-cell>
          <table:table-cell office:value-type="float" office:value="-0.31260885999999999" table:style-name="ce9">
            <text:p>-3.13E-01</text:p>
          </table:table-cell>
          <table:table-cell office:value-type="float" office:value="-0.97911969474033211" table:formula="of:=[.P39]*SQRT(9.81*1)" table:style-name="ce16">
            <text:p>-9.79E-01</text:p>
          </table:table-cell>
          <table:table-cell table:number-columns-repeated="16367"/>
        </table:table-row>
        <table:table-row table:style-name="ro1">
          <table:table-cell office:value-type="float" office:value="1.1260021" table:style-name="ce3">
            <text:p>1.13E+00</text:p>
          </table:table-cell>
          <table:table-cell office:value-type="float" office:value="0.35950480286473846" table:formula="of:=[.A40]/SQRT(9.81/1)" table:style-name="ce13">
            <text:p>3.60E-01</text:p>
          </table:table-cell>
          <table:table-cell office:value-type="float" office:value="-0.24448848000000001" table:style-name="ce3">
            <text:p>-2.44E-01</text:p>
          </table:table-cell>
          <table:table-cell table:style-name="ce1"/>
          <table:table-cell office:value-type="float" office:value="1.4883310000000001" table:style-name="ce6">
            <text:p>1.49E+00</text:p>
          </table:table-cell>
          <table:table-cell office:value-type="float" office:value="0.47518751763649381" table:formula="of:=[.E40]/SQRT(9.81/1)" table:style-name="ce16">
            <text:p>4.75E-01</text:p>
          </table:table-cell>
          <table:table-cell office:value-type="float" office:value="-0.37590425" table:style-name="ce6">
            <text:p>-3.76E-01</text:p>
          </table:table-cell>
          <table:table-cell table:style-name="ce1"/>
          <table:table-cell office:value-type="float" office:value="1.1317248" table:style-name="ce3">
            <text:p>1.13E+00</text:p>
          </table:table-cell>
          <table:table-cell office:value-type="float" office:value="0.36133192035888351" table:formula="of:=[.I40]/SQRT(9.81/1)" table:style-name="ce13">
            <text:p>3.61E-01</text:p>
          </table:table-cell>
          <table:table-cell office:value-type="float" office:value="-0.39744131999999999" table:style-name="ce3">
            <text:p>-3.97E-01</text:p>
          </table:table-cell>
          <table:table-cell office:value-type="float" office:value="-1.2448227600318003" table:formula="of:=[.K40]*SQRT(9.81*1)" table:style-name="ce3">
            <text:p>-1.24E+00</text:p>
          </table:table-cell>
          <table:table-cell table:style-name="ce1"/>
          <table:table-cell office:value-type="float" office:value="0.78604225000000005" table:style-name="ce9">
            <text:p>7.86E-01</text:p>
          </table:table-cell>
          <table:table-cell office:value-type="float" office:value="0.25096397611479188" table:formula="of:=[.N40]/SQRT(9.81/1)" table:style-name="ce16">
            <text:p>2.51E-01</text:p>
          </table:table-cell>
          <table:table-cell office:value-type="float" office:value="-0.32009225000000002" table:style-name="ce9">
            <text:p>-3.20E-01</text:p>
          </table:table-cell>
          <table:table-cell office:value-type="float" office:value="-1.002558360338047" table:formula="of:=[.P40]*SQRT(9.81*1)" table:style-name="ce16">
            <text:p>-1.00E+00</text:p>
          </table:table-cell>
          <table:table-cell table:number-columns-repeated="16367"/>
        </table:table-row>
        <table:table-row table:style-name="ro1">
          <table:table-cell office:value-type="float" office:value="1.1573629999999999" table:style-name="ce3">
            <text:p>1.16E+00</text:p>
          </table:table-cell>
          <table:table-cell office:value-type="float" office:value="0.36951756764746913" table:formula="of:=[.A41]/SQRT(9.81/1)" table:style-name="ce13">
            <text:p>3.70E-01</text:p>
          </table:table-cell>
          <table:table-cell office:value-type="float" office:value="-0.25742311000000001" table:style-name="ce3">
            <text:p>-2.57E-01</text:p>
          </table:table-cell>
          <table:table-cell table:style-name="ce1"/>
          <table:table-cell office:value-type="float" office:value="1.5164361" table:style-name="ce6">
            <text:p>1.52E+00</text:p>
          </table:table-cell>
          <table:table-cell office:value-type="float" office:value="0.48416078547941677" table:formula="of:=[.E41]/SQRT(9.81/1)" table:style-name="ce16">
            <text:p>4.84E-01</text:p>
          </table:table-cell>
          <table:table-cell office:value-type="float" office:value="-0.38766095" table:style-name="ce6">
            <text:p>-3.88E-01</text:p>
          </table:table-cell>
          <table:table-cell table:style-name="ce1"/>
          <table:table-cell office:value-type="float" office:value="1.1632032000000001" table:style-name="ce3">
            <text:p>1.16E+00</text:p>
          </table:table-cell>
          <table:table-cell office:value-type="float" office:value="0.37138220000445205" table:formula="of:=[.I41]/SQRT(9.81/1)" table:style-name="ce13">
            <text:p>3.71E-01</text:p>
          </table:table-cell>
          <table:table-cell office:value-type="float" office:value="-0.40453345000000002" table:style-name="ce3">
            <text:p>-4.05E-01</text:p>
          </table:table-cell>
          <table:table-cell office:value-type="float" office:value="-1.2670359633321122" table:formula="of:=[.K41]*SQRT(9.81*1)" table:style-name="ce3">
            <text:p>-1.27E+00</text:p>
          </table:table-cell>
          <table:table-cell table:style-name="ce1"/>
          <table:table-cell office:value-type="float" office:value="0.80687226999999995" table:style-name="ce9">
            <text:p>8.07E-01</text:p>
          </table:table-cell>
          <table:table-cell office:value-type="float" office:value="0.25761448967401929" table:formula="of:=[.N41]/SQRT(9.81/1)" table:style-name="ce16">
            <text:p>2.58E-01</text:p>
          </table:table-cell>
          <table:table-cell office:value-type="float" office:value="-0.33141405000000002" table:style-name="ce9">
            <text:p>-3.31E-01</text:p>
          </table:table-cell>
          <table:table-cell office:value-type="float" office:value="-1.038019279007822" table:formula="of:=[.P41]*SQRT(9.81*1)" table:style-name="ce16">
            <text:p>-1.04E+00</text:p>
          </table:table-cell>
          <table:table-cell table:number-columns-repeated="16367"/>
        </table:table-row>
        <table:table-row table:style-name="ro1">
          <table:table-cell office:value-type="float" office:value="1.1887239000000001" table:style-name="ce3">
            <text:p>1.19E+00</text:p>
          </table:table-cell>
          <table:table-cell office:value-type="float" office:value="0.37953033243019979" table:formula="of:=[.A42]/SQRT(9.81/1)" table:style-name="ce13">
            <text:p>3.80E-01</text:p>
          </table:table-cell>
          <table:table-cell office:value-type="float" office:value="-0.27034364" table:style-name="ce3">
            <text:p>-2.70E-01</text:p>
          </table:table-cell>
          <table:table-cell table:style-name="ce1"/>
          <table:table-cell office:value-type="float" office:value="1.5430676999999999" table:style-name="ce6">
            <text:p>1.54E+00</text:p>
          </table:table-cell>
          <table:table-cell office:value-type="float" office:value="0.49266360097858197" table:formula="of:=[.E42]/SQRT(9.81/1)" table:style-name="ce16">
            <text:p>4.93E-01</text:p>
          </table:table-cell>
          <table:table-cell office:value-type="float" office:value="-0.39823352000000001" table:style-name="ce6">
            <text:p>-3.98E-01</text:p>
          </table:table-cell>
          <table:table-cell table:style-name="ce1"/>
          <table:table-cell office:value-type="float" office:value="1.1946816" table:style-name="ce3">
            <text:p>1.19E+00</text:p>
          </table:table-cell>
          <table:table-cell office:value-type="float" office:value="0.38143247965002047" table:formula="of:=[.I42]/SQRT(9.81/1)" table:style-name="ce13">
            <text:p>3.81E-01</text:p>
          </table:table-cell>
          <table:table-cell office:value-type="float" office:value="-0.41124370999999998" table:style-name="ce3">
            <text:p>-4.11E-01</text:p>
          </table:table-cell>
          <table:table-cell office:value-type="float" office:value="-1.2880531146784568" table:formula="of:=[.K42]*SQRT(9.81*1)" table:style-name="ce3">
            <text:p>-1.29E+00</text:p>
          </table:table-cell>
          <table:table-cell table:style-name="ce1"/>
          <table:table-cell office:value-type="float" office:value="0.82920291999999995" table:style-name="ce9">
            <text:p>8.29E-01</text:p>
          </table:table-cell>
          <table:table-cell office:value-type="float" office:value="0.26474411751937715" table:formula="of:=[.N42]/SQRT(9.81/1)" table:style-name="ce16">
            <text:p>2.65E-01</text:p>
          </table:table-cell>
          <table:table-cell office:value-type="float" office:value="-0.33889744999999999" table:style-name="ce9">
            <text:p>-3.39E-01</text:p>
          </table:table-cell>
          <table:table-cell office:value-type="float" office:value="-1.0614579759264564" table:formula="of:=[.P42]*SQRT(9.81*1)" table:style-name="ce16">
            <text:p>-1.06E+00</text:p>
          </table:table-cell>
          <table:table-cell table:number-columns-repeated="16367"/>
        </table:table-row>
        <table:table-row table:style-name="ro1">
          <table:table-cell office:value-type="float" office:value="1.2200848" table:style-name="ce3">
            <text:p>1.22E+00</text:p>
          </table:table-cell>
          <table:table-cell office:value-type="float" office:value="0.38954309721293046" table:formula="of:=[.A43]/SQRT(9.81/1)" table:style-name="ce13">
            <text:p>3.90E-01</text:p>
          </table:table-cell>
          <table:table-cell office:value-type="float" office:value="-0.28210752" table:style-name="ce3">
            <text:p>-2.82E-01</text:p>
          </table:table-cell>
          <table:table-cell table:style-name="ce1"/>
          <table:table-cell office:value-type="float" office:value="1.5711728" table:style-name="ce6">
            <text:p>1.57E+00</text:p>
          </table:table-cell>
          <table:table-cell office:value-type="float" office:value="0.50163686882150504" table:formula="of:=[.E43]/SQRT(9.81/1)" table:style-name="ce16">
            <text:p>5.02E-01</text:p>
          </table:table-cell>
          <table:table-cell office:value-type="float" office:value="-0.4205487" table:style-name="ce6">
            <text:p>-4.21E-01</text:p>
          </table:table-cell>
          <table:table-cell table:style-name="ce1"/>
          <table:table-cell office:value-type="float" office:value="1.2261599999999999" table:style-name="ce3">
            <text:p>1.23E+00</text:p>
          </table:table-cell>
          <table:table-cell office:value-type="float" office:value="0.39148275929558896" table:formula="of:=[.I43]/SQRT(9.81/1)" table:style-name="ce13">
            <text:p>3.91E-01</text:p>
          </table:table-cell>
          <table:table-cell office:value-type="float" office:value="-0.41795167" table:style-name="ce3">
            <text:p>-4.18E-01</text:p>
          </table:table-cell>
          <table:table-cell office:value-type="float" office:value="-1.3090630622133104" table:formula="of:=[.K43]*SQRT(9.81*1)" table:style-name="ce3">
            <text:p>-1.31E+00</text:p>
          </table:table-cell>
          <table:table-cell table:style-name="ce1"/>
          <table:table-cell office:value-type="float" office:value="0.85005081000000005" table:style-name="ce9">
            <text:p>8.50E-01</text:p>
          </table:table-cell>
          <table:table-cell office:value-type="float" office:value="0.27140033653051027" table:formula="of:=[.N43]/SQRT(9.81/1)" table:style-name="ce16">
            <text:p>2.71E-01</text:p>
          </table:table-cell>
          <table:table-cell office:value-type="float" office:value="-0.34638084000000002" table:style-name="ce9">
            <text:p>-3.46E-01</text:p>
          </table:table-cell>
          <table:table-cell office:value-type="float" office:value="-1.0848966415241712" table:formula="of:=[.P43]*SQRT(9.81*1)" table:style-name="ce16">
            <text:p>-1.08E+00</text:p>
          </table:table-cell>
          <table:table-cell table:number-columns-repeated="16367"/>
        </table:table-row>
        <table:table-row table:style-name="ro1">
          <table:table-cell office:value-type="float" office:value="1.2514456" table:style-name="ce3">
            <text:p>1.25E+00</text:p>
          </table:table-cell>
          <table:table-cell office:value-type="float" office:value="0.39955583006811829" table:formula="of:=[.A44]/SQRT(9.81/1)" table:style-name="ce13">
            <text:p>4.00E-01</text:p>
          </table:table-cell>
          <table:table-cell office:value-type="float" office:value="-0.29502803999999999" table:style-name="ce3">
            <text:p>-2.95E-01</text:p>
          </table:table-cell>
          <table:table-cell table:style-name="ce1"/>
          <table:table-cell office:value-type="float" office:value="1.5978043" table:style-name="ce6">
            <text:p>1.60E+00</text:p>
          </table:table-cell>
          <table:table-cell office:value-type="float" office:value="0.51013965239312731" table:formula="of:=[.E44]/SQRT(9.81/1)" table:style-name="ce16">
            <text:p>5.10E-01</text:p>
          </table:table-cell>
          <table:table-cell office:value-type="float" office:value="-0.43229129999999999" table:style-name="ce6">
            <text:p>-4.32E-01</text:p>
          </table:table-cell>
          <table:table-cell table:style-name="ce1"/>
          <table:table-cell office:value-type="float" office:value="1.2576383" table:style-name="ce3">
            <text:p>1.26E+00</text:p>
          </table:table-cell>
          <table:table-cell office:value-type="float" office:value="0.40153300701361461" table:formula="of:=[.I44]/SQRT(9.81/1)" table:style-name="ce13">
            <text:p>4.02E-01</text:p>
          </table:table-cell>
          <table:table-cell office:value-type="float" office:value="-0.42447099999999999" table:style-name="ce3">
            <text:p>-4.24E-01</text:p>
          </table:table-cell>
          <table:table-cell office:value-type="float" office:value="-1.329482203243131" table:formula="of:=[.K44]*SQRT(9.81*1)" table:style-name="ce3">
            <text:p>-1.33E+00</text:p>
          </table:table-cell>
          <table:table-cell table:style-name="ce1"/>
          <table:table-cell office:value-type="float" office:value="0.87238145" table:style-name="ce9">
            <text:p>8.72E-01</text:p>
          </table:table-cell>
          <table:table-cell office:value-type="float" office:value="0.27852996118311385" table:formula="of:=[.N44]/SQRT(9.81/1)" table:style-name="ce16">
            <text:p>2.79E-01</text:p>
          </table:table-cell>
          <table:table-cell office:value-type="float" office:value="-0.35021693999999998" table:style-name="ce9">
            <text:p>-3.50E-01</text:p>
          </table:table-cell>
          <table:table-cell office:value-type="float" office:value="-1.0969116594638206" table:formula="of:=[.P44]*SQRT(9.81*1)" table:style-name="ce16">
            <text:p>-1.10E+00</text:p>
          </table:table-cell>
          <table:table-cell table:number-columns-repeated="16367"/>
        </table:table-row>
        <table:table-row table:style-name="ro1">
          <table:table-cell office:value-type="float" office:value="1.2828065" table:style-name="ce3">
            <text:p>1.28E+00</text:p>
          </table:table-cell>
          <table:table-cell office:value-type="float" office:value="0.40956859485084895" table:formula="of:=[.A45]/SQRT(9.81/1)" table:style-name="ce13">
            <text:p>4.10E-01</text:p>
          </table:table-cell>
          <table:table-cell office:value-type="float" office:value="-0.30913341999999999" table:style-name="ce3">
            <text:p>-3.09E-01</text:p>
          </table:table-cell>
          <table:table-cell table:style-name="ce1"/>
          <table:table-cell office:value-type="float" office:value="1.6259272" table:style-name="ce6">
            <text:p>1.63E+00</text:p>
          </table:table-cell>
          <table:table-cell office:value-type="float" office:value="0.51911860333867599" table:formula="of:=[.E45]/SQRT(9.81/1)" table:style-name="ce16">
            <text:p>5.19E-01</text:p>
          </table:table-cell>
          <table:table-cell office:value-type="float" office:value="-0.44286386999999999" table:style-name="ce6">
            <text:p>-4.43E-01</text:p>
          </table:table-cell>
          <table:table-cell table:style-name="ce1"/>
          <table:table-cell office:value-type="float" office:value="1.2891166999999999" table:style-name="ce3">
            <text:p>1.29E+00</text:p>
          </table:table-cell>
          <table:table-cell office:value-type="float" office:value="0.41158328665918309" table:formula="of:=[.I45]/SQRT(9.81/1)" table:style-name="ce13">
            <text:p>4.12E-01</text:p>
          </table:table-cell>
          <table:table-cell office:value-type="float" office:value="-0.43079709999999999" table:style-name="ce3">
            <text:p>-4.31E-01</text:p>
          </table:table-cell>
          <table:table-cell office:value-type="float" office:value="-1.3492961301449369" table:formula="of:=[.K45]*SQRT(9.81*1)" table:style-name="ce3">
            <text:p>-1.35E+00</text:p>
          </table:table-cell>
          <table:table-cell table:style-name="ce1"/>
          <table:table-cell office:value-type="float" office:value="0.89322933999999998" table:style-name="ce9">
            <text:p>8.93E-01</text:p>
          </table:table-cell>
          <table:table-cell office:value-type="float" office:value="0.28518618019424691" table:formula="of:=[.N45]/SQRT(9.81/1)" table:style-name="ce16">
            <text:p>2.85E-01</text:p>
          </table:table-cell>
          <table:table-cell office:value-type="float" office:value="-0.36153875000000002" table:style-name="ce9">
            <text:p>-3.62E-01</text:p>
          </table:table-cell>
          <table:table-cell office:value-type="float" office:value="-1.1323726094545155" table:formula="of:=[.P45]*SQRT(9.81*1)" table:style-name="ce16">
            <text:p>-1.13E+00</text:p>
          </table:table-cell>
          <table:table-cell table:number-columns-repeated="16367"/>
        </table:table-row>
        <table:table-row table:style-name="ro1">
          <table:table-cell office:value-type="float" office:value="1.3141674000000001" table:style-name="ce3">
            <text:p>1.31E+00</text:p>
          </table:table-cell>
          <table:table-cell office:value-type="float" office:value="0.41958135963357968" table:formula="of:=[.A46]/SQRT(9.81/1)" table:style-name="ce13">
            <text:p>4.20E-01</text:p>
          </table:table-cell>
          <table:table-cell office:value-type="float" office:value="-0.32206804999999999" table:style-name="ce3">
            <text:p>-3.22E-01</text:p>
          </table:table-cell>
          <table:table-cell table:style-name="ce1"/>
          <table:table-cell office:value-type="float" office:value="1.6525586999999999" table:style-name="ce6">
            <text:p>1.65E+00</text:p>
          </table:table-cell>
          <table:table-cell office:value-type="float" office:value="0.52762138691029836" table:formula="of:=[.E46]/SQRT(9.81/1)" table:style-name="ce16">
            <text:p>5.28E-01</text:p>
          </table:table-cell>
          <table:table-cell office:value-type="float" office:value="-0.46519314" table:style-name="ce6">
            <text:p>-4.65E-01</text:p>
          </table:table-cell>
          <table:table-cell table:style-name="ce1"/>
          <table:table-cell office:value-type="float" office:value="1.3205951" table:style-name="ce3">
            <text:p>1.32E+00</text:p>
          </table:table-cell>
          <table:table-cell office:value-type="float" office:value="0.42163356630475163" table:formula="of:=[.I46]/SQRT(9.81/1)" table:style-name="ce13">
            <text:p>4.22E-01</text:p>
          </table:table-cell>
          <table:table-cell office:value-type="float" office:value="-0.43692996000000001" table:style-name="ce3">
            <text:p>-4.37E-01</text:p>
          </table:table-cell>
          <table:table-cell office:value-type="float" office:value="-1.368504811597808" table:formula="of:=[.K46]*SQRT(9.81*1)" table:style-name="ce3">
            <text:p>-1.37E+00</text:p>
          </table:table-cell>
          <table:table-cell table:style-name="ce1"/>
          <table:table-cell office:value-type="float" office:value="0.91555998000000005" table:style-name="ce9">
            <text:p>9.16E-01</text:p>
          </table:table-cell>
          <table:table-cell office:value-type="float" office:value="0.29231580484685055" table:formula="of:=[.N46]/SQRT(9.81/1)" table:style-name="ce16">
            <text:p>2.92E-01</text:p>
          </table:table-cell>
          <table:table-cell office:value-type="float" office:value="-0.36537714999999998" table:style-name="ce9">
            <text:p>-3.65E-01</text:p>
          </table:table-cell>
          <table:table-cell office:value-type="float" office:value="-1.144394831205656" table:formula="of:=[.P46]*SQRT(9.81*1)" table:style-name="ce16">
            <text:p>-1.14E+00</text:p>
          </table:table-cell>
          <table:table-cell table:number-columns-repeated="16367"/>
        </table:table-row>
        <table:table-row table:style-name="ro1">
          <table:table-cell office:value-type="float" office:value="1.3455282" table:style-name="ce3">
            <text:p>1.35E+00</text:p>
          </table:table-cell>
          <table:table-cell office:value-type="float" office:value="0.42959409248876745" table:formula="of:=[.A47]/SQRT(9.81/1)" table:style-name="ce13">
            <text:p>4.30E-01</text:p>
          </table:table-cell>
          <table:table-cell office:value-type="float" office:value="-0.33617342" table:style-name="ce3">
            <text:p>-3.36E-01</text:p>
          </table:table-cell>
          <table:table-cell table:style-name="ce1"/>
          <table:table-cell office:value-type="float" office:value="1.6806638" table:style-name="ce6">
            <text:p>1.68E+00</text:p>
          </table:table-cell>
          <table:table-cell office:value-type="float" office:value="0.53659465475322132" table:formula="of:=[.E47]/SQRT(9.81/1)" table:style-name="ce16">
            <text:p>5.37E-01</text:p>
          </table:table-cell>
          <table:table-cell office:value-type="float" office:value="-0.47576571000000001" table:style-name="ce6">
            <text:p>-4.76E-01</text:p>
          </table:table-cell>
          <table:table-cell table:style-name="ce1"/>
          <table:table-cell office:value-type="float" office:value="1.3520734999999999" table:style-name="ce3">
            <text:p>1.35E+00</text:p>
          </table:table-cell>
          <table:table-cell office:value-type="float" office:value="0.43168384595032011" table:formula="of:=[.I47]/SQRT(9.81/1)" table:style-name="ce13">
            <text:p>4.32E-01</text:p>
          </table:table-cell>
          <table:table-cell office:value-type="float" office:value="-0.44287419" table:style-name="ce3">
            <text:p>-4.43E-01</text:p>
          </table:table-cell>
          <table:table-cell office:value-type="float" office:value="-1.3871226865456463" table:formula="of:=[.K47]*SQRT(9.81*1)" table:style-name="ce3">
            <text:p>-1.39E+00</text:p>
          </table:table-cell>
          <table:table-cell table:style-name="ce1"/>
          <table:table-cell office:value-type="float" office:value="0.93639000999999999" table:style-name="ce9">
            <text:p>9.36E-01</text:p>
          </table:table-cell>
          <table:table-cell office:value-type="float" office:value="0.29896632159883224" table:formula="of:=[.N47]/SQRT(9.81/1)" table:style-name="ce16">
            <text:p>2.99E-01</text:p>
          </table:table-cell>
          <table:table-cell office:value-type="float" office:value="-0.37669665000000002" table:style-name="ce9">
            <text:p>-3.77E-01</text:p>
          </table:table-cell>
          <table:table-cell office:value-type="float" office:value="-1.1798485460639399" table:formula="of:=[.P47]*SQRT(9.81*1)" table:style-name="ce16">
            <text:p>-1.18E+00</text:p>
          </table:table-cell>
          <table:table-cell table:number-columns-repeated="16367"/>
        </table:table-row>
        <table:table-row table:style-name="ro1">
          <table:table-cell office:value-type="float" office:value="1.3768891000000001" table:style-name="ce3">
            <text:p>1.38E+00</text:p>
          </table:table-cell>
          <table:table-cell office:value-type="float" office:value="0.43960685727149817" table:formula="of:=[.A48]/SQRT(9.81/1)" table:style-name="ce13">
            <text:p>4.40E-01</text:p>
          </table:table-cell>
          <table:table-cell office:value-type="float" office:value="-0.34910805" table:style-name="ce3">
            <text:p>-3.49E-01</text:p>
          </table:table-cell>
          <table:table-cell table:style-name="ce1"/>
          <table:table-cell office:value-type="float" office:value="1.7072953" table:style-name="ce6">
            <text:p>1.71E+00</text:p>
          </table:table-cell>
          <table:table-cell office:value-type="float" office:value="0.5450974383248437" table:formula="of:=[.E48]/SQRT(9.81/1)" table:style-name="ce16">
            <text:p>5.45E-01</text:p>
          </table:table-cell>
          <table:table-cell office:value-type="float" office:value="-0.48750831" table:style-name="ce6">
            <text:p>-4.88E-01</text:p>
          </table:table-cell>
          <table:table-cell table:style-name="ce1"/>
          <table:table-cell office:value-type="float" office:value="1.3835518" table:style-name="ce3">
            <text:p>1.38E+00</text:p>
          </table:table-cell>
          <table:table-cell office:value-type="float" office:value="0.44173409366834576" table:formula="of:=[.I48]/SQRT(9.81/1)" table:style-name="ce13">
            <text:p>4.42E-01</text:p>
          </table:table-cell>
          <table:table-cell office:value-type="float" office:value="-0.44862519000000001" table:style-name="ce3">
            <text:p>-4.49E-01</text:p>
          </table:table-cell>
          <table:table-cell office:value-type="float" office:value="-1.4051353473654697" table:formula="of:=[.K48]*SQRT(9.81*1)" table:style-name="ce3">
            <text:p>-1.41E+00</text:p>
          </table:table-cell>
          <table:table-cell table:style-name="ce1"/>
          <table:table-cell office:value-type="float" office:value="0.95872064999999995" table:style-name="ce9">
            <text:p>9.59E-01</text:p>
          </table:table-cell>
          <table:table-cell office:value-type="float" office:value="0.30609594625143588" table:formula="of:=[.N48]/SQRT(9.81/1)" table:style-name="ce16">
            <text:p>3.06E-01</text:p>
          </table:table-cell>
          <table:table-cell office:value-type="float" office:value="-0.37669665000000002" table:style-name="ce9">
            <text:p>-3.77E-01</text:p>
          </table:table-cell>
          <table:table-cell office:value-type="float" office:value="-1.1798485460639399" table:formula="of:=[.P48]*SQRT(9.81*1)" table:style-name="ce16">
            <text:p>-1.18E+00</text:p>
          </table:table-cell>
          <table:table-cell table:number-columns-repeated="16367"/>
        </table:table-row>
        <table:table-row table:style-name="ro1">
          <table:table-cell office:value-type="float" office:value="1.40825" table:style-name="ce3">
            <text:p>1.41E+00</text:p>
          </table:table-cell>
          <table:table-cell office:value-type="float" office:value="0.44961962205422878" table:formula="of:=[.A49]/SQRT(9.81/1)" table:style-name="ce13">
            <text:p>4.50E-01</text:p>
          </table:table-cell>
          <table:table-cell office:value-type="float" office:value="-0.36321343" table:style-name="ce3">
            <text:p>-3.63E-01</text:p>
          </table:table-cell>
          <table:table-cell table:style-name="ce1"/>
          <table:table-cell office:value-type="float" office:value="1.7354004999999999" table:style-name="ce6">
            <text:p>1.74E+00</text:p>
          </table:table-cell>
          <table:table-cell office:value-type="float" office:value="0.55407073809530949" table:formula="of:=[.E49]/SQRT(9.81/1)" table:style-name="ce16">
            <text:p>5.54E-01</text:p>
          </table:table-cell>
          <table:table-cell office:value-type="float" office:value="-0.50982349000000005" table:style-name="ce6">
            <text:p>-5.10E-01</text:p>
          </table:table-cell>
          <table:table-cell table:style-name="ce1"/>
          <table:table-cell office:value-type="float" office:value="1.4150301999999999" table:style-name="ce3">
            <text:p>1.42E+00</text:p>
          </table:table-cell>
          <table:table-cell office:value-type="float" office:value="0.45178437331391424" table:formula="of:=[.I49]/SQRT(9.81/1)" table:style-name="ce13">
            <text:p>4.52E-01</text:p>
          </table:table-cell>
          <table:table-cell office:value-type="float" office:value="-0.45399202" table:style-name="ce3">
            <text:p>-4.54E-01</text:p>
          </table:table-cell>
          <table:table-cell office:value-type="float" office:value="-1.4219447524198348" table:formula="of:=[.K49]*SQRT(9.81*1)" table:style-name="ce3">
            <text:p>-1.42E+00</text:p>
          </table:table-cell>
          <table:table-cell table:style-name="ce1"/>
          <table:table-cell office:value-type="float" office:value="0.98105129999999996" table:style-name="ce9">
            <text:p>9.81E-01</text:p>
          </table:table-cell>
          <table:table-cell office:value-type="float" office:value="0.31322557409679375" table:formula="of:=[.N49]/SQRT(9.81/1)" table:style-name="ce16">
            <text:p>3.13E-01</text:p>
          </table:table-cell>
          <table:table-cell office:value-type="float" office:value="-0.38418004" table:style-name="ce9">
            <text:p>-3.84E-01</text:p>
          </table:table-cell>
          <table:table-cell office:value-type="float" office:value="-1.2032872116616546" table:formula="of:=[.P49]*SQRT(9.81*1)" table:style-name="ce16">
            <text:p>-1.20E+00</text:p>
          </table:table-cell>
          <table:table-cell table:number-columns-repeated="16367"/>
        </table:table-row>
        <table:table-row table:style-name="ro1">
          <table:table-cell office:value-type="float" office:value="1.4396108000000001" table:style-name="ce3">
            <text:p>1.44E+00</text:p>
          </table:table-cell>
          <table:table-cell office:value-type="float" office:value="0.45963235490941667" table:formula="of:=[.A50]/SQRT(9.81/1)" table:style-name="ce13">
            <text:p>4.60E-01</text:p>
          </table:table-cell>
          <table:table-cell office:value-type="float" office:value="-0.37731881" table:style-name="ce3">
            <text:p>-3.77E-01</text:p>
          </table:table-cell>
          <table:table-cell table:style-name="ce1"/>
          <table:table-cell office:value-type="float" office:value="1.762032" table:style-name="ce6">
            <text:p>1.76E+00</text:p>
          </table:table-cell>
          <table:table-cell office:value-type="float" office:value="0.56257352166693197" table:formula="of:=[.E50]/SQRT(9.81/1)" table:style-name="ce16">
            <text:p>5.63E-01</text:p>
          </table:table-cell>
          <table:table-cell office:value-type="float" office:value="-0.52039606000000005" table:style-name="ce6">
            <text:p>-5.20E-01</text:p>
          </table:table-cell>
          <table:table-cell table:style-name="ce1"/>
          <table:table-cell office:value-type="float" office:value="1.4465086" table:style-name="ce3">
            <text:p>1.45E+00</text:p>
          </table:table-cell>
          <table:table-cell office:value-type="float" office:value="0.46183465295948278" table:formula="of:=[.I50]/SQRT(9.81/1)" table:style-name="ce13">
            <text:p>4.62E-01</text:p>
          </table:table-cell>
          <table:table-cell office:value-type="float" office:value="-0.45916792000000001" table:style-name="ce3">
            <text:p>-4.59E-01</text:p>
          </table:table-cell>
          <table:table-cell office:value-type="float" office:value="-1.4381561471576758" table:formula="of:=[.K50]*SQRT(9.81*1)" table:style-name="ce3">
            <text:p>-1.44E+00</text:p>
          </table:table-cell>
          <table:table-cell table:style-name="ce1"/>
          <table:table-cell office:value-type="float" office:value="1.0018992" table:style-name="ce9">
            <text:p>1.00E+00</text:p>
          </table:table-cell>
          <table:table-cell office:value-type="float" office:value="0.31988179630068114" table:formula="of:=[.N50]/SQRT(9.81/1)" table:style-name="ce16">
            <text:p>3.20E-01</text:p>
          </table:table-cell>
          <table:table-cell office:value-type="float" office:value="-0.39166343999999997" table:style-name="ce9">
            <text:p>-3.92E-01</text:p>
          </table:table-cell>
          <table:table-cell office:value-type="float" office:value="-1.2267259085802891" table:formula="of:=[.P50]*SQRT(9.81*1)" table:style-name="ce16">
            <text:p>-1.23E+00</text:p>
          </table:table-cell>
          <table:table-cell table:number-columns-repeated="16367"/>
        </table:table-row>
        <table:table-row table:style-name="ro1">
          <table:table-cell office:value-type="float" office:value="1.4709717" table:style-name="ce3">
            <text:p>1.47E+00</text:p>
          </table:table-cell>
          <table:table-cell office:value-type="float" office:value="0.46964511969214728" table:formula="of:=[.A51]/SQRT(9.81/1)" table:style-name="ce13">
            <text:p>4.70E-01</text:p>
          </table:table-cell>
          <table:table-cell office:value-type="float" office:value="-0.39142418000000001" table:style-name="ce3">
            <text:p>-3.91E-01</text:p>
          </table:table-cell>
          <table:table-cell table:style-name="ce1"/>
          <table:table-cell office:value-type="float" office:value="1.7901549000000001" table:style-name="ce6">
            <text:p>1.79E+00</text:p>
          </table:table-cell>
          <table:table-cell office:value-type="float" office:value="0.57155247261248054" table:formula="of:=[.E51]/SQRT(9.81/1)" table:style-name="ce16">
            <text:p>5.72E-01</text:p>
          </table:table-cell>
          <table:table-cell office:value-type="float" office:value="-0.53215276" table:style-name="ce6">
            <text:p>-5.32E-01</text:p>
          </table:table-cell>
          <table:table-cell table:style-name="ce1"/>
          <table:table-cell office:value-type="float" office:value="1.4779869000000001" table:style-name="ce3">
            <text:p>1.48E+00</text:p>
          </table:table-cell>
          <table:table-cell office:value-type="float" office:value="0.47188490067750849" table:formula="of:=[.I51]/SQRT(9.81/1)" table:style-name="ce13">
            <text:p>4.72E-01</text:p>
          </table:table-cell>
          <table:table-cell office:value-type="float" office:value="-0.46415287999999999" table:style-name="ce3">
            <text:p>-4.64E-01</text:p>
          </table:table-cell>
          <table:table-cell office:value-type="float" office:value="-1.4537695002580733" table:formula="of:=[.K51]*SQRT(9.81*1)" table:style-name="ce3">
            <text:p>-1.45E+00</text:p>
          </table:table-cell>
          <table:table-cell table:style-name="ce1"/>
          <table:table-cell office:value-type="float" office:value="1.0242298000000001" table:style-name="ce9">
            <text:p>1.02E+00</text:p>
          </table:table-cell>
          <table:table-cell office:value-type="float" office:value="0.32701140818226765" table:formula="of:=[.N51]/SQRT(9.81/1)" table:style-name="ce16">
            <text:p>3.27E-01</text:p>
          </table:table-cell>
          <table:table-cell office:value-type="float" office:value="-0.39934025000000001" table:style-name="ce9">
            <text:p>-3.99E-01</text:p>
          </table:table-cell>
          <table:table-cell office:value-type="float" office:value="-1.25077038340349" table:formula="of:=[.P51]*SQRT(9.81*1)" table:style-name="ce16">
            <text:p>-1.25E+00</text:p>
          </table:table-cell>
          <table:table-cell table:number-columns-repeated="16367"/>
        </table:table-row>
        <table:table-row table:style-name="ro1">
          <table:table-cell office:value-type="float" office:value="1.5023325999999999" table:style-name="ce3">
            <text:p>1.50E+00</text:p>
          </table:table-cell>
          <table:table-cell office:value-type="float" office:value="0.47965788447487795" table:formula="of:=[.A52]/SQRT(9.81/1)" table:style-name="ce13">
            <text:p>4.80E-01</text:p>
          </table:table-cell>
          <table:table-cell office:value-type="float" office:value="-0.40552956000000001" table:style-name="ce3">
            <text:p>-4.06E-01</text:p>
          </table:table-cell>
          <table:table-cell table:style-name="ce1"/>
          <table:table-cell office:value-type="float" office:value="1.8167864" table:style-name="ce6">
            <text:p>1.82E+00</text:p>
          </table:table-cell>
          <table:table-cell office:value-type="float" office:value="0.58005525618410292" table:formula="of:=[.E52]/SQRT(9.81/1)" table:style-name="ce16">
            <text:p>5.80E-01</text:p>
          </table:table-cell>
          <table:table-cell office:value-type="float" office:value="-0.55446793000000005" table:style-name="ce6">
            <text:p>-5.54E-01</text:p>
          </table:table-cell>
          <table:table-cell table:style-name="ce1"/>
          <table:table-cell office:value-type="float" office:value="1.5094653" table:style-name="ce3">
            <text:p>1.51E+00</text:p>
          </table:table-cell>
          <table:table-cell office:value-type="float" office:value="0.48193518032307692" table:formula="of:=[.I52]/SQRT(9.81/1)" table:style-name="ce13">
            <text:p>4.82E-01</text:p>
          </table:table-cell>
          <table:table-cell office:value-type="float" office:value="-0.46894460999999998" table:style-name="ce3">
            <text:p>-4.69E-01</text:p>
          </table:table-cell>
          <table:table-cell office:value-type="float" office:value="-1.4687776392304559" table:formula="of:=[.K52]*SQRT(9.81*1)" table:style-name="ce3">
            <text:p>-1.47E+00</text:p>
          </table:table-cell>
          <table:table-cell table:style-name="ce1"/>
          <table:table-cell office:value-type="float" office:value="1.0450777" table:style-name="ce9">
            <text:p>1.05E+00</text:p>
          </table:table-cell>
          <table:table-cell office:value-type="float" office:value="0.33366763038615493" table:formula="of:=[.N52]/SQRT(9.81/1)" table:style-name="ce16">
            <text:p>3.34E-01</text:p>
          </table:table-cell>
          <table:table-cell office:value-type="float" office:value="-0.40682364999999998" table:style-name="ce9">
            <text:p>-4.07E-01</text:p>
          </table:table-cell>
          <table:table-cell office:value-type="float" office:value="-1.2742090803221242" table:formula="of:=[.P52]*SQRT(9.81*1)" table:style-name="ce16">
            <text:p>-1.27E+00</text:p>
          </table:table-cell>
          <table:table-cell table:number-columns-repeated="16367"/>
        </table:table-row>
        <table:table-row table:style-name="ro1">
          <table:table-cell office:value-type="float" office:value="1.5336934" table:style-name="ce3">
            <text:p>1.53E+00</text:p>
          </table:table-cell>
          <table:table-cell office:value-type="float" office:value="0.48967061733006578" table:formula="of:=[.A53]/SQRT(9.81/1)" table:style-name="ce13">
            <text:p>4.90E-01</text:p>
          </table:table-cell>
          <table:table-cell office:value-type="float" office:value="-0.42080568000000002" table:style-name="ce3">
            <text:p>-4.21E-01</text:p>
          </table:table-cell>
          <table:table-cell table:style-name="ce1"/>
          <table:table-cell office:value-type="float" office:value="1.8448914999999999" table:style-name="ce6">
            <text:p>1.84E+00</text:p>
          </table:table-cell>
          <table:table-cell office:value-type="float" office:value="0.58902852402702588" table:formula="of:=[.E53]/SQRT(9.81/1)" table:style-name="ce16">
            <text:p>5.89E-01</text:p>
          </table:table-cell>
          <table:table-cell office:value-type="float" office:value="-0.57678311000000004" table:style-name="ce6">
            <text:p>-5.77E-01</text:p>
          </table:table-cell>
          <table:table-cell table:style-name="ce1"/>
          <table:table-cell office:value-type="float" office:value="1.5409436999999999" table:style-name="ce3">
            <text:p>1.54E+00</text:p>
          </table:table-cell>
          <table:table-cell office:value-type="float" office:value="0.4919854599686454" table:formula="of:=[.I53]/SQRT(9.81/1)" table:style-name="ce13">
            <text:p>4.92E-01</text:p>
          </table:table-cell>
          <table:table-cell office:value-type="float" office:value="-0.47335448000000002" table:style-name="ce3">
            <text:p>-4.73E-01</text:p>
          </table:table-cell>
          <table:table-cell office:value-type="float" office:value="-1.4825897575697908" table:formula="of:=[.K53]*SQRT(9.81*1)" table:style-name="ce3">
            <text:p>-1.48E+00</text:p>
          </table:table-cell>
          <table:table-cell table:style-name="ce1"/>
          <table:table-cell office:value-type="float" office:value="1.0674083999999999" table:style-name="ce9">
            <text:p>1.07E+00</text:p>
          </table:table-cell>
          <table:table-cell office:value-type="float" office:value="0.34079727419528422" table:formula="of:=[.N53]/SQRT(9.81/1)" table:style-name="ce16">
            <text:p>3.41E-01</text:p>
          </table:table-cell>
          <table:table-cell office:value-type="float" office:value="-0.41430704000000002" table:style-name="ce9">
            <text:p>-4.14E-01</text:p>
          </table:table-cell>
          <table:table-cell office:value-type="float" office:value="-1.2976477459198392" table:formula="of:=[.P53]*SQRT(9.81*1)" table:style-name="ce16">
            <text:p>-1.30E+00</text:p>
          </table:table-cell>
          <table:table-cell table:number-columns-repeated="16367"/>
        </table:table-row>
        <table:table-row table:style-name="ro1">
          <table:table-cell office:value-type="float" office:value="1.5650542999999999" table:style-name="ce3">
            <text:p>1.57E+00</text:p>
          </table:table-cell>
          <table:table-cell office:value-type="float" office:value="0.49968338211279645" table:formula="of:=[.A54]/SQRT(9.81/1)" table:style-name="ce13">
            <text:p>5.00E-01</text:p>
          </table:table-cell>
          <table:table-cell office:value-type="float" office:value="-0.43491106000000002" table:style-name="ce3">
            <text:p>-4.35E-01</text:p>
          </table:table-cell>
          <table:table-cell table:style-name="ce1"/>
          <table:table-cell office:value-type="float" office:value="1.8729966" table:style-name="ce6">
            <text:p>1.87E+00</text:p>
          </table:table-cell>
          <table:table-cell office:value-type="float" office:value="0.59800179186994895" table:formula="of:=[.E54]/SQRT(9.81/1)" table:style-name="ce16">
            <text:p>5.98E-01</text:p>
          </table:table-cell>
          <table:table-cell office:value-type="float" office:value="-0.58735568000000005" table:style-name="ce6">
            <text:p>-5.87E-01</text:p>
          </table:table-cell>
          <table:table-cell table:style-name="ce1"/>
          <table:table-cell office:value-type="float" office:value="1.5724221" table:style-name="ce3">
            <text:p>1.57E+00</text:p>
          </table:table-cell>
          <table:table-cell office:value-type="float" office:value="0.50203573961421388" table:formula="of:=[.I54]/SQRT(9.81/1)" table:style-name="ce13">
            <text:p>5.02E-01</text:p>
          </table:table-cell>
          <table:table-cell office:value-type="float" office:value="-0.47776204" table:style-name="ce3">
            <text:p>-4.78E-01</text:p>
          </table:table-cell>
          <table:table-cell office:value-type="float" office:value="-1.4963946407767148" table:formula="of:=[.K54]*SQRT(9.81*1)" table:style-name="ce3">
            <text:p>-1.50E+00</text:p>
          </table:table-cell>
          <table:table-cell table:style-name="ce1"/>
          <table:table-cell office:value-type="float" office:value="1.0882384000000001" table:style-name="ce9">
            <text:p>1.09E+00</text:p>
          </table:table-cell>
          <table:table-cell office:value-type="float" office:value="0.34744778136900317" table:formula="of:=[.N54]/SQRT(9.81/1)" table:style-name="ce16">
            <text:p>3.47E-01</text:p>
          </table:table-cell>
          <table:table-cell office:value-type="float" office:value="-0.41430704000000002" table:style-name="ce9">
            <text:p>-4.14E-01</text:p>
          </table:table-cell>
          <table:table-cell office:value-type="float" office:value="-1.2976477459198392" table:formula="of:=[.P54]*SQRT(9.81*1)" table:style-name="ce16">
            <text:p>-1.30E+00</text:p>
          </table:table-cell>
          <table:table-cell table:number-columns-repeated="16367"/>
        </table:table-row>
        <table:table-row table:style-name="ro1">
          <table:table-cell office:value-type="float" office:value="1.5964152" table:style-name="ce3">
            <text:p>1.60E+00</text:p>
          </table:table-cell>
          <table:table-cell office:value-type="float" office:value="0.50969614689552711" table:formula="of:=[.A55]/SQRT(9.81/1)" table:style-name="ce13">
            <text:p>5.10E-01</text:p>
          </table:table-cell>
          <table:table-cell office:value-type="float" office:value="-0.45018718000000002" table:style-name="ce3">
            <text:p>-4.50E-01</text:p>
          </table:table-cell>
          <table:table-cell table:style-name="ce1"/>
          <table:table-cell office:value-type="float" office:value="1.8996280999999999" table:style-name="ce6">
            <text:p>1.90E+00</text:p>
          </table:table-cell>
          <table:table-cell office:value-type="float" office:value="0.60650457544157121" table:formula="of:=[.E55]/SQRT(9.81/1)" table:style-name="ce16">
            <text:p>6.07E-01</text:p>
          </table:table-cell>
          <table:table-cell office:value-type="float" office:value="-0.59911238" table:style-name="ce6">
            <text:p>-5.99E-01</text:p>
          </table:table-cell>
          <table:table-cell table:style-name="ce1"/>
          <table:table-cell office:value-type="float" office:value="1.6039003999999999" table:style-name="ce3">
            <text:p>1.60E+00</text:p>
          </table:table-cell>
          <table:table-cell office:value-type="float" office:value="0.51208598733223953" table:formula="of:=[.I55]/SQRT(9.81/1)" table:style-name="ce13">
            <text:p>5.12E-01</text:p>
          </table:table-cell>
          <table:table-cell office:value-type="float" office:value="-0.48217190999999998" table:style-name="ce3">
            <text:p>-4.82E-01</text:p>
          </table:table-cell>
          <table:table-cell office:value-type="float" office:value="-1.5102067591160495" table:formula="of:=[.K55]*SQRT(9.81*1)" table:style-name="ce3">
            <text:p>-1.51E+00</text:p>
          </table:table-cell>
          <table:table-cell table:style-name="ce1"/>
          <table:table-cell office:value-type="float" office:value="1.1105689999999999" table:style-name="ce9">
            <text:p>1.11E+00</text:p>
          </table:table-cell>
          <table:table-cell office:value-type="float" office:value="0.35457739325058957" table:formula="of:=[.N55]/SQRT(9.81/1)" table:style-name="ce16">
            <text:p>3.55E-01</text:p>
          </table:table-cell>
          <table:table-cell office:value-type="float" office:value="-0.42198154999999998" table:style-name="ce9">
            <text:p>-4.22E-01</text:p>
          </table:table-cell>
          <table:table-cell office:value-type="float" office:value="-1.3216850169315488" table:formula="of:=[.P55]*SQRT(9.81*1)" table:style-name="ce16">
            <text:p>-1.32E+00</text:p>
          </table:table-cell>
          <table:table-cell table:number-columns-repeated="16367"/>
        </table:table-row>
        <table:table-row table:style-name="ro1">
          <table:table-cell office:value-type="float" office:value="1.6277760999999999" table:style-name="ce3">
            <text:p>1.63E+00</text:p>
          </table:table-cell>
          <table:table-cell office:value-type="float" office:value="0.51970891167825772" table:formula="of:=[.A56]/SQRT(9.81/1)" table:style-name="ce13">
            <text:p>5.20E-01</text:p>
          </table:table-cell>
          <table:table-cell office:value-type="float" office:value="-0.46429255000000003" table:style-name="ce3">
            <text:p>-4.64E-01</text:p>
          </table:table-cell>
          <table:table-cell table:style-name="ce1"/>
          <table:table-cell office:value-type="float" office:value="1.927751" table:style-name="ce6">
            <text:p>1.93E+00</text:p>
          </table:table-cell>
          <table:table-cell office:value-type="float" office:value="0.61548352638711989" table:formula="of:=[.E56]/SQRT(9.81/1)" table:style-name="ce16">
            <text:p>6.15E-01</text:p>
          </table:table-cell>
          <table:table-cell office:value-type="float" office:value="-0.62142755000000005" table:style-name="ce6">
            <text:p>-6.21E-01</text:p>
          </table:table-cell>
          <table:table-cell table:style-name="ce1"/>
          <table:table-cell office:value-type="float" office:value="1.6353788" table:style-name="ce3">
            <text:p>1.64E+00</text:p>
          </table:table-cell>
          <table:table-cell office:value-type="float" office:value="0.52213626697780813" table:formula="of:=[.I56]/SQRT(9.81/1)" table:style-name="ce13">
            <text:p>5.22E-01</text:p>
          </table:table-cell>
          <table:table-cell office:value-type="float" office:value="-0.48619761" table:style-name="ce3">
            <text:p>-4.86E-01</text:p>
          </table:table-cell>
          <table:table-cell office:value-type="float" office:value="-1.522815621689926" table:formula="of:=[.K56]*SQRT(9.81*1)" table:style-name="ce3">
            <text:p>-1.52E+00</text:p>
          </table:table-cell>
          <table:table-cell table:style-name="ce1"/>
          <table:table-cell office:value-type="float" office:value="1.1328997000000001" table:style-name="ce9">
            <text:p>1.13E+00</text:p>
          </table:table-cell>
          <table:table-cell office:value-type="float" office:value="0.36170703705971896" table:formula="of:=[.N56]/SQRT(9.81/1)" table:style-name="ce16">
            <text:p>3.62E-01</text:p>
          </table:table-cell>
          <table:table-cell office:value-type="float" office:value="-0.42581996" table:style-name="ce9">
            <text:p>-4.26E-01</text:p>
          </table:table-cell>
          <table:table-cell office:value-type="float" office:value="-1.333707270003609" table:formula="of:=[.P56]*SQRT(9.81*1)" table:style-name="ce16">
            <text:p>-1.33E+00</text:p>
          </table:table-cell>
          <table:table-cell table:number-columns-repeated="16367"/>
        </table:table-row>
        <table:table-row table:style-name="ro1">
          <table:table-cell office:value-type="float" office:value="1.6591369" table:style-name="ce3">
            <text:p>1.66E+00</text:p>
          </table:table-cell>
          <table:table-cell office:value-type="float" office:value="0.52972164453344561" table:formula="of:=[.A57]/SQRT(9.81/1)" table:style-name="ce13">
            <text:p>5.30E-01</text:p>
          </table:table-cell>
          <table:table-cell office:value-type="float" office:value="-0.47958277999999999" table:style-name="ce3">
            <text:p>-4.80E-01</text:p>
          </table:table-cell>
          <table:table-cell table:style-name="ce1"/>
          <table:table-cell office:value-type="float" office:value="1.9543824999999999" table:style-name="ce6">
            <text:p>1.95E+00</text:p>
          </table:table-cell>
          <table:table-cell office:value-type="float" office:value="0.62398630995874227" table:formula="of:=[.E57]/SQRT(9.81/1)" table:style-name="ce16">
            <text:p>6.24E-01</text:p>
          </table:table-cell>
          <table:table-cell office:value-type="float" office:value="-0.62025752000000001" table:style-name="ce6">
            <text:p>-6.20E-01</text:p>
          </table:table-cell>
          <table:table-cell table:style-name="ce1"/>
          <table:table-cell office:value-type="float" office:value="1.6668571999999999" table:style-name="ce3">
            <text:p>1.67E+00</text:p>
          </table:table-cell>
          <table:table-cell office:value-type="float" office:value="0.5321865466233765" table:formula="of:=[.I57]/SQRT(9.81/1)" table:style-name="ce13">
            <text:p>5.32E-01</text:p>
          </table:table-cell>
          <table:table-cell office:value-type="float" office:value="-0.49003236999999999" table:style-name="ce3">
            <text:p>-4.90E-01</text:p>
          </table:table-cell>
          <table:table-cell office:value-type="float" office:value="-1.5348264426263589" table:formula="of:=[.K57]*SQRT(9.81*1)" table:style-name="ce3">
            <text:p>-1.53E+00</text:p>
          </table:table-cell>
          <table:table-cell table:style-name="ce1"/>
          <table:table-cell office:value-type="float" office:value="1.1537476" table:style-name="ce9">
            <text:p>1.15E+00</text:p>
          </table:table-cell>
          <table:table-cell office:value-type="float" office:value="0.36836325926360625" table:formula="of:=[.N57]/SQRT(9.81/1)" table:style-name="ce16">
            <text:p>3.68E-01</text:p>
          </table:table-cell>
          <table:table-cell office:value-type="float" office:value="-0.43694833999999999" table:style-name="ce9">
            <text:p>-4.37E-01</text:p>
          </table:table-cell>
          <table:table-cell office:value-type="float" office:value="-1.368562379447898" table:formula="of:=[.P57]*SQRT(9.81*1)" table:style-name="ce16">
            <text:p>-1.37E+00</text:p>
          </table:table-cell>
          <table:table-cell table:number-columns-repeated="16367"/>
        </table:table-row>
        <table:table-row table:style-name="ro1">
          <table:table-cell office:value-type="float" office:value="1.6904977999999999" table:style-name="ce3">
            <text:p>1.69E+00</text:p>
          </table:table-cell>
          <table:table-cell office:value-type="float" office:value="0.53973440931617622" table:formula="of:=[.A58]/SQRT(9.81/1)" table:style-name="ce13">
            <text:p>5.40E-01</text:p>
          </table:table-cell>
          <table:table-cell office:value-type="float" office:value="-0.49485889999999999" table:style-name="ce3">
            <text:p>-4.95E-01</text:p>
          </table:table-cell>
          <table:table-cell table:style-name="ce1"/>
          <table:table-cell office:value-type="float" office:value="1.9824877000000001" table:style-name="ce6">
            <text:p>1.98E+00</text:p>
          </table:table-cell>
          <table:table-cell office:value-type="float" office:value="0.63295960972920817" table:formula="of:=[.E58]/SQRT(9.81/1)" table:style-name="ce16">
            <text:p>6.33E-01</text:p>
          </table:table-cell>
          <table:table-cell office:value-type="float" office:value="-0.64257268999999995" table:style-name="ce6">
            <text:p>-6.43E-01</text:p>
          </table:table-cell>
          <table:table-cell table:style-name="ce1"/>
          <table:table-cell office:value-type="float" office:value="1.6983356000000001" table:style-name="ce3">
            <text:p>1.70E+00</text:p>
          </table:table-cell>
          <table:table-cell office:value-type="float" office:value="0.54223682626894509" table:formula="of:=[.I58]/SQRT(9.81/1)" table:style-name="ce13">
            <text:p>5.42E-01</text:p>
          </table:table-cell>
          <table:table-cell office:value-type="float" office:value="-0.49348297000000002" table:style-name="ce3">
            <text:p>-4.93E-01</text:p>
          </table:table-cell>
          <table:table-cell office:value-type="float" office:value="-1.545634039118253" table:formula="of:=[.K58]*SQRT(9.81*1)" table:style-name="ce3">
            <text:p>-1.55E+00</text:p>
          </table:table-cell>
          <table:table-cell table:style-name="ce1"/>
          <table:table-cell office:value-type="float" office:value="1.1760782000000001" table:style-name="ce9">
            <text:p>1.18E+00</text:p>
          </table:table-cell>
          <table:table-cell office:value-type="float" office:value="0.37549287114519281" table:formula="of:=[.N58]/SQRT(9.81/1)" table:style-name="ce16">
            <text:p>3.75E-01</text:p>
          </table:table-cell>
          <table:table-cell office:value-type="float" office:value="-0.44462285000000001" table:style-name="ce9">
            <text:p>-4.45E-01</text:p>
          </table:table-cell>
          <table:table-cell office:value-type="float" office:value="-1.3925996504596079" table:formula="of:=[.P58]*SQRT(9.81*1)" table:style-name="ce16">
            <text:p>-1.39E+00</text:p>
          </table:table-cell>
          <table:table-cell table:number-columns-repeated="16367"/>
        </table:table-row>
        <table:table-row table:style-name="ro1">
          <table:table-cell office:value-type="float" office:value="1.7218587000000001" table:style-name="ce3">
            <text:p>1.72E+00</text:p>
          </table:table-cell>
          <table:table-cell office:value-type="float" office:value="0.54974717409890694" table:formula="of:=[.A59]/SQRT(9.81/1)" table:style-name="ce13">
            <text:p>5.50E-01</text:p>
          </table:table-cell>
          <table:table-cell office:value-type="float" office:value="-0.51013503000000004" table:style-name="ce3">
            <text:p>-5.10E-01</text:p>
          </table:table-cell>
          <table:table-cell table:style-name="ce1"/>
          <table:table-cell office:value-type="float" office:value="2.0091192000000002" table:style-name="ce6">
            <text:p>2.01E+00</text:p>
          </table:table-cell>
          <table:table-cell office:value-type="float" office:value="0.64146239330083055" table:formula="of:=[.E59]/SQRT(9.81/1)" table:style-name="ce16">
            <text:p>6.41E-01</text:p>
          </table:table-cell>
          <table:table-cell office:value-type="float" office:value="-0.66488787000000005" table:style-name="ce6">
            <text:p>-6.65E-01</text:p>
          </table:table-cell>
          <table:table-cell table:style-name="ce1"/>
          <table:table-cell office:value-type="float" office:value="1.7298138999999999" table:style-name="ce3">
            <text:p>1.73E+00</text:p>
          </table:table-cell>
          <table:table-cell office:value-type="float" office:value="0.55228707398697074" table:formula="of:=[.I59]/SQRT(9.81/1)" table:style-name="ce13">
            <text:p>5.52E-01</text:p>
          </table:table-cell>
          <table:table-cell office:value-type="float" office:value="-0.49674033000000001" table:style-name="ce3">
            <text:p>-4.97E-01</text:p>
          </table:table-cell>
          <table:table-cell office:value-type="float" office:value="-1.5558363901612124" table:formula="of:=[.K59]*SQRT(9.81*1)" table:style-name="ce3">
            <text:p>-1.56E+00</text:p>
          </table:table-cell>
          <table:table-cell table:style-name="ce1"/>
          <table:table-cell office:value-type="float" office:value="1.1969261" table:style-name="ce9">
            <text:p>1.20E+00</text:p>
          </table:table-cell>
          <table:table-cell office:value-type="float" office:value="0.38214909334908009" table:formula="of:=[.N59]/SQRT(9.81/1)" table:style-name="ce16">
            <text:p>3.82E-01</text:p>
          </table:table-cell>
          <table:table-cell office:value-type="float" office:value="-0.44827013999999998" table:style-name="ce9">
            <text:p>-4.48E-01</text:p>
          </table:table-cell>
          <table:table-cell office:value-type="float" office:value="-1.404023298117673" table:formula="of:=[.P59]*SQRT(9.81*1)" table:style-name="ce16">
            <text:p>-1.40E+00</text:p>
          </table:table-cell>
          <table:table-cell table:number-columns-repeated="16367"/>
        </table:table-row>
        <table:table-row table:style-name="ro1">
          <table:table-cell office:value-type="float" office:value="1.7532194999999999" table:style-name="ce3">
            <text:p>1.75E+00</text:p>
          </table:table-cell>
          <table:table-cell office:value-type="float" office:value="0.55975990695409472" table:formula="of:=[.A60]/SQRT(9.81/1)" table:style-name="ce13">
            <text:p>5.60E-01</text:p>
          </table:table-cell>
          <table:table-cell office:value-type="float" office:value="-0.52542524999999995" table:style-name="ce3">
            <text:p>-5.25E-01</text:p>
          </table:table-cell>
          <table:table-cell table:style-name="ce1"/>
          <table:table-cell office:value-type="float" office:value="2.0372243000000001" table:style-name="ce6">
            <text:p>2.04E+00</text:p>
          </table:table-cell>
          <table:table-cell office:value-type="float" office:value="0.65043566114375351" table:formula="of:=[.E60]/SQRT(9.81/1)" table:style-name="ce16">
            <text:p>6.50E-01</text:p>
          </table:table-cell>
          <table:table-cell office:value-type="float" office:value="-0.67664457" table:style-name="ce6">
            <text:p>-6.77E-01</text:p>
          </table:table-cell>
          <table:table-cell table:style-name="ce1"/>
          <table:table-cell office:value-type="float" office:value="1.7612923" table:style-name="ce3">
            <text:p>1.76E+00</text:p>
          </table:table-cell>
          <table:table-cell office:value-type="float" office:value="0.56233735363253923" table:formula="of:=[.I60]/SQRT(9.81/1)" table:style-name="ce13">
            <text:p>5.62E-01</text:p>
          </table:table-cell>
          <table:table-cell office:value-type="float" office:value="-0.49980907000000002" table:style-name="ce3">
            <text:p>-5.00E-01</text:p>
          </table:table-cell>
          <table:table-cell office:value-type="float" office:value="-1.5654479660200589" table:formula="of:=[.K60]*SQRT(9.81*1)" table:style-name="ce3">
            <text:p>-1.57E+00</text:p>
          </table:table-cell>
          <table:table-cell table:style-name="ce1"/>
          <table:table-cell office:value-type="float" office:value="1.2192567000000001" table:style-name="ce9">
            <text:p>1.22E+00</text:p>
          </table:table-cell>
          <table:table-cell office:value-type="float" office:value="0.3892787052306666" table:formula="of:=[.N60]/SQRT(9.81/1)" table:style-name="ce16">
            <text:p>3.89E-01</text:p>
          </table:table-cell>
          <table:table-cell office:value-type="float" office:value="-0.45210623999999999" table:style-name="ce9">
            <text:p>-4.52E-01</text:p>
          </table:table-cell>
          <table:table-cell office:value-type="float" office:value="-1.4160383160573227" table:formula="of:=[.P60]*SQRT(9.81*1)" table:style-name="ce16">
            <text:p>-1.42E+00</text:p>
          </table:table-cell>
          <table:table-cell table:number-columns-repeated="16367"/>
        </table:table-row>
        <table:table-row table:style-name="ro1">
          <table:table-cell office:value-type="float" office:value="1.7845804000000001" table:style-name="ce3">
            <text:p>1.78E+00</text:p>
          </table:table-cell>
          <table:table-cell office:value-type="float" office:value="0.56977267173682544" table:formula="of:=[.A61]/SQRT(9.81/1)" table:style-name="ce13">
            <text:p>5.70E-01</text:p>
          </table:table-cell>
          <table:table-cell office:value-type="float" office:value="-0.54070138000000001" table:style-name="ce3">
            <text:p>-5.41E-01</text:p>
          </table:table-cell>
          <table:table-cell table:style-name="ce1"/>
          <table:table-cell office:value-type="float" office:value="2.0638557999999998" table:style-name="ce6">
            <text:p>2.06E+00</text:p>
          </table:table-cell>
          <table:table-cell office:value-type="float" office:value="0.65893844471537577" table:formula="of:=[.E61]/SQRT(9.81/1)" table:style-name="ce16">
            <text:p>6.59E-01</text:p>
          </table:table-cell>
          <table:table-cell office:value-type="float" office:value="-0.68721714" table:style-name="ce6">
            <text:p>-6.87E-01</text:p>
          </table:table-cell>
          <table:table-cell table:style-name="ce1"/>
          <table:table-cell office:value-type="float" office:value="1.7927706999999999" table:style-name="ce3">
            <text:p>1.79E+00</text:p>
          </table:table-cell>
          <table:table-cell office:value-type="float" office:value="0.57238763327810771" table:formula="of:=[.I61]/SQRT(9.81/1)" table:style-name="ce13">
            <text:p>5.72E-01</text:p>
          </table:table-cell>
          <table:table-cell office:value-type="float" office:value="-0.50268457" table:style-name="ce3">
            <text:p>-5.03E-01</text:p>
          </table:table-cell>
          <table:table-cell office:value-type="float" office:value="-1.5744542964299704" table:formula="of:=[.K61]*SQRT(9.81*1)" table:style-name="ce3">
            <text:p>-1.57E+00</text:p>
          </table:table-cell>
          <table:table-cell table:style-name="ce1"/>
          <table:table-cell office:value-type="float" office:value="1.2400868" table:style-name="ce9">
            <text:p>1.24E+00</text:p>
          </table:table-cell>
          <table:table-cell office:value-type="float" office:value="0.39592924433192828" table:formula="of:=[.N61]/SQRT(9.81/1)" table:style-name="ce16">
            <text:p>3.96E-01</text:p>
          </table:table-cell>
          <table:table-cell office:value-type="float" office:value="-0.45594465000000001" table:style-name="ce9">
            <text:p>-4.56E-01</text:p>
          </table:table-cell>
          <table:table-cell office:value-type="float" office:value="-1.4280605691293828" table:formula="of:=[.P61]*SQRT(9.81*1)" table:style-name="ce16">
            <text:p>-1.43E+00</text:p>
          </table:table-cell>
          <table:table-cell table:number-columns-repeated="16367"/>
        </table:table-row>
        <table:table-row table:style-name="ro1">
          <table:table-cell office:value-type="float" office:value="1.8159413" table:style-name="ce3">
            <text:p>1.82E+00</text:p>
          </table:table-cell>
          <table:table-cell office:value-type="float" office:value="0.57978543651955616" table:formula="of:=[.A62]/SQRT(9.81/1)" table:style-name="ce13">
            <text:p>5.80E-01</text:p>
          </table:table-cell>
          <table:table-cell office:value-type="float" office:value="-0.55716235000000003" table:style-name="ce3">
            <text:p>-5.57E-01</text:p>
          </table:table-cell>
          <table:table-cell table:style-name="ce1"/>
          <table:table-cell office:value-type="float" office:value="2.0919786999999999" table:style-name="ce6">
            <text:p>2.09E+00</text:p>
          </table:table-cell>
          <table:table-cell office:value-type="float" office:value="0.66791739566092445" table:formula="of:=[.E62]/SQRT(9.81/1)" table:style-name="ce16">
            <text:p>6.68E-01</text:p>
          </table:table-cell>
          <table:table-cell office:value-type="float" office:value="-0.70953231000000005" table:style-name="ce6">
            <text:p>-7.10E-01</text:p>
          </table:table-cell>
          <table:table-cell table:style-name="ce1"/>
          <table:table-cell office:value-type="float" office:value="1.824249" table:style-name="ce3">
            <text:p>1.82E+00</text:p>
          </table:table-cell>
          <table:table-cell office:value-type="float" office:value="0.58243788099613336" table:formula="of:=[.I62]/SQRT(9.81/1)" table:style-name="ce13">
            <text:p>5.82E-01</text:p>
          </table:table-cell>
          <table:table-cell office:value-type="float" office:value="-0.50556005999999998" table:style-name="ce3">
            <text:p>-5.06E-01</text:p>
          </table:table-cell>
          <table:table-cell office:value-type="float" office:value="-1.5834605955189625" table:formula="of:=[.K62]*SQRT(9.81*1)" table:style-name="ce3">
            <text:p>-1.58E+00</text:p>
          </table:table-cell>
          <table:table-cell table:style-name="ce1"/>
          <table:table-cell office:value-type="float" office:value="1.2624173999999999" table:style-name="ce9">
            <text:p>1.26E+00</text:p>
          </table:table-cell>
          <table:table-cell office:value-type="float" office:value="0.40305885621351473" table:formula="of:=[.N62]/SQRT(9.81/1)" table:style-name="ce16">
            <text:p>4.03E-01</text:p>
          </table:table-cell>
          <table:table-cell office:value-type="float" office:value="-0.46342803999999999" table:style-name="ce9">
            <text:p>-4.63E-01</text:p>
          </table:table-cell>
          <table:table-cell office:value-type="float" office:value="-1.4514992347270976" table:formula="of:=[.P62]*SQRT(9.81*1)" table:style-name="ce16">
            <text:p>-1.45E+00</text:p>
          </table:table-cell>
          <table:table-cell table:number-columns-repeated="16367"/>
        </table:table-row>
        <table:table-row table:style-name="ro1">
          <table:table-cell office:value-type="float" office:value="1.8473021000000001" table:style-name="ce3">
            <text:p>1.85E+00</text:p>
          </table:table-cell>
          <table:table-cell office:value-type="float" office:value="0.58979816937474394" table:formula="of:=[.A63]/SQRT(9.81/1)" table:style-name="ce13">
            <text:p>5.90E-01</text:p>
          </table:table-cell>
          <table:table-cell office:value-type="float" office:value="-0.57243847000000003" table:style-name="ce3">
            <text:p>-5.72E-01</text:p>
          </table:table-cell>
          <table:table-cell table:style-name="ce1"/>
          <table:table-cell office:value-type="float" office:value="2.1186102" table:style-name="ce6">
            <text:p>2.12E+00</text:p>
          </table:table-cell>
          <table:table-cell office:value-type="float" office:value="0.67642017923254683" table:formula="of:=[.E63]/SQRT(9.81/1)" table:style-name="ce16">
            <text:p>6.76E-01</text:p>
          </table:table-cell>
          <table:table-cell office:value-type="float" office:value="-0.73184749000000004" table:style-name="ce6">
            <text:p>-7.32E-01</text:p>
          </table:table-cell>
          <table:table-cell table:style-name="ce1"/>
          <table:table-cell office:value-type="float" office:value="1.8557273999999999" table:style-name="ce3">
            <text:p>1.86E+00</text:p>
          </table:table-cell>
          <table:table-cell office:value-type="float" office:value="0.59248816064170184" table:formula="of:=[.I63]/SQRT(9.81/1)" table:style-name="ce13">
            <text:p>5.92E-01</text:p>
          </table:table-cell>
          <table:table-cell office:value-type="float" office:value="-0.50843556000000001" table:style-name="ce3">
            <text:p>-5.08E-01</text:p>
          </table:table-cell>
          <table:table-cell office:value-type="float" office:value="-1.5924669259288742" table:formula="of:=[.K63]*SQRT(9.81*1)" table:style-name="ce3">
            <text:p>-1.59E+00</text:p>
          </table:table-cell>
          <table:table-cell table:style-name="ce1"/>
          <table:table-cell office:value-type="float" office:value="1.2624173999999999" table:style-name="ce9">
            <text:p>1.26E+00</text:p>
          </table:table-cell>
          <table:table-cell office:value-type="float" office:value="0.40305885621351473" table:formula="of:=[.N63]/SQRT(9.81/1)" table:style-name="ce16">
            <text:p>4.03E-01</text:p>
          </table:table-cell>
          <table:table-cell office:value-type="float" office:value="-0.46342803999999999" table:style-name="ce9">
            <text:p>-4.63E-01</text:p>
          </table:table-cell>
          <table:table-cell office:value-type="float" office:value="-1.4514992347270976" table:formula="of:=[.P63]*SQRT(9.81*1)" table:style-name="ce16">
            <text:p>-1.45E+00</text:p>
          </table:table-cell>
          <table:table-cell table:number-columns-repeated="16367"/>
        </table:table-row>
        <table:table-row table:style-name="ro1">
          <table:table-cell office:value-type="float" office:value="1.878663" table:style-name="ce3">
            <text:p>1.88E+00</text:p>
          </table:table-cell>
          <table:table-cell office:value-type="float" office:value="0.59981093415747466" table:formula="of:=[.A64]/SQRT(9.81/1)" table:style-name="ce13">
            <text:p>6.00E-01</text:p>
          </table:table-cell>
          <table:table-cell office:value-type="float" office:value="-0.58771459000000004" table:style-name="ce3">
            <text:p>-5.88E-01</text:p>
          </table:table-cell>
          <table:table-cell table:style-name="ce1"/>
          <table:table-cell office:value-type="float" office:value="2.1467152999999999" table:style-name="ce6">
            <text:p>2.15E+00</text:p>
          </table:table-cell>
          <table:table-cell office:value-type="float" office:value="0.68539344707546979" table:formula="of:=[.E64]/SQRT(9.81/1)" table:style-name="ce16">
            <text:p>6.85E-01</text:p>
          </table:table-cell>
          <table:table-cell office:value-type="float" office:value="-0.74360419" table:style-name="ce6">
            <text:p>-7.44E-01</text:p>
          </table:table-cell>
          <table:table-cell table:style-name="ce1"/>
          <table:table-cell office:value-type="float" office:value="1.8872058" table:style-name="ce3">
            <text:p>1.89E+00</text:p>
          </table:table-cell>
          <table:table-cell office:value-type="float" office:value="0.60253844028727033" table:formula="of:=[.I64]/SQRT(9.81/1)" table:style-name="ce13">
            <text:p>6.03E-01</text:p>
          </table:table-cell>
          <table:table-cell office:value-type="float" office:value="-0.51073595999999999" table:style-name="ce3">
            <text:p>-5.11E-01</text:p>
          </table:table-cell>
          <table:table-cell office:value-type="float" office:value="-1.5996719902568035" table:formula="of:=[.K64]*SQRT(9.81*1)" table:style-name="ce3">
            <text:p>-1.60E+00</text:p>
          </table:table-cell>
          <table:table-cell table:style-name="ce1"/>
          <table:table-cell office:value-type="float" office:value="1.2847481000000001" table:style-name="ce9">
            <text:p>1.28E+00</text:p>
          </table:table-cell>
          <table:table-cell office:value-type="float" office:value="0.41018850002264412" table:formula="of:=[.N64]/SQRT(9.81/1)" table:style-name="ce16">
            <text:p>4.10E-01</text:p>
          </table:table-cell>
          <table:table-cell office:value-type="float" office:value="-0.47091144000000001" table:style-name="ce9">
            <text:p>-4.71E-01</text:p>
          </table:table-cell>
          <table:table-cell office:value-type="float" office:value="-1.4749379316457321" table:formula="of:=[.P64]*SQRT(9.81*1)" table:style-name="ce16">
            <text:p>-1.47E+00</text:p>
          </table:table-cell>
          <table:table-cell table:number-columns-repeated="16367"/>
        </table:table-row>
        <table:table-row table:style-name="ro1">
          <table:table-cell office:value-type="float" office:value="1.9100239000000001" table:style-name="ce3">
            <text:p>1.91E+00</text:p>
          </table:table-cell>
          <table:table-cell office:value-type="float" office:value="0.60982369894020527" table:formula="of:=[.A65]/SQRT(9.81/1)" table:style-name="ce13">
            <text:p>6.10E-01</text:p>
          </table:table-cell>
          <table:table-cell office:value-type="float" office:value="-0.60417557" table:style-name="ce3">
            <text:p>-6.04E-01</text:p>
          </table:table-cell>
          <table:table-cell table:style-name="ce1"/>
          <table:table-cell office:value-type="float" office:value="2.1733468" table:style-name="ce6">
            <text:p>2.17E+00</text:p>
          </table:table-cell>
          <table:table-cell office:value-type="float" office:value="0.69389623064709216" table:formula="of:=[.E65]/SQRT(9.81/1)" table:style-name="ce16">
            <text:p>6.94E-01</text:p>
          </table:table-cell>
          <table:table-cell office:value-type="float" office:value="-0.75417676" table:style-name="ce6">
            <text:p>-7.54E-01</text:p>
          </table:table-cell>
          <table:table-cell table:style-name="ce1"/>
          <table:table-cell office:value-type="float" office:value="1.9186842" table:style-name="ce3">
            <text:p>1.92E+00</text:p>
          </table:table-cell>
          <table:table-cell office:value-type="float" office:value="0.61258871993283881" table:formula="of:=[.I65]/SQRT(9.81/1)" table:style-name="ce13">
            <text:p>6.13E-01</text:p>
          </table:table-cell>
          <table:table-cell office:value-type="float" office:value="-0.51322729" table:style-name="ce3">
            <text:p>-5.13E-01</text:p>
          </table:table-cell>
          <table:table-cell office:value-type="float" office:value="-1.6074750649012568" table:formula="of:=[.K65]*SQRT(9.81*1)" table:style-name="ce3">
            <text:p>-1.61E+00</text:p>
          </table:table-cell>
          <table:table-cell table:style-name="ce1"/>
          <table:table-cell office:value-type="float" office:value="1.3055958999999999" table:style-name="ce9">
            <text:p>1.31E+00</text:p>
          </table:table-cell>
          <table:table-cell office:value-type="float" office:value="0.41684469029898857" table:formula="of:=[.N65]/SQRT(9.81/1)" table:style-name="ce16">
            <text:p>4.17E-01</text:p>
          </table:table-cell>
          <table:table-cell office:value-type="float" office:value="-0.47858594999999998" table:style-name="ce9">
            <text:p>-4.79E-01</text:p>
          </table:table-cell>
          <table:table-cell office:value-type="float" office:value="-1.4989752026574417" table:formula="of:=[.P65]*SQRT(9.81*1)" table:style-name="ce16">
            <text:p>-1.50E+00</text:p>
          </table:table-cell>
          <table:table-cell table:number-columns-repeated="16367"/>
        </table:table-row>
        <table:table-row table:style-name="ro1">
          <table:table-cell office:value-type="float" office:value="1.9413847" table:style-name="ce3">
            <text:p>1.94E+00</text:p>
          </table:table-cell>
          <table:table-cell office:value-type="float" office:value="0.61983643179539305" table:formula="of:=[.A66]/SQRT(9.81/1)" table:style-name="ce13">
            <text:p>6.20E-01</text:p>
          </table:table-cell>
          <table:table-cell office:value-type="float" office:value="-0.61945169" table:style-name="ce3">
            <text:p>-6.19E-01</text:p>
          </table:table-cell>
          <table:table-cell table:style-name="ce1"/>
          <table:table-cell office:value-type="float" office:value="2.2014520000000002" table:style-name="ce6">
            <text:p>2.20E+00</text:p>
          </table:table-cell>
          <table:table-cell office:value-type="float" office:value="0.70286953041755806" table:formula="of:=[.E66]/SQRT(9.81/1)" table:style-name="ce16">
            <text:p>7.03E-01</text:p>
          </table:table-cell>
          <table:table-cell office:value-type="float" office:value="-0.77649193000000005" table:style-name="ce6">
            <text:p>-7.76E-01</text:p>
          </table:table-cell>
          <table:table-cell table:style-name="ce1"/>
          <table:table-cell office:value-type="float" office:value="1.9501625" table:style-name="ce3">
            <text:p>1.95E+00</text:p>
          </table:table-cell>
          <table:table-cell office:value-type="float" office:value="0.62263896765086457" table:formula="of:=[.I66]/SQRT(9.81/1)" table:style-name="ce13">
            <text:p>6.23E-01</text:p>
          </table:table-cell>
          <table:table-cell office:value-type="float" office:value="-0.51495259000000004" table:style-name="ce3">
            <text:p>-5.15E-01</text:p>
          </table:table-cell>
          <table:table-cell office:value-type="float" office:value="-1.612878863147204" table:formula="of:=[.K66]*SQRT(9.81*1)" table:style-name="ce3">
            <text:p>-1.61E+00</text:p>
          </table:table-cell>
          <table:table-cell table:style-name="ce1"/>
          <table:table-cell office:value-type="float" office:value="1.3279266000000001" table:style-name="ce9">
            <text:p>1.33E+00</text:p>
          </table:table-cell>
          <table:table-cell office:value-type="float" office:value="0.42397433410811797" table:formula="of:=[.N66]/SQRT(9.81/1)" table:style-name="ce16">
            <text:p>4.24E-01</text:p>
          </table:table-cell>
          <table:table-cell office:value-type="float" office:value="-0.48242435" table:style-name="ce9">
            <text:p>-4.82E-01</text:p>
          </table:table-cell>
          <table:table-cell office:value-type="float" office:value="-1.5109974244085824" table:formula="of:=[.P66]*SQRT(9.81*1)" table:style-name="ce16">
            <text:p>-1.51E+00</text:p>
          </table:table-cell>
          <table:table-cell table:number-columns-repeated="16367"/>
        </table:table-row>
        <table:table-row table:style-name="ro1">
          <table:table-cell office:value-type="float" office:value="1.9727456000000001" table:style-name="ce3">
            <text:p>1.97E+00</text:p>
          </table:table-cell>
          <table:table-cell office:value-type="float" office:value="0.62984919657812377" table:formula="of:=[.A67]/SQRT(9.81/1)" table:style-name="ce13">
            <text:p>6.30E-01</text:p>
          </table:table-cell>
          <table:table-cell office:value-type="float" office:value="-0.63591266000000002" table:style-name="ce3">
            <text:p>-6.36E-01</text:p>
          </table:table-cell>
          <table:table-cell table:style-name="ce1"/>
          <table:table-cell office:value-type="float" office:value="2.2295748" table:style-name="ce6">
            <text:p>2.23E+00</text:p>
          </table:table-cell>
          <table:table-cell office:value-type="float" office:value="0.7118484494355638" table:formula="of:=[.E67]/SQRT(9.81/1)" table:style-name="ce16">
            <text:p>7.12E-01</text:p>
          </table:table-cell>
          <table:table-cell office:value-type="float" office:value="-0.79880711000000004" table:style-name="ce6">
            <text:p>-7.99E-01</text:p>
          </table:table-cell>
          <table:table-cell table:style-name="ce1"/>
          <table:table-cell office:value-type="float" office:value="1.9816408999999999" table:style-name="ce3">
            <text:p>1.98E+00</text:p>
          </table:table-cell>
          <table:table-cell office:value-type="float" office:value="0.63268924729643294" table:formula="of:=[.I67]/SQRT(9.81/1)" table:style-name="ce13">
            <text:p>6.33E-01</text:p>
          </table:table-cell>
          <table:table-cell office:value-type="float" office:value="-0.51667788999999997" table:style-name="ce3">
            <text:p>-5.17E-01</text:p>
          </table:table-cell>
          <table:table-cell office:value-type="float" office:value="-1.6182826613931507" table:formula="of:=[.K67]*SQRT(9.81*1)" table:style-name="ce3">
            <text:p>-1.62E+00</text:p>
          </table:table-cell>
          <table:table-cell table:style-name="ce1"/>
          <table:table-cell office:value-type="float" office:value="1.3487745" table:style-name="ce9">
            <text:p>1.35E+00</text:p>
          </table:table-cell>
          <table:table-cell office:value-type="float" office:value="0.43063055631200525" table:formula="of:=[.N67]/SQRT(9.81/1)" table:style-name="ce16">
            <text:p>4.31E-01</text:p>
          </table:table-cell>
          <table:table-cell office:value-type="float" office:value="-0.48990774999999998" table:style-name="ce9">
            <text:p>-4.90E-01</text:p>
          </table:table-cell>
          <table:table-cell office:value-type="float" office:value="-1.5344361213272169" table:formula="of:=[.P67]*SQRT(9.81*1)" table:style-name="ce16">
            <text:p>-1.53E+00</text:p>
          </table:table-cell>
          <table:table-cell table:number-columns-repeated="16367"/>
        </table:table-row>
        <table:table-row table:style-name="ro1">
          <table:table-cell office:value-type="float" office:value="2.0041064999999998" table:style-name="ce3">
            <text:p>2.00E+00</text:p>
          </table:table-cell>
          <table:table-cell office:value-type="float" office:value="0.63986196136085438" table:formula="of:=[.A68]/SQRT(9.81/1)" table:style-name="ce13">
            <text:p>6.40E-01</text:p>
          </table:table-cell>
          <table:table-cell office:value-type="float" office:value="-0.65118878999999996" table:style-name="ce3">
            <text:p>-6.51E-01</text:p>
          </table:table-cell>
          <table:table-cell table:style-name="ce1"/>
          <table:table-cell office:value-type="float" office:value="2.2562063999999999" table:style-name="ce6">
            <text:p>2.26E+00</text:p>
          </table:table-cell>
          <table:table-cell office:value-type="float" office:value="0.72035126493472901" table:formula="of:=[.E68]/SQRT(9.81/1)" table:style-name="ce16">
            <text:p>7.20E-01</text:p>
          </table:table-cell>
          <table:table-cell office:value-type="float" office:value="-0.81056381" table:style-name="ce6">
            <text:p>-8.11E-01</text:p>
          </table:table-cell>
          <table:table-cell table:style-name="ce1"/>
          <table:table-cell office:value-type="float" office:value="2.0131193000000001" table:style-name="ce3">
            <text:p>2.01E+00</text:p>
          </table:table-cell>
          <table:table-cell office:value-type="float" office:value="0.64273952694200154" table:formula="of:=[.I68]/SQRT(9.81/1)" table:style-name="ce13">
            <text:p>6.43E-01</text:p>
          </table:table-cell>
          <table:table-cell office:value-type="float" office:value="-0.51840319000000001" table:style-name="ce3">
            <text:p>-5.18E-01</text:p>
          </table:table-cell>
          <table:table-cell office:value-type="float" office:value="-1.6236864596390979" table:formula="of:=[.K68]*SQRT(9.81*1)" table:style-name="ce3">
            <text:p>-1.62E+00</text:p>
          </table:table-cell>
          <table:table-cell table:style-name="ce1"/>
          <table:table-cell office:value-type="float" office:value="1.3711051000000001" table:style-name="ce9">
            <text:p>1.37E+00</text:p>
          </table:table-cell>
          <table:table-cell office:value-type="float" office:value="0.43776016819359176" table:formula="of:=[.N68]/SQRT(9.81/1)" table:style-name="ce16">
            <text:p>4.38E-01</text:p>
          </table:table-cell>
          <table:table-cell office:value-type="float" office:value="-0.49374614999999999" table:style-name="ce9">
            <text:p>-4.94E-01</text:p>
          </table:table-cell>
          <table:table-cell office:value-type="float" office:value="-1.5464583430783576" table:formula="of:=[.P68]*SQRT(9.81*1)" table:style-name="ce16">
            <text:p>-1.55E+00</text:p>
          </table:table-cell>
          <table:table-cell table:number-columns-repeated="16367"/>
        </table:table-row>
        <table:table-row table:style-name="ro1">
          <table:table-cell office:value-type="float" office:value="2.0354673999999999" table:style-name="ce3">
            <text:p>2.04E+00</text:p>
          </table:table-cell>
          <table:table-cell office:value-type="float" office:value="0.6498747261435851" table:formula="of:=[.A69]/SQRT(9.81/1)" table:style-name="ce13">
            <text:p>6.50E-01</text:p>
          </table:table-cell>
          <table:table-cell office:value-type="float" office:value="-0.66764975999999998" table:style-name="ce3">
            <text:p>-6.68E-01</text:p>
          </table:table-cell>
          <table:table-cell table:style-name="ce1"/>
          <table:table-cell office:value-type="float" office:value="2.2843114999999998" table:style-name="ce6">
            <text:p>2.28E+00</text:p>
          </table:table-cell>
          <table:table-cell office:value-type="float" office:value="0.72932453277765197" table:formula="of:=[.E69]/SQRT(9.81/1)" table:style-name="ce16">
            <text:p>7.29E-01</text:p>
          </table:table-cell>
          <table:table-cell office:value-type="float" office:value="-0.82113638" table:style-name="ce6">
            <text:p>-8.21E-01</text:p>
          </table:table-cell>
          <table:table-cell table:style-name="ce1"/>
          <table:table-cell office:value-type="float" office:value="2.0431047000000002" table:style-name="ce3">
            <text:p>2.04E+00</text:p>
          </table:table-cell>
          <table:table-cell office:value-type="float" office:value="0.65231312837295841" table:formula="of:=[.I69]/SQRT(9.81/1)" table:style-name="ce13">
            <text:p>6.52E-01</text:p>
          </table:table-cell>
          <table:table-cell office:value-type="float" office:value="-0.51993756000000002" table:style-name="ce3">
            <text:p>-5.20E-01</text:p>
          </table:table-cell>
          <table:table-cell office:value-type="float" office:value="-1.6284922475685211" table:formula="of:=[.K69]*SQRT(9.81*1)" table:style-name="ce3">
            <text:p>-1.63E+00</text:p>
          </table:table-cell>
          <table:table-cell table:style-name="ce1"/>
          <table:table-cell office:value-type="float" office:value="1.3919351" table:style-name="ce9">
            <text:p>1.39E+00</text:p>
          </table:table-cell>
          <table:table-cell office:value-type="float" office:value="0.4444106753673106" table:formula="of:=[.N69]/SQRT(9.81/1)" table:style-name="ce16">
            <text:p>4.44E-01</text:p>
          </table:table-cell>
          <table:table-cell office:value-type="float" office:value="-0.49739114000000001" table:style-name="ce9">
            <text:p>-4.97E-01</text:p>
          </table:table-cell>
          <table:table-cell office:value-type="float" office:value="-1.5578747869249316" table:formula="of:=[.P69]*SQRT(9.81*1)" table:style-name="ce16">
            <text:p>-1.56E+00</text:p>
          </table:table-cell>
          <table:table-cell table:number-columns-repeated="16367"/>
        </table:table-row>
        <table:table-row table:style-name="ro1">
          <table:table-cell office:value-type="float" office:value="2.0653408" table:style-name="ce3">
            <text:p>2.07E+00</text:p>
          </table:table-cell>
          <table:table-cell office:value-type="float" office:value="0.65941256872656029" table:formula="of:=[.A70]/SQRT(9.81/1)" table:style-name="ce13">
            <text:p>6.59E-01</text:p>
          </table:table-cell>
          <table:table-cell office:value-type="float" office:value="-0.68411073" table:style-name="ce3">
            <text:p>-6.84E-01</text:p>
          </table:table-cell>
          <table:table-cell table:style-name="ce1"/>
          <table:table-cell office:value-type="float" office:value="2.310943" table:style-name="ce6">
            <text:p>2.31E+00</text:p>
          </table:table-cell>
          <table:table-cell office:value-type="float" office:value="0.73782731634927434" table:formula="of:=[.E70]/SQRT(9.81/1)" table:style-name="ce16">
            <text:p>7.38E-01</text:p>
          </table:table-cell>
          <table:table-cell office:value-type="float" office:value="-0.84345155000000005" table:style-name="ce6">
            <text:p>-8.43E-01</text:p>
          </table:table-cell>
          <table:table-cell table:style-name="ce1"/>
          <table:table-cell office:value-type="float" office:value="2.0745830999999999" table:style-name="ce3">
            <text:p>2.07E+00</text:p>
          </table:table-cell>
          <table:table-cell office:value-type="float" office:value="0.66236340801852678" table:formula="of:=[.I70]/SQRT(9.81/1)" table:style-name="ce13">
            <text:p>6.62E-01</text:p>
          </table:table-cell>
          <table:table-cell office:value-type="float" office:value="-0.52127869000000004" table:style-name="ce3">
            <text:p>-5.21E-01</text:p>
          </table:table-cell>
          <table:table-cell office:value-type="float" office:value="-1.6326927900490098" table:formula="of:=[.K70]*SQRT(9.81*1)" table:style-name="ce3">
            <text:p>-1.63E+00</text:p>
          </table:table-cell>
          <table:table-cell table:style-name="ce1"/>
          <table:table-cell office:value-type="float" office:value="1.4142657999999999" table:style-name="ce9">
            <text:p>1.41E+00</text:p>
          </table:table-cell>
          <table:table-cell office:value-type="float" office:value="0.45154031917643989" table:formula="of:=[.N70]/SQRT(9.81/1)" table:style-name="ce16">
            <text:p>4.52E-01</text:p>
          </table:table-cell>
          <table:table-cell office:value-type="float" office:value="-0.50506565000000003" table:style-name="ce9">
            <text:p>-5.05E-01</text:p>
          </table:table-cell>
          <table:table-cell office:value-type="float" office:value="-1.5819120579366415" table:formula="of:=[.P70]*SQRT(9.81*1)" table:style-name="ce16">
            <text:p>-1.58E+00</text:p>
          </table:table-cell>
          <table:table-cell table:number-columns-repeated="16367"/>
        </table:table-row>
        <table:table-row table:style-name="ro1">
          <table:table-cell office:value-type="float" office:value="2.0967017000000001" table:style-name="ce3">
            <text:p>2.10E+00</text:p>
          </table:table-cell>
          <table:table-cell office:value-type="float" office:value="0.66942533350929101" table:formula="of:=[.A71]/SQRT(9.81/1)" table:style-name="ce13">
            <text:p>6.69E-01</text:p>
          </table:table-cell>
          <table:table-cell office:value-type="float" office:value="-0.69938686000000005" table:style-name="ce3">
            <text:p>-6.99E-01</text:p>
          </table:table-cell>
          <table:table-cell table:style-name="ce1"/>
          <table:table-cell office:value-type="float" office:value="2.3390480999999999" table:style-name="ce6">
            <text:p>2.34E+00</text:p>
          </table:table-cell>
          <table:table-cell office:value-type="float" office:value="0.7468005841921973" table:formula="of:=[.E71]/SQRT(9.81/1)" table:style-name="ce16">
            <text:p>7.47E-01</text:p>
          </table:table-cell>
          <table:table-cell office:value-type="float" office:value="-0.85519414999999999" table:style-name="ce6">
            <text:p>-8.55E-01</text:p>
          </table:table-cell>
          <table:table-cell table:style-name="ce1"/>
          <table:table-cell office:value-type="float" office:value="2.1060614000000002" table:style-name="ce3">
            <text:p>2.11E+00</text:p>
          </table:table-cell>
          <table:table-cell office:value-type="float" office:value="0.67241365573655254" table:formula="of:=[.I71]/SQRT(9.81/1)" table:style-name="ce13">
            <text:p>6.72E-01</text:p>
          </table:table-cell>
          <table:table-cell office:value-type="float" office:value="-0.52281306000000005" table:style-name="ce3">
            <text:p>-5.23E-01</text:p>
          </table:table-cell>
          <table:table-cell office:value-type="float" office:value="-1.6374985779784328" table:formula="of:=[.K71]*SQRT(9.81*1)" table:style-name="ce3">
            <text:p>-1.64E+00</text:p>
          </table:table-cell>
          <table:table-cell table:style-name="ce1"/>
          <table:table-cell office:value-type="float" office:value="1.4365964" table:style-name="ce9">
            <text:p>1.44E+00</text:p>
          </table:table-cell>
          <table:table-cell office:value-type="float" office:value="0.45866993105802639" table:formula="of:=[.N71]/SQRT(9.81/1)" table:style-name="ce16">
            <text:p>4.59E-01</text:p>
          </table:table-cell>
          <table:table-cell office:value-type="float" office:value="-0.50506565000000003" table:style-name="ce9">
            <text:p>-5.05E-01</text:p>
          </table:table-cell>
          <table:table-cell office:value-type="float" office:value="-1.5819120579366415" table:formula="of:=[.P71]*SQRT(9.81*1)" table:style-name="ce16">
            <text:p>-1.58E+00</text:p>
          </table:table-cell>
          <table:table-cell table:number-columns-repeated="16367"/>
        </table:table-row>
        <table:table-row table:style-name="ro1">
          <table:table-cell office:value-type="float" office:value="2.1280625999999998" table:style-name="ce3">
            <text:p>2.13E+00</text:p>
          </table:table-cell>
          <table:table-cell office:value-type="float" office:value="0.67943809829202162" table:formula="of:=[.A72]/SQRT(9.81/1)" table:style-name="ce13">
            <text:p>6.79E-01</text:p>
          </table:table-cell>
          <table:table-cell office:value-type="float" office:value="-0.71584782999999996" table:style-name="ce3">
            <text:p>-7.16E-01</text:p>
          </table:table-cell>
          <table:table-cell table:style-name="ce1"/>
          <table:table-cell office:value-type="float" office:value="2.3656796" table:style-name="ce6">
            <text:p>2.37E+00</text:p>
          </table:table-cell>
          <table:table-cell office:value-type="float" office:value="0.75530336776381979" table:formula="of:=[.E72]/SQRT(9.81/1)" table:style-name="ce16">
            <text:p>7.55E-01</text:p>
          </table:table-cell>
          <table:table-cell office:value-type="float" office:value="-0.87752342000000005" table:style-name="ce6">
            <text:p>-8.78E-01</text:p>
          </table:table-cell>
          <table:table-cell table:style-name="ce1"/>
          <table:table-cell office:value-type="float" office:value="2.1375397999999999" table:style-name="ce3">
            <text:p>2.14E+00</text:p>
          </table:table-cell>
          <table:table-cell office:value-type="float" office:value="0.68246393538212091" table:formula="of:=[.I72]/SQRT(9.81/1)" table:style-name="ce13">
            <text:p>6.82E-01</text:p>
          </table:table-cell>
          <table:table-cell office:value-type="float" office:value="-0.52377001999999995" table:style-name="ce3">
            <text:p>-5.24E-01</text:p>
          </table:table-cell>
          <table:table-cell office:value-type="float" office:value="-1.6404958646934626" table:formula="of:=[.K72]*SQRT(9.81*1)" table:style-name="ce3">
            <text:p>-1.64E+00</text:p>
          </table:table-cell>
          <table:table-cell table:style-name="ce1"/>
          <table:table-cell office:value-type="float" office:value="1.4574442999999999" table:style-name="ce9">
            <text:p>1.46E+00</text:p>
          </table:table-cell>
          <table:table-cell office:value-type="float" office:value="0.46532615326191373" table:formula="of:=[.N72]/SQRT(9.81/1)" table:style-name="ce16">
            <text:p>4.65E-01</text:p>
          </table:table-cell>
          <table:table-cell office:value-type="float" office:value="-0.51254904999999995" table:style-name="ce9">
            <text:p>-5.13E-01</text:p>
          </table:table-cell>
          <table:table-cell office:value-type="float" office:value="-1.6053507548552757" table:formula="of:=[.P72]*SQRT(9.81*1)" table:style-name="ce16">
            <text:p>-1.61E+00</text:p>
          </table:table-cell>
          <table:table-cell table:number-columns-repeated="16367"/>
        </table:table-row>
        <table:table-row table:style-name="ro1">
          <table:table-cell office:value-type="float" office:value="2.1594234000000001" table:style-name="ce3">
            <text:p>2.16E+00</text:p>
          </table:table-cell>
          <table:table-cell office:value-type="float" office:value="0.68945083114720951" table:formula="of:=[.A73]/SQRT(9.81/1)" table:style-name="ce13">
            <text:p>6.89E-01</text:p>
          </table:table-cell>
          <table:table-cell office:value-type="float" office:value="-0.73229469999999997" table:style-name="ce3">
            <text:p>-7.32E-01</text:p>
          </table:table-cell>
          <table:table-cell table:style-name="ce1"/>
          <table:table-cell office:value-type="float" office:value="2.3656796" table:style-name="ce6">
            <text:p>2.37E+00</text:p>
          </table:table-cell>
          <table:table-cell office:value-type="float" office:value="0.75530336776381979" table:formula="of:=[.E73]/SQRT(9.81/1)" table:style-name="ce16">
            <text:p>7.55E-01</text:p>
          </table:table-cell>
          <table:table-cell office:value-type="float" office:value="-0.87752342000000005" table:style-name="ce6">
            <text:p>-8.78E-01</text:p>
          </table:table-cell>
          <table:table-cell table:style-name="ce1"/>
          <table:table-cell office:value-type="float" office:value="2.1690182" table:style-name="ce3">
            <text:p>2.17E+00</text:p>
          </table:table-cell>
          <table:table-cell office:value-type="float" office:value="0.69251421502768939" table:formula="of:=[.I73]/SQRT(9.81/1)" table:style-name="ce13">
            <text:p>6.93E-01</text:p>
          </table:table-cell>
          <table:table-cell office:value-type="float" office:value="-0.52472929000000001" table:style-name="ce3">
            <text:p>-5.25E-01</text:p>
          </table:table-cell>
          <table:table-cell office:value-type="float" office:value="-1.6435003865409037" table:formula="of:=[.K73]*SQRT(9.81*1)" table:style-name="ce3">
            <text:p>-1.64E+00</text:p>
          </table:table-cell>
          <table:table-cell table:style-name="ce1"/>
          <table:table-cell office:value-type="float" office:value="1.4797750000000001" table:style-name="ce9">
            <text:p>1.48E+00</text:p>
          </table:table-cell>
          <table:table-cell office:value-type="float" office:value="0.47245579707104307" table:formula="of:=[.N73]/SQRT(9.81/1)" table:style-name="ce16">
            <text:p>4.72E-01</text:p>
          </table:table-cell>
          <table:table-cell office:value-type="float" office:value="-0.51638744999999997" table:style-name="ce9">
            <text:p>-5.16E-01</text:p>
          </table:table-cell>
          <table:table-cell office:value-type="float" office:value="-1.6173729766064164" table:formula="of:=[.P73]*SQRT(9.81*1)" table:style-name="ce16">
            <text:p>-1.62E+00</text:p>
          </table:table-cell>
          <table:table-cell table:number-columns-repeated="16367"/>
        </table:table-row>
        <table:table-row table:style-name="ro1">
          <table:table-cell office:value-type="float" office:value="2.1907842999999998" table:style-name="ce3">
            <text:p>2.19E+00</text:p>
          </table:table-cell>
          <table:table-cell office:value-type="float" office:value="0.69946359592994012" table:formula="of:=[.A74]/SQRT(9.81/1)" table:style-name="ce13">
            <text:p>6.99E-01</text:p>
          </table:table-cell>
          <table:table-cell office:value-type="float" office:value="-0.74875566999999998" table:style-name="ce3">
            <text:p>-7.49E-01</text:p>
          </table:table-cell>
          <table:table-cell table:style-name="ce1"/>
          <table:table-cell office:value-type="float" office:value="2.3938025000000001" table:style-name="ce6">
            <text:p>2.39E+00</text:p>
          </table:table-cell>
          <table:table-cell office:value-type="float" office:value="0.76428231870936836" table:formula="of:=[.E74]/SQRT(9.81/1)" table:style-name="ce16">
            <text:p>7.64E-01</text:p>
          </table:table-cell>
          <table:table-cell office:value-type="float" office:value="-0.888096" table:style-name="ce6">
            <text:p>-8.88E-01</text:p>
          </table:table-cell>
          <table:table-cell table:style-name="ce1"/>
          <table:table-cell office:value-type="float" office:value="2.2004964999999999" table:style-name="ce3">
            <text:p>2.20E+00</text:p>
          </table:table-cell>
          <table:table-cell office:value-type="float" office:value="0.70256446274571505" table:formula="of:=[.I74]/SQRT(9.81/1)" table:style-name="ce13">
            <text:p>7.03E-01</text:p>
          </table:table-cell>
          <table:table-cell office:value-type="float" office:value="-0.52511344999999998" table:style-name="ce3">
            <text:p>-5.25E-01</text:p>
          </table:table-cell>
          <table:table-cell office:value-type="float" office:value="-1.6447036109854425" table:formula="of:=[.K74]*SQRT(9.81*1)" table:style-name="ce3">
            <text:p>-1.64E+00</text:p>
          </table:table-cell>
          <table:table-cell table:style-name="ce1"/>
          <table:table-cell office:value-type="float" office:value="1.5021055999999999" table:style-name="ce9">
            <text:p>1.50E+00</text:p>
          </table:table-cell>
          <table:table-cell office:value-type="float" office:value="0.47958540895262952" table:formula="of:=[.N74]/SQRT(9.81/1)" table:style-name="ce16">
            <text:p>4.80E-01</text:p>
          </table:table-cell>
          <table:table-cell office:value-type="float" office:value="-0.52022586000000004" table:style-name="ce9">
            <text:p>-5.20E-01</text:p>
          </table:table-cell>
          <table:table-cell office:value-type="float" office:value="-1.6293952296784768" table:formula="of:=[.P74]*SQRT(9.81*1)" table:style-name="ce16">
            <text:p>-1.63E+00</text:p>
          </table:table-cell>
          <table:table-cell table:number-columns-repeated="16367"/>
        </table:table-row>
        <table:table-row table:style-name="ro1">
          <table:table-cell office:value-type="float" office:value="2.2221451999999999" table:style-name="ce3">
            <text:p>2.22E+00</text:p>
          </table:table-cell>
          <table:table-cell office:value-type="float" office:value="0.70947636071267073" table:formula="of:=[.A75]/SQRT(9.81/1)" table:style-name="ce13">
            <text:p>7.09E-01</text:p>
          </table:table-cell>
          <table:table-cell office:value-type="float" office:value="-0.76521665000000005" table:style-name="ce3">
            <text:p>-7.65E-01</text:p>
          </table:table-cell>
          <table:table-cell table:style-name="ce1"/>
          <table:table-cell office:value-type="float" office:value="2.4204340000000002" table:style-name="ce6">
            <text:p>2.42E+00</text:p>
          </table:table-cell>
          <table:table-cell office:value-type="float" office:value="0.77278510228099084" table:formula="of:=[.E75]/SQRT(9.81/1)" table:style-name="ce16">
            <text:p>7.73E-01</text:p>
          </table:table-cell>
          <table:table-cell office:value-type="float" office:value="-0.91041117000000005" table:style-name="ce6">
            <text:p>-9.10E-01</text:p>
          </table:table-cell>
          <table:table-cell table:style-name="ce1"/>
          <table:table-cell office:value-type="float" office:value="2.2319749" table:style-name="ce3">
            <text:p>2.23E+00</text:p>
          </table:table-cell>
          <table:table-cell office:value-type="float" office:value="0.71261474239128353" table:formula="of:=[.I75]/SQRT(9.81/1)" table:style-name="ce13">
            <text:p>7.13E-01</text:p>
          </table:table-cell>
          <table:table-cell office:value-type="float" office:value="-0.52568855000000003" table:style-name="ce3">
            <text:p>-5.26E-01</text:p>
          </table:table-cell>
          <table:table-cell office:value-type="float" office:value="-1.6465048770674249" table:formula="of:=[.K75]*SQRT(9.81*1)" table:style-name="ce3">
            <text:p>-1.65E+00</text:p>
          </table:table-cell>
          <table:table-cell table:style-name="ce1"/>
          <table:table-cell office:value-type="float" office:value="1.5229535000000001" table:style-name="ce9">
            <text:p>1.52E+00</text:p>
          </table:table-cell>
          <table:table-cell office:value-type="float" office:value="0.48624163115651692" table:formula="of:=[.N75]/SQRT(9.81/1)" table:style-name="ce16">
            <text:p>4.86E-01</text:p>
          </table:table-cell>
          <table:table-cell office:value-type="float" office:value="-0.52770925000000002" table:style-name="ce9">
            <text:p>-5.28E-01</text:p>
          </table:table-cell>
          <table:table-cell office:value-type="float" office:value="-1.6528338952761916" table:formula="of:=[.P75]*SQRT(9.81*1)" table:style-name="ce16">
            <text:p>-1.65E+00</text:p>
          </table:table-cell>
          <table:table-cell table:number-columns-repeated="16367"/>
        </table:table-row>
        <table:table-row table:style-name="ro1">
          <table:table-cell office:value-type="float" office:value="2.2535059999999998" table:style-name="ce3">
            <text:p>2.25E+00</text:p>
          </table:table-cell>
          <table:table-cell office:value-type="float" office:value="0.71948909356785851" table:formula="of:=[.A76]/SQRT(9.81/1)" table:style-name="ce13">
            <text:p>7.19E-01</text:p>
          </table:table-cell>
          <table:table-cell office:value-type="float" office:value="-0.78049276999999995" table:style-name="ce3">
            <text:p>-7.80E-01</text:p>
          </table:table-cell>
          <table:table-cell table:style-name="ce1"/>
          <table:table-cell office:value-type="float" office:value="2.4485391999999999" table:style-name="ce6">
            <text:p>2.45E+00</text:p>
          </table:table-cell>
          <table:table-cell office:value-type="float" office:value="0.78175840205145652" table:formula="of:=[.E76]/SQRT(9.81/1)" table:style-name="ce16">
            <text:p>7.82E-01</text:p>
          </table:table-cell>
          <table:table-cell office:value-type="float" office:value="-0.93272633999999999" table:style-name="ce6">
            <text:p>-9.33E-01</text:p>
          </table:table-cell>
          <table:table-cell table:style-name="ce1"/>
          <table:table-cell office:value-type="float" office:value="2.2634533000000001" table:style-name="ce3">
            <text:p>2.26E+00</text:p>
          </table:table-cell>
          <table:table-cell office:value-type="float" office:value="0.72266502203685212" table:formula="of:=[.I76]/SQRT(9.81/1)" table:style-name="ce13">
            <text:p>7.23E-01</text:p>
          </table:table-cell>
          <table:table-cell office:value-type="float" office:value="-0.52607042000000004" table:style-name="ce3">
            <text:p>-5.26E-01</text:p>
          </table:table-cell>
          <table:table-cell office:value-type="float" office:value="-1.6477009290213922" table:formula="of:=[.K76]*SQRT(9.81*1)" table:style-name="ce3">
            <text:p>-1.65E+00</text:p>
          </table:table-cell>
          <table:table-cell table:style-name="ce1"/>
          <table:table-cell office:value-type="float" office:value="1.5452840999999999" table:style-name="ce9">
            <text:p>1.55E+00</text:p>
          </table:table-cell>
          <table:table-cell office:value-type="float" office:value="0.49337124303810337" table:formula="of:=[.N76]/SQRT(9.81/1)" table:style-name="ce16">
            <text:p>4.93E-01</text:p>
          </table:table-cell>
          <table:table-cell office:value-type="float" office:value="-0.53154535999999997" table:style-name="ce9">
            <text:p>-5.32E-01</text:p>
          </table:table-cell>
          <table:table-cell office:value-type="float" office:value="-1.6648489445367605" table:formula="of:=[.P76]*SQRT(9.81*1)" table:style-name="ce16">
            <text:p>-1.66E+00</text:p>
          </table:table-cell>
          <table:table-cell table:number-columns-repeated="16367"/>
        </table:table-row>
        <table:table-row table:style-name="ro1">
          <table:table-cell office:value-type="float" office:value="2.2848668999999999" table:style-name="ce3">
            <text:p>2.28E+00</text:p>
          </table:table-cell>
          <table:table-cell office:value-type="float" office:value="0.72950185835058923" table:formula="of:=[.A77]/SQRT(9.81/1)" table:style-name="ce13">
            <text:p>7.30E-01</text:p>
          </table:table-cell>
          <table:table-cell office:value-type="float" office:value="-0.79695373999999997" table:style-name="ce3">
            <text:p>-7.97E-01</text:p>
          </table:table-cell>
          <table:table-cell table:style-name="ce1"/>
          <table:table-cell office:value-type="float" office:value="2.4751707000000001" table:style-name="ce6">
            <text:p>2.48E+00</text:p>
          </table:table-cell>
          <table:table-cell office:value-type="float" office:value="0.79026118562307901" table:formula="of:=[.E77]/SQRT(9.81/1)" table:style-name="ce16">
            <text:p>7.90E-01</text:p>
          </table:table-cell>
          <table:table-cell office:value-type="float" office:value="-0.94329890999999999" table:style-name="ce6">
            <text:p>-9.43E-01</text:p>
          </table:table-cell>
          <table:table-cell table:style-name="ce1"/>
          <table:table-cell office:value-type="float" office:value="2.2949316999999998" table:style-name="ce3">
            <text:p>2.29E+00</text:p>
          </table:table-cell>
          <table:table-cell office:value-type="float" office:value="0.73271530168242049" table:formula="of:=[.I77]/SQRT(9.81/1)" table:style-name="ce13">
            <text:p>7.33E-01</text:p>
          </table:table-cell>
          <table:table-cell office:value-type="float" office:value="-0.52626364999999997" table:style-name="ce3">
            <text:p>-5.26E-01</text:p>
          </table:table-cell>
          <table:table-cell office:value-type="float" office:value="-1.648306143149407" table:formula="of:=[.K77]*SQRT(9.81*1)" table:style-name="ce3">
            <text:p>-1.65E+00</text:p>
          </table:table-cell>
          <table:table-cell table:style-name="ce1"/>
          <table:table-cell office:value-type="float" office:value="1.5661141999999999" table:style-name="ce9">
            <text:p>1.57E+00</text:p>
          </table:table-cell>
          <table:table-cell office:value-type="float" office:value="0.5000217821393651" table:formula="of:=[.N77]/SQRT(9.81/1)" table:style-name="ce16">
            <text:p>5.00E-01</text:p>
          </table:table-cell>
          <table:table-cell office:value-type="float" office:value="-0.53519265000000005" table:style-name="ce9">
            <text:p>-5.35E-01</text:p>
          </table:table-cell>
          <table:table-cell office:value-type="float" office:value="-1.676272592194826" table:formula="of:=[.P77]*SQRT(9.81*1)" table:style-name="ce16">
            <text:p>-1.68E+00</text:p>
          </table:table-cell>
          <table:table-cell table:number-columns-repeated="16367"/>
        </table:table-row>
        <table:table-row table:style-name="ro1">
          <table:table-cell office:value-type="float" office:value="2.3162278000000001" table:style-name="ce3">
            <text:p>2.32E+00</text:p>
          </table:table-cell>
          <table:table-cell office:value-type="float" office:value="0.73951462313331995" table:formula="of:=[.A78]/SQRT(9.81/1)" table:style-name="ce13">
            <text:p>7.40E-01</text:p>
          </table:table-cell>
          <table:table-cell office:value-type="float" office:value="-0.81340060999999997" table:style-name="ce3">
            <text:p>-8.13E-01</text:p>
          </table:table-cell>
          <table:table-cell table:style-name="ce1"/>
          <table:table-cell office:value-type="float" office:value="2.5032757999999999" table:style-name="ce6">
            <text:p>2.50E+00</text:p>
          </table:table-cell>
          <table:table-cell office:value-type="float" office:value="0.79923445346600197" table:formula="of:=[.E78]/SQRT(9.81/1)" table:style-name="ce16">
            <text:p>7.99E-01</text:p>
          </table:table-cell>
          <table:table-cell office:value-type="float" office:value="-0.95505561000000005" table:style-name="ce6">
            <text:p>-9.55E-01</text:p>
          </table:table-cell>
          <table:table-cell table:style-name="ce1"/>
          <table:table-cell office:value-type="float" office:value="2.4523234999999999" table:style-name="ce3">
            <text:p>2.45E+00</text:p>
          </table:table-cell>
          <table:table-cell office:value-type="float" office:value="0.78296663605517736" table:formula="of:=[.I78]/SQRT(9.81/1)" table:style-name="ce13">
            <text:p>7.83E-01</text:p>
          </table:table-cell>
          <table:table-cell office:value-type="float" office:value="-0.52626364999999997" table:style-name="ce3">
            <text:p>-5.26E-01</text:p>
          </table:table-cell>
          <table:table-cell office:value-type="float" office:value="-1.648306143149407" table:formula="of:=[.K78]*SQRT(9.81*1)" table:style-name="ce3">
            <text:p>-1.65E+00</text:p>
          </table:table-cell>
          <table:table-cell table:style-name="ce1"/>
          <table:table-cell office:value-type="float" office:value="1.5884448" table:style-name="ce9">
            <text:p>1.59E+00</text:p>
          </table:table-cell>
          <table:table-cell office:value-type="float" office:value="0.50715139402095155" table:formula="of:=[.N78]/SQRT(9.81/1)" table:style-name="ce16">
            <text:p>5.07E-01</text:p>
          </table:table-cell>
          <table:table-cell office:value-type="float" office:value="-0.54286716000000002" table:style-name="ce9">
            <text:p>-5.43E-01</text:p>
          </table:table-cell>
          <table:table-cell office:value-type="float" office:value="-1.7003098632065357" table:formula="of:=[.P78]*SQRT(9.81*1)" table:style-name="ce16">
            <text:p>-1.70E+00</text:p>
          </table:table-cell>
          <table:table-cell table:number-columns-repeated="16367"/>
        </table:table-row>
        <table:table-row table:style-name="ro1">
          <table:table-cell office:value-type="float" office:value="2.3475885999999999" table:style-name="ce3">
            <text:p>2.35E+00</text:p>
          </table:table-cell>
          <table:table-cell office:value-type="float" office:value="0.74952735598850773" table:formula="of:=[.A79]/SQRT(9.81/1)" table:style-name="ce13">
            <text:p>7.50E-01</text:p>
          </table:table-cell>
          <table:table-cell office:value-type="float" office:value="-0.82986157999999999" table:style-name="ce3">
            <text:p>-8.30E-01</text:p>
          </table:table-cell>
          <table:table-cell table:style-name="ce1"/>
          <table:table-cell office:value-type="float" office:value="2.5299073000000001" table:style-name="ce6">
            <text:p>2.53E+00</text:p>
          </table:table-cell>
          <table:table-cell office:value-type="float" office:value="0.80773723703762434" table:formula="of:=[.E79]/SQRT(9.81/1)" table:style-name="ce16">
            <text:p>8.08E-01</text:p>
          </table:table-cell>
          <table:table-cell office:value-type="float" office:value="-0.97737079000000004" table:style-name="ce6">
            <text:p>-9.77E-01</text:p>
          </table:table-cell>
          <table:table-cell table:style-name="ce1"/>
          <table:table-cell office:value-type="float" office:value="2.4523234999999999" table:style-name="ce3">
            <text:p>2.45E+00</text:p>
          </table:table-cell>
          <table:table-cell office:value-type="float" office:value="0.78296663605517736" table:formula="of:=[.I79]/SQRT(9.81/1)" table:style-name="ce13">
            <text:p>7.83E-01</text:p>
          </table:table-cell>
          <table:table-cell office:value-type="float" office:value="-0.52626364999999997" table:style-name="ce3">
            <text:p>-5.26E-01</text:p>
          </table:table-cell>
          <table:table-cell office:value-type="float" office:value="-1.648306143149407" table:formula="of:=[.K79]*SQRT(9.81*1)" table:style-name="ce3">
            <text:p>-1.65E+00</text:p>
          </table:table-cell>
          <table:table-cell table:style-name="ce1"/>
          <table:table-cell office:value-type="float" office:value="1.6107754999999999" table:style-name="ce9">
            <text:p>1.61E+00</text:p>
          </table:table-cell>
          <table:table-cell office:value-type="float" office:value="0.51428103783008083" table:formula="of:=[.N79]/SQRT(9.81/1)" table:style-name="ce16">
            <text:p>5.14E-01</text:p>
          </table:table-cell>
          <table:table-cell office:value-type="float" office:value="-0.54670556000000003" table:style-name="ce9">
            <text:p>-5.47E-01</text:p>
          </table:table-cell>
          <table:table-cell office:value-type="float" office:value="-1.7123320849576764" table:formula="of:=[.P79]*SQRT(9.81*1)" table:style-name="ce16">
            <text:p>-1.71E+00</text:p>
          </table:table-cell>
          <table:table-cell table:number-columns-repeated="16367"/>
        </table:table-row>
        <table:table-row table:style-name="ro1">
          <table:table-cell office:value-type="float" office:value="2.3789495000000001" table:style-name="ce3">
            <text:p>2.38E+00</text:p>
          </table:table-cell>
          <table:table-cell office:value-type="float" office:value="0.75954012077123845" table:formula="of:=[.A80]/SQRT(9.81/1)" table:style-name="ce13">
            <text:p>7.60E-01</text:p>
          </table:table-cell>
          <table:table-cell office:value-type="float" office:value="-0.84632255999999995" table:style-name="ce3">
            <text:p>-8.46E-01</text:p>
          </table:table-cell>
          <table:table-cell table:style-name="ce1"/>
          <table:table-cell office:value-type="float" office:value="2.5580302000000001" table:style-name="ce6">
            <text:p>2.56E+00</text:p>
          </table:table-cell>
          <table:table-cell office:value-type="float" office:value="0.81671618798317303" table:formula="of:=[.E80]/SQRT(9.81/1)" table:style-name="ce16">
            <text:p>8.17E-01</text:p>
          </table:table-cell>
          <table:table-cell office:value-type="float" office:value="-0.99968595999999998" table:style-name="ce6">
            <text:p>-1.00E+00</text:p>
          </table:table-cell>
          <table:table-cell table:style-name="ce1"/>
          <table:table-cell office:value-type="float" office:value="2.5467586" table:style-name="ce3">
            <text:p>2.55E+00</text:p>
          </table:table-cell>
          <table:table-cell office:value-type="float" office:value="0.81311744306433997" table:formula="of:=[.I80]/SQRT(9.81/1)" table:style-name="ce13">
            <text:p>8.13E-01</text:p>
          </table:table-cell>
          <table:table-cell office:value-type="float" office:value="-0.52626364999999997" table:style-name="ce3">
            <text:p>-5.26E-01</text:p>
          </table:table-cell>
          <table:table-cell office:value-type="float" office:value="-1.648306143149407" table:formula="of:=[.K80]*SQRT(9.81*1)" table:style-name="ce3">
            <text:p>-1.65E+00</text:p>
          </table:table-cell>
          <table:table-cell table:style-name="ce1"/>
          <table:table-cell office:value-type="float" office:value="1.6316234000000001" table:style-name="ce9">
            <text:p>1.63E+00</text:p>
          </table:table-cell>
          <table:table-cell office:value-type="float" office:value="0.52093726003396823" table:formula="of:=[.N80]/SQRT(9.81/1)" table:style-name="ce16">
            <text:p>5.21E-01</text:p>
          </table:table-cell>
          <table:table-cell office:value-type="float" office:value="-0.55035054999999999" table:style-name="ce9">
            <text:p>-5.50E-01</text:p>
          </table:table-cell>
          <table:table-cell office:value-type="float" office:value="-1.7237485288042504" table:formula="of:=[.P80]*SQRT(9.81*1)" table:style-name="ce16">
            <text:p>-1.72E+00</text:p>
          </table:table-cell>
          <table:table-cell table:number-columns-repeated="16367"/>
        </table:table-row>
        <table:table-row table:style-name="ro1">
          <table:table-cell office:value-type="float" office:value="2.4103104000000002" table:style-name="ce3">
            <text:p>2.41E+00</text:p>
          </table:table-cell>
          <table:table-cell office:value-type="float" office:value="0.76955288555396917" table:formula="of:=[.A81]/SQRT(9.81/1)" table:style-name="ce13">
            <text:p>7.70E-01</text:p>
          </table:table-cell>
          <table:table-cell office:value-type="float" office:value="-0.86276942999999995" table:style-name="ce3">
            <text:p>-8.63E-01</text:p>
          </table:table-cell>
          <table:table-cell table:style-name="ce1"/>
          <table:table-cell office:value-type="float" office:value="2.5861353" table:style-name="ce6">
            <text:p>2.59E+00</text:p>
          </table:table-cell>
          <table:table-cell office:value-type="float" office:value="0.82568945582609599" table:formula="of:=[.E81]/SQRT(9.81/1)" table:style-name="ce16">
            <text:p>8.26E-01</text:p>
          </table:table-cell>
          <table:table-cell office:value-type="float" office:value="-1.0102584999999999" table:style-name="ce6">
            <text:p>-1.01E+00</text:p>
          </table:table-cell>
          <table:table-cell table:style-name="ce1"/>
          <table:table-cell office:value-type="float" office:value="2.5782370000000001" table:style-name="ce3">
            <text:p>2.58E+00</text:p>
          </table:table-cell>
          <table:table-cell office:value-type="float" office:value="0.82316772270990857" table:formula="of:=[.I81]/SQRT(9.81/1)" table:style-name="ce13">
            <text:p>8.23E-01</text:p>
          </table:table-cell>
          <table:table-cell office:value-type="float" office:value="-0.52549531999999999" table:style-name="ce3">
            <text:p>-5.25E-01</text:p>
          </table:table-cell>
          <table:table-cell office:value-type="float" office:value="-1.6458996629394098" table:formula="of:=[.K81]*SQRT(9.81*1)" table:style-name="ce3">
            <text:p>-1.65E+00</text:p>
          </table:table-cell>
          <table:table-cell table:style-name="ce1"/>
          <table:table-cell office:value-type="float" office:value="1.6539539999999999" table:style-name="ce9">
            <text:p>1.65E+00</text:p>
          </table:table-cell>
          <table:table-cell office:value-type="float" office:value="0.52806687191555468" table:formula="of:=[.N81]/SQRT(9.81/1)" table:style-name="ce16">
            <text:p>5.28E-01</text:p>
          </table:table-cell>
          <table:table-cell office:value-type="float" office:value="-0.55418895999999995" table:style-name="ce9">
            <text:p>-5.54E-01</text:p>
          </table:table-cell>
          <table:table-cell office:value-type="float" office:value="-1.7357707818763104" table:formula="of:=[.P81]*SQRT(9.81*1)" table:style-name="ce16">
            <text:p>-1.74E+00</text:p>
          </table:table-cell>
          <table:table-cell table:number-columns-repeated="16367"/>
        </table:table-row>
        <table:table-row table:style-name="ro1">
          <table:table-cell office:value-type="float" office:value="2.4416712" table:style-name="ce3">
            <text:p>2.44E+00</text:p>
          </table:table-cell>
          <table:table-cell office:value-type="float" office:value="0.77956561840915695" table:formula="of:=[.A82]/SQRT(9.81/1)" table:style-name="ce13">
            <text:p>7.80E-01</text:p>
          </table:table-cell>
          <table:table-cell office:value-type="float" office:value="-0.87805964999999997" table:style-name="ce3">
            <text:p>-8.78E-01</text:p>
          </table:table-cell>
          <table:table-cell table:style-name="ce1"/>
          <table:table-cell office:value-type="float" office:value="2.6127668000000002" table:style-name="ce6">
            <text:p>2.61E+00</text:p>
          </table:table-cell>
          <table:table-cell office:value-type="float" office:value="0.83419223939771836" table:formula="of:=[.E82]/SQRT(9.81/1)" table:style-name="ce16">
            <text:p>8.34E-01</text:p>
          </table:table-cell>
          <table:table-cell office:value-type="float" office:value="-1.0325877999999999" table:style-name="ce6">
            <text:p>-1.03E+00</text:p>
          </table:table-cell>
          <table:table-cell table:style-name="ce1"/>
          <table:table-cell office:value-type="float" office:value="2.6097153999999998" table:style-name="ce3">
            <text:p>2.61E+00</text:p>
          </table:table-cell>
          <table:table-cell office:value-type="float" office:value="0.83321800235547694" table:formula="of:=[.I82]/SQRT(9.81/1)" table:style-name="ce13">
            <text:p>8.33E-01</text:p>
          </table:table-cell>
          <table:table-cell office:value-type="float" office:value="-0.52549531999999999" table:style-name="ce3">
            <text:p>-5.25E-01</text:p>
          </table:table-cell>
          <table:table-cell office:value-type="float" office:value="-1.6458996629394098" table:formula="of:=[.K82]*SQRT(9.81*1)" table:style-name="ce3">
            <text:p>-1.65E+00</text:p>
          </table:table-cell>
          <table:table-cell table:style-name="ce1"/>
          <table:table-cell office:value-type="float" office:value="1.6762846" table:style-name="ce9">
            <text:p>1.68E+00</text:p>
          </table:table-cell>
          <table:table-cell office:value-type="float" office:value="0.53519648379714124" table:formula="of:=[.N82]/SQRT(9.81/1)" table:style-name="ce16">
            <text:p>5.35E-01</text:p>
          </table:table-cell>
          <table:table-cell office:value-type="float" office:value="-0.55802505999999996" table:style-name="ce9">
            <text:p>-5.58E-01</text:p>
          </table:table-cell>
          <table:table-cell office:value-type="float" office:value="-1.7477857998159601" table:formula="of:=[.P82]*SQRT(9.81*1)" table:style-name="ce16">
            <text:p>-1.75E+00</text:p>
          </table:table-cell>
          <table:table-cell table:number-columns-repeated="16367"/>
        </table:table-row>
        <table:table-row table:style-name="ro1">
          <table:table-cell office:value-type="float" office:value="2.4730321000000002" table:style-name="ce3">
            <text:p>2.47E+00</text:p>
          </table:table-cell>
          <table:table-cell office:value-type="float" office:value="0.78957838319188767" table:formula="of:=[.A83]/SQRT(9.81/1)" table:style-name="ce13">
            <text:p>7.90E-01</text:p>
          </table:table-cell>
          <table:table-cell office:value-type="float" office:value="-0.89450651999999997" table:style-name="ce3">
            <text:p>-8.95E-01</text:p>
          </table:table-cell>
          <table:table-cell table:style-name="ce1"/>
          <table:table-cell office:value-type="float" office:value="2.6408719999999999" table:style-name="ce6">
            <text:p>2.64E+00</text:p>
          </table:table-cell>
          <table:table-cell office:value-type="float" office:value="0.84316553916818404" table:formula="of:=[.E83]/SQRT(9.81/1)" table:style-name="ce16">
            <text:p>8.43E-01</text:p>
          </table:table-cell>
          <table:table-cell office:value-type="float" office:value="-1.0443304" table:style-name="ce6">
            <text:p>-1.04E+00</text:p>
          </table:table-cell>
          <table:table-cell table:style-name="ce1"/>
          <table:table-cell office:value-type="float" office:value="2.6411937999999999" table:style-name="ce3">
            <text:p>2.64E+00</text:p>
          </table:table-cell>
          <table:table-cell office:value-type="float" office:value="0.84326828200104553" table:formula="of:=[.I83]/SQRT(9.81/1)" table:style-name="ce13">
            <text:p>8.43E-01</text:p>
          </table:table-cell>
          <table:table-cell office:value-type="float" office:value="-0.52530438999999995" table:style-name="ce3">
            <text:p>-5.25E-01</text:p>
          </table:table-cell>
          <table:table-cell office:value-type="float" office:value="-1.6453016526228859" table:formula="of:=[.K83]*SQRT(9.81*1)" table:style-name="ce3">
            <text:p>-1.65E+00</text:p>
          </table:table-cell>
          <table:table-cell table:style-name="ce1"/>
          <table:table-cell office:value-type="float" office:value="1.6971324999999999" table:style-name="ce9">
            <text:p>1.70E+00</text:p>
          </table:table-cell>
          <table:table-cell office:value-type="float" office:value="0.54185270600102853" table:formula="of:=[.N83]/SQRT(9.81/1)" table:style-name="ce16">
            <text:p>5.42E-01</text:p>
          </table:table-cell>
          <table:table-cell office:value-type="float" office:value="-0.56186347000000003" table:style-name="ce9">
            <text:p>-5.62E-01</text:p>
          </table:table-cell>
          <table:table-cell office:value-type="float" office:value="-1.7598080528880204" table:formula="of:=[.P83]*SQRT(9.81*1)" table:style-name="ce16">
            <text:p>-1.76E+00</text:p>
          </table:table-cell>
          <table:table-cell table:number-columns-repeated="16367"/>
        </table:table-row>
        <table:table-row table:style-name="ro1">
          <table:table-cell office:value-type="float" office:value="2.4730321000000002" table:style-name="ce3">
            <text:p>2.47E+00</text:p>
          </table:table-cell>
          <table:table-cell office:value-type="float" office:value="0.78957838319188767" table:formula="of:=[.A84]/SQRT(9.81/1)" table:style-name="ce13">
            <text:p>7.90E-01</text:p>
          </table:table-cell>
          <table:table-cell office:value-type="float" office:value="-0.89450651999999997" table:style-name="ce3">
            <text:p>-8.95E-01</text:p>
          </table:table-cell>
          <table:table-cell table:style-name="ce1"/>
          <table:table-cell office:value-type="float" office:value="2.6675035" table:style-name="ce6">
            <text:p>2.67E+00</text:p>
          </table:table-cell>
          <table:table-cell office:value-type="float" office:value="0.85166832273980653" table:formula="of:=[.E84]/SQRT(9.81/1)" table:style-name="ce16">
            <text:p>8.52E-01</text:p>
          </table:table-cell>
          <table:table-cell office:value-type="float" office:value="-1.0666456" table:style-name="ce6">
            <text:p>-1.07E+00</text:p>
          </table:table-cell>
          <table:table-cell table:style-name="ce1"/>
          <table:table-cell office:value-type="float" office:value="2.7041504999999999" table:style-name="ce3">
            <text:p>2.70E+00</text:p>
          </table:table-cell>
          <table:table-cell office:value-type="float" office:value="0.86336880936463967" table:formula="of:=[.I84]/SQRT(9.81/1)" table:style-name="ce13">
            <text:p>8.63E-01</text:p>
          </table:table-cell>
          <table:table-cell office:value-type="float" office:value="-0.52530438999999995" table:style-name="ce3">
            <text:p>-5.25E-01</text:p>
          </table:table-cell>
          <table:table-cell office:value-type="float" office:value="-1.6453016526228859" table:formula="of:=[.K84]*SQRT(9.81*1)" table:style-name="ce3">
            <text:p>-1.65E+00</text:p>
          </table:table-cell>
          <table:table-cell table:style-name="ce1"/>
          <table:table-cell office:value-type="float" office:value="1.7194632000000001" table:style-name="ce9">
            <text:p>1.72E+00</text:p>
          </table:table-cell>
          <table:table-cell office:value-type="float" office:value="0.54898234981015792" table:formula="of:=[.N84]/SQRT(9.81/1)" table:style-name="ce16">
            <text:p>5.49E-01</text:p>
          </table:table-cell>
          <table:table-cell office:value-type="float" office:value="-0.56550845999999999" table:style-name="ce9">
            <text:p>-5.66E-01</text:p>
          </table:table-cell>
          <table:table-cell office:value-type="float" office:value="-1.7712244967345945" table:formula="of:=[.P84]*SQRT(9.81*1)" table:style-name="ce16">
            <text:p>-1.77E+00</text:p>
          </table:table-cell>
          <table:table-cell table:number-columns-repeated="16367"/>
        </table:table-row>
        <table:table-row table:style-name="ro1">
          <table:table-cell office:value-type="float" office:value="2.5043929999999999" table:style-name="ce3">
            <text:p>2.50E+00</text:p>
          </table:table-cell>
          <table:table-cell office:value-type="float" office:value="0.79959114797461828" table:formula="of:=[.A85]/SQRT(9.81/1)" table:style-name="ce13">
            <text:p>8.00E-01</text:p>
          </table:table-cell>
          <table:table-cell office:value-type="float" office:value="-0.91096748999999999" table:style-name="ce3">
            <text:p>-9.11E-01</text:p>
          </table:table-cell>
          <table:table-cell table:style-name="ce1"/>
          <table:table-cell office:value-type="float" office:value="2.6956264000000001" table:style-name="ce6">
            <text:p>2.70E+00</text:p>
          </table:table-cell>
          <table:table-cell office:value-type="float" office:value="0.86064727368535521" table:formula="of:=[.E85]/SQRT(9.81/1)" table:style-name="ce16">
            <text:p>8.61E-01</text:p>
          </table:table-cell>
          <table:table-cell office:value-type="float" office:value="-1.0889749" table:style-name="ce6">
            <text:p>-1.09E+00</text:p>
          </table:table-cell>
          <table:table-cell table:style-name="ce1"/>
          <table:table-cell office:value-type="float" office:value="2.7356289" table:style-name="ce3">
            <text:p>2.74E+00</text:p>
          </table:table-cell>
          <table:table-cell office:value-type="float" office:value="0.87341908901020815" table:formula="of:=[.I85]/SQRT(9.81/1)" table:style-name="ce13">
            <text:p>8.73E-01</text:p>
          </table:table-cell>
          <table:table-cell office:value-type="float" office:value="-0.52357909000000002" table:style-name="ce3">
            <text:p>-5.24E-01</text:p>
          </table:table-cell>
          <table:table-cell office:value-type="float" office:value="-1.6398978543769389" table:formula="of:=[.K85]*SQRT(9.81*1)" table:style-name="ce3">
            <text:p>-1.64E+00</text:p>
          </table:table-cell>
          <table:table-cell table:style-name="ce1"/>
          <table:table-cell office:value-type="float" office:value="1.7402932" table:style-name="ce9">
            <text:p>1.74E+00</text:p>
          </table:table-cell>
          <table:table-cell office:value-type="float" office:value="0.55563285698387677" table:formula="of:=[.N85]/SQRT(9.81/1)" table:style-name="ce16">
            <text:p>5.56E-01</text:p>
          </table:table-cell>
          <table:table-cell office:value-type="float" office:value="-0.56934686000000001" table:style-name="ce9">
            <text:p>-5.69E-01</text:p>
          </table:table-cell>
          <table:table-cell office:value-type="float" office:value="-1.7832467184857352" table:formula="of:=[.P85]*SQRT(9.81*1)" table:style-name="ce16">
            <text:p>-1.78E+00</text:p>
          </table:table-cell>
          <table:table-cell table:number-columns-repeated="16367"/>
        </table:table-row>
        <table:table-row table:style-name="ro1">
          <table:table-cell office:value-type="float" office:value="2.5357539" table:style-name="ce3">
            <text:p>2.54E+00</text:p>
          </table:table-cell>
          <table:table-cell office:value-type="float" office:value="0.809603912757349" table:formula="of:=[.A86]/SQRT(9.81/1)" table:style-name="ce13">
            <text:p>8.10E-01</text:p>
          </table:table-cell>
          <table:table-cell office:value-type="float" office:value="-0.92742846999999995" table:style-name="ce3">
            <text:p>-9.27E-01</text:p>
          </table:table-cell>
          <table:table-cell table:style-name="ce1"/>
          <table:table-cell office:value-type="float" office:value="2.7222578999999998" table:style-name="ce6">
            <text:p>2.72E+00</text:p>
          </table:table-cell>
          <table:table-cell office:value-type="float" office:value="0.86915005725697747" table:formula="of:=[.E86]/SQRT(9.81/1)" table:style-name="ce16">
            <text:p>8.69E-01</text:p>
          </table:table-cell>
          <table:table-cell office:value-type="float" office:value="-1.0995474000000001" table:style-name="ce6">
            <text:p>-1.10E+00</text:p>
          </table:table-cell>
          <table:table-cell table:style-name="ce1"/>
          <table:table-cell office:value-type="float" office:value="2.7671073000000002" table:style-name="ce3">
            <text:p>2.77E+00</text:p>
          </table:table-cell>
          <table:table-cell office:value-type="float" office:value="0.88346936865577674" table:formula="of:=[.I86]/SQRT(9.81/1)" table:style-name="ce13">
            <text:p>8.83E-01</text:p>
          </table:table-cell>
          <table:table-cell office:value-type="float" office:value="-0.52338815999999999" table:style-name="ce3">
            <text:p>-5.23E-01</text:p>
          </table:table-cell>
          <table:table-cell office:value-type="float" office:value="-1.639299844060415" table:formula="of:=[.K86]*SQRT(9.81*1)" table:style-name="ce3">
            <text:p>-1.64E+00</text:p>
          </table:table-cell>
          <table:table-cell table:style-name="ce1"/>
          <table:table-cell office:value-type="float" office:value="1.7626238000000001" table:style-name="ce9">
            <text:p>1.76E+00</text:p>
          </table:table-cell>
          <table:table-cell office:value-type="float" office:value="0.56276246886546322" table:formula="of:=[.N86]/SQRT(9.81/1)" table:style-name="ce16">
            <text:p>5.63E-01</text:p>
          </table:table-cell>
          <table:table-cell office:value-type="float" office:value="-0.57318526999999997" table:style-name="ce9">
            <text:p>-5.73E-01</text:p>
          </table:table-cell>
          <table:table-cell office:value-type="float" office:value="-1.7952689715577954" table:formula="of:=[.P86]*SQRT(9.81*1)" table:style-name="ce16">
            <text:p>-1.80E+00</text:p>
          </table:table-cell>
          <table:table-cell table:number-columns-repeated="16367"/>
        </table:table-row>
        <table:table-row table:style-name="ro1">
          <table:table-cell office:value-type="float" office:value="2.5671146999999999" table:style-name="ce3">
            <text:p>2.57E+00</text:p>
          </table:table-cell>
          <table:table-cell office:value-type="float" office:value="0.81961664561253678" table:formula="of:=[.A87]/SQRT(9.81/1)" table:style-name="ce13">
            <text:p>8.20E-01</text:p>
          </table:table-cell>
          <table:table-cell office:value-type="float" office:value="-0.94387533999999995" table:style-name="ce3">
            <text:p>-9.44E-01</text:p>
          </table:table-cell>
          <table:table-cell table:style-name="ce1"/>
          <table:table-cell office:value-type="float" office:value="2.7503630000000001" table:style-name="ce6">
            <text:p>2.75E+00</text:p>
          </table:table-cell>
          <table:table-cell office:value-type="float" office:value="0.87812332509990054" table:formula="of:=[.E87]/SQRT(9.81/1)" table:style-name="ce16">
            <text:p>8.78E-01</text:p>
          </table:table-cell>
          <table:table-cell office:value-type="float" office:value="-1.1218626" table:style-name="ce6">
            <text:p>-1.12E+00</text:p>
          </table:table-cell>
          <table:table-cell table:style-name="ce1"/>
          <table:table-cell office:value-type="float" office:value="2.7985856" table:style-name="ce3">
            <text:p>2.80E+00</text:p>
          </table:table-cell>
          <table:table-cell office:value-type="float" office:value="0.89351961637380228" table:formula="of:=[.I87]/SQRT(9.81/1)" table:style-name="ce13">
            <text:p>8.94E-01</text:p>
          </table:table-cell>
          <table:table-cell office:value-type="float" office:value="-0.52338815999999999" table:style-name="ce3">
            <text:p>-5.23E-01</text:p>
          </table:table-cell>
          <table:table-cell office:value-type="float" office:value="-1.639299844060415" table:formula="of:=[.K87]*SQRT(9.81*1)" table:style-name="ce3">
            <text:p>-1.64E+00</text:p>
          </table:table-cell>
          <table:table-cell table:style-name="ce1"/>
          <table:table-cell office:value-type="float" office:value="1.7849545" table:style-name="ce9">
            <text:p>1.78E+00</text:p>
          </table:table-cell>
          <table:table-cell office:value-type="float" office:value="0.5698921126745925" table:formula="of:=[.N87]/SQRT(9.81/1)" table:style-name="ce16">
            <text:p>5.70E-01</text:p>
          </table:table-cell>
          <table:table-cell office:value-type="float" office:value="-0.57318526999999997" table:style-name="ce9">
            <text:p>-5.73E-01</text:p>
          </table:table-cell>
          <table:table-cell office:value-type="float" office:value="-1.7952689715577954" table:formula="of:=[.P87]*SQRT(9.81*1)" table:style-name="ce16">
            <text:p>-1.80E+00</text:p>
          </table:table-cell>
          <table:table-cell table:number-columns-repeated="16367"/>
        </table:table-row>
        <table:table-row table:style-name="ro1">
          <table:table-cell office:value-type="float" office:value="2.5984756" table:style-name="ce3">
            <text:p>2.60E+00</text:p>
          </table:table-cell>
          <table:table-cell office:value-type="float" office:value="0.8296294103952675" table:formula="of:=[.A88]/SQRT(9.81/1)" table:style-name="ce13">
            <text:p>8.30E-01</text:p>
          </table:table-cell>
          <table:table-cell office:value-type="float" office:value="-0.96033630999999997" table:style-name="ce3">
            <text:p>-9.60E-01</text:p>
          </table:table-cell>
          <table:table-cell table:style-name="ce1"/>
          <table:table-cell office:value-type="float" office:value="2.7769944999999998" table:style-name="ce6">
            <text:p>2.78E+00</text:p>
          </table:table-cell>
          <table:table-cell office:value-type="float" office:value="0.88662610867152281" table:formula="of:=[.E88]/SQRT(9.81/1)" table:style-name="ce16">
            <text:p>8.87E-01</text:p>
          </table:table-cell>
          <table:table-cell office:value-type="float" office:value="-1.1336052000000001" table:style-name="ce6">
            <text:p>-1.13E+00</text:p>
          </table:table-cell>
          <table:table-cell table:style-name="ce1"/>
          <table:table-cell office:value-type="float" office:value="2.8300640000000001" table:style-name="ce3">
            <text:p>2.83E+00</text:p>
          </table:table-cell>
          <table:table-cell office:value-type="float" office:value="0.90356989601937088" table:formula="of:=[.I88]/SQRT(9.81/1)" table:style-name="ce13">
            <text:p>9.04E-01</text:p>
          </table:table-cell>
          <table:table-cell office:value-type="float" office:value="-0.52127869000000004" table:style-name="ce3">
            <text:p>-5.21E-01</text:p>
          </table:table-cell>
          <table:table-cell office:value-type="float" office:value="-1.6326927900490098" table:formula="of:=[.K88]*SQRT(9.81*1)" table:style-name="ce3">
            <text:p>-1.63E+00</text:p>
          </table:table-cell>
          <table:table-cell table:style-name="ce1"/>
          <table:table-cell office:value-type="float" office:value="1.8058023999999999" table:style-name="ce9">
            <text:p>1.81E+00</text:p>
          </table:table-cell>
          <table:table-cell office:value-type="float" office:value="0.5765483348784799" table:formula="of:=[.N88]/SQRT(9.81/1)" table:style-name="ce16">
            <text:p>5.77E-01</text:p>
          </table:table-cell>
          <table:table-cell office:value-type="float" office:value="-0.58066865999999995" table:style-name="ce9">
            <text:p>-5.81E-01</text:p>
          </table:table-cell>
          <table:table-cell office:value-type="float" office:value="-1.81870763715551" table:formula="of:=[.P88]*SQRT(9.81*1)" table:style-name="ce16">
            <text:p>-1.82E+00</text:p>
          </table:table-cell>
          <table:table-cell table:number-columns-repeated="16367"/>
        </table:table-row>
        <table:table-row table:style-name="ro1">
          <table:table-cell office:value-type="float" office:value="2.6298365000000001" table:style-name="ce3">
            <text:p>2.63E+00</text:p>
          </table:table-cell>
          <table:table-cell office:value-type="float" office:value="0.83964217517799822" table:formula="of:=[.A89]/SQRT(9.81/1)" table:style-name="ce13">
            <text:p>8.40E-01</text:p>
          </table:table-cell>
          <table:table-cell office:value-type="float" office:value="-0.97679727999999999" table:style-name="ce3">
            <text:p>-9.77E-01</text:p>
          </table:table-cell>
          <table:table-cell table:style-name="ce1"/>
          <table:table-cell office:value-type="float" office:value="2.8050996000000001" table:style-name="ce6">
            <text:p>2.81E+00</text:p>
          </table:table-cell>
          <table:table-cell office:value-type="float" office:value="0.89559937651444588" table:formula="of:=[.E89]/SQRT(9.81/1)" table:style-name="ce16">
            <text:p>8.96E-01</text:p>
          </table:table-cell>
          <table:table-cell office:value-type="float" office:value="-1.1559345000000001" table:style-name="ce6">
            <text:p>-1.16E+00</text:p>
          </table:table-cell>
          <table:table-cell table:style-name="ce1"/>
          <table:table-cell office:value-type="float" office:value="2.8615423999999998" table:style-name="ce3">
            <text:p>2.86E+00</text:p>
          </table:table-cell>
          <table:table-cell office:value-type="float" office:value="0.91362017566493925" table:formula="of:=[.I89]/SQRT(9.81/1)" table:style-name="ce13">
            <text:p>9.14E-01</text:p>
          </table:table-cell>
          <table:table-cell office:value-type="float" office:value="-0.51974432000000004" table:style-name="ce3">
            <text:p>-5.20E-01</text:p>
          </table:table-cell>
          <table:table-cell office:value-type="float" office:value="-1.6278870021195866" table:formula="of:=[.K89]*SQRT(9.81*1)" table:style-name="ce3">
            <text:p>-1.63E+00</text:p>
          </table:table-cell>
          <table:table-cell table:style-name="ce1"/>
          <table:table-cell office:value-type="float" office:value="1.828133" table:style-name="ce9">
            <text:p>1.83E+00</text:p>
          </table:table-cell>
          <table:table-cell office:value-type="float" office:value="0.58367794676006635" table:formula="of:=[.N89]/SQRT(9.81/1)" table:style-name="ce16">
            <text:p>5.84E-01</text:p>
          </table:table-cell>
          <table:table-cell office:value-type="float" office:value="-0.58085978000000005" table:style-name="ce9">
            <text:p>-5.81E-01</text:p>
          </table:table-cell>
          <table:table-cell office:value-type="float" office:value="-1.8193062425695052" table:formula="of:=[.P89]*SQRT(9.81*1)" table:style-name="ce16">
            <text:p>-1.82E+00</text:p>
          </table:table-cell>
          <table:table-cell table:number-columns-repeated="16367"/>
        </table:table-row>
        <table:table-row table:style-name="ro1">
          <table:table-cell office:value-type="float" office:value="2.6611973" table:style-name="ce3">
            <text:p>2.66E+00</text:p>
          </table:table-cell>
          <table:table-cell office:value-type="float" office:value="0.849654908033186" table:formula="of:=[.A90]/SQRT(9.81/1)" table:style-name="ce13">
            <text:p>8.50E-01</text:p>
          </table:table-cell>
          <table:table-cell office:value-type="float" office:value="-0.99207341000000004" table:style-name="ce3">
            <text:p>-9.92E-01</text:p>
          </table:table-cell>
          <table:table-cell table:style-name="ce1"/>
          <table:table-cell office:value-type="float" office:value="2.8317310999999998" table:style-name="ce6">
            <text:p>2.83E+00</text:p>
          </table:table-cell>
          <table:table-cell office:value-type="float" office:value="0.90410216008606814" table:formula="of:=[.E90]/SQRT(9.81/1)" table:style-name="ce16">
            <text:p>9.04E-01</text:p>
          </table:table-cell>
          <table:table-cell office:value-type="float" office:value="-1.1782496" table:style-name="ce6">
            <text:p>-1.18E+00</text:p>
          </table:table-cell>
          <table:table-cell table:style-name="ce1"/>
          <table:table-cell office:value-type="float" office:value="2.8930207999999999" table:style-name="ce3">
            <text:p>2.89E+00</text:p>
          </table:table-cell>
          <table:table-cell office:value-type="float" office:value="0.92367045531050784" table:formula="of:=[.I90]/SQRT(9.81/1)" table:style-name="ce13">
            <text:p>9.24E-01</text:p>
          </table:table-cell>
          <table:table-cell office:value-type="float" office:value="-0.51763716000000004" table:style-name="ce3">
            <text:p>-5.18E-01</text:p>
          </table:table-cell>
          <table:table-cell office:value-type="float" office:value="-1.6212871832405917" table:formula="of:=[.K90]*SQRT(9.81*1)" table:style-name="ce3">
            <text:p>-1.62E+00</text:p>
          </table:table-cell>
          <table:table-cell table:style-name="ce1"/>
          <table:table-cell office:value-type="float" office:value="1.8504636999999999" table:style-name="ce9">
            <text:p>1.85E+00</text:p>
          </table:table-cell>
          <table:table-cell office:value-type="float" office:value="0.59080759056919563" table:formula="of:=[.N90]/SQRT(9.81/1)" table:style-name="ce16">
            <text:p>5.91E-01</text:p>
          </table:table-cell>
          <table:table-cell office:value-type="float" office:value="-0.58834317000000003" table:style-name="ce9">
            <text:p>-5.88E-01</text:p>
          </table:table-cell>
          <table:table-cell office:value-type="float" office:value="-1.84274490816722" table:formula="of:=[.P90]*SQRT(9.81*1)" table:style-name="ce16">
            <text:p>-1.84E+00</text:p>
          </table:table-cell>
          <table:table-cell table:number-columns-repeated="16367"/>
        </table:table-row>
        <table:table-row table:style-name="ro1">
          <table:table-cell office:value-type="float" office:value="2.6925582000000001" table:style-name="ce3">
            <text:p>2.69E+00</text:p>
          </table:table-cell>
          <table:table-cell office:value-type="float" office:value="0.85966767281591672" table:formula="of:=[.A91]/SQRT(9.81/1)" table:style-name="ce13">
            <text:p>8.60E-01</text:p>
          </table:table-cell>
          <table:table-cell office:value-type="float" office:value="-1.0085344000000001" table:style-name="ce3">
            <text:p>-1.01E+00</text:p>
          </table:table-cell>
          <table:table-cell table:style-name="ce1"/>
          <table:table-cell office:value-type="float" office:value="2.8598539999999999" table:style-name="ce6">
            <text:p>2.86E+00</text:p>
          </table:table-cell>
          <table:table-cell office:value-type="float" office:value="0.91308111103161682" table:formula="of:=[.E91]/SQRT(9.81/1)" table:style-name="ce16">
            <text:p>9.13E-01</text:p>
          </table:table-cell>
          <table:table-cell office:value-type="float" office:value="-1.2005648" table:style-name="ce6">
            <text:p>-1.20E+00</text:p>
          </table:table-cell>
          <table:table-cell table:style-name="ce1"/>
          <table:table-cell office:value-type="float" office:value="2.9244990999999998" table:style-name="ce3">
            <text:p>2.92E+00</text:p>
          </table:table-cell>
          <table:table-cell office:value-type="float" office:value="0.93372070302853338" table:formula="of:=[.I91]/SQRT(9.81/1)" table:style-name="ce13">
            <text:p>9.34E-01</text:p>
          </table:table-cell>
          <table:table-cell office:value-type="float" office:value="-0.51552768999999998" table:style-name="ce3">
            <text:p>-5.16E-01</text:p>
          </table:table-cell>
          <table:table-cell office:value-type="float" office:value="-1.6146801292291861" table:formula="of:=[.K91]*SQRT(9.81*1)" table:style-name="ce3">
            <text:p>-1.61E+00</text:p>
          </table:table-cell>
          <table:table-cell table:style-name="ce1"/>
          <table:table-cell office:value-type="float" office:value="1.8713116000000001" table:style-name="ce9">
            <text:p>1.87E+00</text:p>
          </table:table-cell>
          <table:table-cell office:value-type="float" office:value="0.59746381277308303" table:formula="of:=[.N91]/SQRT(9.81/1)" table:style-name="ce16">
            <text:p>5.97E-01</text:p>
          </table:table-cell>
          <table:table-cell office:value-type="float" office:value="-0.58834317000000003" table:style-name="ce9">
            <text:p>-5.88E-01</text:p>
          </table:table-cell>
          <table:table-cell office:value-type="float" office:value="-1.84274490816722" table:formula="of:=[.P91]*SQRT(9.81*1)" table:style-name="ce16">
            <text:p>-1.84E+00</text:p>
          </table:table-cell>
          <table:table-cell table:number-columns-repeated="16367"/>
        </table:table-row>
        <table:table-row table:style-name="ro1">
          <table:table-cell office:value-type="float" office:value="2.7239190999999998" table:style-name="ce3">
            <text:p>2.72E+00</text:p>
          </table:table-cell>
          <table:table-cell office:value-type="float" office:value="0.86968043759864722" table:formula="of:=[.A92]/SQRT(9.81/1)" table:style-name="ce13">
            <text:p>8.70E-01</text:p>
          </table:table-cell>
          <table:table-cell office:value-type="float" office:value="-1.0249812" table:style-name="ce3">
            <text:p>-1.02E+00</text:p>
          </table:table-cell>
          <table:table-cell table:style-name="ce1"/>
          <table:table-cell office:value-type="float" office:value="2.8879592000000001" table:style-name="ce6">
            <text:p>2.89E+00</text:p>
          </table:table-cell>
          <table:table-cell office:value-type="float" office:value="0.92205441080208272" table:formula="of:=[.E92]/SQRT(9.81/1)" table:style-name="ce16">
            <text:p>9.22E-01</text:p>
          </table:table-cell>
          <table:table-cell office:value-type="float" office:value="-1.2111373999999999" table:style-name="ce6">
            <text:p>-1.21E+00</text:p>
          </table:table-cell>
          <table:table-cell table:style-name="ce1"/>
          <table:table-cell office:value-type="float" office:value="2.9559774999999999" table:style-name="ce3">
            <text:p>2.96E+00</text:p>
          </table:table-cell>
          <table:table-cell office:value-type="float" office:value="0.94377098267410198" table:formula="of:=[.I92]/SQRT(9.81/1)" table:style-name="ce13">
            <text:p>9.44E-01</text:p>
          </table:table-cell>
          <table:table-cell office:value-type="float" office:value="-0.51341822999999998" table:style-name="ce3">
            <text:p>-5.13E-01</text:p>
          </table:table-cell>
          <table:table-cell office:value-type="float" office:value="-1.6080731065387002" table:formula="of:=[.K92]*SQRT(9.81*1)" table:style-name="ce3">
            <text:p>-1.61E+00</text:p>
          </table:table-cell>
          <table:table-cell table:style-name="ce1"/>
          <table:table-cell office:value-type="float" office:value="1.8936421999999999" table:style-name="ce9">
            <text:p>1.89E+00</text:p>
          </table:table-cell>
          <table:table-cell office:value-type="float" office:value="0.60459342465466948" table:formula="of:=[.N92]/SQRT(9.81/1)" table:style-name="ce16">
            <text:p>6.05E-01</text:p>
          </table:table-cell>
          <table:table-cell office:value-type="float" office:value="-0.59582657000000006" table:style-name="ce9">
            <text:p>-5.96E-01</text:p>
          </table:table-cell>
          <table:table-cell office:value-type="float" office:value="-1.8661836050858545" table:formula="of:=[.P92]*SQRT(9.81*1)" table:style-name="ce16">
            <text:p>-1.87E+00</text:p>
          </table:table-cell>
          <table:table-cell table:number-columns-repeated="16367"/>
        </table:table-row>
        <table:table-row table:style-name="ro1">
          <table:table-cell office:value-type="float" office:value="2.7552799000000001" table:style-name="ce3">
            <text:p>2.76E+00</text:p>
          </table:table-cell>
          <table:table-cell office:value-type="float" office:value="0.8796931704538351" table:formula="of:=[.A93]/SQRT(9.81/1)" table:style-name="ce13">
            <text:p>8.80E-01</text:p>
          </table:table-cell>
          <table:table-cell office:value-type="float" office:value="-1.0414422000000001" table:style-name="ce3">
            <text:p>-1.04E+00</text:p>
          </table:table-cell>
          <table:table-cell table:style-name="ce1"/>
          <table:table-cell office:value-type="float" office:value="2.9145907000000002" table:style-name="ce6">
            <text:p>2.91E+00</text:p>
          </table:table-cell>
          <table:table-cell office:value-type="float" office:value="0.9305571943737051" table:formula="of:=[.E93]/SQRT(9.81/1)" table:style-name="ce16">
            <text:p>9.31E-01</text:p>
          </table:table-cell>
          <table:table-cell office:value-type="float" office:value="-1.2228941" table:style-name="ce6">
            <text:p>-1.22E+00</text:p>
          </table:table-cell>
          <table:table-cell table:style-name="ce1"/>
          <table:table-cell office:value-type="float" office:value="2.9874559000000001" table:style-name="ce3">
            <text:p>2.99E+00</text:p>
          </table:table-cell>
          <table:table-cell office:value-type="float" office:value="0.95382126231967046" table:formula="of:=[.I93]/SQRT(9.81/1)" table:style-name="ce13">
            <text:p>9.54E-01</text:p>
          </table:table-cell>
          <table:table-cell office:value-type="float" office:value="-0.51131106000000004" table:style-name="ce3">
            <text:p>-5.11E-01</text:p>
          </table:table-cell>
          <table:table-cell office:value-type="float" office:value="-1.6014732563387861" table:formula="of:=[.K93]*SQRT(9.81*1)" table:style-name="ce3">
            <text:p>-1.60E+00</text:p>
          </table:table-cell>
          <table:table-cell table:style-name="ce1"/>
          <table:table-cell office:value-type="float" office:value="1.9159728" table:style-name="ce9">
            <text:p>1.92E+00</text:p>
          </table:table-cell>
          <table:table-cell office:value-type="float" office:value="0.61172303653625604" table:formula="of:=[.N93]/SQRT(9.81/1)" table:style-name="ce16">
            <text:p>6.12E-01</text:p>
          </table:table-cell>
          <table:table-cell office:value-type="float" office:value="-0.59601767999999999" table:style-name="ce9">
            <text:p>-5.96E-01</text:p>
          </table:table-cell>
          <table:table-cell office:value-type="float" office:value="-1.8667821791789296" table:formula="of:=[.P93]*SQRT(9.81*1)" table:style-name="ce16">
            <text:p>-1.87E+00</text:p>
          </table:table-cell>
          <table:table-cell table:number-columns-repeated="16367"/>
        </table:table-row>
        <table:table-row table:style-name="ro1">
          <table:table-cell office:value-type="float" office:value="2.7866407999999998" table:style-name="ce3">
            <text:p>2.79E+00</text:p>
          </table:table-cell>
          <table:table-cell office:value-type="float" office:value="0.88970593523656571" table:formula="of:=[.A94]/SQRT(9.81/1)" table:style-name="ce13">
            <text:p>8.90E-01</text:p>
          </table:table-cell>
          <table:table-cell office:value-type="float" office:value="-1.0579031999999999" table:style-name="ce3">
            <text:p>-1.06E+00</text:p>
          </table:table-cell>
          <table:table-cell table:style-name="ce1"/>
          <table:table-cell office:value-type="float" office:value="2.9426958000000001" table:style-name="ce6">
            <text:p>2.94E+00</text:p>
          </table:table-cell>
          <table:table-cell office:value-type="float" office:value="0.93953046221662806" table:formula="of:=[.E94]/SQRT(9.81/1)" table:style-name="ce16">
            <text:p>9.40E-01</text:p>
          </table:table-cell>
          <table:table-cell office:value-type="float" office:value="-1.2452093" table:style-name="ce6">
            <text:p>-1.25E+00</text:p>
          </table:table-cell>
          <table:table-cell table:style-name="ce1"/>
          <table:table-cell office:value-type="float" office:value="3.0189341999999999" table:style-name="ce3">
            <text:p>3.02E+00</text:p>
          </table:table-cell>
          <table:table-cell office:value-type="float" office:value="0.96387151003769611" table:formula="of:=[.I94]/SQRT(9.81/1)" table:style-name="ce13">
            <text:p>9.64E-01</text:p>
          </table:table-cell>
          <table:table-cell office:value-type="float" office:value="-0.50881743000000001" table:style-name="ce3">
            <text:p>-5.09E-01</text:p>
          </table:table-cell>
          <table:table-cell office:value-type="float" office:value="-1.5936629778828415" table:formula="of:=[.K94]*SQRT(9.81*1)" table:style-name="ce3">
            <text:p>-1.59E+00</text:p>
          </table:table-cell>
          <table:table-cell table:style-name="ce1"/>
          <table:table-cell office:value-type="float" office:value="1.9368029" table:style-name="ce9">
            <text:p>1.94E+00</text:p>
          </table:table-cell>
          <table:table-cell office:value-type="float" office:value="0.61837357563751771" table:formula="of:=[.N94]/SQRT(9.81/1)" table:style-name="ce16">
            <text:p>6.18E-01</text:p>
          </table:table-cell>
          <table:table-cell office:value-type="float" office:value="-0.60350108000000002" table:style-name="ce9">
            <text:p>-6.04E-01</text:p>
          </table:table-cell>
          <table:table-cell office:value-type="float" office:value="-1.8902208760975641" table:formula="of:=[.P94]*SQRT(9.81*1)" table:style-name="ce16">
            <text:p>-1.89E+00</text:p>
          </table:table-cell>
          <table:table-cell table:number-columns-repeated="16367"/>
        </table:table-row>
        <table:table-row table:style-name="ro1">
          <table:table-cell office:value-type="float" office:value="2.8180016999999999" table:style-name="ce3">
            <text:p>2.82E+00</text:p>
          </table:table-cell>
          <table:table-cell office:value-type="float" office:value="0.89971870001929644" table:formula="of:=[.A95]/SQRT(9.81/1)" table:style-name="ce13">
            <text:p>9.00E-01</text:p>
          </table:table-cell>
          <table:table-cell office:value-type="float" office:value="-1.0731793000000001" table:style-name="ce3">
            <text:p>-1.07E+00</text:p>
          </table:table-cell>
          <table:table-cell table:style-name="ce1"/>
          <table:table-cell office:value-type="float" office:value="2.9693272999999998" table:style-name="ce6">
            <text:p>2.97E+00</text:p>
          </table:table-cell>
          <table:table-cell office:value-type="float" office:value="0.94803324578825032" table:formula="of:=[.E95]/SQRT(9.81/1)" table:style-name="ce16">
            <text:p>9.48E-01</text:p>
          </table:table-cell>
          <table:table-cell office:value-type="float" office:value="-1.2675244000000001" table:style-name="ce6">
            <text:p>-1.27E+00</text:p>
          </table:table-cell>
          <table:table-cell table:style-name="ce1"/>
          <table:table-cell office:value-type="float" office:value="3.0489017" table:style-name="ce3">
            <text:p>3.05E+00</text:p>
          </table:table-cell>
          <table:table-cell office:value-type="float" office:value="0.97343939643848443" table:formula="of:=[.I95]/SQRT(9.81/1)" table:style-name="ce13">
            <text:p>9.73E-01</text:p>
          </table:table-cell>
          <table:table-cell office:value-type="float" office:value="-0.50613516000000003" table:style-name="ce3">
            <text:p>-5.06E-01</text:p>
          </table:table-cell>
          <table:table-cell office:value-type="float" office:value="-1.5852618616009451" table:formula="of:=[.K95]*SQRT(9.81*1)" table:style-name="ce3">
            <text:p>-1.59E+00</text:p>
          </table:table-cell>
          <table:table-cell table:style-name="ce1"/>
          <table:table-cell office:value-type="float" office:value="1.9591335000000001" table:style-name="ce9">
            <text:p>1.96E+00</text:p>
          </table:table-cell>
          <table:table-cell office:value-type="float" office:value="0.62550318751910416" table:formula="of:=[.N95]/SQRT(9.81/1)" table:style-name="ce16">
            <text:p>6.26E-01</text:p>
          </table:table-cell>
          <table:table-cell office:value-type="float" office:value="-0.60350108000000002" table:style-name="ce9">
            <text:p>-6.04E-01</text:p>
          </table:table-cell>
          <table:table-cell office:value-type="float" office:value="-1.8902208760975641" table:formula="of:=[.P95]*SQRT(9.81*1)" table:style-name="ce16">
            <text:p>-1.89E+00</text:p>
          </table:table-cell>
          <table:table-cell table:number-columns-repeated="16367"/>
        </table:table-row>
        <table:table-row table:style-name="ro1">
          <table:table-cell office:value-type="float" office:value="2.8493624999999998" table:style-name="ce3">
            <text:p>2.85E+00</text:p>
          </table:table-cell>
          <table:table-cell office:value-type="float" office:value="0.90973143287448421" table:formula="of:=[.A96]/SQRT(9.81/1)" table:style-name="ce13">
            <text:p>9.10E-01</text:p>
          </table:table-cell>
          <table:table-cell office:value-type="float" office:value="-1.0896402999999999" table:style-name="ce3">
            <text:p>-1.09E+00</text:p>
          </table:table-cell>
          <table:table-cell table:style-name="ce1"/>
          <table:table-cell office:value-type="float" office:value="2.9974501999999998" table:style-name="ce6">
            <text:p>3.00E+00</text:p>
          </table:table-cell>
          <table:table-cell office:value-type="float" office:value="0.957012196733799" table:formula="of:=[.E96]/SQRT(9.81/1)" table:style-name="ce16">
            <text:p>9.57E-01</text:p>
          </table:table-cell>
          <table:table-cell office:value-type="float" office:value="-1.2898537000000001" table:style-name="ce6">
            <text:p>-1.29E+00</text:p>
          </table:table-cell>
          <table:table-cell table:style-name="ce1"/>
          <table:table-cell office:value-type="float" office:value="3.0803799999999999" table:style-name="ce3">
            <text:p>3.08E+00</text:p>
          </table:table-cell>
          <table:table-cell office:value-type="float" office:value="0.98348964415651008" table:formula="of:=[.I96]/SQRT(9.81/1)" table:style-name="ce13">
            <text:p>9.83E-01</text:p>
          </table:table-cell>
          <table:table-cell office:value-type="float" office:value="-0.50613516000000003" table:style-name="ce3">
            <text:p>-5.06E-01</text:p>
          </table:table-cell>
          <table:table-cell office:value-type="float" office:value="-1.5852618616009451" table:formula="of:=[.K96]*SQRT(9.81*1)" table:style-name="ce3">
            <text:p>-1.59E+00</text:p>
          </table:table-cell>
          <table:table-cell table:style-name="ce1"/>
          <table:table-cell office:value-type="float" office:value="1.9814642" table:style-name="ce9">
            <text:p>1.98E+00</text:p>
          </table:table-cell>
          <table:table-cell office:value-type="float" office:value="0.63263283132823345" table:formula="of:=[.N96]/SQRT(9.81/1)" table:style-name="ce16">
            <text:p>6.33E-01</text:p>
          </table:table-cell>
          <table:table-cell office:value-type="float" office:value="-0.60733948000000004" table:style-name="ce9">
            <text:p>-6.07E-01</text:p>
          </table:table-cell>
          <table:table-cell office:value-type="float" office:value="-1.9022430978487048" table:formula="of:=[.P96]*SQRT(9.81*1)" table:style-name="ce16">
            <text:p>-1.90E+00</text:p>
          </table:table-cell>
          <table:table-cell table:number-columns-repeated="16367"/>
        </table:table-row>
        <table:table-row table:style-name="ro1">
          <table:table-cell office:value-type="float" office:value="2.8807233999999999" table:style-name="ce3">
            <text:p>2.88E+00</text:p>
          </table:table-cell>
          <table:table-cell office:value-type="float" office:value="0.91974419765721493" table:formula="of:=[.A97]/SQRT(9.81/1)" table:style-name="ce13">
            <text:p>9.20E-01</text:p>
          </table:table-cell>
          <table:table-cell office:value-type="float" office:value="-1.1060871999999999" table:style-name="ce3">
            <text:p>-1.11E+00</text:p>
          </table:table-cell>
          <table:table-cell table:style-name="ce1"/>
          <table:table-cell office:value-type="float" office:value="3.0240817" table:style-name="ce6">
            <text:p>3.02E+00</text:p>
          </table:table-cell>
          <table:table-cell office:value-type="float" office:value="0.96551498030542138" table:formula="of:=[.E97]/SQRT(9.81/1)" table:style-name="ce16">
            <text:p>9.66E-01</text:p>
          </table:table-cell>
          <table:table-cell office:value-type="float" office:value="-1.3121689000000001" table:style-name="ce6">
            <text:p>-1.31E+00</text:p>
          </table:table-cell>
          <table:table-cell table:style-name="ce1"/>
          <table:table-cell office:value-type="float" office:value="3.1118584" table:style-name="ce3">
            <text:p>3.11E+00</text:p>
          </table:table-cell>
          <table:table-cell office:value-type="float" office:value="0.99353992380207856" table:formula="of:=[.I97]/SQRT(9.81/1)" table:style-name="ce13">
            <text:p>9.94E-01</text:p>
          </table:table-cell>
          <table:table-cell office:value-type="float" office:value="-0.50402570000000002" table:style-name="ce3">
            <text:p>-5.04E-01</text:p>
          </table:table-cell>
          <table:table-cell office:value-type="float" office:value="-1.5786548389104591" table:formula="of:=[.K97]*SQRT(9.81*1)" table:style-name="ce3">
            <text:p>-1.58E+00</text:p>
          </table:table-cell>
          <table:table-cell table:style-name="ce1"/>
          <table:table-cell office:value-type="float" office:value="2.0023119999999999" table:style-name="ce9">
            <text:p>2.00E+00</text:p>
          </table:table-cell>
          <table:table-cell office:value-type="float" office:value="0.63928902160457801" table:formula="of:=[.N97]/SQRT(9.81/1)" table:style-name="ce16">
            <text:p>6.39E-01</text:p>
          </table:table-cell>
          <table:table-cell office:value-type="float" office:value="-0.61117789" table:style-name="ce9">
            <text:p>-6.11E-01</text:p>
          </table:table-cell>
          <table:table-cell office:value-type="float" office:value="-1.914265350920765" table:formula="of:=[.P97]*SQRT(9.81*1)" table:style-name="ce16">
            <text:p>-1.91E+00</text:p>
          </table:table-cell>
          <table:table-cell table:number-columns-repeated="16367"/>
        </table:table-row>
        <table:table-row table:style-name="ro1">
          <table:table-cell office:value-type="float" office:value="2.9120843000000001" table:style-name="ce3">
            <text:p>2.91E+00</text:p>
          </table:table-cell>
          <table:table-cell office:value-type="float" office:value="0.92975696243994566" table:formula="of:=[.A98]/SQRT(9.81/1)" table:style-name="ce13">
            <text:p>9.30E-01</text:p>
          </table:table-cell>
          <table:table-cell office:value-type="float" office:value="-1.1213774000000001" table:style-name="ce3">
            <text:p>-1.12E+00</text:p>
          </table:table-cell>
          <table:table-cell table:style-name="ce1"/>
          <table:table-cell office:value-type="float" office:value="3.0521867999999999" table:style-name="ce6">
            <text:p>3.05E+00</text:p>
          </table:table-cell>
          <table:table-cell office:value-type="float" office:value="0.97448824814834434" table:formula="of:=[.E98]/SQRT(9.81/1)" table:style-name="ce16">
            <text:p>9.74E-01</text:p>
          </table:table-cell>
          <table:table-cell office:value-type="float" office:value="-1.3344841000000001" table:style-name="ce6">
            <text:p>-1.33E+00</text:p>
          </table:table-cell>
          <table:table-cell table:style-name="ce1"/>
          <table:table-cell office:value-type="float" office:value="3.1433368000000002" table:style-name="ce3">
            <text:p>3.14E+00</text:p>
          </table:table-cell>
          <table:table-cell office:value-type="float" office:value="1.0035902034476472" table:formula="of:=[.I98]/SQRT(9.81/1)" table:style-name="ce13">
            <text:p>1.00E+00</text:p>
          </table:table-cell>
          <table:table-cell office:value-type="float" office:value="-0.50115019999999999" table:style-name="ce3">
            <text:p>-5.01E-01</text:p>
          </table:table-cell>
          <table:table-cell office:value-type="float" office:value="-1.5696485085005472" table:formula="of:=[.K98]*SQRT(9.81*1)" table:style-name="ce3">
            <text:p>-1.57E+00</text:p>
          </table:table-cell>
          <table:table-cell table:style-name="ce1"/>
          <table:table-cell office:value-type="float" office:value="2.0246426999999998" table:style-name="ce9">
            <text:p>2.02E+00</text:p>
          </table:table-cell>
          <table:table-cell office:value-type="float" office:value="0.64641866541370729" table:formula="of:=[.N98]/SQRT(9.81/1)" table:style-name="ce16">
            <text:p>6.46E-01</text:p>
          </table:table-cell>
          <table:table-cell office:value-type="float" office:value="-0.61117789" table:style-name="ce9">
            <text:p>-6.11E-01</text:p>
          </table:table-cell>
          <table:table-cell office:value-type="float" office:value="-1.914265350920765" table:formula="of:=[.P98]*SQRT(9.81*1)" table:style-name="ce16">
            <text:p>-1.91E+00</text:p>
          </table:table-cell>
          <table:table-cell table:number-columns-repeated="16367"/>
        </table:table-row>
        <table:table-row table:style-name="ro1">
          <table:table-cell office:value-type="float" office:value="2.9434452000000002" table:style-name="ce3">
            <text:p>2.94E+00</text:p>
          </table:table-cell>
          <table:table-cell office:value-type="float" office:value="0.93976972722267638" table:formula="of:=[.A99]/SQRT(9.81/1)" table:style-name="ce13">
            <text:p>9.40E-01</text:p>
          </table:table-cell>
          <table:table-cell office:value-type="float" office:value="-1.1378242999999999" table:style-name="ce3">
            <text:p>-1.14E+00</text:p>
          </table:table-cell>
          <table:table-cell table:style-name="ce1"/>
          <table:table-cell office:value-type="float" office:value="3.0788183" table:style-name="ce6">
            <text:p>3.08E+00</text:p>
          </table:table-cell>
          <table:table-cell office:value-type="float" office:value="0.98299103171996682" table:formula="of:=[.E99]/SQRT(9.81/1)" table:style-name="ce16">
            <text:p>9.83E-01</text:p>
          </table:table-cell>
          <table:table-cell office:value-type="float" office:value="-1.3450565999999999" table:style-name="ce6">
            <text:p>-1.35E+00</text:p>
          </table:table-cell>
          <table:table-cell table:style-name="ce1"/>
          <table:table-cell office:value-type="float" office:value="3.1748151" table:style-name="ce3">
            <text:p>3.17E+00</text:p>
          </table:table-cell>
          <table:table-cell office:value-type="float" office:value="1.0136404511656727" table:formula="of:=[.I99]/SQRT(9.81/1)" table:style-name="ce13">
            <text:p>1.01E+00</text:p>
          </table:table-cell>
          <table:table-cell office:value-type="float" office:value="-0.49846562999999999" table:style-name="ce3">
            <text:p>-4.98E-01</text:p>
          </table:table-cell>
          <table:table-cell office:value-type="float" office:value="-1.5612401884071594" table:formula="of:=[.K99]*SQRT(9.81*1)" table:style-name="ce3">
            <text:p>-1.56E+00</text:p>
          </table:table-cell>
          <table:table-cell table:style-name="ce1"/>
          <table:table-cell office:value-type="float" office:value="2.0469732999999999" table:style-name="ce9">
            <text:p>2.05E+00</text:p>
          </table:table-cell>
          <table:table-cell office:value-type="float" office:value="0.65354827729529374" table:formula="of:=[.N99]/SQRT(9.81/1)" table:style-name="ce16">
            <text:p>6.54E-01</text:p>
          </table:table-cell>
          <table:table-cell office:value-type="float" office:value="-0.61866127999999998" table:style-name="ce9">
            <text:p>-6.19E-01</text:p>
          </table:table-cell>
          <table:table-cell office:value-type="float" office:value="-1.9377040165184798" table:formula="of:=[.P99]*SQRT(9.81*1)" table:style-name="ce16">
            <text:p>-1.94E+00</text:p>
          </table:table-cell>
          <table:table-cell table:number-columns-repeated="16367"/>
        </table:table-row>
        <table:table-row table:style-name="ro1">
          <table:table-cell office:value-type="float" office:value="2.9748060000000001" table:style-name="ce3">
            <text:p>2.97E+00</text:p>
          </table:table-cell>
          <table:table-cell office:value-type="float" office:value="0.94978246007786415" table:formula="of:=[.A100]/SQRT(9.81/1)" table:style-name="ce13">
            <text:p>9.50E-01</text:p>
          </table:table-cell>
          <table:table-cell office:value-type="float" office:value="-1.1531145" table:style-name="ce3">
            <text:p>-1.15E+00</text:p>
          </table:table-cell>
          <table:table-cell table:style-name="ce1"/>
          <table:table-cell office:value-type="float" office:value="3.1069235000000002" table:style-name="ce6">
            <text:p>3.11E+00</text:p>
          </table:table-cell>
          <table:table-cell office:value-type="float" office:value="0.99196433149043262" table:formula="of:=[.E100]/SQRT(9.81/1)" table:style-name="ce16">
            <text:p>9.92E-01</text:p>
          </table:table-cell>
          <table:table-cell office:value-type="float" office:value="-1.3568133" table:style-name="ce6">
            <text:p>-1.36E+00</text:p>
          </table:table-cell>
          <table:table-cell table:style-name="ce1"/>
          <table:table-cell office:value-type="float" office:value="3.2062935000000001" table:style-name="ce3">
            <text:p>3.21E+00</text:p>
          </table:table-cell>
          <table:table-cell office:value-type="float" office:value="1.0236907308112413" table:formula="of:=[.I100]/SQRT(9.81/1)" table:style-name="ce13">
            <text:p>1.02E+00</text:p>
          </table:table-cell>
          <table:table-cell office:value-type="float" office:value="-0.49578337" table:style-name="ce3">
            <text:p>-4.96E-01</text:p>
          </table:table-cell>
          <table:table-cell office:value-type="float" office:value="-1.5528391034461824" table:formula="of:=[.K100]*SQRT(9.81*1)" table:style-name="ce3">
            <text:p>-1.55E+00</text:p>
          </table:table-cell>
          <table:table-cell table:style-name="ce1"/>
          <table:table-cell office:value-type="float" office:value="2.0678212" table:style-name="ce9">
            <text:p>2.07E+00</text:p>
          </table:table-cell>
          <table:table-cell office:value-type="float" office:value="0.66020449949918114" table:formula="of:=[.N100]/SQRT(9.81/1)" table:style-name="ce16">
            <text:p>6.60E-01</text:p>
          </table:table-cell>
          <table:table-cell office:value-type="float" office:value="-0.61866127999999998" table:style-name="ce9">
            <text:p>-6.19E-01</text:p>
          </table:table-cell>
          <table:table-cell office:value-type="float" office:value="-1.9377040165184798" table:formula="of:=[.P100]*SQRT(9.81*1)" table:style-name="ce16">
            <text:p>-1.94E+00</text:p>
          </table:table-cell>
          <table:table-cell table:number-columns-repeated="16367"/>
        </table:table-row>
        <table:table-row table:style-name="ro1">
          <table:table-cell office:value-type="float" office:value="3.0061669000000002" table:style-name="ce3">
            <text:p>3.01E+00</text:p>
          </table:table-cell>
          <table:table-cell office:value-type="float" office:value="0.95979522486059488" table:formula="of:=[.A101]/SQRT(9.81/1)" table:style-name="ce13">
            <text:p>9.60E-01</text:p>
          </table:table-cell>
          <table:table-cell office:value-type="float" office:value="-1.1695614000000001" table:style-name="ce3">
            <text:p>-1.17E+00</text:p>
          </table:table-cell>
          <table:table-cell table:style-name="ce1"/>
          <table:table-cell office:value-type="float" office:value="3.1350463" table:style-name="ce6">
            <text:p>3.14E+00</text:p>
          </table:table-cell>
          <table:table-cell office:value-type="float" office:value="1.0009432505084384" table:formula="of:=[.E101]/SQRT(9.81/1)" table:style-name="ce16">
            <text:p>1.00E+00</text:p>
          </table:table-cell>
          <table:table-cell office:value-type="float" office:value="-1.3791285" table:style-name="ce6">
            <text:p>-1.38E+00</text:p>
          </table:table-cell>
          <table:table-cell table:style-name="ce1"/>
          <table:table-cell office:value-type="float" office:value="3.2377718999999998" table:style-name="ce3">
            <text:p>3.24E+00</text:p>
          </table:table-cell>
          <table:table-cell office:value-type="float" office:value="1.0337410104568097" table:formula="of:=[.I101]/SQRT(9.81/1)" table:style-name="ce13">
            <text:p>1.03E+00</text:p>
          </table:table-cell>
          <table:table-cell office:value-type="float" office:value="-0.49271463999999998" table:style-name="ce3">
            <text:p>-4.93E-01</text:p>
          </table:table-cell>
          <table:table-cell office:value-type="float" office:value="-1.5432275589082556" table:formula="of:=[.K101]*SQRT(9.81*1)" table:style-name="ce3">
            <text:p>-1.54E+00</text:p>
          </table:table-cell>
          <table:table-cell table:style-name="ce1"/>
          <table:table-cell office:value-type="float" office:value="2.0901519" table:style-name="ce9">
            <text:p>2.09E+00</text:p>
          </table:table-cell>
          <table:table-cell office:value-type="float" office:value="0.66733414330831042" table:formula="of:=[.N101]/SQRT(9.81/1)" table:style-name="ce16">
            <text:p>6.67E-01</text:p>
          </table:table-cell>
          <table:table-cell office:value-type="float" office:value="-0.62249739000000004" table:style-name="ce9">
            <text:p>-6.22E-01</text:p>
          </table:table-cell>
          <table:table-cell office:value-type="float" office:value="-1.9497190657790491" table:formula="of:=[.P101]*SQRT(9.81*1)" table:style-name="ce16">
            <text:p>-1.95E+00</text:p>
          </table:table-cell>
          <table:table-cell table:number-columns-repeated="16367"/>
        </table:table-row>
        <table:table-row table:style-name="ro1">
          <table:table-cell office:value-type="float" office:value="3.0375277999999999" table:style-name="ce3">
            <text:p>3.04E+00</text:p>
          </table:table-cell>
          <table:table-cell office:value-type="float" office:value="0.96980798964332537" table:formula="of:=[.A102]/SQRT(9.81/1)" table:style-name="ce13">
            <text:p>9.70E-01</text:p>
          </table:table-cell>
          <table:table-cell office:value-type="float" office:value="-1.1848516" table:style-name="ce3">
            <text:p>-1.18E+00</text:p>
          </table:table-cell>
          <table:table-cell table:style-name="ce1"/>
          <table:table-cell office:value-type="float" office:value="3.1616778999999999" table:style-name="ce6">
            <text:p>3.16E+00</text:p>
          </table:table-cell>
          <table:table-cell office:value-type="float" office:value="1.0094460660076037" table:formula="of:=[.E102]/SQRT(9.81/1)" table:style-name="ce16">
            <text:p>1.01E+00</text:p>
          </table:table-cell>
          <table:table-cell office:value-type="float" office:value="-1.4014437" table:style-name="ce6">
            <text:p>-1.40E+00</text:p>
          </table:table-cell>
          <table:table-cell table:style-name="ce1"/>
          <table:table-cell office:value-type="float" office:value="3.2692502999999999" table:style-name="ce3">
            <text:p>3.27E+00</text:p>
          </table:table-cell>
          <table:table-cell office:value-type="float" office:value="1.0437912901023783" table:formula="of:=[.I102]/SQRT(9.81/1)" table:style-name="ce13">
            <text:p>1.04E+00</text:p>
          </table:table-cell>
          <table:table-cell office:value-type="float" office:value="-0.48983914000000001" table:style-name="ce3">
            <text:p>-4.90E-01</text:p>
          </table:table-cell>
          <table:table-cell office:value-type="float" office:value="-1.5342212284983439" table:formula="of:=[.K102]*SQRT(9.81*1)" table:style-name="ce3">
            <text:p>-1.53E+00</text:p>
          </table:table-cell>
          <table:table-cell table:style-name="ce1"/>
          <table:table-cell office:value-type="float" office:value="2.1124825" table:style-name="ce9">
            <text:p>2.11E+00</text:p>
          </table:table-cell>
          <table:table-cell office:value-type="float" office:value="0.67446375518989699" table:formula="of:=[.N102]/SQRT(9.81/1)" table:style-name="ce16">
            <text:p>6.74E-01</text:p>
          </table:table-cell>
          <table:table-cell office:value-type="float" office:value="-0.62633578999999995" table:style-name="ce9">
            <text:p>-6.26E-01</text:p>
          </table:table-cell>
          <table:table-cell office:value-type="float" office:value="-1.9617412875301894" table:formula="of:=[.P102]*SQRT(9.81*1)" table:style-name="ce16">
            <text:p>-1.96E+00</text:p>
          </table:table-cell>
          <table:table-cell table:number-columns-repeated="16367"/>
        </table:table-row>
        <table:table-row table:style-name="ro1">
          <table:table-cell office:value-type="float" office:value="3.0673832999999999" table:style-name="ce3">
            <text:p>3.07E+00</text:p>
          </table:table-cell>
          <table:table-cell office:value-type="float" office:value="0.97934011719613212" table:formula="of:=[.A103]/SQRT(9.81/1)" table:style-name="ce13">
            <text:p>9.79E-01</text:p>
          </table:table-cell>
          <table:table-cell office:value-type="float" office:value="-1.2012984" table:style-name="ce3">
            <text:p>-1.20E+00</text:p>
          </table:table-cell>
          <table:table-cell table:style-name="ce1"/>
          <table:table-cell office:value-type="float" office:value="3.1897829999999998" table:style-name="ce6">
            <text:p>3.19E+00</text:p>
          </table:table-cell>
          <table:table-cell office:value-type="float" office:value="1.0184193338505265" table:formula="of:=[.E103]/SQRT(9.81/1)" table:style-name="ce16">
            <text:p>1.02E+00</text:p>
          </table:table-cell>
          <table:table-cell office:value-type="float" office:value="-1.4237728999999999" table:style-name="ce6">
            <text:p>-1.42E+00</text:p>
          </table:table-cell>
          <table:table-cell table:style-name="ce1"/>
          <table:table-cell office:value-type="float" office:value="3.3007285999999998" table:style-name="ce3">
            <text:p>3.30E+00</text:p>
          </table:table-cell>
          <table:table-cell office:value-type="float" office:value="1.0538415378204038" table:formula="of:=[.I103]/SQRT(9.81/1)" table:style-name="ce13">
            <text:p>1.05E+00</text:p>
          </table:table-cell>
          <table:table-cell office:value-type="float" office:value="-0.48696363999999998" table:style-name="ce3">
            <text:p>-4.87E-01</text:p>
          </table:table-cell>
          <table:table-cell office:value-type="float" office:value="-1.5252148980884321" table:formula="of:=[.K103]*SQRT(9.81*1)" table:style-name="ce3">
            <text:p>-1.53E+00</text:p>
          </table:table-cell>
          <table:table-cell table:style-name="ce1"/>
          <table:table-cell office:value-type="float" office:value="2.1556432000000001" table:style-name="ce9">
            <text:p>2.16E+00</text:p>
          </table:table-cell>
          <table:table-cell office:value-type="float" office:value="0.68824390617274511" table:formula="of:=[.N103]/SQRT(9.81/1)" table:style-name="ce16">
            <text:p>6.88E-01</text:p>
          </table:table-cell>
          <table:table-cell office:value-type="float" office:value="-0.62633578999999995" table:style-name="ce9">
            <text:p>-6.26E-01</text:p>
          </table:table-cell>
          <table:table-cell office:value-type="float" office:value="-1.9617412875301894" table:formula="of:=[.P103]*SQRT(9.81*1)" table:style-name="ce16">
            <text:p>-1.96E+00</text:p>
          </table:table-cell>
          <table:table-cell table:number-columns-repeated="16367"/>
        </table:table-row>
        <table:table-row table:style-name="ro1">
          <table:table-cell office:value-type="float" office:value="3.0987442000000001" table:style-name="ce3">
            <text:p>3.10E+00</text:p>
          </table:table-cell>
          <table:table-cell office:value-type="float" office:value="0.98935288197886284" table:formula="of:=[.A104]/SQRT(9.81/1)" table:style-name="ce13">
            <text:p>9.89E-01</text:p>
          </table:table-cell>
          <table:table-cell office:value-type="float" office:value="-1.2165887" table:style-name="ce3">
            <text:p>-1.22E+00</text:p>
          </table:table-cell>
          <table:table-cell table:style-name="ce1"/>
          <table:table-cell office:value-type="float" office:value="3.2164145" table:style-name="ce6">
            <text:p>3.22E+00</text:p>
          </table:table-cell>
          <table:table-cell office:value-type="float" office:value="1.026922117422149" table:formula="of:=[.E104]/SQRT(9.81/1)" table:style-name="ce16">
            <text:p>1.03E+00</text:p>
          </table:table-cell>
          <table:table-cell office:value-type="float" office:value="-1.4460881000000001" table:style-name="ce6">
            <text:p>-1.45E+00</text:p>
          </table:table-cell>
          <table:table-cell table:style-name="ce1"/>
          <table:table-cell office:value-type="float" office:value="3.3322069999999999" table:style-name="ce3">
            <text:p>3.33E+00</text:p>
          </table:table-cell>
          <table:table-cell office:value-type="float" office:value="1.0638918174659724" table:formula="of:=[.I104]/SQRT(9.81/1)" table:style-name="ce13">
            <text:p>1.06E+00</text:p>
          </table:table-cell>
          <table:table-cell office:value-type="float" office:value="-0.48485646999999998" table:style-name="ce3">
            <text:p>-4.85E-01</text:p>
          </table:table-cell>
          <table:table-cell office:value-type="float" office:value="-1.5186150478885179" table:formula="of:=[.K104]*SQRT(9.81*1)" table:style-name="ce3">
            <text:p>-1.52E+00</text:p>
          </table:table-cell>
          <table:table-cell table:style-name="ce1"/>
          <table:table-cell office:value-type="float" office:value="2.1779738000000002" table:style-name="ce9">
            <text:p>2.18E+00</text:p>
          </table:table-cell>
          <table:table-cell office:value-type="float" office:value="0.69537351805433167" table:formula="of:=[.N104]/SQRT(9.81/1)" table:style-name="ce16">
            <text:p>6.95E-01</text:p>
          </table:table-cell>
          <table:table-cell office:value-type="float" office:value="-0.63017420000000002" table:style-name="ce9">
            <text:p>-6.30E-01</text:p>
          </table:table-cell>
          <table:table-cell office:value-type="float" office:value="-1.9737635406022498" table:formula="of:=[.P104]*SQRT(9.81*1)" table:style-name="ce16">
            <text:p>-1.97E+00</text:p>
          </table:table-cell>
          <table:table-cell table:number-columns-repeated="16367"/>
        </table:table-row>
        <table:table-row table:style-name="ro1">
          <table:table-cell office:value-type="float" office:value="3.1301049999999999" table:style-name="ce3">
            <text:p>3.13E+00</text:p>
          </table:table-cell>
          <table:table-cell office:value-type="float" office:value="0.99936561483405062" table:formula="of:=[.A105]/SQRT(9.81/1)" table:style-name="ce13">
            <text:p>9.99E-01</text:p>
          </table:table-cell>
          <table:table-cell office:value-type="float" office:value="-1.2318648000000001" table:style-name="ce3">
            <text:p>-1.23E+00</text:p>
          </table:table-cell>
          <table:table-cell table:style-name="ce1"/>
          <table:table-cell office:value-type="float" office:value="3.2445195999999998" table:style-name="ce6">
            <text:p>3.24E+00</text:p>
          </table:table-cell>
          <table:table-cell office:value-type="float" office:value="1.0358953852650719" table:formula="of:=[.E105]/SQRT(9.81/1)" table:style-name="ce16">
            <text:p>1.04E+00</text:p>
          </table:table-cell>
          <table:table-cell office:value-type="float" office:value="-1.4449181" table:style-name="ce6">
            <text:p>-1.44E+00</text:p>
          </table:table-cell>
          <table:table-cell table:style-name="ce1"/>
          <table:table-cell office:value-type="float" office:value="3.3636854" table:style-name="ce3">
            <text:p>3.36E+00</text:p>
          </table:table-cell>
          <table:table-cell office:value-type="float" office:value="1.0739420971115408" table:formula="of:=[.I105]/SQRT(9.81/1)" table:style-name="ce13">
            <text:p>1.07E+00</text:p>
          </table:table-cell>
          <table:table-cell office:value-type="float" office:value="-0.48236284000000001" table:style-name="ce3">
            <text:p>-4.82E-01</text:p>
          </table:table-cell>
          <table:table-cell office:value-type="float" office:value="-1.5108047694325737" table:formula="of:=[.K105]*SQRT(9.81*1)" table:style-name="ce3">
            <text:p>-1.51E+00</text:p>
          </table:table-cell>
          <table:table-cell table:style-name="ce1"/>
          <table:table-cell office:value-type="float" office:value="2.2003045000000001" table:style-name="ce9">
            <text:p>2.20E+00</text:p>
          </table:table-cell>
          <table:table-cell office:value-type="float" office:value="0.70250316186346096" table:formula="of:=[.N105]/SQRT(9.81/1)" table:style-name="ce16">
            <text:p>7.03E-01</text:p>
          </table:table-cell>
          <table:table-cell office:value-type="float" office:value="-0.63401030000000003" table:style-name="ce9">
            <text:p>-6.34E-01</text:p>
          </table:table-cell>
          <table:table-cell office:value-type="float" office:value="-1.9857785585418994" table:formula="of:=[.P105]*SQRT(9.81*1)" table:style-name="ce16">
            <text:p>-1.99E+00</text:p>
          </table:table-cell>
          <table:table-cell table:number-columns-repeated="16367"/>
        </table:table-row>
        <table:table-row table:style-name="ro1">
          <table:table-cell office:value-type="float" office:value="3.1614659000000001" table:style-name="ce3">
            <text:p>3.16E+00</text:p>
          </table:table-cell>
          <table:table-cell office:value-type="float" office:value="1.0093783796167812" table:formula="of:=[.A106]/SQRT(9.81/1)" table:style-name="ce13">
            <text:p>1.01E+00</text:p>
          </table:table-cell>
          <table:table-cell office:value-type="float" office:value="-1.2471409" table:style-name="ce3">
            <text:p>-1.25E+00</text:p>
          </table:table-cell>
          <table:table-cell table:style-name="ce1"/>
          <table:table-cell office:value-type="float" office:value="3.2711511" table:style-name="ce6">
            <text:p>3.27E+00</text:p>
          </table:table-cell>
          <table:table-cell office:value-type="float" office:value="1.0443981688366943" table:formula="of:=[.E106]/SQRT(9.81/1)" table:style-name="ce16">
            <text:p>1.04E+00</text:p>
          </table:table-cell>
          <table:table-cell office:value-type="float" office:value="-1.4672333" table:style-name="ce6">
            <text:p>-1.47E+00</text:p>
          </table:table-cell>
          <table:table-cell table:style-name="ce1"/>
          <table:table-cell office:value-type="float" office:value="3.3951638000000002" table:style-name="ce3">
            <text:p>3.40E+00</text:p>
          </table:table-cell>
          <table:table-cell office:value-type="float" office:value="1.0839923767571094" table:formula="of:=[.I106]/SQRT(9.81/1)" table:style-name="ce13">
            <text:p>1.08E+00</text:p>
          </table:table-cell>
          <table:table-cell office:value-type="float" office:value="-0.47910547999999997" table:style-name="ce3">
            <text:p>-4.79E-01</text:p>
          </table:table-cell>
          <table:table-cell office:value-type="float" office:value="-1.5006024183896141" table:formula="of:=[.K106]*SQRT(9.81*1)" table:style-name="ce3">
            <text:p>-1.50E+00</text:p>
          </table:table-cell>
          <table:table-cell table:style-name="ce1"/>
          <table:table-cell office:value-type="float" office:value="2.2434829999999999" table:style-name="ce9">
            <text:p>2.24E+00</text:p>
          </table:table-cell>
          <table:table-cell office:value-type="float" office:value="0.71628899594893469" table:formula="of:=[.N106]/SQRT(9.81/1)" table:style-name="ce16">
            <text:p>7.16E-01</text:p>
          </table:table-cell>
          <table:table-cell office:value-type="float" office:value="-0.63401030000000003" table:style-name="ce9">
            <text:p>-6.34E-01</text:p>
          </table:table-cell>
          <table:table-cell office:value-type="float" office:value="-1.9857785585418994" table:formula="of:=[.P106]*SQRT(9.81*1)" table:style-name="ce16">
            <text:p>-1.99E+00</text:p>
          </table:table-cell>
          <table:table-cell table:number-columns-repeated="16367"/>
        </table:table-row>
        <table:table-row table:style-name="ro1">
          <table:table-cell office:value-type="float" office:value="3.1928268000000002" table:style-name="ce3">
            <text:p>3.19E+00</text:p>
          </table:table-cell>
          <table:table-cell office:value-type="float" office:value="1.0193911443995121" table:formula="of:=[.A107]/SQRT(9.81/1)" table:style-name="ce13">
            <text:p>1.02E+00</text:p>
          </table:table-cell>
          <table:table-cell office:value-type="float" office:value="-1.2624310999999999" table:style-name="ce3">
            <text:p>-1.26E+00</text:p>
          </table:table-cell>
          <table:table-cell table:style-name="ce1"/>
          <table:table-cell office:value-type="float" office:value="3.299274" table:style-name="ce6">
            <text:p>3.30E+00</text:p>
          </table:table-cell>
          <table:table-cell office:value-type="float" office:value="1.053377119782243" table:formula="of:=[.E107]/SQRT(9.81/1)" table:style-name="ce16">
            <text:p>1.05E+00</text:p>
          </table:table-cell>
          <table:table-cell office:value-type="float" office:value="-1.4895484000000001" table:style-name="ce6">
            <text:p>-1.49E+00</text:p>
          </table:table-cell>
          <table:table-cell table:style-name="ce1"/>
          <table:table-cell office:value-type="float" office:value="3.4266421" table:style-name="ce3">
            <text:p>3.43E+00</text:p>
          </table:table-cell>
          <table:table-cell office:value-type="float" office:value="1.0940426244751351" table:formula="of:=[.I107]/SQRT(9.81/1)" table:style-name="ce13">
            <text:p>1.09E+00</text:p>
          </table:table-cell>
          <table:table-cell office:value-type="float" office:value="-0.47680507999999999" table:style-name="ce3">
            <text:p>-4.77E-01</text:p>
          </table:table-cell>
          <table:table-cell office:value-type="float" office:value="-1.4933973540616847" table:formula="of:=[.K107]*SQRT(9.81*1)" table:style-name="ce3">
            <text:p>-1.49E+00</text:p>
          </table:table-cell>
          <table:table-cell table:style-name="ce1"/>
          <table:table-cell office:value-type="float" office:value="2.2658136" table:style-name="ce9">
            <text:p>2.27E+00</text:p>
          </table:table-cell>
          <table:table-cell office:value-type="float" office:value="0.72341860783052125" table:formula="of:=[.N107]/SQRT(9.81/1)" table:style-name="ce16">
            <text:p>7.23E-01</text:p>
          </table:table-cell>
          <table:table-cell office:value-type="float" office:value="-0.64168711" table:style-name="ce9">
            <text:p>-6.42E-01</text:p>
          </table:table-cell>
          <table:table-cell office:value-type="float" office:value="-2.0098230333651004" table:formula="of:=[.P107]*SQRT(9.81*1)" table:style-name="ce16">
            <text:p>-2.01E+00</text:p>
          </table:table-cell>
          <table:table-cell table:number-columns-repeated="16367"/>
        </table:table-row>
        <table:table-row table:style-name="ro1">
          <table:table-cell office:value-type="float" office:value="3.2241876999999999" table:style-name="ce3">
            <text:p>3.22E+00</text:p>
          </table:table-cell>
          <table:table-cell office:value-type="float" office:value="1.0294039091822427" table:formula="of:=[.A108]/SQRT(9.81/1)" table:style-name="ce13">
            <text:p>1.03E+00</text:p>
          </table:table-cell>
          <table:table-cell office:value-type="float" office:value="-1.278878" table:style-name="ce3">
            <text:p>-1.28E+00</text:p>
          </table:table-cell>
          <table:table-cell table:style-name="ce1"/>
          <table:table-cell office:value-type="float" office:value="3.3259055000000002" table:style-name="ce6">
            <text:p>3.33E+00</text:p>
          </table:table-cell>
          <table:table-cell office:value-type="float" office:value="1.0618799033538653" table:formula="of:=[.E108]/SQRT(9.81/1)" table:style-name="ce16">
            <text:p>1.06E+00</text:p>
          </table:table-cell>
          <table:table-cell office:value-type="float" office:value="-1.5130477" table:style-name="ce6">
            <text:p>-1.51E+00</text:p>
          </table:table-cell>
          <table:table-cell table:style-name="ce1"/>
          <table:table-cell office:value-type="float" office:value="3.4581205000000002" table:style-name="ce3">
            <text:p>3.46E+00</text:p>
          </table:table-cell>
          <table:table-cell office:value-type="float" office:value="1.1040929041207035" table:formula="of:=[.I108]/SQRT(9.81/1)" table:style-name="ce13">
            <text:p>1.10E+00</text:p>
          </table:table-cell>
          <table:table-cell office:value-type="float" office:value="-0.47431145000000002" table:style-name="ce3">
            <text:p>-4.74E-01</text:p>
          </table:table-cell>
          <table:table-cell office:value-type="float" office:value="-1.4855870756057403" table:formula="of:=[.K108]*SQRT(9.81*1)" table:style-name="ce3">
            <text:p>-1.49E+00</text:p>
          </table:table-cell>
          <table:table-cell table:style-name="ce1"/>
          <table:table-cell office:value-type="float" office:value="2.3089922000000001" table:style-name="ce9">
            <text:p>2.31E+00</text:p>
          </table:table-cell>
          <table:table-cell office:value-type="float" office:value="0.73720447384353793" table:formula="of:=[.N108]/SQRT(9.81/1)" table:style-name="ce16">
            <text:p>7.37E-01</text:p>
          </table:table-cell>
          <table:table-cell office:value-type="float" office:value="-0.64168711" table:style-name="ce9">
            <text:p>-6.42E-01</text:p>
          </table:table-cell>
          <table:table-cell office:value-type="float" office:value="-2.0098230333651004" table:formula="of:=[.P108]*SQRT(9.81*1)" table:style-name="ce16">
            <text:p>-2.01E+00</text:p>
          </table:table-cell>
          <table:table-cell table:number-columns-repeated="16367"/>
        </table:table-row>
        <table:table-row table:style-name="ro1">
          <table:table-cell office:value-type="float" office:value="3.2555485000000002" table:style-name="ce3">
            <text:p>3.26E+00</text:p>
          </table:table-cell>
          <table:table-cell office:value-type="float" office:value="1.0394166420374304" table:formula="of:=[.A109]/SQRT(9.81/1)" table:style-name="ce13">
            <text:p>1.04E+00</text:p>
          </table:table-cell>
          <table:table-cell office:value-type="float" office:value="-1.2941682000000001" table:style-name="ce3">
            <text:p>-1.29E+00</text:p>
          </table:table-cell>
          <table:table-cell table:style-name="ce1"/>
          <table:table-cell office:value-type="float" office:value="3.3540106999999999" table:style-name="ce6">
            <text:p>3.35E+00</text:p>
          </table:table-cell>
          <table:table-cell office:value-type="float" office:value="1.0708532031243312" table:formula="of:=[.E109]/SQRT(9.81/1)" table:style-name="ce16">
            <text:p>1.07E+00</text:p>
          </table:table-cell>
          <table:table-cell office:value-type="float" office:value="-1.5236202999999999" table:style-name="ce6">
            <text:p>-1.52E+00</text:p>
          </table:table-cell>
          <table:table-cell table:style-name="ce1"/>
          <table:table-cell office:value-type="float" office:value="3.4895988999999998" table:style-name="ce3">
            <text:p>3.49E+00</text:p>
          </table:table-cell>
          <table:table-cell office:value-type="float" office:value="1.1141431837662719" table:formula="of:=[.I109]/SQRT(9.81/1)" table:style-name="ce13">
            <text:p>1.11E+00</text:p>
          </table:table-cell>
          <table:table-cell office:value-type="float" office:value="-0.47124501000000002" table:style-name="ce3">
            <text:p>-4.71E-01</text:p>
          </table:table-cell>
          <table:table-cell office:value-type="float" office:value="-1.4759827035583852" table:formula="of:=[.K109]*SQRT(9.81*1)" table:style-name="ce3">
            <text:p>-1.48E+00</text:p>
          </table:table-cell>
          <table:table-cell table:style-name="ce1"/>
          <table:table-cell office:value-type="float" office:value="2.3313228000000001" table:style-name="ce9">
            <text:p>2.33E+00</text:p>
          </table:table-cell>
          <table:table-cell office:value-type="float" office:value="0.74433408572512438" table:formula="of:=[.N109]/SQRT(9.81/1)" table:style-name="ce16">
            <text:p>7.44E-01</text:p>
          </table:table-cell>
          <table:table-cell office:value-type="float" office:value="-0.64552321999999995" table:style-name="ce9">
            <text:p>-6.46E-01</text:p>
          </table:table-cell>
          <table:table-cell office:value-type="float" office:value="-2.0218380826256692" table:formula="of:=[.P109]*SQRT(9.81*1)" table:style-name="ce16">
            <text:p>-2.02E+00</text:p>
          </table:table-cell>
          <table:table-cell table:number-columns-repeated="16367"/>
        </table:table-row>
        <table:table-row table:style-name="ro1">
          <table:table-cell office:value-type="float" office:value="3.2869093999999999" table:style-name="ce3">
            <text:p>3.29E+00</text:p>
          </table:table-cell>
          <table:table-cell office:value-type="float" office:value="1.0494294068201611" table:formula="of:=[.A110]/SQRT(9.81/1)" table:style-name="ce13">
            <text:p>1.05E+00</text:p>
          </table:table-cell>
          <table:table-cell office:value-type="float" office:value="-1.3082735999999999" table:style-name="ce3">
            <text:p>-1.31E+00</text:p>
          </table:table-cell>
          <table:table-cell table:style-name="ce1"/>
          <table:table-cell office:value-type="float" office:value="3.3806422" table:style-name="ce6">
            <text:p>3.38E+00</text:p>
          </table:table-cell>
          <table:table-cell office:value-type="float" office:value="1.0793559866959535" table:formula="of:=[.E110]/SQRT(9.81/1)" table:style-name="ce16">
            <text:p>1.08E+00</text:p>
          </table:table-cell>
          <table:table-cell office:value-type="float" office:value="-1.5341929000000001" table:style-name="ce6">
            <text:p>-1.53E+00</text:p>
          </table:table-cell>
          <table:table-cell table:style-name="ce1"/>
          <table:table-cell office:value-type="float" office:value="3.5210772000000001" table:style-name="ce3">
            <text:p>3.52E+00</text:p>
          </table:table-cell>
          <table:table-cell office:value-type="float" office:value="1.1241934314842976" table:formula="of:=[.I110]/SQRT(9.81/1)" table:style-name="ce13">
            <text:p>1.12E+00</text:p>
          </table:table-cell>
          <table:table-cell office:value-type="float" office:value="-0.46836951999999998" table:style-name="ce3">
            <text:p>-4.68E-01</text:p>
          </table:table-cell>
          <table:table-cell office:value-type="float" office:value="-1.4669764044693931" table:formula="of:=[.K110]*SQRT(9.81*1)" table:style-name="ce3">
            <text:p>-1.47E+00</text:p>
          </table:table-cell>
          <table:table-cell table:style-name="ce1"/>
          <table:table-cell office:value-type="float" office:value="2.3536535000000001" table:style-name="ce9">
            <text:p>2.35E+00</text:p>
          </table:table-cell>
          <table:table-cell office:value-type="float" office:value="0.75146372953425378" table:formula="of:=[.N110]/SQRT(9.81/1)" table:style-name="ce16">
            <text:p>7.51E-01</text:p>
          </table:table-cell>
          <table:table-cell office:value-type="float" office:value="-0.64936161999999997" table:style-name="ce9">
            <text:p>-6.49E-01</text:p>
          </table:table-cell>
          <table:table-cell office:value-type="float" office:value="-2.0338603043768098" table:formula="of:=[.P110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3.3182703" table:style-name="ce3">
            <text:p>3.32E+00</text:p>
          </table:table-cell>
          <table:table-cell office:value-type="float" office:value="1.0594421716028919" table:formula="of:=[.A111]/SQRT(9.81/1)" table:style-name="ce13">
            <text:p>1.06E+00</text:p>
          </table:table-cell>
          <table:table-cell office:value-type="float" office:value="-1.3235497000000001" table:style-name="ce3">
            <text:p>-1.32E+00</text:p>
          </table:table-cell>
          <table:table-cell table:style-name="ce1"/>
          <table:table-cell office:value-type="float" office:value="3.4087472999999999" table:style-name="ce6">
            <text:p>3.41E+00</text:p>
          </table:table-cell>
          <table:table-cell office:value-type="float" office:value="1.0883292545388765" table:formula="of:=[.E111]/SQRT(9.81/1)" table:style-name="ce16">
            <text:p>1.09E+00</text:p>
          </table:table-cell>
          <table:table-cell office:value-type="float" office:value="-1.5565081000000001" table:style-name="ce6">
            <text:p>-1.56E+00</text:p>
          </table:table-cell>
          <table:table-cell table:style-name="ce1"/>
          <table:table-cell office:value-type="float" office:value="3.5525555999999998" table:style-name="ce3">
            <text:p>3.55E+00</text:p>
          </table:table-cell>
          <table:table-cell office:value-type="float" office:value="1.134243711129866" table:formula="of:=[.I111]/SQRT(9.81/1)" table:style-name="ce13">
            <text:p>1.13E+00</text:p>
          </table:table-cell>
          <table:table-cell office:value-type="float" office:value="-0.46549402000000001" table:style-name="ce3">
            <text:p>-4.65E-01</text:p>
          </table:table-cell>
          <table:table-cell office:value-type="float" office:value="-1.4579700740594814" table:formula="of:=[.K111]*SQRT(9.81*1)" table:style-name="ce3">
            <text:p>-1.46E+00</text:p>
          </table:table-cell>
          <table:table-cell table:style-name="ce1"/>
          <table:table-cell office:value-type="float" office:value="2.4414753999999999" table:style-name="ce9">
            <text:p>2.44E+00</text:p>
          </table:table-cell>
          <table:table-cell office:value-type="float" office:value="0.77950310428027481" table:formula="of:=[.N111]/SQRT(9.81/1)" table:style-name="ce16">
            <text:p>7.80E-01</text:p>
          </table:table-cell>
          <table:table-cell office:value-type="float" office:value="-0.64936161999999997" table:style-name="ce9">
            <text:p>-6.49E-01</text:p>
          </table:table-cell>
          <table:table-cell office:value-type="float" office:value="-2.0338603043768098" table:formula="of:=[.P111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3.3496310999999999" table:style-name="ce3">
            <text:p>3.35E+00</text:p>
          </table:table-cell>
          <table:table-cell office:value-type="float" office:value="1.0694549044580797" table:formula="of:=[.A112]/SQRT(9.81/1)" table:style-name="ce13">
            <text:p>1.07E+00</text:p>
          </table:table-cell>
          <table:table-cell office:value-type="float" office:value="-1.3388259" table:style-name="ce3">
            <text:p>-1.34E+00</text:p>
          </table:table-cell>
          <table:table-cell table:style-name="ce1"/>
          <table:table-cell office:value-type="float" office:value="3.4368702" table:style-name="ce6">
            <text:p>3.44E+00</text:p>
          </table:table-cell>
          <table:table-cell office:value-type="float" office:value="1.0973082054844252" table:formula="of:=[.E112]/SQRT(9.81/1)" table:style-name="ce16">
            <text:p>1.10E+00</text:p>
          </table:table-cell>
          <table:table-cell office:value-type="float" office:value="-1.5788373" table:style-name="ce6">
            <text:p>-1.58E+00</text:p>
          </table:table-cell>
          <table:table-cell table:style-name="ce1"/>
          <table:table-cell office:value-type="float" office:value="3.5840339999999999" table:style-name="ce3">
            <text:p>3.58E+00</text:p>
          </table:table-cell>
          <table:table-cell office:value-type="float" office:value="1.1442939907754346" table:formula="of:=[.I112]/SQRT(9.81/1)" table:style-name="ce13">
            <text:p>1.14E+00</text:p>
          </table:table-cell>
          <table:table-cell office:value-type="float" office:value="-0.46280945000000001" table:style-name="ce3">
            <text:p>-4.63E-01</text:p>
          </table:table-cell>
          <table:table-cell office:value-type="float" office:value="-1.4495617539660937" table:formula="of:=[.K112]*SQRT(9.81*1)" table:style-name="ce3">
            <text:p>-1.45E+00</text:p>
          </table:table-cell>
          <table:table-cell table:style-name="ce1"/>
          <table:table-cell office:value-type="float" office:value="2.4623233" table:style-name="ce9">
            <text:p>2.46E+00</text:p>
          </table:table-cell>
          <table:table-cell office:value-type="float" office:value="0.7861593264841622" table:formula="of:=[.N112]/SQRT(9.81/1)" table:style-name="ce16">
            <text:p>7.86E-01</text:p>
          </table:table-cell>
          <table:table-cell office:value-type="float" office:value="-0.64955273999999996" table:style-name="ce9">
            <text:p>-6.50E-01</text:p>
          </table:table-cell>
          <table:table-cell office:value-type="float" office:value="-2.0344589097908048" table:formula="of:=[.P112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3.380992" table:style-name="ce3">
            <text:p>3.38E+00</text:p>
          </table:table-cell>
          <table:table-cell office:value-type="float" office:value="1.0794676692408103" table:formula="of:=[.A113]/SQRT(9.81/1)" table:style-name="ce13">
            <text:p>1.08E+00</text:p>
          </table:table-cell>
          <table:table-cell office:value-type="float" office:value="-1.3541160999999999" table:style-name="ce3">
            <text:p>-1.35E+00</text:p>
          </table:table-cell>
          <table:table-cell table:style-name="ce1"/>
          <table:table-cell office:value-type="float" office:value="3.4635017000000001" table:style-name="ce6">
            <text:p>3.46E+00</text:p>
          </table:table-cell>
          <table:table-cell office:value-type="float" office:value="1.1058109890560475" table:formula="of:=[.E113]/SQRT(9.81/1)" table:style-name="ce16">
            <text:p>1.11E+00</text:p>
          </table:table-cell>
          <table:table-cell office:value-type="float" office:value="-1.5905799" table:style-name="ce6">
            <text:p>-1.59E+00</text:p>
          </table:table-cell>
          <table:table-cell table:style-name="ce1"/>
          <table:table-cell office:value-type="float" office:value="3.6155124000000001" table:style-name="ce3">
            <text:p>3.62E+00</text:p>
          </table:table-cell>
          <table:table-cell office:value-type="float" office:value="1.1543442704210032" table:formula="of:=[.I113]/SQRT(9.81/1)" table:style-name="ce13">
            <text:p>1.15E+00</text:p>
          </table:table-cell>
          <table:table-cell office:value-type="float" office:value="-0.46031812" table:style-name="ce3">
            <text:p>-4.60E-01</text:p>
          </table:table-cell>
          <table:table-cell office:value-type="float" office:value="-1.4417586793216404" table:formula="of:=[.K113]*SQRT(9.81*1)" table:style-name="ce3">
            <text:p>-1.44E+00</text:p>
          </table:table-cell>
          <table:table-cell table:style-name="ce1"/>
          <table:table-cell office:value-type="float" office:value="2.5069846" table:style-name="ce9">
            <text:p>2.51E+00</text:p>
          </table:table-cell>
          <table:table-cell office:value-type="float" office:value="0.80041858217487805" table:formula="of:=[.N113]/SQRT(9.81/1)" table:style-name="ce16">
            <text:p>8.00E-01</text:p>
          </table:table-cell>
          <table:table-cell office:value-type="float" office:value="-0.64955273999999996" table:style-name="ce9">
            <text:p>-6.50E-01</text:p>
          </table:table-cell>
          <table:table-cell office:value-type="float" office:value="-2.0344589097908048" table:formula="of:=[.P113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3.4123529000000001" table:style-name="ce3">
            <text:p>3.41E+00</text:p>
          </table:table-cell>
          <table:table-cell office:value-type="float" office:value="1.0894804340235411" table:formula="of:=[.A114]/SQRT(9.81/1)" table:style-name="ce13">
            <text:p>1.09E+00</text:p>
          </table:table-cell>
          <table:table-cell office:value-type="float" office:value="-1.3682215" table:style-name="ce3">
            <text:p>-1.37E+00</text:p>
          </table:table-cell>
          <table:table-cell table:style-name="ce1"/>
          <table:table-cell office:value-type="float" office:value="3.4916068" table:style-name="ce6">
            <text:p>3.49E+00</text:p>
          </table:table-cell>
          <table:table-cell office:value-type="float" office:value="1.1147842568989705" table:formula="of:=[.E114]/SQRT(9.81/1)" table:style-name="ce16">
            <text:p>1.11E+00</text:p>
          </table:table-cell>
          <table:table-cell office:value-type="float" office:value="-1.6128951" table:style-name="ce6">
            <text:p>-1.61E+00</text:p>
          </table:table-cell>
          <table:table-cell table:style-name="ce1"/>
          <table:table-cell office:value-type="float" office:value="3.6469906999999999" table:style-name="ce3">
            <text:p>3.65E+00</text:p>
          </table:table-cell>
          <table:table-cell office:value-type="float" office:value="1.1643945181390287" table:formula="of:=[.I114]/SQRT(9.81/1)" table:style-name="ce13">
            <text:p>1.16E+00</text:p>
          </table:table-cell>
          <table:table-cell office:value-type="float" office:value="-0.45744262000000002" table:style-name="ce3">
            <text:p>-4.57E-01</text:p>
          </table:table-cell>
          <table:table-cell office:value-type="float" office:value="-1.4327523489117289" table:formula="of:=[.K114]*SQRT(9.81*1)" table:style-name="ce3">
            <text:p>-1.43E+00</text:p>
          </table:table-cell>
          <table:table-cell table:style-name="ce1"/>
          <table:table-cell office:value-type="float" office:value="2.5293152000000001" table:style-name="ce9">
            <text:p>2.53E+00</text:p>
          </table:table-cell>
          <table:table-cell office:value-type="float" office:value="0.8075481940564645" table:formula="of:=[.N114]/SQRT(9.81/1)" table:style-name="ce16">
            <text:p>8.08E-01</text:p>
          </table:table-cell>
          <table:table-cell office:value-type="float" office:value="-0.65339113999999998" table:style-name="ce9">
            <text:p>-6.53E-01</text:p>
          </table:table-cell>
          <table:table-cell office:value-type="float" office:value="-2.0464811315419453" table:formula="of:=[.P114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3.4437137" table:style-name="ce3">
            <text:p>3.44E+00</text:p>
          </table:table-cell>
          <table:table-cell office:value-type="float" office:value="1.0994931668787289" table:formula="of:=[.A115]/SQRT(9.81/1)" table:style-name="ce13">
            <text:p>1.10E+00</text:p>
          </table:table-cell>
          <table:table-cell office:value-type="float" office:value="-1.3834976000000001" table:style-name="ce3">
            <text:p>-1.38E+00</text:p>
          </table:table-cell>
          <table:table-cell table:style-name="ce1"/>
          <table:table-cell office:value-type="float" office:value="3.5182383000000002" table:style-name="ce6">
            <text:p>3.52E+00</text:p>
          </table:table-cell>
          <table:table-cell office:value-type="float" office:value="1.123287040470593" table:formula="of:=[.E115]/SQRT(9.81/1)" table:style-name="ce16">
            <text:p>1.12E+00</text:p>
          </table:table-cell>
          <table:table-cell office:value-type="float" office:value="-1.6234677" table:style-name="ce6">
            <text:p>-1.62E+00</text:p>
          </table:table-cell>
          <table:table-cell table:style-name="ce1"/>
          <table:table-cell office:value-type="float" office:value="3.6784691" table:style-name="ce3">
            <text:p>3.68E+00</text:p>
          </table:table-cell>
          <table:table-cell office:value-type="float" office:value="1.1744447977845973" table:formula="of:=[.I115]/SQRT(9.81/1)" table:style-name="ce13">
            <text:p>1.17E+00</text:p>
          </table:table-cell>
          <table:table-cell office:value-type="float" office:value="-0.45437619000000001" table:style-name="ce3">
            <text:p>-4.54E-01</text:p>
          </table:table-cell>
          <table:table-cell office:value-type="float" office:value="-1.4231480081852932" table:formula="of:=[.K115]*SQRT(9.81*1)" table:style-name="ce3">
            <text:p>-1.42E+00</text:p>
          </table:table-cell>
          <table:table-cell table:style-name="ce1"/>
          <table:table-cell office:value-type="float" office:value="2.5501630999999998" table:style-name="ce9">
            <text:p>2.55E+00</text:p>
          </table:table-cell>
          <table:table-cell office:value-type="float" office:value="0.81420441626035178" table:formula="of:=[.N115]/SQRT(9.81/1)" table:style-name="ce16">
            <text:p>8.14E-01</text:p>
          </table:table-cell>
          <table:table-cell office:value-type="float" office:value="-0.65339113999999998" table:style-name="ce9">
            <text:p>-6.53E-01</text:p>
          </table:table-cell>
          <table:table-cell office:value-type="float" office:value="-2.0464811315419453" table:formula="of:=[.P115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3.4750746000000001" table:style-name="ce3">
            <text:p>3.48E+00</text:p>
          </table:table-cell>
          <table:table-cell office:value-type="float" office:value="1.1095059316614595" table:formula="of:=[.A116]/SQRT(9.81/1)" table:style-name="ce13">
            <text:p>1.11E+00</text:p>
          </table:table-cell>
          <table:table-cell office:value-type="float" office:value="-1.3976029999999999" table:style-name="ce3">
            <text:p>-1.40E+00</text:p>
          </table:table-cell>
          <table:table-cell table:style-name="ce1"/>
          <table:table-cell office:value-type="float" office:value="3.5463434999999999" table:style-name="ce6">
            <text:p>3.55E+00</text:p>
          </table:table-cell>
          <table:table-cell office:value-type="float" office:value="1.1322603402410587" table:formula="of:=[.E116]/SQRT(9.81/1)" table:style-name="ce16">
            <text:p>1.13E+00</text:p>
          </table:table-cell>
          <table:table-cell office:value-type="float" office:value="-1.6457968999999999" table:style-name="ce6">
            <text:p>-1.65E+00</text:p>
          </table:table-cell>
          <table:table-cell table:style-name="ce1"/>
          <table:table-cell office:value-type="float" office:value="3.7099475000000002" table:style-name="ce3">
            <text:p>3.71E+00</text:p>
          </table:table-cell>
          <table:table-cell office:value-type="float" office:value="1.1844950774301659" table:formula="of:=[.I116]/SQRT(9.81/1)" table:style-name="ce13">
            <text:p>1.18E+00</text:p>
          </table:table-cell>
          <table:table-cell office:value-type="float" office:value="-0.45150068999999998" table:style-name="ce3">
            <text:p>-4.52E-01</text:p>
          </table:table-cell>
          <table:table-cell office:value-type="float" office:value="-1.4141416777753815" table:formula="of:=[.K116]*SQRT(9.81*1)" table:style-name="ce3">
            <text:p>-1.41E+00</text:p>
          </table:table-cell>
          <table:table-cell table:style-name="ce1"/>
          <table:table-cell office:value-type="float" office:value="2.5724938000000002" table:style-name="ce9">
            <text:p>2.57E+00</text:p>
          </table:table-cell>
          <table:table-cell office:value-type="float" office:value="0.82133406006948118" table:formula="of:=[.N116]/SQRT(9.81/1)" table:style-name="ce16">
            <text:p>8.21E-01</text:p>
          </table:table-cell>
          <table:table-cell office:value-type="float" office:value="-0.65722955000000005" table:style-name="ce9">
            <text:p>-6.57E-01</text:p>
          </table:table-cell>
          <table:table-cell office:value-type="float" office:value="-2.0585033846140059" table:formula="of:=[.P116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5064354999999998" table:style-name="ce3">
            <text:p>3.51E+00</text:p>
          </table:table-cell>
          <table:table-cell office:value-type="float" office:value="1.1195186964441901" table:formula="of:=[.A117]/SQRT(9.81/1)" table:style-name="ce13">
            <text:p>1.12E+00</text:p>
          </table:table-cell>
          <table:table-cell office:value-type="float" office:value="-1.4128791000000001" table:style-name="ce3">
            <text:p>-1.41E+00</text:p>
          </table:table-cell>
          <table:table-cell table:style-name="ce1"/>
          <table:table-cell office:value-type="float" office:value="3.572975" table:style-name="ce6">
            <text:p>3.57E+00</text:p>
          </table:table-cell>
          <table:table-cell office:value-type="float" office:value="1.1407631238126812" table:formula="of:=[.E117]/SQRT(9.81/1)" table:style-name="ce16">
            <text:p>1.14E+00</text:p>
          </table:table-cell>
          <table:table-cell office:value-type="float" office:value="-1.6681121000000001" table:style-name="ce6">
            <text:p>-1.67E+00</text:p>
          </table:table-cell>
          <table:table-cell table:style-name="ce1"/>
          <table:table-cell office:value-type="float" office:value="3.7414258999999999" table:style-name="ce3">
            <text:p>3.74E+00</text:p>
          </table:table-cell>
          <table:table-cell office:value-type="float" office:value="1.1945453570757343" table:formula="of:=[.I117]/SQRT(9.81/1)" table:style-name="ce13">
            <text:p>1.19E+00</text:p>
          </table:table-cell>
          <table:table-cell office:value-type="float" office:value="-0.44843196000000002" table:style-name="ce3">
            <text:p>-4.48E-01</text:p>
          </table:table-cell>
          <table:table-cell office:value-type="float" office:value="-1.4045301332374547" table:formula="of:=[.K117]*SQRT(9.81*1)" table:style-name="ce3">
            <text:p>-1.40E+00</text:p>
          </table:table-cell>
          <table:table-cell table:style-name="ce1"/>
          <table:table-cell office:value-type="float" office:value="2.6171551000000002" table:style-name="ce9">
            <text:p>2.62E+00</text:p>
          </table:table-cell>
          <table:table-cell office:value-type="float" office:value="0.83559331576019702" table:formula="of:=[.N117]/SQRT(9.81/1)" table:style-name="ce16">
            <text:p>8.36E-01</text:p>
          </table:table-cell>
          <table:table-cell office:value-type="float" office:value="-0.65722955000000005" table:style-name="ce9">
            <text:p>-6.57E-01</text:p>
          </table:table-cell>
          <table:table-cell office:value-type="float" office:value="-2.0585033846140059" table:formula="of:=[.P117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5377963000000001" table:style-name="ce3">
            <text:p>3.54E+00</text:p>
          </table:table-cell>
          <table:table-cell office:value-type="float" office:value="1.1295314292993781" table:formula="of:=[.A118]/SQRT(9.81/1)" table:style-name="ce13">
            <text:p>1.13E+00</text:p>
          </table:table-cell>
          <table:table-cell office:value-type="float" office:value="-1.4269845000000001" table:style-name="ce3">
            <text:p>-1.43E+00</text:p>
          </table:table-cell>
          <table:table-cell table:style-name="ce1"/>
          <table:table-cell office:value-type="float" office:value="3.6010979000000001" table:style-name="ce6">
            <text:p>3.60E+00</text:p>
          </table:table-cell>
          <table:table-cell office:value-type="float" office:value="1.1497420747582296" table:formula="of:=[.E118]/SQRT(9.81/1)" table:style-name="ce16">
            <text:p>1.15E+00</text:p>
          </table:table-cell>
          <table:table-cell office:value-type="float" office:value="-1.6904273000000001" table:style-name="ce6">
            <text:p>-1.69E+00</text:p>
          </table:table-cell>
          <table:table-cell table:style-name="ce1"/>
          <table:table-cell office:value-type="float" office:value="3.7729042000000002" table:style-name="ce3">
            <text:p>3.77E+00</text:p>
          </table:table-cell>
          <table:table-cell office:value-type="float" office:value="1.20459560479376" table:formula="of:=[.I118]/SQRT(9.81/1)" table:style-name="ce13">
            <text:p>1.20E+00</text:p>
          </table:table-cell>
          <table:table-cell office:value-type="float" office:value="-0.44498135999999999" table:style-name="ce3">
            <text:p>-4.45E-01</text:p>
          </table:table-cell>
          <table:table-cell office:value-type="float" office:value="-1.3937225367455606" table:formula="of:=[.K118]*SQRT(9.81*1)" table:style-name="ce3">
            <text:p>-1.39E+00</text:p>
          </table:table-cell>
          <table:table-cell table:style-name="ce1"/>
          <table:table-cell office:value-type="float" office:value="2.6379850999999999" table:style-name="ce9">
            <text:p>2.64E+00</text:p>
          </table:table-cell>
          <table:table-cell office:value-type="float" office:value="0.84224382293391575" table:formula="of:=[.N118]/SQRT(9.81/1)" table:style-name="ce16">
            <text:p>8.42E-01</text:p>
          </table:table-cell>
          <table:table-cell office:value-type="float" office:value="-0.65742065999999999" table:style-name="ce9">
            <text:p>-6.57E-01</text:p>
          </table:table-cell>
          <table:table-cell office:value-type="float" office:value="-2.0591019587070809" table:formula="of:=[.P118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5691571999999998" table:style-name="ce3">
            <text:p>3.57E+00</text:p>
          </table:table-cell>
          <table:table-cell office:value-type="float" office:value="1.1395441940821085" table:formula="of:=[.A119]/SQRT(9.81/1)" table:style-name="ce13">
            <text:p>1.14E+00</text:p>
          </table:table-cell>
          <table:table-cell office:value-type="float" office:value="-1.4410898000000001" table:style-name="ce3">
            <text:p>-1.44E+00</text:p>
          </table:table-cell>
          <table:table-cell table:style-name="ce1"/>
          <table:table-cell office:value-type="float" office:value="3.6277294000000002" table:style-name="ce6">
            <text:p>3.63E+00</text:p>
          </table:table-cell>
          <table:table-cell office:value-type="float" office:value="1.1582448583298521" table:formula="of:=[.E119]/SQRT(9.81/1)" table:style-name="ce16">
            <text:p>1.16E+00</text:p>
          </table:table-cell>
          <table:table-cell office:value-type="float" office:value="-1.7127566000000001" table:style-name="ce6">
            <text:p>-1.71E+00</text:p>
          </table:table-cell>
          <table:table-cell table:style-name="ce1"/>
          <table:table-cell office:value-type="float" office:value="3.8043825999999998" table:style-name="ce3">
            <text:p>3.80E+00</text:p>
          </table:table-cell>
          <table:table-cell office:value-type="float" office:value="1.2146458844393284" table:formula="of:=[.I119]/SQRT(9.81/1)" table:style-name="ce13">
            <text:p>1.21E+00</text:p>
          </table:table-cell>
          <table:table-cell office:value-type="float" office:value="-0.44287419" table:style-name="ce3">
            <text:p>-4.43E-01</text:p>
          </table:table-cell>
          <table:table-cell office:value-type="float" office:value="-1.3871226865456463" table:formula="of:=[.K119]*SQRT(9.81*1)" table:style-name="ce3">
            <text:p>-1.39E+00</text:p>
          </table:table-cell>
          <table:table-cell table:style-name="ce1"/>
          <table:table-cell office:value-type="float" office:value="2.704977" table:style-name="ce9">
            <text:p>2.70E+00</text:p>
          </table:table-cell>
          <table:table-cell office:value-type="float" office:value="0.86363269050621805" table:formula="of:=[.N119]/SQRT(9.81/1)" table:style-name="ce16">
            <text:p>8.64E-01</text:p>
          </table:table-cell>
          <table:table-cell office:value-type="float" office:value="-0.65742065999999999" table:style-name="ce9">
            <text:p>-6.57E-01</text:p>
          </table:table-cell>
          <table:table-cell office:value-type="float" office:value="-2.0591019587070809" table:formula="of:=[.P119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6005180999999999" table:style-name="ce3">
            <text:p>3.60E+00</text:p>
          </table:table-cell>
          <table:table-cell office:value-type="float" office:value="1.1495569588648393" table:formula="of:=[.A120]/SQRT(9.81/1)" table:style-name="ce13">
            <text:p>1.15E+00</text:p>
          </table:table-cell>
          <table:table-cell office:value-type="float" office:value="-1.4563801000000001" table:style-name="ce3">
            <text:p>-1.46E+00</text:p>
          </table:table-cell>
          <table:table-cell table:style-name="ce1"/>
          <table:table-cell office:value-type="float" office:value="3.6558345000000001" table:style-name="ce6">
            <text:p>3.66E+00</text:p>
          </table:table-cell>
          <table:table-cell office:value-type="float" office:value="1.1672181261727752" table:formula="of:=[.E120]/SQRT(9.81/1)" table:style-name="ce16">
            <text:p>1.17E+00</text:p>
          </table:table-cell>
          <table:table-cell office:value-type="float" office:value="-1.7350717" table:style-name="ce6">
            <text:p>-1.74E+00</text:p>
          </table:table-cell>
          <table:table-cell table:style-name="ce1"/>
          <table:table-cell office:value-type="float" office:value="3.835861" table:style-name="ce3">
            <text:p>3.84E+00</text:p>
          </table:table-cell>
          <table:table-cell office:value-type="float" office:value="1.224696164084897" table:formula="of:=[.I120]/SQRT(9.81/1)" table:style-name="ce13">
            <text:p>1.22E+00</text:p>
          </table:table-cell>
          <table:table-cell office:value-type="float" office:value="-0.43980545999999998" table:style-name="ce3">
            <text:p>-4.40E-01</text:p>
          </table:table-cell>
          <table:table-cell office:value-type="float" office:value="-1.3775111420077195" table:formula="of:=[.K120]*SQRT(9.81*1)" table:style-name="ce3">
            <text:p>-1.38E+00</text:p>
          </table:table-cell>
          <table:table-cell table:style-name="ce1"/>
          <table:table-cell office:value-type="float" office:value="2.7273076999999999" table:style-name="ce9">
            <text:p>2.73E+00</text:p>
          </table:table-cell>
          <table:table-cell office:value-type="float" office:value="0.87076233431534744" table:formula="of:=[.N120]/SQRT(9.81/1)" table:style-name="ce16">
            <text:p>8.71E-01</text:p>
          </table:table-cell>
          <table:table-cell office:value-type="float" office:value="-0.65761177999999998" table:style-name="ce9">
            <text:p>-6.58E-01</text:p>
          </table:table-cell>
          <table:table-cell office:value-type="float" office:value="-2.0597005641210759" table:formula="of:=[.P120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6318790000000001" table:style-name="ce3">
            <text:p>3.63E+00</text:p>
          </table:table-cell>
          <table:table-cell office:value-type="float" office:value="1.1595697236475699" table:formula="of:=[.A121]/SQRT(9.81/1)" table:style-name="ce13">
            <text:p>1.16E+00</text:p>
          </table:table-cell>
          <table:table-cell office:value-type="float" office:value="-1.4704854000000001" table:style-name="ce3">
            <text:p>-1.47E+00</text:p>
          </table:table-cell>
          <table:table-cell table:style-name="ce1"/>
          <table:table-cell office:value-type="float" office:value="3.6824659999999998" table:style-name="ce6">
            <text:p>3.68E+00</text:p>
          </table:table-cell>
          <table:table-cell office:value-type="float" office:value="1.1757209097443975" table:formula="of:=[.E121]/SQRT(9.81/1)" table:style-name="ce16">
            <text:p>1.18E+00</text:p>
          </table:table-cell>
          <table:table-cell office:value-type="float" office:value="-1.7468143" table:style-name="ce6">
            <text:p>-1.75E+00</text:p>
          </table:table-cell>
          <table:table-cell table:style-name="ce1"/>
          <table:table-cell office:value-type="float" office:value="3.8673392999999998" table:style-name="ce3">
            <text:p>3.87E+00</text:p>
          </table:table-cell>
          <table:table-cell office:value-type="float" office:value="1.2347464118029225" table:formula="of:=[.I121]/SQRT(9.81/1)" table:style-name="ce13">
            <text:p>1.23E+00</text:p>
          </table:table-cell>
          <table:table-cell office:value-type="float" office:value="-0.43769829999999998" table:style-name="ce3">
            <text:p>-4.38E-01</text:p>
          </table:table-cell>
          <table:table-cell office:value-type="float" office:value="-1.3709113231287249" table:formula="of:=[.K121]*SQRT(9.81*1)" table:style-name="ce3">
            <text:p>-1.37E+00</text:p>
          </table:table-cell>
          <table:table-cell table:style-name="ce1"/>
          <table:table-cell office:value-type="float" office:value="2.7704862000000001" table:style-name="ce9">
            <text:p>2.77E+00</text:p>
          </table:table-cell>
          <table:table-cell office:value-type="float" office:value="0.88454816840082129" table:formula="of:=[.N121]/SQRT(9.81/1)" table:style-name="ce16">
            <text:p>8.85E-01</text:p>
          </table:table-cell>
          <table:table-cell office:value-type="float" office:value="-0.65761177999999998" table:style-name="ce9">
            <text:p>-6.58E-01</text:p>
          </table:table-cell>
          <table:table-cell office:value-type="float" office:value="-2.0597005641210759" table:formula="of:=[.P121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3.6632397999999999" table:style-name="ce3">
            <text:p>3.66E+00</text:p>
          </table:table-cell>
          <table:table-cell office:value-type="float" office:value="1.1695824565027577" table:formula="of:=[.A122]/SQRT(9.81/1)" table:style-name="ce13">
            <text:p>1.17E+00</text:p>
          </table:table-cell>
          <table:table-cell office:value-type="float" office:value="-1.4845908000000001" table:style-name="ce3">
            <text:p>-1.48E+00</text:p>
          </table:table-cell>
          <table:table-cell table:style-name="ce1"/>
          <table:table-cell office:value-type="float" office:value="3.7105711000000001" table:style-name="ce6">
            <text:p>3.71E+00</text:p>
          </table:table-cell>
          <table:table-cell office:value-type="float" office:value="1.1846941775873205" table:formula="of:=[.E122]/SQRT(9.81/1)" table:style-name="ce16">
            <text:p>1.18E+00</text:p>
          </table:table-cell>
          <table:table-cell office:value-type="float" office:value="-1.7797162" table:style-name="ce6">
            <text:p>-1.78E+00</text:p>
          </table:table-cell>
          <table:table-cell table:style-name="ce1"/>
          <table:table-cell office:value-type="float" office:value="3.8988176999999999" table:style-name="ce3">
            <text:p>3.90E+00</text:p>
          </table:table-cell>
          <table:table-cell office:value-type="float" office:value="1.2447966914484911" table:formula="of:=[.I122]/SQRT(9.81/1)" table:style-name="ce13">
            <text:p>1.24E+00</text:p>
          </table:table-cell>
          <table:table-cell office:value-type="float" office:value="-0.43482280000000001" table:style-name="ce3">
            <text:p>-4.35E-01</text:p>
          </table:table-cell>
          <table:table-cell office:value-type="float" office:value="-1.3619049927188132" table:formula="of:=[.K122]*SQRT(9.81*1)" table:style-name="ce3">
            <text:p>-1.36E+00</text:p>
          </table:table-cell>
          <table:table-cell table:style-name="ce1"/>
          <table:table-cell office:value-type="float" office:value="2.7928168000000002" table:style-name="ce9">
            <text:p>2.79E+00</text:p>
          </table:table-cell>
          <table:table-cell office:value-type="float" office:value="0.89167778028240785" table:formula="of:=[.N122]/SQRT(9.81/1)" table:style-name="ce16">
            <text:p>8.92E-01</text:p>
          </table:table-cell>
          <table:table-cell office:value-type="float" office:value="-0.66145018" table:style-name="ce9">
            <text:p>-6.61E-01</text:p>
          </table:table-cell>
          <table:table-cell office:value-type="float" office:value="-2.0717227858722165" table:formula="of:=[.P122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6946007000000001" table:style-name="ce3">
            <text:p>3.69E+00</text:p>
          </table:table-cell>
          <table:table-cell office:value-type="float" office:value="1.1795952212854885" table:formula="of:=[.A123]/SQRT(9.81/1)" table:style-name="ce13">
            <text:p>1.18E+00</text:p>
          </table:table-cell>
          <table:table-cell office:value-type="float" office:value="-1.4986961999999999" table:style-name="ce3">
            <text:p>-1.50E+00</text:p>
          </table:table-cell>
          <table:table-cell table:style-name="ce1"/>
          <table:table-cell office:value-type="float" office:value="3.7386940000000002" table:style-name="ce6">
            <text:p>3.74E+00</text:p>
          </table:table-cell>
          <table:table-cell office:value-type="float" office:value="1.1936731285328692" table:formula="of:=[.E123]/SQRT(9.81/1)" table:style-name="ce16">
            <text:p>1.19E+00</text:p>
          </table:table-cell>
          <table:table-cell office:value-type="float" office:value="-1.7797162" table:style-name="ce6">
            <text:p>-1.78E+00</text:p>
          </table:table-cell>
          <table:table-cell table:style-name="ce1"/>
          <table:table-cell office:value-type="float" office:value="3.9302961000000001" table:style-name="ce3">
            <text:p>3.93E+00</text:p>
          </table:table-cell>
          <table:table-cell office:value-type="float" office:value="1.2548469710940595" table:formula="of:=[.I123]/SQRT(9.81/1)" table:style-name="ce13">
            <text:p>1.25E+00</text:p>
          </table:table-cell>
          <table:table-cell office:value-type="float" office:value="-0.43175406999999999" table:style-name="ce3">
            <text:p>-4.32E-01</text:p>
          </table:table-cell>
          <table:table-cell office:value-type="float" office:value="-1.3522934481808864" table:formula="of:=[.K123]*SQRT(9.81*1)" table:style-name="ce3">
            <text:p>-1.35E+00</text:p>
          </table:table-cell>
          <table:table-cell table:style-name="ce1"/>
          <table:table-cell office:value-type="float" office:value="2.8583259999999999" table:style-name="ce9">
            <text:p>2.86E+00</text:p>
          </table:table-cell>
          <table:table-cell office:value-type="float" office:value="0.91259325817701087" table:formula="of:=[.N123]/SQRT(9.81/1)" table:style-name="ce16">
            <text:p>9.13E-01</text:p>
          </table:table-cell>
          <table:table-cell office:value-type="float" office:value="-0.66145018" table:style-name="ce9">
            <text:p>-6.61E-01</text:p>
          </table:table-cell>
          <table:table-cell office:value-type="float" office:value="-2.0717227858722165" table:formula="of:=[.P123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7259616000000002" table:style-name="ce3">
            <text:p>3.73E+00</text:p>
          </table:table-cell>
          <table:table-cell office:value-type="float" office:value="1.1896079860682192" table:formula="of:=[.A124]/SQRT(9.81/1)" table:style-name="ce13">
            <text:p>1.19E+00</text:p>
          </table:table-cell>
          <table:table-cell office:value-type="float" office:value="-1.5128016" table:style-name="ce3">
            <text:p>-1.51E+00</text:p>
          </table:table-cell>
          <table:table-cell table:style-name="ce1"/>
          <table:table-cell office:value-type="float" office:value="3.7653254999999999" table:style-name="ce6">
            <text:p>3.77E+00</text:p>
          </table:table-cell>
          <table:table-cell office:value-type="float" office:value="1.2021759121044915" table:formula="of:=[.E124]/SQRT(9.81/1)" table:style-name="ce16">
            <text:p>1.20E+00</text:p>
          </table:table-cell>
          <table:table-cell office:value-type="float" office:value="-1.8020313999999999" table:style-name="ce6">
            <text:p>-1.80E+00</text:p>
          </table:table-cell>
          <table:table-cell table:style-name="ce1"/>
          <table:table-cell office:value-type="float" office:value="3.9617745000000002" table:style-name="ce3">
            <text:p>3.96E+00</text:p>
          </table:table-cell>
          <table:table-cell office:value-type="float" office:value="1.2648972507396281" table:formula="of:=[.I124]/SQRT(9.81/1)" table:style-name="ce13">
            <text:p>1.26E+00</text:p>
          </table:table-cell>
          <table:table-cell office:value-type="float" office:value="-0.42868762999999999" table:style-name="ce3">
            <text:p>-4.29E-01</text:p>
          </table:table-cell>
          <table:table-cell office:value-type="float" office:value="-1.3426890761335313" table:formula="of:=[.K124]*SQRT(9.81*1)" table:style-name="ce3">
            <text:p>-1.34E+00</text:p>
          </table:table-cell>
          <table:table-cell table:style-name="ce1"/>
          <table:table-cell office:value-type="float" office:value="2.8806566999999998" table:style-name="ce9">
            <text:p>2.88E+00</text:p>
          </table:table-cell>
          <table:table-cell office:value-type="float" office:value="0.91972290198614015" table:formula="of:=[.N124]/SQRT(9.81/1)" table:style-name="ce16">
            <text:p>9.20E-01</text:p>
          </table:table-cell>
          <table:table-cell office:value-type="float" office:value="-0.66164129999999999" table:style-name="ce9">
            <text:p>-6.62E-01</text:p>
          </table:table-cell>
          <table:table-cell office:value-type="float" office:value="-2.0723213912862115" table:formula="of:=[.P124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7573224000000001" table:style-name="ce3">
            <text:p>3.76E+00</text:p>
          </table:table-cell>
          <table:table-cell office:value-type="float" office:value="1.1996207189234069" table:formula="of:=[.A125]/SQRT(9.81/1)" table:style-name="ce13">
            <text:p>1.20E+00</text:p>
          </table:table-cell>
          <table:table-cell office:value-type="float" office:value="-1.5257221000000001" table:style-name="ce3">
            <text:p>-1.53E+00</text:p>
          </table:table-cell>
          <table:table-cell table:style-name="ce1"/>
          <table:table-cell office:value-type="float" office:value="3.7934306000000002" table:style-name="ce6">
            <text:p>3.79E+00</text:p>
          </table:table-cell>
          <table:table-cell office:value-type="float" office:value="1.2111491799474146" table:formula="of:=[.E125]/SQRT(9.81/1)" table:style-name="ce16">
            <text:p>1.21E+00</text:p>
          </table:table-cell>
          <table:table-cell office:value-type="float" office:value="-1.8243465000000001" table:style-name="ce6">
            <text:p>-1.82E+00</text:p>
          </table:table-cell>
          <table:table-cell table:style-name="ce1"/>
          <table:table-cell office:value-type="float" office:value="3.9932528" table:style-name="ce3">
            <text:p>3.99E+00</text:p>
          </table:table-cell>
          <table:table-cell office:value-type="float" office:value="1.2749474984576536" table:formula="of:=[.I125]/SQRT(9.81/1)" table:style-name="ce13">
            <text:p>1.27E+00</text:p>
          </table:table-cell>
          <table:table-cell office:value-type="float" office:value="-0.42562119999999998" table:style-name="ce3">
            <text:p>-4.26E-01</text:p>
          </table:table-cell>
          <table:table-cell office:value-type="float" office:value="-1.3330847354070956" table:formula="of:=[.K125]*SQRT(9.81*1)" table:style-name="ce3">
            <text:p>-1.33E+00</text:p>
          </table:table-cell>
          <table:table-cell table:style-name="ce1"/>
          <table:table-cell office:value-type="float" office:value="2.9238173000000001" table:style-name="ce9">
            <text:p>2.92E+00</text:p>
          </table:table-cell>
          <table:table-cell office:value-type="float" office:value="0.93350302104144556" table:formula="of:=[.N125]/SQRT(9.81/1)" table:style-name="ce16">
            <text:p>9.34E-01</text:p>
          </table:table-cell>
          <table:table-cell office:value-type="float" office:value="-0.66164129999999999" table:style-name="ce9">
            <text:p>-6.62E-01</text:p>
          </table:table-cell>
          <table:table-cell office:value-type="float" office:value="-2.0723213912862115" table:formula="of:=[.P125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7886833000000002" table:style-name="ce3">
            <text:p>3.79E+00</text:p>
          </table:table-cell>
          <table:table-cell office:value-type="float" office:value="1.2096334837061378" table:formula="of:=[.A126]/SQRT(9.81/1)" table:style-name="ce13">
            <text:p>1.21E+00</text:p>
          </table:table-cell>
          <table:table-cell office:value-type="float" office:value="-1.5398274999999999" table:style-name="ce3">
            <text:p>-1.54E+00</text:p>
          </table:table-cell>
          <table:table-cell table:style-name="ce1"/>
          <table:table-cell office:value-type="float" office:value="3.8200622000000002" table:style-name="ce6">
            <text:p>3.82E+00</text:p>
          </table:table-cell>
          <table:table-cell office:value-type="float" office:value="1.2196519954465797" table:formula="of:=[.E126]/SQRT(9.81/1)" table:style-name="ce16">
            <text:p>1.22E+00</text:p>
          </table:table-cell>
          <table:table-cell office:value-type="float" office:value="-1.8466758000000001" table:style-name="ce6">
            <text:p>-1.85E+00</text:p>
          </table:table-cell>
          <table:table-cell table:style-name="ce1"/>
          <table:table-cell office:value-type="float" office:value="4.0247311999999997" table:style-name="ce3">
            <text:p>4.02E+00</text:p>
          </table:table-cell>
          <table:table-cell office:value-type="float" office:value="1.2849977781032222" table:formula="of:=[.I126]/SQRT(9.81/1)" table:style-name="ce13">
            <text:p>1.28E+00</text:p>
          </table:table-cell>
          <table:table-cell office:value-type="float" office:value="-0.4227457" table:style-name="ce3">
            <text:p>-4.23E-01</text:p>
          </table:table-cell>
          <table:table-cell office:value-type="float" office:value="-1.3240784049971841" table:formula="of:=[.K126]*SQRT(9.81*1)" table:style-name="ce3">
            <text:p>-1.32E+00</text:p>
          </table:table-cell>
          <table:table-cell table:style-name="ce1"/>
          <table:table-cell office:value-type="float" office:value="2.946148" table:style-name="ce9">
            <text:p>2.95E+00</text:p>
          </table:table-cell>
          <table:table-cell office:value-type="float" office:value="0.94063266485057484" table:formula="of:=[.N126]/SQRT(9.81/1)" table:style-name="ce16">
            <text:p>9.41E-01</text:p>
          </table:table-cell>
          <table:table-cell office:value-type="float" office:value="-0.66547970000000001" table:style-name="ce9">
            <text:p>-6.65E-01</text:p>
          </table:table-cell>
          <table:table-cell office:value-type="float" office:value="-2.084343613037352" table:formula="of:=[.P126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3.8200441999999999" table:style-name="ce3">
            <text:p>3.82E+00</text:p>
          </table:table-cell>
          <table:table-cell office:value-type="float" office:value="1.2196462484888684" table:formula="of:=[.A127]/SQRT(9.81/1)" table:style-name="ce13">
            <text:p>1.22E+00</text:p>
          </table:table-cell>
          <table:table-cell office:value-type="float" office:value="-1.5539327999999999" table:style-name="ce3">
            <text:p>-1.55E+00</text:p>
          </table:table-cell>
          <table:table-cell table:style-name="ce1"/>
          <table:table-cell office:value-type="float" office:value="3.8481673000000001" table:style-name="ce6">
            <text:p>3.85E+00</text:p>
          </table:table-cell>
          <table:table-cell office:value-type="float" office:value="1.2286252632895027" table:formula="of:=[.E127]/SQRT(9.81/1)" table:style-name="ce16">
            <text:p>1.23E+00</text:p>
          </table:table-cell>
          <table:table-cell office:value-type="float" office:value="-1.8689910000000001" table:style-name="ce6">
            <text:p>-1.87E+00</text:p>
          </table:table-cell>
          <table:table-cell table:style-name="ce1"/>
          <table:table-cell office:value-type="float" office:value="4.0562095999999999" table:style-name="ce3">
            <text:p>4.06E+00</text:p>
          </table:table-cell>
          <table:table-cell office:value-type="float" office:value="1.2950480577487906" table:formula="of:=[.I127]/SQRT(9.81/1)" table:style-name="ce13">
            <text:p>1.30E+00</text:p>
          </table:table-cell>
          <table:table-cell office:value-type="float" office:value="-0.42121133999999999" table:style-name="ce3">
            <text:p>-4.21E-01</text:p>
          </table:table-cell>
          <table:table-cell office:value-type="float" office:value="-1.3192726483886805" table:formula="of:=[.K127]*SQRT(9.81*1)" table:style-name="ce3">
            <text:p>-1.32E+00</text:p>
          </table:table-cell>
          <table:table-cell table:style-name="ce1"/>
          <table:table-cell office:value-type="float" office:value="2.9908093" table:style-name="ce9">
            <text:p>2.99E+00</text:p>
          </table:table-cell>
          <table:table-cell office:value-type="float" office:value="0.95489192054129068" table:formula="of:=[.N127]/SQRT(9.81/1)" table:style-name="ce16">
            <text:p>9.55E-01</text:p>
          </table:table-cell>
          <table:table-cell office:value-type="float" office:value="-0.66547970000000001" table:style-name="ce9">
            <text:p>-6.65E-01</text:p>
          </table:table-cell>
          <table:table-cell office:value-type="float" office:value="-2.084343613037352" table:formula="of:=[.P127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3.8514050000000002" table:style-name="ce3">
            <text:p>3.85E+00</text:p>
          </table:table-cell>
          <table:table-cell office:value-type="float" office:value="1.2296589813440562" table:formula="of:=[.A128]/SQRT(9.81/1)" table:style-name="ce13">
            <text:p>1.23E+00</text:p>
          </table:table-cell>
          <table:table-cell office:value-type="float" office:value="-1.5668675000000001" table:style-name="ce3">
            <text:p>-1.57E+00</text:p>
          </table:table-cell>
          <table:table-cell table:style-name="ce1"/>
          <table:table-cell office:value-type="float" office:value="3.8747988000000002" table:style-name="ce6">
            <text:p>3.87E+00</text:p>
          </table:table-cell>
          <table:table-cell office:value-type="float" office:value="1.237128046861125" table:formula="of:=[.E128]/SQRT(9.81/1)" table:style-name="ce16">
            <text:p>1.24E+00</text:p>
          </table:table-cell>
          <table:table-cell office:value-type="float" office:value="-1.8807335999999999" table:style-name="ce6">
            <text:p>-1.88E+00</text:p>
          </table:table-cell>
          <table:table-cell table:style-name="ce1"/>
          <table:table-cell office:value-type="float" office:value="4.086195" table:style-name="ce3">
            <text:p>4.09E+00</text:p>
          </table:table-cell>
          <table:table-cell office:value-type="float" office:value="1.3046216591797475" table:formula="of:=[.I128]/SQRT(9.81/1)" table:style-name="ce13">
            <text:p>1.30E+00</text:p>
          </table:table-cell>
          <table:table-cell office:value-type="float" office:value="-0.41891094000000001" table:style-name="ce3">
            <text:p>-4.19E-01</text:p>
          </table:table-cell>
          <table:table-cell office:value-type="float" office:value="-1.3120675840607512" table:formula="of:=[.K128]*SQRT(9.81*1)" table:style-name="ce3">
            <text:p>-1.31E+00</text:p>
          </table:table-cell>
          <table:table-cell table:style-name="ce1"/>
          <table:table-cell office:value-type="float" office:value="3.0131399000000001" table:style-name="ce9">
            <text:p>3.01E+00</text:p>
          </table:table-cell>
          <table:table-cell office:value-type="float" office:value="0.96202153242287713" table:formula="of:=[.N128]/SQRT(9.81/1)" table:style-name="ce16">
            <text:p>9.62E-01</text:p>
          </table:table-cell>
          <table:table-cell office:value-type="float" office:value="-0.66183471999999999" table:style-name="ce9">
            <text:p>-6.62E-01</text:p>
          </table:table-cell>
          <table:table-cell office:value-type="float" office:value="-2.0729272005116974" table:formula="of:=[.P128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8827658999999999" table:style-name="ce3">
            <text:p>3.88E+00</text:p>
          </table:table-cell>
          <table:table-cell office:value-type="float" office:value="1.2396717461267868" table:formula="of:=[.A129]/SQRT(9.81/1)" table:style-name="ce13">
            <text:p>1.24E+00</text:p>
          </table:table-cell>
          <table:table-cell office:value-type="float" office:value="-1.5809728999999999" table:style-name="ce3">
            <text:p>-1.58E+00</text:p>
          </table:table-cell>
          <table:table-cell table:style-name="ce1"/>
          <table:table-cell office:value-type="float" office:value="3.9029216999999998" table:style-name="ce6">
            <text:p>3.90E+00</text:p>
          </table:table-cell>
          <table:table-cell office:value-type="float" office:value="1.2461069978066737" table:formula="of:=[.E129]/SQRT(9.81/1)" table:style-name="ce16">
            <text:p>1.25E+00</text:p>
          </table:table-cell>
          <table:table-cell office:value-type="float" office:value="-1.9030628000000001" table:style-name="ce6">
            <text:p>-1.90E+00</text:p>
          </table:table-cell>
          <table:table-cell table:style-name="ce1"/>
          <table:table-cell office:value-type="float" office:value="4.1176734000000002" table:style-name="ce3">
            <text:p>4.12E+00</text:p>
          </table:table-cell>
          <table:table-cell office:value-type="float" office:value="1.3146719388253161" table:formula="of:=[.I129]/SQRT(9.81/1)" table:style-name="ce13">
            <text:p>1.31E+00</text:p>
          </table:table-cell>
          <table:table-cell office:value-type="float" office:value="-0.41641961" table:style-name="ce3">
            <text:p>-4.16E-01</text:p>
          </table:table-cell>
          <table:table-cell office:value-type="float" office:value="-1.3042645094162979" table:formula="of:=[.K129]*SQRT(9.81*1)" table:style-name="ce3">
            <text:p>-1.30E+00</text:p>
          </table:table-cell>
          <table:table-cell table:style-name="ce1"/>
          <table:table-cell office:value-type="float" office:value="3.0339877999999998" table:style-name="ce9">
            <text:p>3.03E+00</text:p>
          </table:table-cell>
          <table:table-cell office:value-type="float" office:value="0.96867775462676442" table:formula="of:=[.N129]/SQRT(9.81/1)" table:style-name="ce16">
            <text:p>9.69E-01</text:p>
          </table:table-cell>
          <table:table-cell office:value-type="float" office:value="-0.66567082" table:style-name="ce9">
            <text:p>-6.66E-01</text:p>
          </table:table-cell>
          <table:table-cell office:value-type="float" office:value="-2.0849422184513471" table:formula="of:=[.P129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3.9141268" table:style-name="ce3">
            <text:p>3.91E+00</text:p>
          </table:table-cell>
          <table:table-cell office:value-type="float" office:value="1.2496845109095174" table:formula="of:=[.A130]/SQRT(9.81/1)" table:style-name="ce13">
            <text:p>1.25E+00</text:p>
          </table:table-cell>
          <table:table-cell office:value-type="float" office:value="-1.5939075" table:style-name="ce3">
            <text:p>-1.59E+00</text:p>
          </table:table-cell>
          <table:table-cell table:style-name="ce1"/>
          <table:table-cell office:value-type="float" office:value="3.9295532" table:style-name="ce6">
            <text:p>3.93E+00</text:p>
          </table:table-cell>
          <table:table-cell office:value-type="float" office:value="1.2546097813782959" table:formula="of:=[.E130]/SQRT(9.81/1)" table:style-name="ce16">
            <text:p>1.25E+00</text:p>
          </table:table-cell>
          <table:table-cell office:value-type="float" office:value="-1.9136354" table:style-name="ce6">
            <text:p>-1.91E+00</text:p>
          </table:table-cell>
          <table:table-cell table:style-name="ce1"/>
          <table:table-cell office:value-type="float" office:value="4.1491517" table:style-name="ce3">
            <text:p>4.15E+00</text:p>
          </table:table-cell>
          <table:table-cell office:value-type="float" office:value="1.3247221865433416" table:formula="of:=[.I130]/SQRT(9.81/1)" table:style-name="ce13">
            <text:p>1.32E+00</text:p>
          </table:table-cell>
          <table:table-cell office:value-type="float" office:value="-0.41469431000000001" table:style-name="ce3">
            <text:p>-4.15E-01</text:p>
          </table:table-cell>
          <table:table-cell office:value-type="float" office:value="-1.298860711170351" table:formula="of:=[.K130]*SQRT(9.81*1)" table:style-name="ce3">
            <text:p>-1.30E+00</text:p>
          </table:table-cell>
          <table:table-cell table:style-name="ce1"/>
          <table:table-cell office:value-type="float" office:value="3.0563183999999999" table:style-name="ce9">
            <text:p>3.06E+00</text:p>
          </table:table-cell>
          <table:table-cell office:value-type="float" office:value="0.97580736650835098" table:formula="of:=[.N130]/SQRT(9.81/1)" table:style-name="ce16">
            <text:p>9.76E-01</text:p>
          </table:table-cell>
          <table:table-cell office:value-type="float" office:value="-0.66183471999999999" table:style-name="ce9">
            <text:p>-6.62E-01</text:p>
          </table:table-cell>
          <table:table-cell office:value-type="float" office:value="-2.0729272005116974" table:formula="of:=[.P130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9454875999999999" table:style-name="ce3">
            <text:p>3.95E+00</text:p>
          </table:table-cell>
          <table:table-cell office:value-type="float" office:value="1.2596972437647052" table:formula="of:=[.A131]/SQRT(9.81/1)" table:style-name="ce13">
            <text:p>1.26E+00</text:p>
          </table:table-cell>
          <table:table-cell office:value-type="float" office:value="-1.6080129000000001" table:style-name="ce3">
            <text:p>-1.61E+00</text:p>
          </table:table-cell>
          <table:table-cell table:style-name="ce1"/>
          <table:table-cell office:value-type="float" office:value="3.9576582999999999" table:style-name="ce6">
            <text:p>3.96E+00</text:p>
          </table:table-cell>
          <table:table-cell office:value-type="float" office:value="1.263583049221219" table:formula="of:=[.E131]/SQRT(9.81/1)" table:style-name="ce16">
            <text:p>1.26E+00</text:p>
          </table:table-cell>
          <table:table-cell office:value-type="float" office:value="-1.9359506" table:style-name="ce6">
            <text:p>-1.94E+00</text:p>
          </table:table-cell>
          <table:table-cell table:style-name="ce1"/>
          <table:table-cell office:value-type="float" office:value="4.1806301000000001" table:style-name="ce3">
            <text:p>4.18E+00</text:p>
          </table:table-cell>
          <table:table-cell office:value-type="float" office:value="1.3347724661889102" table:formula="of:=[.I131]/SQRT(9.81/1)" table:style-name="ce13">
            <text:p>1.33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31]*SQRT(9.81*1)" table:style-name="ce3">
            <text:p>-1.29E+00</text:p>
          </table:table-cell>
          <table:table-cell table:style-name="ce1"/>
          <table:table-cell office:value-type="float" office:value="3.0786490999999998" table:style-name="ce9">
            <text:p>3.08E+00</text:p>
          </table:table-cell>
          <table:table-cell office:value-type="float" office:value="0.98293701031748026" table:formula="of:=[.N131]/SQRT(9.81/1)" table:style-name="ce16">
            <text:p>9.83E-01</text:p>
          </table:table-cell>
          <table:table-cell office:value-type="float" office:value="-0.66202583000000004" table:style-name="ce9">
            <text:p>-6.62E-01</text:p>
          </table:table-cell>
          <table:table-cell office:value-type="float" office:value="-2.0735257746047728" table:formula="of:=[.P131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3.9768485" table:style-name="ce3">
            <text:p>3.98E+00</text:p>
          </table:table-cell>
          <table:table-cell office:value-type="float" office:value="1.269710008547436" table:formula="of:=[.A132]/SQRT(9.81/1)" table:style-name="ce13">
            <text:p>1.27E+00</text:p>
          </table:table-cell>
          <table:table-cell office:value-type="float" office:value="-1.6209334" table:style-name="ce3">
            <text:p>-1.62E+00</text:p>
          </table:table-cell>
          <table:table-cell table:style-name="ce1"/>
          <table:table-cell office:value-type="float" office:value="3.9842898" table:style-name="ce6">
            <text:p>3.98E+00</text:p>
          </table:table-cell>
          <table:table-cell office:value-type="float" office:value="1.2720858327928413" table:formula="of:=[.E132]/SQRT(9.81/1)" table:style-name="ce16">
            <text:p>1.27E+00</text:p>
          </table:table-cell>
          <table:table-cell office:value-type="float" office:value="-1.9582657999999999" table:style-name="ce6">
            <text:p>-1.96E+00</text:p>
          </table:table-cell>
          <table:table-cell table:style-name="ce1"/>
          <table:table-cell office:value-type="float" office:value="4.1971248000000001" table:style-name="ce3">
            <text:p>4.20E+00</text:p>
          </table:table-cell>
          <table:table-cell office:value-type="float" office:value="1.340038818597856" table:formula="of:=[.I132]/SQRT(9.81/1)" table:style-name="ce13">
            <text:p>1.34E+00</text:p>
          </table:table-cell>
          <table:table-cell office:value-type="float" office:value="-0.41181880999999998" table:style-name="ce3">
            <text:p>-4.12E-01</text:p>
          </table:table-cell>
          <table:table-cell office:value-type="float" office:value="-1.2898543807604392" table:formula="of:=[.K132]*SQRT(9.81*1)" table:style-name="ce3">
            <text:p>-1.29E+00</text:p>
          </table:table-cell>
          <table:table-cell table:style-name="ce1"/>
          <table:table-cell office:value-type="float" office:value="3.1009796999999999" table:style-name="ce9">
            <text:p>3.10E+00</text:p>
          </table:table-cell>
          <table:table-cell office:value-type="float" office:value="0.99006662219906671" table:formula="of:=[.N132]/SQRT(9.81/1)" table:style-name="ce16">
            <text:p>9.90E-01</text:p>
          </table:table-cell>
          <table:table-cell office:value-type="float" office:value="-0.66567082" table:style-name="ce9">
            <text:p>-6.66E-01</text:p>
          </table:table-cell>
          <table:table-cell office:value-type="float" office:value="-2.0849422184513471" table:formula="of:=[.P132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4.0082094000000001" table:style-name="ce3">
            <text:p>4.01E+00</text:p>
          </table:table-cell>
          <table:table-cell office:value-type="float" office:value="1.2797227733301666" table:formula="of:=[.A133]/SQRT(9.81/1)" table:style-name="ce13">
            <text:p>1.28E+00</text:p>
          </table:table-cell>
          <table:table-cell office:value-type="float" office:value="-1.6338680000000001" table:style-name="ce3">
            <text:p>-1.63E+00</text:p>
          </table:table-cell>
          <table:table-cell table:style-name="ce1"/>
          <table:table-cell office:value-type="float" office:value="4.0123949999999997" table:style-name="ce6">
            <text:p>4.01E+00</text:p>
          </table:table-cell>
          <table:table-cell office:value-type="float" office:value="1.2810591325633072" table:formula="of:=[.E133]/SQRT(9.81/1)" table:style-name="ce16">
            <text:p>1.28E+00</text:p>
          </table:table-cell>
          <table:table-cell office:value-type="float" office:value="-1.9700225" table:style-name="ce6">
            <text:p>-1.97E+00</text:p>
          </table:table-cell>
          <table:table-cell table:style-name="ce1"/>
          <table:table-cell office:value-type="float" office:value="4.2121085000000003" table:style-name="ce3">
            <text:p>4.21E+00</text:p>
          </table:table-cell>
          <table:table-cell office:value-type="float" office:value="1.3448227458344788" table:formula="of:=[.I133]/SQRT(9.81/1)" table:style-name="ce13">
            <text:p>1.34E+00</text:p>
          </table:table-cell>
          <table:table-cell office:value-type="float" office:value="-0.41105048" table:style-name="ce3">
            <text:p>-4.11E-01</text:p>
          </table:table-cell>
          <table:table-cell office:value-type="float" office:value="-1.2874479005504418" table:formula="of:=[.K133]*SQRT(9.81*1)" table:style-name="ce3">
            <text:p>-1.29E+00</text:p>
          </table:table-cell>
          <table:table-cell table:style-name="ce1"/>
          <table:table-cell office:value-type="float" office:value="3.1218276" table:style-name="ce9">
            <text:p>3.12E+00</text:p>
          </table:table-cell>
          <table:table-cell office:value-type="float" office:value="0.99672284440295411" table:formula="of:=[.N133]/SQRT(9.81/1)" table:style-name="ce16">
            <text:p>9.97E-01</text:p>
          </table:table-cell>
          <table:table-cell office:value-type="float" office:value="-0.66586424" table:style-name="ce9">
            <text:p>-6.66E-01</text:p>
          </table:table-cell>
          <table:table-cell office:value-type="float" office:value="-2.085548027676833" table:formula="of:=[.P133]*SQRT(9.81*1)" table:style-name="ce16">
            <text:p>-2.09E+00</text:p>
          </table:table-cell>
          <table:table-cell table:number-columns-repeated="16367"/>
        </table:table-row>
        <table:table-row table:style-name="ro1">
          <table:table-cell office:value-type="float" office:value="4.0395702" table:style-name="ce3">
            <text:p>4.04E+00</text:p>
          </table:table-cell>
          <table:table-cell office:value-type="float" office:value="1.2897355061853544" table:formula="of:=[.A134]/SQRT(9.81/1)" table:style-name="ce13">
            <text:p>1.29E+00</text:p>
          </table:table-cell>
          <table:table-cell office:value-type="float" office:value="-1.6468026" table:style-name="ce3">
            <text:p>-1.65E+00</text:p>
          </table:table-cell>
          <table:table-cell table:style-name="ce1"/>
          <table:table-cell office:value-type="float" office:value="4.0405177999999999" table:style-name="ce6">
            <text:p>4.04E+00</text:p>
          </table:table-cell>
          <table:table-cell office:value-type="float" office:value="1.290038051581313" table:formula="of:=[.E134]/SQRT(9.81/1)" table:style-name="ce16">
            <text:p>1.29E+00</text:p>
          </table:table-cell>
          <table:table-cell office:value-type="float" office:value="-1.9923375999999999" table:style-name="ce6">
            <text:p>-1.99E+00</text:p>
          </table:table-cell>
          <table:table-cell table:style-name="ce1"/>
          <table:table-cell office:value-type="float" office:value="4.2286030999999999" table:style-name="ce3">
            <text:p>4.23E+00</text:p>
          </table:table-cell>
          <table:table-cell office:value-type="float" office:value="1.3500890663158815" table:formula="of:=[.I134]/SQRT(9.81/1)" table:style-name="ce13">
            <text:p>1.35E+00</text:p>
          </table:table-cell>
          <table:table-cell office:value-type="float" office:value="-0.41488523999999999" table:style-name="ce3">
            <text:p>-4.15E-01</text:p>
          </table:table-cell>
          <table:table-cell office:value-type="float" office:value="-1.2994587214868747" table:formula="of:=[.K134]*SQRT(9.81*1)" table:style-name="ce3">
            <text:p>-1.30E+00</text:p>
          </table:table-cell>
          <table:table-cell table:style-name="ce1"/>
          <table:table-cell office:value-type="float" office:value="3.1441583" table:style-name="ce9">
            <text:p>3.14E+00</text:p>
          </table:table-cell>
          <table:table-cell office:value-type="float" office:value="1.0038524882120834" table:formula="of:=[.N134]/SQRT(9.81/1)" table:style-name="ce16">
            <text:p>1.00E+00</text:p>
          </table:table-cell>
          <table:table-cell office:value-type="float" office:value="-0.66586424" table:style-name="ce9">
            <text:p>-6.66E-01</text:p>
          </table:table-cell>
          <table:table-cell office:value-type="float" office:value="-2.085548027676833" table:formula="of:=[.P134]*SQRT(9.81*1)" table:style-name="ce16">
            <text:p>-2.09E+00</text:p>
          </table:table-cell>
          <table:table-cell table:number-columns-repeated="16367"/>
        </table:table-row>
        <table:table-row table:style-name="ro1">
          <table:table-cell office:value-type="float" office:value="4.0709311000000001" table:style-name="ce3">
            <text:p>4.07E+00</text:p>
          </table:table-cell>
          <table:table-cell office:value-type="float" office:value="1.2997482709680852" table:formula="of:=[.A135]/SQRT(9.81/1)" table:style-name="ce13">
            <text:p>1.30E+00</text:p>
          </table:table-cell>
          <table:table-cell office:value-type="float" office:value="-1.6609080000000001" table:style-name="ce3">
            <text:p>-1.66E+00</text:p>
          </table:table-cell>
          <table:table-cell table:style-name="ce1"/>
          <table:table-cell office:value-type="float" office:value="4.0671493999999999" table:style-name="ce6">
            <text:p>4.07E+00</text:p>
          </table:table-cell>
          <table:table-cell office:value-type="float" office:value="1.2985408670804781" table:formula="of:=[.E135]/SQRT(9.81/1)" table:style-name="ce16">
            <text:p>1.30E+00</text:p>
          </table:table-cell>
          <table:table-cell office:value-type="float" office:value="-2.0146527999999999" table:style-name="ce6">
            <text:p>-2.01E+00</text:p>
          </table:table-cell>
          <table:table-cell table:style-name="ce1"/>
          <table:table-cell office:value-type="float" office:value="4.2435868000000001" table:style-name="ce3">
            <text:p>4.24E+00</text:p>
          </table:table-cell>
          <table:table-cell office:value-type="float" office:value="1.3548729935525043" table:formula="of:=[.I135]/SQRT(9.81/1)" table:style-name="ce13">
            <text:p>1.35E+00</text:p>
          </table:table-cell>
          <table:table-cell office:value-type="float" office:value="-0.41469431000000001" table:style-name="ce3">
            <text:p>-4.15E-01</text:p>
          </table:table-cell>
          <table:table-cell office:value-type="float" office:value="-1.298860711170351" table:formula="of:=[.K135]*SQRT(9.81*1)" table:style-name="ce3">
            <text:p>-1.30E+00</text:p>
          </table:table-cell>
          <table:table-cell table:style-name="ce1"/>
          <table:table-cell office:value-type="float" office:value="3.1664889000000001" table:style-name="ce9">
            <text:p>3.17E+00</text:p>
          </table:table-cell>
          <table:table-cell office:value-type="float" office:value="1.0109821000936698" table:formula="of:=[.N135]/SQRT(9.81/1)" table:style-name="ce16">
            <text:p>1.01E+00</text:p>
          </table:table-cell>
          <table:table-cell office:value-type="float" office:value="-0.66221693999999998" table:style-name="ce9">
            <text:p>-6.62E-01</text:p>
          </table:table-cell>
          <table:table-cell office:value-type="float" office:value="-2.0741243486978482" table:formula="of:=[.P135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1008046" table:style-name="ce3">
            <text:p>4.10E+00</text:p>
          </table:table-cell>
          <table:table-cell office:value-type="float" office:value="1.3092861454786031" table:formula="of:=[.A136]/SQRT(9.81/1)" table:style-name="ce13">
            <text:p>1.31E+00</text:p>
          </table:table-cell>
          <table:table-cell office:value-type="float" office:value="-1.6738284999999999" table:style-name="ce3">
            <text:p>-1.67E+00</text:p>
          </table:table-cell>
          <table:table-cell table:style-name="ce1"/>
          <table:table-cell office:value-type="float" office:value="4.0952545000000002" table:style-name="ce6">
            <text:p>4.10E+00</text:p>
          </table:table-cell>
          <table:table-cell office:value-type="float" office:value="1.3075141349234012" table:formula="of:=[.E136]/SQRT(9.81/1)" table:style-name="ce16">
            <text:p>1.31E+00</text:p>
          </table:table-cell>
          <table:table-cell office:value-type="float" office:value="-2.0252254000000001" table:style-name="ce6">
            <text:p>-2.03E+00</text:p>
          </table:table-cell>
          <table:table-cell table:style-name="ce1"/>
          <table:table-cell office:value-type="float" office:value="4.2750652000000002" table:style-name="ce3">
            <text:p>4.28E+00</text:p>
          </table:table-cell>
          <table:table-cell office:value-type="float" office:value="1.3649232731980729" table:formula="of:=[.I136]/SQRT(9.81/1)" table:style-name="ce13">
            <text:p>1.36E+00</text:p>
          </table:table-cell>
          <table:table-cell office:value-type="float" office:value="-0.41469431000000001" table:style-name="ce3">
            <text:p>-4.15E-01</text:p>
          </table:table-cell>
          <table:table-cell office:value-type="float" office:value="-1.298860711170351" table:formula="of:=[.K136]*SQRT(9.81*1)" table:style-name="ce3">
            <text:p>-1.30E+00</text:p>
          </table:table-cell>
          <table:table-cell table:style-name="ce1"/>
          <table:table-cell office:value-type="float" office:value="3.2111502000000001" table:style-name="ce9">
            <text:p>3.21E+00</text:p>
          </table:table-cell>
          <table:table-cell office:value-type="float" office:value="1.0252413557843858" table:formula="of:=[.N136]/SQRT(9.81/1)" table:style-name="ce16">
            <text:p>1.03E+00</text:p>
          </table:table-cell>
          <table:table-cell office:value-type="float" office:value="-0.66221693999999998" table:style-name="ce9">
            <text:p>-6.62E-01</text:p>
          </table:table-cell>
          <table:table-cell office:value-type="float" office:value="-2.0741243486978482" table:formula="of:=[.P136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1321655000000002" table:style-name="ce3">
            <text:p>4.13E+00</text:p>
          </table:table-cell>
          <table:table-cell office:value-type="float" office:value="1.3192989102613339" table:formula="of:=[.A137]/SQRT(9.81/1)" table:style-name="ce13">
            <text:p>1.32E+00</text:p>
          </table:table-cell>
          <table:table-cell office:value-type="float" office:value="-1.6867631999999999" table:style-name="ce3">
            <text:p>-1.69E+00</text:p>
          </table:table-cell>
          <table:table-cell table:style-name="ce1"/>
          <table:table-cell office:value-type="float" office:value="4.1218859999999999" table:style-name="ce6">
            <text:p>4.12E+00</text:p>
          </table:table-cell>
          <table:table-cell office:value-type="float" office:value="1.3160169184950234" table:formula="of:=[.E137]/SQRT(9.81/1)" table:style-name="ce16">
            <text:p>1.32E+00</text:p>
          </table:table-cell>
          <table:table-cell office:value-type="float" office:value="-2.0475547000000001" table:style-name="ce6">
            <text:p>-2.05E+00</text:p>
          </table:table-cell>
          <table:table-cell table:style-name="ce1"/>
          <table:table-cell office:value-type="float" office:value="4.2915599000000002" table:style-name="ce3">
            <text:p>4.29E+00</text:p>
          </table:table-cell>
          <table:table-cell office:value-type="float" office:value="1.3701896256070187" table:formula="of:=[.I137]/SQRT(9.81/1)" table:style-name="ce13">
            <text:p>1.37E+00</text:p>
          </table:table-cell>
          <table:table-cell office:value-type="float" office:value="-0.41507617000000002" table:style-name="ce3">
            <text:p>-4.15E-01</text:p>
          </table:table-cell>
          <table:table-cell office:value-type="float" office:value="-1.3000567318033986" table:formula="of:=[.K137]*SQRT(9.81*1)" table:style-name="ce3">
            <text:p>-1.30E+00</text:p>
          </table:table-cell>
          <table:table-cell table:style-name="ce1"/>
          <table:table-cell office:value-type="float" office:value="3.2319802000000002" table:style-name="ce9">
            <text:p>3.23E+00</text:p>
          </table:table-cell>
          <table:table-cell office:value-type="float" office:value="1.0318918629581046" table:formula="of:=[.N137]/SQRT(9.81/1)" table:style-name="ce16">
            <text:p>1.03E+00</text:p>
          </table:table-cell>
          <table:table-cell office:value-type="float" office:value="-0.65857195999999996" table:style-name="ce9">
            <text:p>-6.59E-01</text:p>
          </table:table-cell>
          <table:table-cell office:value-type="float" office:value="-2.0627079361721936" table:formula="of:=[.P137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4.1635263" table:style-name="ce3">
            <text:p>4.16E+00</text:p>
          </table:table-cell>
          <table:table-cell office:value-type="float" office:value="1.3293116431165217" table:formula="of:=[.A138]/SQRT(9.81/1)" table:style-name="ce13">
            <text:p>1.33E+00</text:p>
          </table:table-cell>
          <table:table-cell office:value-type="float" office:value="-1.6985129999999999" table:style-name="ce3">
            <text:p>-1.70E+00</text:p>
          </table:table-cell>
          <table:table-cell table:style-name="ce1"/>
          <table:table-cell office:value-type="float" office:value="4.1499911000000003" table:style-name="ce6">
            <text:p>4.15E+00</text:p>
          </table:table-cell>
          <table:table-cell office:value-type="float" office:value="1.3249901863379465" table:formula="of:=[.E138]/SQRT(9.81/1)" table:style-name="ce16">
            <text:p>1.32E+00</text:p>
          </table:table-cell>
          <table:table-cell office:value-type="float" office:value="-2.0698698000000002" table:style-name="ce6">
            <text:p>-2.07E+00</text:p>
          </table:table-cell>
          <table:table-cell table:style-name="ce1"/>
          <table:table-cell office:value-type="float" office:value="4.3065436000000004" table:style-name="ce3">
            <text:p>4.31E+00</text:p>
          </table:table-cell>
          <table:table-cell office:value-type="float" office:value="1.3749735528436413" table:formula="of:=[.I138]/SQRT(9.81/1)" table:style-name="ce13">
            <text:p>1.37E+00</text:p>
          </table:table-cell>
          <table:table-cell office:value-type="float" office:value="-0.41450107000000003" table:style-name="ce3">
            <text:p>-4.15E-01</text:p>
          </table:table-cell>
          <table:table-cell office:value-type="float" office:value="-1.2982554657214165" table:formula="of:=[.K138]*SQRT(9.81*1)" table:style-name="ce3">
            <text:p>-1.30E+00</text:p>
          </table:table-cell>
          <table:table-cell table:style-name="ce1"/>
          <table:table-cell office:value-type="float" office:value="3.2989722000000001" table:style-name="ce9">
            <text:p>3.30E+00</text:p>
          </table:table-cell>
          <table:table-cell office:value-type="float" office:value="1.0532807624579497" table:formula="of:=[.N138]/SQRT(9.81/1)" table:style-name="ce16">
            <text:p>1.05E+00</text:p>
          </table:table-cell>
          <table:table-cell office:value-type="float" office:value="-0.65857195999999996" table:style-name="ce9">
            <text:p>-6.59E-01</text:p>
          </table:table-cell>
          <table:table-cell office:value-type="float" office:value="-2.0627079361721936" table:formula="of:=[.P138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4.1948872000000001" table:style-name="ce3">
            <text:p>4.19E+00</text:p>
          </table:table-cell>
          <table:table-cell office:value-type="float" office:value="1.3393244078992523" table:formula="of:=[.A139]/SQRT(9.81/1)" table:style-name="ce13">
            <text:p>1.34E+00</text:p>
          </table:table-cell>
          <table:table-cell office:value-type="float" office:value="-1.7055655999999999" table:style-name="ce3">
            <text:p>-1.71E+00</text:p>
          </table:table-cell>
          <table:table-cell table:style-name="ce1"/>
          <table:table-cell office:value-type="float" office:value="4.1766226" table:style-name="ce6">
            <text:p>4.18E+00</text:p>
          </table:table-cell>
          <table:table-cell office:value-type="float" office:value="1.333492969909569" table:formula="of:=[.E139]/SQRT(9.81/1)" table:style-name="ce16">
            <text:p>1.33E+00</text:p>
          </table:table-cell>
          <table:table-cell office:value-type="float" office:value="-2.0921850000000002" table:style-name="ce6">
            <text:p>-2.09E+00</text:p>
          </table:table-cell>
          <table:table-cell table:style-name="ce1"/>
          <table:table-cell office:value-type="float" office:value="4.3230383000000003" table:style-name="ce3">
            <text:p>4.32E+00</text:p>
          </table:table-cell>
          <table:table-cell office:value-type="float" office:value="1.3802399052525871" table:formula="of:=[.I139]/SQRT(9.81/1)" table:style-name="ce13">
            <text:p>1.38E+00</text:p>
          </table:table-cell>
          <table:table-cell office:value-type="float" office:value="-0.41392596999999998" table:style-name="ce3">
            <text:p>-4.14E-01</text:p>
          </table:table-cell>
          <table:table-cell office:value-type="float" office:value="-1.2964541996394339" table:formula="of:=[.K139]*SQRT(9.81*1)" table:style-name="ce3">
            <text:p>-1.30E+00</text:p>
          </table:table-cell>
          <table:table-cell table:style-name="ce1"/>
          <table:table-cell office:value-type="float" office:value="3.3213028000000002" table:style-name="ce9">
            <text:p>3.32E+00</text:p>
          </table:table-cell>
          <table:table-cell office:value-type="float" office:value="1.0604103743395363" table:formula="of:=[.N139]/SQRT(9.81/1)" table:style-name="ce16">
            <text:p>1.06E+00</text:p>
          </table:table-cell>
          <table:table-cell office:value-type="float" office:value="-0.65876307000000001" table:style-name="ce9">
            <text:p>-6.59E-01</text:p>
          </table:table-cell>
          <table:table-cell office:value-type="float" office:value="-2.063306510265269" table:formula="of:=[.P139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4.2113202999999997" table:style-name="ce3">
            <text:p>4.21E+00</text:p>
          </table:table-cell>
          <table:table-cell office:value-type="float" office:value="1.3445710929418082" table:formula="of:=[.A140]/SQRT(9.81/1)" table:style-name="ce13">
            <text:p>1.34E+00</text:p>
          </table:table-cell>
          <table:table-cell office:value-type="float" office:value="-1.7114476000000001" table:style-name="ce3">
            <text:p>-1.71E+00</text:p>
          </table:table-cell>
          <table:table-cell table:style-name="ce1"/>
          <table:table-cell office:value-type="float" office:value="4.2047454999999996" table:style-name="ce6">
            <text:p>4.20E+00</text:p>
          </table:table-cell>
          <table:table-cell office:value-type="float" office:value="1.3424719208551175" table:formula="of:=[.E140]/SQRT(9.81/1)" table:style-name="ce16">
            <text:p>1.34E+00</text:p>
          </table:table-cell>
          <table:table-cell office:value-type="float" office:value="-2.1145143000000002" table:style-name="ce6">
            <text:p>-2.11E+00</text:p>
          </table:table-cell>
          <table:table-cell table:style-name="ce1"/>
          <table:table-cell office:value-type="float" office:value="4.3380219999999996" table:style-name="ce3">
            <text:p>4.34E+00</text:p>
          </table:table-cell>
          <table:table-cell office:value-type="float" office:value="1.3850238324892097" table:formula="of:=[.I140]/SQRT(9.81/1)" table:style-name="ce13">
            <text:p>1.39E+00</text:p>
          </table:table-cell>
          <table:table-cell office:value-type="float" office:value="-0.41354411000000002" table:style-name="ce3">
            <text:p>-4.14E-01</text:p>
          </table:table-cell>
          <table:table-cell office:value-type="float" office:value="-1.2952581790063862" table:formula="of:=[.K140]*SQRT(9.81*1)" table:style-name="ce3">
            <text:p>-1.30E+00</text:p>
          </table:table-cell>
          <table:table-cell table:style-name="ce1"/>
          <table:table-cell office:value-type="float" office:value="3.3868119999999999" table:style-name="ce9">
            <text:p>3.39E+00</text:p>
          </table:table-cell>
          <table:table-cell office:value-type="float" office:value="1.0813258522341394" table:formula="of:=[.N140]/SQRT(9.81/1)" table:style-name="ce16">
            <text:p>1.08E+00</text:p>
          </table:table-cell>
          <table:table-cell office:value-type="float" office:value="-0.65876307000000001" table:style-name="ce9">
            <text:p>-6.59E-01</text:p>
          </table:table-cell>
          <table:table-cell office:value-type="float" office:value="-2.063306510265269" table:formula="of:=[.P140]*SQRT(9.81*1)" table:style-name="ce16">
            <text:p>-2.06E+00</text:p>
          </table:table-cell>
          <table:table-cell table:number-columns-repeated="16367"/>
        </table:table-row>
        <table:table-row table:style-name="ro1">
          <table:table-cell office:value-type="float" office:value="4.2262481000000003" table:style-name="ce3">
            <text:p>4.23E+00</text:p>
          </table:table-cell>
          <table:table-cell office:value-type="float" office:value="1.3493371726819832" table:formula="of:=[.A141]/SQRT(9.81/1)" table:style-name="ce13">
            <text:p>1.35E+00</text:p>
          </table:table-cell>
          <table:table-cell office:value-type="float" office:value="-1.7185003000000001" table:style-name="ce3">
            <text:p>-1.72E+00</text:p>
          </table:table-cell>
          <table:table-cell table:style-name="ce1"/>
          <table:table-cell office:value-type="float" office:value="4.2313770000000002" table:style-name="ce6">
            <text:p>4.23E+00</text:p>
          </table:table-cell>
          <table:table-cell office:value-type="float" office:value="1.3509747044267399" table:formula="of:=[.E141]/SQRT(9.81/1)" table:style-name="ce16">
            <text:p>1.35E+00</text:p>
          </table:table-cell>
          <table:table-cell office:value-type="float" office:value="-2.1368293999999999" table:style-name="ce6">
            <text:p>-2.14E+00</text:p>
          </table:table-cell>
          <table:table-cell table:style-name="ce1"/>
          <table:table-cell office:value-type="float" office:value="4.3545166000000002" table:style-name="ce3">
            <text:p>4.35E+00</text:p>
          </table:table-cell>
          <table:table-cell office:value-type="float" office:value="1.3902901529706129" table:formula="of:=[.I141]/SQRT(9.81/1)" table:style-name="ce13">
            <text:p>1.39E+00</text:p>
          </table:table-cell>
          <table:table-cell office:value-type="float" office:value="-0.41296901000000003" table:style-name="ce3">
            <text:p>-4.13E-01</text:p>
          </table:table-cell>
          <table:table-cell office:value-type="float" office:value="-1.293456912924404" table:formula="of:=[.K141]*SQRT(9.81*1)" table:style-name="ce3">
            <text:p>-1.29E+00</text:p>
          </table:table-cell>
          <table:table-cell table:style-name="ce1"/>
          <table:table-cell office:value-type="float" office:value="3.4091426" table:style-name="ce9">
            <text:p>3.41E+00</text:p>
          </table:table-cell>
          <table:table-cell office:value-type="float" office:value="1.0884554641157258" table:formula="of:=[.N141]/SQRT(9.81/1)" table:style-name="ce16">
            <text:p>1.09E+00</text:p>
          </table:table-cell>
          <table:table-cell office:value-type="float" office:value="-0.65511808000000005" table:style-name="ce9">
            <text:p>-6.55E-01</text:p>
          </table:table-cell>
          <table:table-cell office:value-type="float" office:value="-2.0518900664186952" table:formula="of:=[.P141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2426811999999998" table:style-name="ce3">
            <text:p>4.24E+00</text:p>
          </table:table-cell>
          <table:table-cell office:value-type="float" office:value="1.3545838577245388" table:formula="of:=[.A142]/SQRT(9.81/1)" table:style-name="ce13">
            <text:p>1.35E+00</text:p>
          </table:table-cell>
          <table:table-cell office:value-type="float" office:value="-1.7243822" table:style-name="ce3">
            <text:p>-1.72E+00</text:p>
          </table:table-cell>
          <table:table-cell table:style-name="ce1"/>
          <table:table-cell office:value-type="float" office:value="4.2594821999999999" table:style-name="ce6">
            <text:p>4.26E+00</text:p>
          </table:table-cell>
          <table:table-cell office:value-type="float" office:value="1.3599480041972056" table:formula="of:=[.E142]/SQRT(9.81/1)" table:style-name="ce16">
            <text:p>1.36E+00</text:p>
          </table:table-cell>
          <table:table-cell office:value-type="float" office:value="-2.1591445999999999" table:style-name="ce6">
            <text:p>-2.16E+00</text:p>
          </table:table-cell>
          <table:table-cell table:style-name="ce1"/>
          <table:table-cell office:value-type="float" office:value="4.3695003000000003" table:style-name="ce3">
            <text:p>4.37E+00</text:p>
          </table:table-cell>
          <table:table-cell office:value-type="float" office:value="1.3950740802072357" table:formula="of:=[.I142]/SQRT(9.81/1)" table:style-name="ce13">
            <text:p>1.40E+00</text:p>
          </table:table-cell>
          <table:table-cell office:value-type="float" office:value="-0.41277577999999998" table:style-name="ce3">
            <text:p>-4.13E-01</text:p>
          </table:table-cell>
          <table:table-cell office:value-type="float" office:value="-1.2928516987963887" table:formula="of:=[.K142]*SQRT(9.81*1)" table:style-name="ce3">
            <text:p>-1.29E+00</text:p>
          </table:table-cell>
          <table:table-cell table:style-name="ce1"/>
          <table:table-cell office:value-type="float" office:value="3.4314732999999999" table:style-name="ce9">
            <text:p>3.43E+00</text:p>
          </table:table-cell>
          <table:table-cell office:value-type="float" office:value="1.0955851079248551" table:formula="of:=[.N142]/SQRT(9.81/1)" table:style-name="ce16">
            <text:p>1.10E+00</text:p>
          </table:table-cell>
          <table:table-cell office:value-type="float" office:value="-0.65147308999999998" table:style-name="ce9">
            <text:p>-6.51E-01</text:p>
          </table:table-cell>
          <table:table-cell office:value-type="float" office:value="-2.0404736225721205" table:formula="of:=[.P142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2576089000000001" table:style-name="ce3">
            <text:p>4.26E+00</text:p>
          </table:table-cell>
          <table:table-cell office:value-type="float" office:value="1.3593499055371709" table:formula="of:=[.A143]/SQRT(9.81/1)" table:style-name="ce13">
            <text:p>1.36E+00</text:p>
          </table:table-cell>
          <table:table-cell office:value-type="float" office:value="-1.7314349" table:style-name="ce3">
            <text:p>-1.73E+00</text:p>
          </table:table-cell>
          <table:table-cell table:style-name="ce1"/>
          <table:table-cell office:value-type="float" office:value="4.2861136999999996" table:style-name="ce6">
            <text:p>4.29E+00</text:p>
          </table:table-cell>
          <table:table-cell office:value-type="float" office:value="1.3684507877688279" table:formula="of:=[.E143]/SQRT(9.81/1)" table:style-name="ce16">
            <text:p>1.37E+00</text:p>
          </table:table-cell>
          <table:table-cell office:value-type="float" office:value="-2.1709013000000001" table:style-name="ce6">
            <text:p>-2.17E+00</text:p>
          </table:table-cell>
          <table:table-cell table:style-name="ce1"/>
          <table:table-cell office:value-type="float" office:value="4.3859950000000003" table:style-name="ce3">
            <text:p>4.39E+00</text:p>
          </table:table-cell>
          <table:table-cell office:value-type="float" office:value="1.4003404326161812" table:formula="of:=[.I143]/SQRT(9.81/1)" table:style-name="ce13">
            <text:p>1.40E+00</text:p>
          </table:table-cell>
          <table:table-cell office:value-type="float" office:value="-0.41277577999999998" table:style-name="ce3">
            <text:p>-4.13E-01</text:p>
          </table:table-cell>
          <table:table-cell office:value-type="float" office:value="-1.2928516987963887" table:formula="of:=[.K143]*SQRT(9.81*1)" table:style-name="ce3">
            <text:p>-1.29E+00</text:p>
          </table:table-cell>
          <table:table-cell table:style-name="ce1"/>
          <table:table-cell office:value-type="float" office:value="3.4314732999999999" table:style-name="ce9">
            <text:p>3.43E+00</text:p>
          </table:table-cell>
          <table:table-cell office:value-type="float" office:value="1.0955851079248551" table:formula="of:=[.N143]/SQRT(9.81/1)" table:style-name="ce16">
            <text:p>1.10E+00</text:p>
          </table:table-cell>
          <table:table-cell office:value-type="float" office:value="-0.65147308999999998" table:style-name="ce9">
            <text:p>-6.51E-01</text:p>
          </table:table-cell>
          <table:table-cell office:value-type="float" office:value="-2.0404736225721205" table:formula="of:=[.P143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2740419999999997" table:style-name="ce3">
            <text:p>4.27E+00</text:p>
          </table:table-cell>
          <table:table-cell office:value-type="float" office:value="1.3645965905797266" table:formula="of:=[.A144]/SQRT(9.81/1)" table:style-name="ce13">
            <text:p>1.36E+00</text:p>
          </table:table-cell>
          <table:table-cell office:value-type="float" office:value="-1.7373027000000001" table:style-name="ce3">
            <text:p>-1.74E+00</text:p>
          </table:table-cell>
          <table:table-cell table:style-name="ce1"/>
          <table:table-cell office:value-type="float" office:value="4.3142187999999999" table:style-name="ce6">
            <text:p>4.31E+00</text:p>
          </table:table-cell>
          <table:table-cell office:value-type="float" office:value="1.377424055611751" table:formula="of:=[.E144]/SQRT(9.81/1)" table:style-name="ce16">
            <text:p>1.38E+00</text:p>
          </table:table-cell>
          <table:table-cell office:value-type="float" office:value="-2.1932165000000001" table:style-name="ce6">
            <text:p>-2.19E+00</text:p>
          </table:table-cell>
          <table:table-cell table:style-name="ce1"/>
          <table:table-cell office:value-type="float" office:value="4.4009786999999996" table:style-name="ce3">
            <text:p>4.40E+00</text:p>
          </table:table-cell>
          <table:table-cell office:value-type="float" office:value="1.4051243598528038" table:formula="of:=[.I144]/SQRT(9.81/1)" table:style-name="ce13">
            <text:p>1.41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44]*SQRT(9.81*1)" table:style-name="ce3">
            <text:p>-1.29E+00</text:p>
          </table:table-cell>
          <table:table-cell table:style-name="ce1"/>
          <table:table-cell office:value-type="float" office:value="3.4969823999999998" table:style-name="ce9">
            <text:p>3.50E+00</text:p>
          </table:table-cell>
          <table:table-cell office:value-type="float" office:value="1.1165005538919155" table:formula="of:=[.N144]/SQRT(9.81/1)" table:style-name="ce16">
            <text:p>1.12E+00</text:p>
          </table:table-cell>
          <table:table-cell office:value-type="float" office:value="-0.65147308999999998" table:style-name="ce9">
            <text:p>-6.51E-01</text:p>
          </table:table-cell>
          <table:table-cell office:value-type="float" office:value="-2.0404736225721205" table:formula="of:=[.P144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2889698000000003" table:style-name="ce3">
            <text:p>4.29E+00</text:p>
          </table:table-cell>
          <table:table-cell office:value-type="float" office:value="1.3693626703199016" table:formula="of:=[.A145]/SQRT(9.81/1)" table:style-name="ce13">
            <text:p>1.37E+00</text:p>
          </table:table-cell>
          <table:table-cell office:value-type="float" office:value="-1.7443553999999999" table:style-name="ce3">
            <text:p>-1.74E+00</text:p>
          </table:table-cell>
          <table:table-cell table:style-name="ce1"/>
          <table:table-cell office:value-type="float" office:value="4.3423417000000004" table:style-name="ce6">
            <text:p>4.34E+00</text:p>
          </table:table-cell>
          <table:table-cell office:value-type="float" office:value="1.3864030065572999" table:formula="of:=[.E145]/SQRT(9.81/1)" table:style-name="ce16">
            <text:p>1.39E+00</text:p>
          </table:table-cell>
          <table:table-cell office:value-type="float" office:value="-2.2037890999999998" table:style-name="ce6">
            <text:p>-2.20E+00</text:p>
          </table:table-cell>
          <table:table-cell table:style-name="ce1"/>
          <table:table-cell office:value-type="float" office:value="4.4324570999999997" table:style-name="ce3">
            <text:p>4.43E+00</text:p>
          </table:table-cell>
          <table:table-cell office:value-type="float" office:value="1.4151746394983724" table:formula="of:=[.I145]/SQRT(9.81/1)" table:style-name="ce13">
            <text:p>1.42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45]*SQRT(9.81*1)" table:style-name="ce3">
            <text:p>-1.29E+00</text:p>
          </table:table-cell>
          <table:table-cell table:style-name="ce1"/>
          <table:table-cell office:value-type="float" office:value="3.5193131000000002" table:style-name="ce9">
            <text:p>3.52E+00</text:p>
          </table:table-cell>
          <table:table-cell office:value-type="float" office:value="1.1236301977010448" table:formula="of:=[.N145]/SQRT(9.81/1)" table:style-name="ce16">
            <text:p>1.12E+00</text:p>
          </table:table-cell>
          <table:table-cell office:value-type="float" office:value="-0.65166420999999997" table:style-name="ce9">
            <text:p>-6.52E-01</text:p>
          </table:table-cell>
          <table:table-cell office:value-type="float" office:value="-2.0410722279861155" table:formula="of:=[.P145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3054028999999998" table:style-name="ce3">
            <text:p>4.31E+00</text:p>
          </table:table-cell>
          <table:table-cell office:value-type="float" office:value="1.3746093553624574" table:formula="of:=[.A146]/SQRT(9.81/1)" table:style-name="ce13">
            <text:p>1.37E+00</text:p>
          </table:table-cell>
          <table:table-cell office:value-type="float" office:value="-1.7502374000000001" table:style-name="ce3">
            <text:p>-1.75E+00</text:p>
          </table:table-cell>
          <table:table-cell table:style-name="ce1"/>
          <table:table-cell office:value-type="float" office:value="4.3689732000000001" table:style-name="ce6">
            <text:p>4.37E+00</text:p>
          </table:table-cell>
          <table:table-cell office:value-type="float" office:value="1.3949057901289221" table:formula="of:=[.E146]/SQRT(9.81/1)" table:style-name="ce16">
            <text:p>1.39E+00</text:p>
          </table:table-cell>
          <table:table-cell office:value-type="float" office:value="-2.2261042" table:style-name="ce6">
            <text:p>-2.23E+00</text:p>
          </table:table-cell>
          <table:table-cell table:style-name="ce1"/>
          <table:table-cell office:value-type="float" office:value="4.4489517000000003" table:style-name="ce3">
            <text:p>4.45E+00</text:p>
          </table:table-cell>
          <table:table-cell office:value-type="float" office:value="1.4204409599797754" table:formula="of:=[.I146]/SQRT(9.81/1)" table:style-name="ce13">
            <text:p>1.42E+00</text:p>
          </table:table-cell>
          <table:table-cell office:value-type="float" office:value="-0.41239390999999997" table:style-name="ce3">
            <text:p>-4.12E-01</text:p>
          </table:table-cell>
          <table:table-cell office:value-type="float" office:value="-1.2916556468424214" table:formula="of:=[.K146]*SQRT(9.81*1)" table:style-name="ce3">
            <text:p>-1.29E+00</text:p>
          </table:table-cell>
          <table:table-cell table:style-name="ce1"/>
          <table:table-cell office:value-type="float" office:value="3.5848043999999999" table:style-name="ce9">
            <text:p>3.58E+00</text:p>
          </table:table-cell>
          <table:table-cell office:value-type="float" office:value="1.1445399605654794" table:formula="of:=[.N146]/SQRT(9.81/1)" table:style-name="ce16">
            <text:p>1.14E+00</text:p>
          </table:table-cell>
          <table:table-cell office:value-type="float" office:value="-0.65166420999999997" table:style-name="ce9">
            <text:p>-6.52E-01</text:p>
          </table:table-cell>
          <table:table-cell office:value-type="float" office:value="-2.0410722279861155" table:formula="of:=[.P146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3203307000000004" table:style-name="ce3">
            <text:p>4.32E+00</text:p>
          </table:table-cell>
          <table:table-cell office:value-type="float" office:value="1.3793754351026324" table:formula="of:=[.A147]/SQRT(9.81/1)" table:style-name="ce13">
            <text:p>1.38E+00</text:p>
          </table:table-cell>
          <table:table-cell office:value-type="float" office:value="-1.7572901000000001" table:style-name="ce3">
            <text:p>-1.76E+00</text:p>
          </table:table-cell>
          <table:table-cell table:style-name="ce1"/>
          <table:table-cell office:value-type="float" office:value="4.3970783000000004" table:style-name="ce6">
            <text:p>4.40E+00</text:p>
          </table:table-cell>
          <table:table-cell office:value-type="float" office:value="1.4038790579718452" table:formula="of:=[.E147]/SQRT(9.81/1)" table:style-name="ce16">
            <text:p>1.40E+00</text:p>
          </table:table-cell>
          <table:table-cell office:value-type="float" office:value="-2.2484335" table:style-name="ce6">
            <text:p>-2.25E+00</text:p>
          </table:table-cell>
          <table:table-cell table:style-name="ce1"/>
          <table:table-cell office:value-type="float" office:value="4.4639354999999998" table:style-name="ce3">
            <text:p>4.46E+00</text:p>
          </table:table-cell>
          <table:table-cell office:value-type="float" office:value="1.425224919143941" table:formula="of:=[.I147]/SQRT(9.81/1)" table:style-name="ce13">
            <text:p>1.43E+00</text:p>
          </table:table-cell>
          <table:table-cell office:value-type="float" office:value="-0.41239390999999997" table:style-name="ce3">
            <text:p>-4.12E-01</text:p>
          </table:table-cell>
          <table:table-cell office:value-type="float" office:value="-1.2916556468424214" table:formula="of:=[.K147]*SQRT(9.81*1)" table:style-name="ce3">
            <text:p>-1.29E+00</text:p>
          </table:table-cell>
          <table:table-cell table:style-name="ce1"/>
          <table:table-cell office:value-type="float" office:value="3.6071350999999998" table:style-name="ce9">
            <text:p>3.61E+00</text:p>
          </table:table-cell>
          <table:table-cell office:value-type="float" office:value="1.1516696043746086" table:formula="of:=[.N147]/SQRT(9.81/1)" table:style-name="ce16">
            <text:p>1.15E+00</text:p>
          </table:table-cell>
          <table:table-cell office:value-type="float" office:value="-0.65185532000000002" table:style-name="ce9">
            <text:p>-6.52E-01</text:p>
          </table:table-cell>
          <table:table-cell office:value-type="float" office:value="-2.0416708020791909" table:formula="of:=[.P147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3367637999999999" table:style-name="ce3">
            <text:p>4.34E+00</text:p>
          </table:table-cell>
          <table:table-cell office:value-type="float" office:value="1.384622120145188" table:formula="of:=[.A148]/SQRT(9.81/1)" table:style-name="ce13">
            <text:p>1.38E+00</text:p>
          </table:table-cell>
          <table:table-cell office:value-type="float" office:value="-1.763172" table:style-name="ce3">
            <text:p>-1.76E+00</text:p>
          </table:table-cell>
          <table:table-cell table:style-name="ce1"/>
          <table:table-cell office:value-type="float" office:value="4.4237098000000001" table:style-name="ce6">
            <text:p>4.42E+00</text:p>
          </table:table-cell>
          <table:table-cell office:value-type="float" office:value="1.4123818415434675" table:formula="of:=[.E148]/SQRT(9.81/1)" table:style-name="ce16">
            <text:p>1.41E+00</text:p>
          </table:table-cell>
          <table:table-cell office:value-type="float" office:value="-2.2707487" table:style-name="ce6">
            <text:p>-2.27E+00</text:p>
          </table:table-cell>
          <table:table-cell table:style-name="ce1"/>
          <table:table-cell office:value-type="float" office:value="4.4804301000000004" table:style-name="ce3">
            <text:p>4.48E+00</text:p>
          </table:table-cell>
          <table:table-cell office:value-type="float" office:value="1.430491239625344" table:formula="of:=[.I148]/SQRT(9.81/1)" table:style-name="ce13">
            <text:p>1.43E+00</text:p>
          </table:table-cell>
          <table:table-cell office:value-type="float" office:value="-0.41277577999999998" table:style-name="ce3">
            <text:p>-4.13E-01</text:p>
          </table:table-cell>
          <table:table-cell office:value-type="float" office:value="-1.2928516987963887" table:formula="of:=[.K148]*SQRT(9.81*1)" table:style-name="ce3">
            <text:p>-1.29E+00</text:p>
          </table:table-cell>
          <table:table-cell table:style-name="ce1"/>
          <table:table-cell office:value-type="float" office:value="3.6294656999999999" table:style-name="ce9">
            <text:p>3.63E+00</text:p>
          </table:table-cell>
          <table:table-cell office:value-type="float" office:value="1.1587992162561953" table:formula="of:=[.N148]/SQRT(9.81/1)" table:style-name="ce16">
            <text:p>1.16E+00</text:p>
          </table:table-cell>
          <table:table-cell office:value-type="float" office:value="-0.65185532000000002" table:style-name="ce9">
            <text:p>-6.52E-01</text:p>
          </table:table-cell>
          <table:table-cell office:value-type="float" office:value="-2.0416708020791909" table:formula="of:=[.P148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3516915000000003" table:style-name="ce3">
            <text:p>4.35E+00</text:p>
          </table:table-cell>
          <table:table-cell office:value-type="float" office:value="1.3893881679578202" table:formula="of:=[.A149]/SQRT(9.81/1)" table:style-name="ce13">
            <text:p>1.39E+00</text:p>
          </table:table-cell>
          <table:table-cell office:value-type="float" office:value="-1.7690398000000001" table:style-name="ce3">
            <text:p>-1.77E+00</text:p>
          </table:table-cell>
          <table:table-cell table:style-name="ce1"/>
          <table:table-cell office:value-type="float" office:value="4.4518149999999999" table:style-name="ce6">
            <text:p>4.45E+00</text:p>
          </table:table-cell>
          <table:table-cell office:value-type="float" office:value="1.4213551413139331" table:formula="of:=[.E149]/SQRT(9.81/1)" table:style-name="ce16">
            <text:p>1.42E+00</text:p>
          </table:table-cell>
          <table:table-cell office:value-type="float" office:value="-2.2824912999999998" table:style-name="ce6">
            <text:p>-2.28E+00</text:p>
          </table:table-cell>
          <table:table-cell table:style-name="ce1"/>
          <table:table-cell office:value-type="float" office:value="4.4954137999999997" table:style-name="ce3">
            <text:p>4.50E+00</text:p>
          </table:table-cell>
          <table:table-cell office:value-type="float" office:value="1.4352751668619665" table:formula="of:=[.I149]/SQRT(9.81/1)" table:style-name="ce13">
            <text:p>1.44E+00</text:p>
          </table:table-cell>
          <table:table-cell office:value-type="float" office:value="-0.41277577999999998" table:style-name="ce3">
            <text:p>-4.13E-01</text:p>
          </table:table-cell>
          <table:table-cell office:value-type="float" office:value="-1.2928516987963887" table:formula="of:=[.K149]*SQRT(9.81*1)" table:style-name="ce3">
            <text:p>-1.29E+00</text:p>
          </table:table-cell>
          <table:table-cell table:style-name="ce1"/>
          <table:table-cell office:value-type="float" office:value="3.6517963" table:style-name="ce9">
            <text:p>3.65E+00</text:p>
          </table:table-cell>
          <table:table-cell office:value-type="float" office:value="1.1659288281377818" table:formula="of:=[.N149]/SQRT(9.81/1)" table:style-name="ce16">
            <text:p>1.17E+00</text:p>
          </table:table-cell>
          <table:table-cell office:value-type="float" office:value="-0.64801922000000001" table:style-name="ce9">
            <text:p>-6.48E-01</text:p>
          </table:table-cell>
          <table:table-cell office:value-type="float" office:value="-2.0296557841395413" table:formula="of:=[.P149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4.3681245999999998" table:style-name="ce3">
            <text:p>4.37E+00</text:p>
          </table:table-cell>
          <table:table-cell office:value-type="float" office:value="1.3946348530003758" table:formula="of:=[.A150]/SQRT(9.81/1)" table:style-name="ce13">
            <text:p>1.39E+00</text:p>
          </table:table-cell>
          <table:table-cell office:value-type="float" office:value="-1.7760925000000001" table:style-name="ce3">
            <text:p>-1.78E+00</text:p>
          </table:table-cell>
          <table:table-cell table:style-name="ce1"/>
          <table:table-cell office:value-type="float" office:value="4.4784465000000004" table:style-name="ce6">
            <text:p>4.48E+00</text:p>
          </table:table-cell>
          <table:table-cell office:value-type="float" office:value="1.4298579248855559" table:formula="of:=[.E150]/SQRT(9.81/1)" table:style-name="ce16">
            <text:p>1.43E+00</text:p>
          </table:table-cell>
          <table:table-cell office:value-type="float" office:value="-2.3048206000000002" table:style-name="ce6">
            <text:p>-2.30E+00</text:p>
          </table:table-cell>
          <table:table-cell table:style-name="ce1"/>
          <table:table-cell office:value-type="float" office:value="4.5119084999999997" table:style-name="ce3">
            <text:p>4.51E+00</text:p>
          </table:table-cell>
          <table:table-cell office:value-type="float" office:value="1.4405415192709123" table:formula="of:=[.I150]/SQRT(9.81/1)" table:style-name="ce13">
            <text:p>1.44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50]*SQRT(9.81*1)" table:style-name="ce3">
            <text:p>-1.29E+00</text:p>
          </table:table-cell>
          <table:table-cell table:style-name="ce1"/>
          <table:table-cell office:value-type="float" office:value="3.6726442000000001" table:style-name="ce9">
            <text:p>3.67E+00</text:p>
          </table:table-cell>
          <table:table-cell office:value-type="float" office:value="1.172585050341669" table:formula="of:=[.N150]/SQRT(9.81/1)" table:style-name="ce16">
            <text:p>1.17E+00</text:p>
          </table:table-cell>
          <table:table-cell office:value-type="float" office:value="-0.64821032999999995" table:style-name="ce9">
            <text:p>-6.48E-01</text:p>
          </table:table-cell>
          <table:table-cell office:value-type="float" office:value="-2.0302543582326167" table:formula="of:=[.P150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4.3830524000000004" table:style-name="ce3">
            <text:p>4.38E+00</text:p>
          </table:table-cell>
          <table:table-cell office:value-type="float" office:value="1.3994009327405508" table:formula="of:=[.A151]/SQRT(9.81/1)" table:style-name="ce13">
            <text:p>1.40E+00</text:p>
          </table:table-cell>
          <table:table-cell office:value-type="float" office:value="-1.7819745" table:style-name="ce3">
            <text:p>-1.78E+00</text:p>
          </table:table-cell>
          <table:table-cell table:style-name="ce1"/>
          <table:table-cell office:value-type="float" office:value="4.5065694000000001" table:style-name="ce6">
            <text:p>4.51E+00</text:p>
          </table:table-cell>
          <table:table-cell office:value-type="float" office:value="1.4388368758311043" table:formula="of:=[.E151]/SQRT(9.81/1)" table:style-name="ce16">
            <text:p>1.44E+00</text:p>
          </table:table-cell>
          <table:table-cell office:value-type="float" office:value="-2.3153931000000001" table:style-name="ce6">
            <text:p>-2.32E+00</text:p>
          </table:table-cell>
          <table:table-cell table:style-name="ce1"/>
          <table:table-cell office:value-type="float" office:value="4.5268921999999998" table:style-name="ce3">
            <text:p>4.53E+00</text:p>
          </table:table-cell>
          <table:table-cell office:value-type="float" office:value="1.4453254465075351" table:formula="of:=[.I151]/SQRT(9.81/1)" table:style-name="ce13">
            <text:p>1.45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51]*SQRT(9.81*1)" table:style-name="ce3">
            <text:p>-1.29E+00</text:p>
          </table:table-cell>
          <table:table-cell table:style-name="ce1"/>
          <table:table-cell office:value-type="float" office:value="3.7396362000000001" table:style-name="ce9">
            <text:p>3.74E+00</text:p>
          </table:table-cell>
          <table:table-cell office:value-type="float" office:value="1.1939739498415143" table:formula="of:=[.N151]/SQRT(9.81/1)" table:style-name="ce16">
            <text:p>1.19E+00</text:p>
          </table:table-cell>
          <table:table-cell office:value-type="float" office:value="-0.64821032999999995" table:style-name="ce9">
            <text:p>-6.48E-01</text:p>
          </table:table-cell>
          <table:table-cell office:value-type="float" office:value="-2.0302543582326167" table:formula="of:=[.P151]*SQRT(9.81*1)" table:style-name="ce16">
            <text:p>-2.03E+00</text:p>
          </table:table-cell>
          <table:table-cell table:number-columns-repeated="16367"/>
        </table:table-row>
        <table:table-row table:style-name="ro1">
          <table:table-cell office:value-type="float" office:value="4.3994854999999999" table:style-name="ce3">
            <text:p>4.40E+00</text:p>
          </table:table-cell>
          <table:table-cell office:value-type="float" office:value="1.4046476177831064" table:formula="of:=[.A152]/SQRT(9.81/1)" table:style-name="ce13">
            <text:p>1.40E+00</text:p>
          </table:table-cell>
          <table:table-cell office:value-type="float" office:value="-1.7890271" table:style-name="ce3">
            <text:p>-1.79E+00</text:p>
          </table:table-cell>
          <table:table-cell table:style-name="ce1"/>
          <table:table-cell office:value-type="float" office:value="4.5332008999999998" table:style-name="ce6">
            <text:p>4.53E+00</text:p>
          </table:table-cell>
          <table:table-cell office:value-type="float" office:value="1.4473396594027266" table:formula="of:=[.E152]/SQRT(9.81/1)" table:style-name="ce16">
            <text:p>1.45E+00</text:p>
          </table:table-cell>
          <table:table-cell office:value-type="float" office:value="-2.3377083000000001" table:style-name="ce6">
            <text:p>-2.34E+00</text:p>
          </table:table-cell>
          <table:table-cell table:style-name="ce1"/>
          <table:table-cell office:value-type="float" office:value="4.5433868999999998" table:style-name="ce3">
            <text:p>4.54E+00</text:p>
          </table:table-cell>
          <table:table-cell office:value-type="float" office:value="1.4505917989164807" table:formula="of:=[.I152]/SQRT(9.81/1)" table:style-name="ce13">
            <text:p>1.45E+00</text:p>
          </table:table-cell>
          <table:table-cell office:value-type="float" office:value="-0.41239390999999997" table:style-name="ce3">
            <text:p>-4.12E-01</text:p>
          </table:table-cell>
          <table:table-cell office:value-type="float" office:value="-1.2916556468424214" table:formula="of:=[.K152]*SQRT(9.81*1)" table:style-name="ce3">
            <text:p>-1.29E+00</text:p>
          </table:table-cell>
          <table:table-cell table:style-name="ce1"/>
          <table:table-cell office:value-type="float" office:value="3.7619668000000002" table:style-name="ce9">
            <text:p>3.76E+00</text:p>
          </table:table-cell>
          <table:table-cell office:value-type="float" office:value="1.2011035617231007" table:formula="of:=[.N152]/SQRT(9.81/1)" table:style-name="ce16">
            <text:p>1.20E+00</text:p>
          </table:table-cell>
          <table:table-cell office:value-type="float" office:value="-0.64456533999999999" table:style-name="ce9">
            <text:p>-6.45E-01</text:p>
          </table:table-cell>
          <table:table-cell office:value-type="float" office:value="-2.0188379143860424" table:formula="of:=[.P152]*SQRT(9.81*1)" table:style-name="ce16">
            <text:p>-2.02E+00</text:p>
          </table:table-cell>
          <table:table-cell table:number-columns-repeated="16367"/>
        </table:table-row>
        <table:table-row table:style-name="ro1">
          <table:table-cell office:value-type="float" office:value="4.4144132999999997" table:style-name="ce3">
            <text:p>4.41E+00</text:p>
          </table:table-cell>
          <table:table-cell office:value-type="float" office:value="1.4094136975232812" table:formula="of:=[.A153]/SQRT(9.81/1)" table:style-name="ce13">
            <text:p>1.41E+00</text:p>
          </table:table-cell>
          <table:table-cell office:value-type="float" office:value="-1.7949090999999999" table:style-name="ce3">
            <text:p>-1.79E+00</text:p>
          </table:table-cell>
          <table:table-cell table:style-name="ce1"/>
          <table:table-cell office:value-type="float" office:value="4.5613060000000001" table:style-name="ce6">
            <text:p>4.56E+00</text:p>
          </table:table-cell>
          <table:table-cell office:value-type="float" office:value="1.4563129272456496" table:formula="of:=[.E153]/SQRT(9.81/1)" table:style-name="ce16">
            <text:p>1.46E+00</text:p>
          </table:table-cell>
          <table:table-cell office:value-type="float" office:value="-2.3600235000000001" table:style-name="ce6">
            <text:p>-2.36E+00</text:p>
          </table:table-cell>
          <table:table-cell table:style-name="ce1"/>
          <table:table-cell office:value-type="float" office:value="4.5583705999999999" table:style-name="ce3">
            <text:p>4.56E+00</text:p>
          </table:table-cell>
          <table:table-cell office:value-type="float" office:value="1.4553757261531035" table:formula="of:=[.I153]/SQRT(9.81/1)" table:style-name="ce13">
            <text:p>1.46E+00</text:p>
          </table:table-cell>
          <table:table-cell office:value-type="float" office:value="-0.41239390999999997" table:style-name="ce3">
            <text:p>-4.12E-01</text:p>
          </table:table-cell>
          <table:table-cell office:value-type="float" office:value="-1.2916556468424214" table:formula="of:=[.K153]*SQRT(9.81*1)" table:style-name="ce3">
            <text:p>-1.29E+00</text:p>
          </table:table-cell>
          <table:table-cell table:style-name="ce1"/>
          <table:table-cell office:value-type="float" office:value="3.7842973999999998" table:style-name="ce9">
            <text:p>3.78E+00</text:p>
          </table:table-cell>
          <table:table-cell office:value-type="float" office:value="1.2082331736046872" table:formula="of:=[.N153]/SQRT(9.81/1)" table:style-name="ce16">
            <text:p>1.21E+00</text:p>
          </table:table-cell>
          <table:table-cell office:value-type="float" office:value="-0.64456533999999999" table:style-name="ce9">
            <text:p>-6.45E-01</text:p>
          </table:table-cell>
          <table:table-cell office:value-type="float" office:value="-2.0188379143860424" table:formula="of:=[.P153]*SQRT(9.81*1)" table:style-name="ce16">
            <text:p>-2.02E+00</text:p>
          </table:table-cell>
          <table:table-cell table:number-columns-repeated="16367"/>
        </table:table-row>
        <table:table-row table:style-name="ro1">
          <table:table-cell office:value-type="float" office:value="4.4308464000000001" table:style-name="ce3">
            <text:p>4.43E+00</text:p>
          </table:table-cell>
          <table:table-cell office:value-type="float" office:value="1.4146603825658373" table:formula="of:=[.A154]/SQRT(9.81/1)" table:style-name="ce13">
            <text:p>1.41E+00</text:p>
          </table:table-cell>
          <table:table-cell office:value-type="float" office:value="-1.8019617999999999" table:style-name="ce3">
            <text:p>-1.80E+00</text:p>
          </table:table-cell>
          <table:table-cell table:style-name="ce1"/>
          <table:table-cell office:value-type="float" office:value="4.5894111000000004" table:style-name="ce6">
            <text:p>4.59E+00</text:p>
          </table:table-cell>
          <table:table-cell office:value-type="float" office:value="1.4652861950885727" table:formula="of:=[.E154]/SQRT(9.81/1)" table:style-name="ce16">
            <text:p>1.47E+00</text:p>
          </table:table-cell>
          <table:table-cell office:value-type="float" office:value="-2.3705961000000002" table:style-name="ce6">
            <text:p>-2.37E+00</text:p>
          </table:table-cell>
          <table:table-cell table:style-name="ce1"/>
          <table:table-cell office:value-type="float" office:value="4.5748651999999996" table:style-name="ce3">
            <text:p>4.57E+00</text:p>
          </table:table-cell>
          <table:table-cell office:value-type="float" office:value="1.4606420466345065" table:formula="of:=[.I154]/SQRT(9.81/1)" table:style-name="ce13">
            <text:p>1.46E+00</text:p>
          </table:table-cell>
          <table:table-cell office:value-type="float" office:value="-0.41220067999999999" table:style-name="ce3">
            <text:p>-4.12E-01</text:p>
          </table:table-cell>
          <table:table-cell office:value-type="float" office:value="-1.2910504327144066" table:formula="of:=[.K154]*SQRT(9.81*1)" table:style-name="ce3">
            <text:p>-1.29E+00</text:p>
          </table:table-cell>
          <table:table-cell table:style-name="ce1"/>
          <table:table-cell office:value-type="float" office:value="3.8051453" table:style-name="ce9">
            <text:p>3.81E+00</text:p>
          </table:table-cell>
          <table:table-cell office:value-type="float" office:value="1.2148893958085745" table:formula="of:=[.N154]/SQRT(9.81/1)" table:style-name="ce16">
            <text:p>1.21E+00</text:p>
          </table:table-cell>
          <table:table-cell office:value-type="float" office:value="-0.64475645999999998" table:style-name="ce9">
            <text:p>-6.45E-01</text:p>
          </table:table-cell>
          <table:table-cell office:value-type="float" office:value="-2.0194365198000375" table:formula="of:=[.P154]*SQRT(9.81*1)" table:style-name="ce16">
            <text:p>-2.02E+00</text:p>
          </table:table-cell>
          <table:table-cell table:number-columns-repeated="16367"/>
        </table:table-row>
        <table:table-row table:style-name="ro1">
          <table:table-cell office:value-type="float" office:value="4.4457741000000004" table:style-name="ce3">
            <text:p>4.45E+00</text:p>
          </table:table-cell>
          <table:table-cell office:value-type="float" office:value="1.4194264303784692" table:formula="of:=[.A155]/SQRT(9.81/1)" table:style-name="ce13">
            <text:p>1.42E+00</text:p>
          </table:table-cell>
          <table:table-cell office:value-type="float" office:value="-1.8078296" table:style-name="ce3">
            <text:p>-1.81E+00</text:p>
          </table:table-cell>
          <table:table-cell table:style-name="ce1"/>
          <table:table-cell office:value-type="float" office:value="4.6160426000000001" table:style-name="ce6">
            <text:p>4.62E+00</text:p>
          </table:table-cell>
          <table:table-cell office:value-type="float" office:value="1.473788978660195" table:formula="of:=[.E155]/SQRT(9.81/1)" table:style-name="ce16">
            <text:p>1.47E+00</text:p>
          </table:table-cell>
          <table:table-cell office:value-type="float" office:value="-2.3929252999999999" table:style-name="ce6">
            <text:p>-2.39E+00</text:p>
          </table:table-cell>
          <table:table-cell table:style-name="ce1"/>
          <table:table-cell office:value-type="float" office:value="4.6048325999999999" table:style-name="ce3">
            <text:p>4.60E+00</text:p>
          </table:table-cell>
          <table:table-cell office:value-type="float" office:value="1.4702099011077518" table:formula="of:=[.I155]/SQRT(9.81/1)" table:style-name="ce13">
            <text:p>1.47E+00</text:p>
          </table:table-cell>
          <table:table-cell office:value-type="float" office:value="-0.41220067999999999" table:style-name="ce3">
            <text:p>-4.12E-01</text:p>
          </table:table-cell>
          <table:table-cell office:value-type="float" office:value="-1.2910504327144066" table:formula="of:=[.K155]*SQRT(9.81*1)" table:style-name="ce3">
            <text:p>-1.29E+00</text:p>
          </table:table-cell>
          <table:table-cell table:style-name="ce1"/>
          <table:table-cell office:value-type="float" office:value="3.8929673" table:style-name="ce9">
            <text:p>3.89E+00</text:p>
          </table:table-cell>
          <table:table-cell office:value-type="float" office:value="1.2429288024821386" table:formula="of:=[.N155]/SQRT(9.81/1)" table:style-name="ce16">
            <text:p>1.24E+00</text:p>
          </table:table-cell>
          <table:table-cell office:value-type="float" office:value="-0.64475645999999998" table:style-name="ce9">
            <text:p>-6.45E-01</text:p>
          </table:table-cell>
          <table:table-cell office:value-type="float" office:value="-2.0194365198000375" table:formula="of:=[.P155]*SQRT(9.81*1)" table:style-name="ce16">
            <text:p>-2.02E+00</text:p>
          </table:table-cell>
          <table:table-cell table:number-columns-repeated="16367"/>
        </table:table-row>
        <table:table-row table:style-name="ro1">
          <table:table-cell office:value-type="float" office:value="4.4622071999999999" table:style-name="ce3">
            <text:p>4.46E+00</text:p>
          </table:table-cell>
          <table:table-cell office:value-type="float" office:value="1.424673115421025" table:formula="of:=[.A156]/SQRT(9.81/1)" table:style-name="ce13">
            <text:p>1.42E+00</text:p>
          </table:table-cell>
          <table:table-cell office:value-type="float" office:value="-1.8148823000000001" table:style-name="ce3">
            <text:p>-1.81E+00</text:p>
          </table:table-cell>
          <table:table-cell table:style-name="ce1"/>
          <table:table-cell office:value-type="float" office:value="4.6441654999999997" table:style-name="ce6">
            <text:p>4.64E+00</text:p>
          </table:table-cell>
          <table:table-cell office:value-type="float" office:value="1.4827679296057437" table:formula="of:=[.E156]/SQRT(9.81/1)" table:style-name="ce16">
            <text:p>1.48E+00</text:p>
          </table:table-cell>
          <table:table-cell office:value-type="float" office:value="-2.4046679000000002" table:style-name="ce6">
            <text:p>-2.40E+00</text:p>
          </table:table-cell>
          <table:table-cell table:style-name="ce1"/>
          <table:table-cell office:value-type="float" office:value="4.6213272999999999" table:style-name="ce3">
            <text:p>4.62E+00</text:p>
          </table:table-cell>
          <table:table-cell office:value-type="float" office:value="1.4754762535166976" table:formula="of:=[.I156]/SQRT(9.81/1)" table:style-name="ce13">
            <text:p>1.48E+00</text:p>
          </table:table-cell>
          <table:table-cell office:value-type="float" office:value="-0.41200974000000001" table:style-name="ce3">
            <text:p>-4.12E-01</text:p>
          </table:table-cell>
          <table:table-cell office:value-type="float" office:value="-1.2904523910769632" table:formula="of:=[.K156]*SQRT(9.81*1)" table:style-name="ce3">
            <text:p>-1.29E+00</text:p>
          </table:table-cell>
          <table:table-cell table:style-name="ce1"/>
          <table:table-cell office:value-type="float" office:value="3.9152979000000001" table:style-name="ce9">
            <text:p>3.92E+00</text:p>
          </table:table-cell>
          <table:table-cell office:value-type="float" office:value="1.250058414363725" table:formula="of:=[.N156]/SQRT(9.81/1)" table:style-name="ce16">
            <text:p>1.25E+00</text:p>
          </table:table-cell>
          <table:table-cell office:value-type="float" office:value="-0.65243097000000005" table:style-name="ce9">
            <text:p>-6.52E-01</text:p>
          </table:table-cell>
          <table:table-cell office:value-type="float" office:value="-2.0434737908117473" table:formula="of:=[.P156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4771349999999996" table:style-name="ce3">
            <text:p>4.48E+00</text:p>
          </table:table-cell>
          <table:table-cell office:value-type="float" office:value="1.4294391951611998" table:formula="of:=[.A157]/SQRT(9.81/1)" table:style-name="ce13">
            <text:p>1.43E+00</text:p>
          </table:table-cell>
          <table:table-cell office:value-type="float" office:value="-1.8207641999999999" table:style-name="ce3">
            <text:p>-1.82E+00</text:p>
          </table:table-cell>
          <table:table-cell table:style-name="ce1"/>
          <table:table-cell office:value-type="float" office:value="4.6707970000000003" table:style-name="ce6">
            <text:p>4.67E+00</text:p>
          </table:table-cell>
          <table:table-cell office:value-type="float" office:value="1.4912707131773661" table:formula="of:=[.E157]/SQRT(9.81/1)" table:style-name="ce16">
            <text:p>1.49E+00</text:p>
          </table:table-cell>
          <table:table-cell office:value-type="float" office:value="-2.4269831000000002" table:style-name="ce6">
            <text:p>-2.43E+00</text:p>
          </table:table-cell>
          <table:table-cell table:style-name="ce1"/>
          <table:table-cell office:value-type="float" office:value="4.6842841000000002" table:style-name="ce3">
            <text:p>4.68E+00</text:p>
          </table:table-cell>
          <table:table-cell office:value-type="float" office:value="1.4955768128078348" table:formula="of:=[.I157]/SQRT(9.81/1)" table:style-name="ce13">
            <text:p>1.50E+00</text:p>
          </table:table-cell>
          <table:table-cell office:value-type="float" office:value="-0.41200974000000001" table:style-name="ce3">
            <text:p>-4.12E-01</text:p>
          </table:table-cell>
          <table:table-cell office:value-type="float" office:value="-1.2904523910769632" table:formula="of:=[.K157]*SQRT(9.81*1)" table:style-name="ce3">
            <text:p>-1.29E+00</text:p>
          </table:table-cell>
          <table:table-cell table:style-name="ce1"/>
          <table:table-cell office:value-type="float" office:value="3.9808070999999998" table:style-name="ce9">
            <text:p>3.98E+00</text:p>
          </table:table-cell>
          <table:table-cell office:value-type="float" office:value="1.270973892258328" table:formula="of:=[.N157]/SQRT(9.81/1)" table:style-name="ce16">
            <text:p>1.27E+00</text:p>
          </table:table-cell>
          <table:table-cell office:value-type="float" office:value="-0.65243097000000005" table:style-name="ce9">
            <text:p>-6.52E-01</text:p>
          </table:table-cell>
          <table:table-cell office:value-type="float" office:value="-2.0434737908117473" table:formula="of:=[.P157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4935681000000001" table:style-name="ce3">
            <text:p>4.49E+00</text:p>
          </table:table-cell>
          <table:table-cell office:value-type="float" office:value="1.4346858802037556" table:formula="of:=[.A158]/SQRT(9.81/1)" table:style-name="ce13">
            <text:p>1.43E+00</text:p>
          </table:table-cell>
          <table:table-cell office:value-type="float" office:value="-1.8266462000000001" table:style-name="ce3">
            <text:p>-1.83E+00</text:p>
          </table:table-cell>
          <table:table-cell table:style-name="ce1"/>
          <table:table-cell office:value-type="float" office:value="4.6989020999999997" table:style-name="ce6">
            <text:p>4.70E+00</text:p>
          </table:table-cell>
          <table:table-cell office:value-type="float" office:value="1.500243981020289" table:formula="of:=[.E158]/SQRT(9.81/1)" table:style-name="ce16">
            <text:p>1.50E+00</text:p>
          </table:table-cell>
          <table:table-cell office:value-type="float" office:value="-2.4493124000000002" table:style-name="ce6">
            <text:p>-2.45E+00</text:p>
          </table:table-cell>
          <table:table-cell table:style-name="ce1"/>
          <table:table-cell office:value-type="float" office:value="4.6992678000000003" table:style-name="ce3">
            <text:p>4.70E+00</text:p>
          </table:table-cell>
          <table:table-cell office:value-type="float" office:value="1.5003607400444576" table:formula="of:=[.I158]/SQRT(9.81/1)" table:style-name="ce13">
            <text:p>1.50E+00</text:p>
          </table:table-cell>
          <table:table-cell office:value-type="float" office:value="-0.41220067999999999" table:style-name="ce3">
            <text:p>-4.12E-01</text:p>
          </table:table-cell>
          <table:table-cell office:value-type="float" office:value="-1.2910504327144066" table:formula="of:=[.K158]*SQRT(9.81*1)" table:style-name="ce3">
            <text:p>-1.29E+00</text:p>
          </table:table-cell>
          <table:table-cell table:style-name="ce1"/>
          <table:table-cell office:value-type="float" office:value="4.0031378000000002" table:style-name="ce9">
            <text:p>4.00E+00</text:p>
          </table:table-cell>
          <table:table-cell office:value-type="float" office:value="1.2781035360674575" table:formula="of:=[.N158]/SQRT(9.81/1)" table:style-name="ce16">
            <text:p>1.28E+00</text:p>
          </table:table-cell>
          <table:table-cell office:value-type="float" office:value="-0.65262438" table:style-name="ce9">
            <text:p>-6.53E-01</text:p>
          </table:table-cell>
          <table:table-cell office:value-type="float" office:value="-2.0440795687163136" table:formula="of:=[.P158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5084958999999998" table:style-name="ce3">
            <text:p>4.51E+00</text:p>
          </table:table-cell>
          <table:table-cell office:value-type="float" office:value="1.4394519599439304" table:formula="of:=[.A159]/SQRT(9.81/1)" table:style-name="ce13">
            <text:p>1.44E+00</text:p>
          </table:table-cell>
          <table:table-cell office:value-type="float" office:value="-1.8336988999999999" table:style-name="ce3">
            <text:p>-1.83E+00</text:p>
          </table:table-cell>
          <table:table-cell table:style-name="ce1"/>
          <table:table-cell office:value-type="float" office:value="4.7255336999999997" table:style-name="ce6">
            <text:p>4.73E+00</text:p>
          </table:table-cell>
          <table:table-cell office:value-type="float" office:value="1.5087467965194541" table:formula="of:=[.E159]/SQRT(9.81/1)" table:style-name="ce16">
            <text:p>1.51E+00</text:p>
          </table:table-cell>
          <table:table-cell office:value-type="float" office:value="-2.4716274999999999" table:style-name="ce6">
            <text:p>-2.47E+00</text:p>
          </table:table-cell>
          <table:table-cell table:style-name="ce1"/>
          <table:table-cell office:value-type="float" office:value="4.7472408000000001" table:style-name="ce3">
            <text:p>4.75E+00</text:p>
          </table:table-cell>
          <table:table-cell office:value-type="float" office:value="1.515677340171429" table:formula="of:=[.I159]/SQRT(9.81/1)" table:style-name="ce13">
            <text:p>1.52E+00</text:p>
          </table:table-cell>
          <table:table-cell office:value-type="float" office:value="-0.41220067999999999" table:style-name="ce3">
            <text:p>-4.12E-01</text:p>
          </table:table-cell>
          <table:table-cell office:value-type="float" office:value="-1.2910504327144066" table:formula="of:=[.K159]*SQRT(9.81*1)" table:style-name="ce3">
            <text:p>-1.29E+00</text:p>
          </table:table-cell>
          <table:table-cell table:style-name="ce1"/>
          <table:table-cell office:value-type="float" office:value="4.0686469000000001" table:style-name="ce9">
            <text:p>4.07E+00</text:p>
          </table:table-cell>
          <table:table-cell office:value-type="float" office:value="1.2990189820345177" table:formula="of:=[.N159]/SQRT(9.81/1)" table:style-name="ce16">
            <text:p>1.30E+00</text:p>
          </table:table-cell>
          <table:table-cell office:value-type="float" office:value="-0.65262438" table:style-name="ce9">
            <text:p>-6.53E-01</text:p>
          </table:table-cell>
          <table:table-cell office:value-type="float" office:value="-2.0440795687163136" table:formula="of:=[.P159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5249290000000002" table:style-name="ce3">
            <text:p>4.52E+00</text:p>
          </table:table-cell>
          <table:table-cell office:value-type="float" office:value="1.4446986449864865" table:formula="of:=[.A160]/SQRT(9.81/1)" table:style-name="ce13">
            <text:p>1.44E+00</text:p>
          </table:table-cell>
          <table:table-cell office:value-type="float" office:value="-1.8395667" table:style-name="ce3">
            <text:p>-1.84E+00</text:p>
          </table:table-cell>
          <table:table-cell table:style-name="ce1"/>
          <table:table-cell office:value-type="float" office:value="4.7536388000000001" table:style-name="ce6">
            <text:p>4.75E+00</text:p>
          </table:table-cell>
          <table:table-cell office:value-type="float" office:value="1.5177200643623772" table:formula="of:=[.E160]/SQRT(9.81/1)" table:style-name="ce16">
            <text:p>1.52E+00</text:p>
          </table:table-cell>
          <table:table-cell office:value-type="float" office:value="-2.4939426999999998" table:style-name="ce6">
            <text:p>-2.49E+00</text:p>
          </table:table-cell>
          <table:table-cell table:style-name="ce1"/>
          <table:table-cell office:value-type="float" office:value="4.7622245000000003" table:style-name="ce3">
            <text:p>4.76E+00</text:p>
          </table:table-cell>
          <table:table-cell office:value-type="float" office:value="1.5204612674080518" table:formula="of:=[.I160]/SQRT(9.81/1)" table:style-name="ce13">
            <text:p>1.52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60]*SQRT(9.81*1)" table:style-name="ce3">
            <text:p>-1.29E+00</text:p>
          </table:table-cell>
          <table:table-cell table:style-name="ce1"/>
          <table:table-cell office:value-type="float" office:value="4.0909776000000004" table:style-name="ce9">
            <text:p>4.09E+00</text:p>
          </table:table-cell>
          <table:table-cell office:value-type="float" office:value="1.3061486258436472" table:formula="of:=[.N160]/SQRT(9.81/1)" table:style-name="ce16">
            <text:p>1.31E+00</text:p>
          </table:table-cell>
          <table:table-cell office:value-type="float" office:value="-0.65281549999999999" table:style-name="ce9">
            <text:p>-6.53E-01</text:p>
          </table:table-cell>
          <table:table-cell office:value-type="float" office:value="-2.0446781741303086" table:formula="of:=[.P160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5398567999999999" table:style-name="ce3">
            <text:p>4.54E+00</text:p>
          </table:table-cell>
          <table:table-cell office:value-type="float" office:value="1.4494647247266612" table:formula="of:=[.A161]/SQRT(9.81/1)" table:style-name="ce13">
            <text:p>1.45E+00</text:p>
          </table:table-cell>
          <table:table-cell office:value-type="float" office:value="-1.8466194" table:style-name="ce3">
            <text:p>-1.85E+00</text:p>
          </table:table-cell>
          <table:table-cell table:style-name="ce1"/>
          <table:table-cell office:value-type="float" office:value="4.7802702999999998" table:style-name="ce6">
            <text:p>4.78E+00</text:p>
          </table:table-cell>
          <table:table-cell office:value-type="float" office:value="1.5262228479339994" table:formula="of:=[.E161]/SQRT(9.81/1)" table:style-name="ce16">
            <text:p>1.53E+00</text:p>
          </table:table-cell>
          <table:table-cell office:value-type="float" office:value="-2.5045153" table:style-name="ce6">
            <text:p>-2.50E+00</text:p>
          </table:table-cell>
          <table:table-cell table:style-name="ce1"/>
          <table:table-cell office:value-type="float" office:value="4.8881379999999996" table:style-name="ce3">
            <text:p>4.89E+00</text:p>
          </table:table-cell>
          <table:table-cell office:value-type="float" office:value="1.5606623540627826" table:formula="of:=[.I161]/SQRT(9.81/1)" table:style-name="ce13">
            <text:p>1.56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61]*SQRT(9.81*1)" table:style-name="ce3">
            <text:p>-1.29E+00</text:p>
          </table:table-cell>
          <table:table-cell table:style-name="ce1"/>
          <table:table-cell office:value-type="float" office:value="4.1787995000000002" table:style-name="ce9">
            <text:p>4.18E+00</text:p>
          </table:table-cell>
          <table:table-cell office:value-type="float" office:value="1.3341880005896682" table:formula="of:=[.N161]/SQRT(9.81/1)" table:style-name="ce16">
            <text:p>1.33E+00</text:p>
          </table:table-cell>
          <table:table-cell office:value-type="float" office:value="-0.65281549999999999" table:style-name="ce9">
            <text:p>-6.53E-01</text:p>
          </table:table-cell>
          <table:table-cell office:value-type="float" office:value="-2.0446781741303086" table:formula="of:=[.P161]*SQRT(9.81*1)" table:style-name="ce16">
            <text:p>-2.04E+00</text:p>
          </table:table-cell>
          <table:table-cell table:number-columns-repeated="16367"/>
        </table:table-row>
        <table:table-row table:style-name="ro1">
          <table:table-cell office:value-type="float" office:value="4.5562898000000001" table:style-name="ce3">
            <text:p>4.56E+00</text:p>
          </table:table-cell>
          <table:table-cell office:value-type="float" office:value="1.4547113778416743" table:formula="of:=[.A162]/SQRT(9.81/1)" table:style-name="ce13">
            <text:p>1.45E+00</text:p>
          </table:table-cell>
          <table:table-cell office:value-type="float" office:value="-1.8525012999999999" table:style-name="ce3">
            <text:p>-1.85E+00</text:p>
          </table:table-cell>
          <table:table-cell table:style-name="ce1"/>
          <table:table-cell office:value-type="float" office:value="4.8083932000000003" table:style-name="ce6">
            <text:p>4.81E+00</text:p>
          </table:table-cell>
          <table:table-cell office:value-type="float" office:value="1.5352017988795483" table:formula="of:=[.E162]/SQRT(9.81/1)" table:style-name="ce16">
            <text:p>1.54E+00</text:p>
          </table:table-cell>
          <table:table-cell office:value-type="float" office:value="-2.5268446" table:style-name="ce6">
            <text:p>-2.53E+00</text:p>
          </table:table-cell>
          <table:table-cell table:style-name="ce1"/>
          <table:table-cell office:value-type="float" office:value="4.8881379999999996" table:style-name="ce3">
            <text:p>4.89E+00</text:p>
          </table:table-cell>
          <table:table-cell office:value-type="float" office:value="1.5606623540627826" table:formula="of:=[.I162]/SQRT(9.81/1)" table:style-name="ce13">
            <text:p>1.56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62]*SQRT(9.81*1)" table:style-name="ce3">
            <text:p>-1.29E+00</text:p>
          </table:table-cell>
          <table:table-cell table:style-name="ce1"/>
          <table:table-cell office:value-type="float" office:value="4.2011301999999997" table:style-name="ce9">
            <text:p>4.20E+00</text:p>
          </table:table-cell>
          <table:table-cell office:value-type="float" office:value="1.3413176443987975" table:formula="of:=[.N162]/SQRT(9.81/1)" table:style-name="ce16">
            <text:p>1.34E+00</text:p>
          </table:table-cell>
          <table:table-cell office:value-type="float" office:value="-0.65300661000000004" table:style-name="ce9">
            <text:p>-6.53E-01</text:p>
          </table:table-cell>
          <table:table-cell office:value-type="float" office:value="-2.045276748223384" table:formula="of:=[.P162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5712175999999998" table:style-name="ce3">
            <text:p>4.57E+00</text:p>
          </table:table-cell>
          <table:table-cell office:value-type="float" office:value="1.459477457581849" table:formula="of:=[.A163]/SQRT(9.81/1)" table:style-name="ce13">
            <text:p>1.46E+00</text:p>
          </table:table-cell>
          <table:table-cell office:value-type="float" office:value="-1.8595539999999999" table:style-name="ce3">
            <text:p>-1.86E+00</text:p>
          </table:table-cell>
          <table:table-cell table:style-name="ce1"/>
          <table:table-cell office:value-type="float" office:value="4.8350247" table:style-name="ce6">
            <text:p>4.84E+00</text:p>
          </table:table-cell>
          <table:table-cell office:value-type="float" office:value="1.5437045824511706" table:formula="of:=[.E163]/SQRT(9.81/1)" table:style-name="ce16">
            <text:p>1.54E+00</text:p>
          </table:table-cell>
          <table:table-cell office:value-type="float" office:value="-2.5385871999999998" table:style-name="ce6">
            <text:p>-2.54E+00</text:p>
          </table:table-cell>
          <table:table-cell table:style-name="ce1"/>
          <table:table-cell office:value-type="float" office:value="4.9196163999999998" table:style-name="ce3">
            <text:p>4.92E+00</text:p>
          </table:table-cell>
          <table:table-cell office:value-type="float" office:value="1.5707126337083512" table:formula="of:=[.I163]/SQRT(9.81/1)" table:style-name="ce13">
            <text:p>1.57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63]*SQRT(9.81*1)" table:style-name="ce3">
            <text:p>-1.29E+00</text:p>
          </table:table-cell>
          <table:table-cell table:style-name="ce1"/>
          <table:table-cell office:value-type="float" office:value="4.2666393999999999" table:style-name="ce9">
            <text:p>4.27E+00</text:p>
          </table:table-cell>
          <table:table-cell office:value-type="float" office:value="1.3622331222934005" table:formula="of:=[.N163]/SQRT(9.81/1)" table:style-name="ce16">
            <text:p>1.36E+00</text:p>
          </table:table-cell>
          <table:table-cell office:value-type="float" office:value="-0.65300661000000004" table:style-name="ce9">
            <text:p>-6.53E-01</text:p>
          </table:table-cell>
          <table:table-cell office:value-type="float" office:value="-2.045276748223384" table:formula="of:=[.P163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5876507000000002" table:style-name="ce3">
            <text:p>4.59E+00</text:p>
          </table:table-cell>
          <table:table-cell office:value-type="float" office:value="1.4647241426244049" table:formula="of:=[.A164]/SQRT(9.81/1)" table:style-name="ce13">
            <text:p>1.46E+00</text:p>
          </table:table-cell>
          <table:table-cell office:value-type="float" office:value="-1.8654360000000001" table:style-name="ce3">
            <text:p>-1.87E+00</text:p>
          </table:table-cell>
          <table:table-cell table:style-name="ce1"/>
          <table:table-cell office:value-type="float" office:value="4.8631298000000003" table:style-name="ce6">
            <text:p>4.86E+00</text:p>
          </table:table-cell>
          <table:table-cell office:value-type="float" office:value="1.5526778502940937" table:formula="of:=[.E164]/SQRT(9.81/1)" table:style-name="ce16">
            <text:p>1.55E+00</text:p>
          </table:table-cell>
          <table:table-cell office:value-type="float" office:value="-2.5609023" table:style-name="ce6">
            <text:p>-2.56E+00</text:p>
          </table:table-cell>
          <table:table-cell table:style-name="ce1"/>
          <table:table-cell office:value-type="float" office:value="4.9510947999999999" table:style-name="ce3">
            <text:p>4.95E+00</text:p>
          </table:table-cell>
          <table:table-cell office:value-type="float" office:value="1.5807629133539198" table:formula="of:=[.I164]/SQRT(9.81/1)" table:style-name="ce13">
            <text:p>1.58E+00</text:p>
          </table:table-cell>
          <table:table-cell office:value-type="float" office:value="-0.41239390999999997" table:style-name="ce3">
            <text:p>-4.12E-01</text:p>
          </table:table-cell>
          <table:table-cell office:value-type="float" office:value="-1.2916556468424214" table:formula="of:=[.K164]*SQRT(9.81*1)" table:style-name="ce3">
            <text:p>-1.29E+00</text:p>
          </table:table-cell>
          <table:table-cell table:style-name="ce1"/>
          <table:table-cell office:value-type="float" office:value="4.2889699999999999" table:style-name="ce9">
            <text:p>4.29E+00</text:p>
          </table:table-cell>
          <table:table-cell office:value-type="float" office:value="1.3693627341749872" table:formula="of:=[.N164]/SQRT(9.81/1)" table:style-name="ce16">
            <text:p>1.37E+00</text:p>
          </table:table-cell>
          <table:table-cell office:value-type="float" office:value="-0.65320003000000004" table:style-name="ce9">
            <text:p>-6.53E-01</text:p>
          </table:table-cell>
          <table:table-cell office:value-type="float" office:value="-2.0458825574488704" table:formula="of:=[.P164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6025784999999999" table:style-name="ce3">
            <text:p>4.60E+00</text:p>
          </table:table-cell>
          <table:table-cell office:value-type="float" office:value="1.4694902223645796" table:formula="of:=[.A165]/SQRT(9.81/1)" table:style-name="ce13">
            <text:p>1.47E+00</text:p>
          </table:table-cell>
          <table:table-cell office:value-type="float" office:value="-1.8713038" table:style-name="ce3">
            <text:p>-1.87E+00</text:p>
          </table:table-cell>
          <table:table-cell table:style-name="ce1"/>
          <table:table-cell office:value-type="float" office:value="4.8912348999999997" table:style-name="ce6">
            <text:p>4.89E+00</text:p>
          </table:table-cell>
          <table:table-cell office:value-type="float" office:value="1.5616511181370165" table:formula="of:=[.E165]/SQRT(9.81/1)" table:style-name="ce16">
            <text:p>1.56E+00</text:p>
          </table:table-cell>
          <table:table-cell office:value-type="float" office:value="-2.5832316" table:style-name="ce6">
            <text:p>-2.58E+00</text:p>
          </table:table-cell>
          <table:table-cell table:style-name="ce1"/>
          <table:table-cell office:value-type="float" office:value="4.9825730999999998" table:style-name="ce3">
            <text:p>4.98E+00</text:p>
          </table:table-cell>
          <table:table-cell office:value-type="float" office:value="1.5908131610719454" table:formula="of:=[.I165]/SQRT(9.81/1)" table:style-name="ce13">
            <text:p>1.59E+00</text:p>
          </table:table-cell>
          <table:table-cell office:value-type="float" office:value="-0.41258484000000001" table:style-name="ce3">
            <text:p>-4.13E-01</text:p>
          </table:table-cell>
          <table:table-cell office:value-type="float" office:value="-1.2922536571589454" table:formula="of:=[.K165]*SQRT(9.81*1)" table:style-name="ce3">
            <text:p>-1.29E+00</text:p>
          </table:table-cell>
          <table:table-cell table:style-name="ce1"/>
          <table:table-cell office:value-type="float" office:value="4.3559618999999996" table:style-name="ce9">
            <text:p>4.36E+00</text:p>
          </table:table-cell>
          <table:table-cell office:value-type="float" office:value="1.3907516017472894" table:formula="of:=[.N165]/SQRT(9.81/1)" table:style-name="ce16">
            <text:p>1.39E+00</text:p>
          </table:table-cell>
          <table:table-cell office:value-type="float" office:value="-0.65320003000000004" table:style-name="ce9">
            <text:p>-6.53E-01</text:p>
          </table:table-cell>
          <table:table-cell office:value-type="float" office:value="-2.0458825574488704" table:formula="of:=[.P165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6175062999999996" table:style-name="ce3">
            <text:p>4.62E+00</text:p>
          </table:table-cell>
          <table:table-cell office:value-type="float" office:value="1.4742563021047543" table:formula="of:=[.A166]/SQRT(9.81/1)" table:style-name="ce13">
            <text:p>1.47E+00</text:p>
          </table:table-cell>
          <table:table-cell office:value-type="float" office:value="-1.8783565" table:style-name="ce3">
            <text:p>-1.88E+00</text:p>
          </table:table-cell>
          <table:table-cell table:style-name="ce1"/>
          <table:table-cell office:value-type="float" office:value="4.9178664999999997" table:style-name="ce6">
            <text:p>4.92E+00</text:p>
          </table:table-cell>
          <table:table-cell office:value-type="float" office:value="1.5701539336361816" table:formula="of:=[.E166]/SQRT(9.81/1)" table:style-name="ce16">
            <text:p>1.57E+00</text:p>
          </table:table-cell>
          <table:table-cell office:value-type="float" office:value="-2.6055467999999999" table:style-name="ce6">
            <text:p>-2.61E+00</text:p>
          </table:table-cell>
          <table:table-cell table:style-name="ce1"/>
          <table:table-cell office:value-type="float" office:value="5.0140514999999999" table:style-name="ce3">
            <text:p>5.01E+00</text:p>
          </table:table-cell>
          <table:table-cell office:value-type="float" office:value="1.600863440717514" table:formula="of:=[.I166]/SQRT(9.81/1)" table:style-name="ce13">
            <text:p>1.60E+00</text:p>
          </table:table-cell>
          <table:table-cell office:value-type="float" office:value="-0.41277577999999998" table:style-name="ce3">
            <text:p>-4.13E-01</text:p>
          </table:table-cell>
          <table:table-cell office:value-type="float" office:value="-1.2928516987963887" table:formula="of:=[.K166]*SQRT(9.81*1)" table:style-name="ce3">
            <text:p>-1.29E+00</text:p>
          </table:table-cell>
          <table:table-cell table:style-name="ce1"/>
          <table:table-cell office:value-type="float" office:value="4.3768098000000002" table:style-name="ce9">
            <text:p>4.38E+00</text:p>
          </table:table-cell>
          <table:table-cell office:value-type="float" office:value="1.3974078239511769" table:formula="of:=[.N166]/SQRT(9.81/1)" table:style-name="ce16">
            <text:p>1.40E+00</text:p>
          </table:table-cell>
          <table:table-cell office:value-type="float" office:value="-0.65339113999999998" table:style-name="ce9">
            <text:p>-6.53E-01</text:p>
          </table:table-cell>
          <table:table-cell office:value-type="float" office:value="-2.0464811315419453" table:formula="of:=[.P166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6339394" table:style-name="ce3">
            <text:p>4.63E+00</text:p>
          </table:table-cell>
          <table:table-cell office:value-type="float" office:value="1.4795029871473104" table:formula="of:=[.A167]/SQRT(9.81/1)" table:style-name="ce13">
            <text:p>1.48E+00</text:p>
          </table:table-cell>
          <table:table-cell office:value-type="float" office:value="-1.8842384000000001" table:style-name="ce3">
            <text:p>-1.88E+00</text:p>
          </table:table-cell>
          <table:table-cell table:style-name="ce1"/>
          <table:table-cell office:value-type="float" office:value="4.9459892999999999" table:style-name="ce6">
            <text:p>4.95E+00</text:p>
          </table:table-cell>
          <table:table-cell office:value-type="float" office:value="1.5791328526541875" table:formula="of:=[.E167]/SQRT(9.81/1)" table:style-name="ce16">
            <text:p>1.58E+00</text:p>
          </table:table-cell>
          <table:table-cell office:value-type="float" office:value="-2.6161194000000001" table:style-name="ce6">
            <text:p>-2.62E+00</text:p>
          </table:table-cell>
          <table:table-cell table:style-name="ce1"/>
          <table:table-cell office:value-type="float" office:value="5.0455299" table:style-name="ce3">
            <text:p>5.05E+00</text:p>
          </table:table-cell>
          <table:table-cell office:value-type="float" office:value="1.6109137203630823" table:formula="of:=[.I167]/SQRT(9.81/1)" table:style-name="ce13">
            <text:p>1.61E+00</text:p>
          </table:table-cell>
          <table:table-cell office:value-type="float" office:value="-0.41315994" table:style-name="ce3">
            <text:p>-4.13E-01</text:p>
          </table:table-cell>
          <table:table-cell office:value-type="float" office:value="-1.2940549232409277" table:formula="of:=[.K167]*SQRT(9.81*1)" table:style-name="ce3">
            <text:p>-1.29E+00</text:p>
          </table:table-cell>
          <table:table-cell table:style-name="ce1"/>
          <table:table-cell office:value-type="float" office:value="4.3991404999999997" table:style-name="ce9">
            <text:p>4.40E+00</text:p>
          </table:table-cell>
          <table:table-cell office:value-type="float" office:value="1.404537467760306" table:formula="of:=[.N167]/SQRT(9.81/1)" table:style-name="ce16">
            <text:p>1.40E+00</text:p>
          </table:table-cell>
          <table:table-cell office:value-type="float" office:value="-0.65339113999999998" table:style-name="ce9">
            <text:p>-6.53E-01</text:p>
          </table:table-cell>
          <table:table-cell office:value-type="float" office:value="-2.0464811315419453" table:formula="of:=[.P167]*SQRT(9.81*1)" table:style-name="ce16">
            <text:p>-2.05E+00</text:p>
          </table:table-cell>
          <table:table-cell table:number-columns-repeated="16367"/>
        </table:table-row>
        <table:table-row table:style-name="ro1">
          <table:table-cell office:value-type="float" office:value="4.6488671000000004" table:style-name="ce3">
            <text:p>4.65E+00</text:p>
          </table:table-cell>
          <table:table-cell office:value-type="float" office:value="1.4842690349599423" table:formula="of:=[.A168]/SQRT(9.81/1)" table:style-name="ce13">
            <text:p>1.48E+00</text:p>
          </table:table-cell>
          <table:table-cell office:value-type="float" office:value="-1.8912910999999999" table:style-name="ce3">
            <text:p>-1.89E+00</text:p>
          </table:table-cell>
          <table:table-cell table:style-name="ce1"/>
          <table:table-cell office:value-type="float" office:value="4.9726208999999999" table:style-name="ce6">
            <text:p>4.97E+00</text:p>
          </table:table-cell>
          <table:table-cell office:value-type="float" office:value="1.5876356681533528" table:formula="of:=[.E168]/SQRT(9.81/1)" table:style-name="ce16">
            <text:p>1.59E+00</text:p>
          </table:table-cell>
          <table:table-cell office:value-type="float" office:value="-2.6384344999999998" table:style-name="ce6">
            <text:p>-2.64E+00</text:p>
          </table:table-cell>
          <table:table-cell table:style-name="ce1"/>
          <table:table-cell office:value-type="float" office:value="5.0770081999999999" table:style-name="ce3">
            <text:p>5.08E+00</text:p>
          </table:table-cell>
          <table:table-cell office:value-type="float" office:value="1.6209639680811081" table:formula="of:=[.I168]/SQRT(9.81/1)" table:style-name="ce13">
            <text:p>1.62E+00</text:p>
          </table:table-cell>
          <table:table-cell office:value-type="float" office:value="-0.41354411000000002" table:style-name="ce3">
            <text:p>-4.14E-01</text:p>
          </table:table-cell>
          <table:table-cell office:value-type="float" office:value="-1.2952581790063862" table:formula="of:=[.K168]*SQRT(9.81*1)" table:style-name="ce3">
            <text:p>-1.30E+00</text:p>
          </table:table-cell>
          <table:table-cell table:style-name="ce1"/>
          <table:table-cell office:value-type="float" office:value="4.4214710999999998" table:style-name="ce9">
            <text:p>4.42E+00</text:p>
          </table:table-cell>
          <table:table-cell office:value-type="float" office:value="1.4116670796418924" table:formula="of:=[.N168]/SQRT(9.81/1)" table:style-name="ce16">
            <text:p>1.41E+00</text:p>
          </table:table-cell>
          <table:table-cell office:value-type="float" office:value="-0.66087454000000001" table:style-name="ce9">
            <text:p>-6.61E-01</text:p>
          </table:table-cell>
          <table:table-cell office:value-type="float" office:value="-2.0699198284605798" table:formula="of:=[.P168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6653001999999999" table:style-name="ce3">
            <text:p>4.67E+00</text:p>
          </table:table-cell>
          <table:table-cell office:value-type="float" office:value="1.4895157200024982" table:formula="of:=[.A169]/SQRT(9.81/1)" table:style-name="ce13">
            <text:p>1.49E+00</text:p>
          </table:table-cell>
          <table:table-cell office:value-type="float" office:value="-1.8971731000000001" table:style-name="ce3">
            <text:p>-1.90E+00</text:p>
          </table:table-cell>
          <table:table-cell table:style-name="ce1"/>
          <table:table-cell office:value-type="float" office:value="5.0007260000000002" table:style-name="ce6">
            <text:p>5.00E+00</text:p>
          </table:table-cell>
          <table:table-cell office:value-type="float" office:value="1.5966089359962758" table:formula="of:=[.E169]/SQRT(9.81/1)" table:style-name="ce16">
            <text:p>1.60E+00</text:p>
          </table:table-cell>
          <table:table-cell office:value-type="float" office:value="-2.6501912000000001" table:style-name="ce6">
            <text:p>-2.65E+00</text:p>
          </table:table-cell>
          <table:table-cell table:style-name="ce1"/>
          <table:table-cell office:value-type="float" office:value="5.1084866" table:style-name="ce3">
            <text:p>5.11E+00</text:p>
          </table:table-cell>
          <table:table-cell office:value-type="float" office:value="1.6310142477266765" table:formula="of:=[.I169]/SQRT(9.81/1)" table:style-name="ce13">
            <text:p>1.63E+00</text:p>
          </table:table-cell>
          <table:table-cell office:value-type="float" office:value="-0.41392596999999998" table:style-name="ce3">
            <text:p>-4.14E-01</text:p>
          </table:table-cell>
          <table:table-cell office:value-type="float" office:value="-1.2964541996394339" table:formula="of:=[.K169]*SQRT(9.81*1)" table:style-name="ce3">
            <text:p>-1.30E+00</text:p>
          </table:table-cell>
          <table:table-cell table:style-name="ce1"/>
          <table:table-cell office:value-type="float" office:value="4.4646318000000003" table:style-name="ce9">
            <text:p>4.46E+00</text:p>
          </table:table-cell>
          <table:table-cell office:value-type="float" office:value="1.4254472306247408" table:formula="of:=[.N169]/SQRT(9.81/1)" table:style-name="ce16">
            <text:p>1.43E+00</text:p>
          </table:table-cell>
          <table:table-cell office:value-type="float" office:value="-0.66087454000000001" table:style-name="ce9">
            <text:p>-6.61E-01</text:p>
          </table:table-cell>
          <table:table-cell office:value-type="float" office:value="-2.0699198284605798" table:formula="of:=[.P169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6802279999999996" table:style-name="ce3">
            <text:p>4.68E+00</text:p>
          </table:table-cell>
          <table:table-cell office:value-type="float" office:value="1.4942817997426727" table:formula="of:=[.A170]/SQRT(9.81/1)" table:style-name="ce13">
            <text:p>1.49E+00</text:p>
          </table:table-cell>
          <table:table-cell office:value-type="float" office:value="-1.9042258000000001" table:style-name="ce3">
            <text:p>-1.90E+00</text:p>
          </table:table-cell>
          <table:table-cell table:style-name="ce1"/>
          <table:table-cell office:value-type="float" office:value="5.0273574999999999" table:style-name="ce6">
            <text:p>5.03E+00</text:p>
          </table:table-cell>
          <table:table-cell office:value-type="float" office:value="1.6051117195678981" table:formula="of:=[.E170]/SQRT(9.81/1)" table:style-name="ce16">
            <text:p>1.61E+00</text:p>
          </table:table-cell>
          <table:table-cell office:value-type="float" office:value="-2.6725064000000001" table:style-name="ce6">
            <text:p>-2.67E+00</text:p>
          </table:table-cell>
          <table:table-cell table:style-name="ce1"/>
          <table:table-cell office:value-type="float" office:value="5.1399650000000001" table:style-name="ce3">
            <text:p>5.14E+00</text:p>
          </table:table-cell>
          <table:table-cell office:value-type="float" office:value="1.6410645273722451" table:formula="of:=[.I170]/SQRT(9.81/1)" table:style-name="ce13">
            <text:p>1.64E+00</text:p>
          </table:table-cell>
          <table:table-cell office:value-type="float" office:value="-0.41411921000000002" table:style-name="ce3">
            <text:p>-4.14E-01</text:p>
          </table:table-cell>
          <table:table-cell office:value-type="float" office:value="-1.2970594450883686" table:formula="of:=[.K170]*SQRT(9.81*1)" table:style-name="ce3">
            <text:p>-1.30E+00</text:p>
          </table:table-cell>
          <table:table-cell table:style-name="ce1"/>
          <table:table-cell office:value-type="float" office:value="4.4869624000000004" table:style-name="ce9">
            <text:p>4.49E+00</text:p>
          </table:table-cell>
          <table:table-cell office:value-type="float" office:value="1.4325768425063274" table:formula="of:=[.N170]/SQRT(9.81/1)" table:style-name="ce16">
            <text:p>1.43E+00</text:p>
          </table:table-cell>
          <table:table-cell office:value-type="float" office:value="-0.66106564999999995" table:style-name="ce9">
            <text:p>-6.61E-01</text:p>
          </table:table-cell>
          <table:table-cell office:value-type="float" office:value="-2.0705184025536552" table:formula="of:=[.P170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6966611" table:style-name="ce3">
            <text:p>4.70E+00</text:p>
          </table:table-cell>
          <table:table-cell office:value-type="float" office:value="1.4995284847852288" table:formula="of:=[.A171]/SQRT(9.81/1)" table:style-name="ce13">
            <text:p>1.50E+00</text:p>
          </table:table-cell>
          <table:table-cell office:value-type="float" office:value="-1.9100935999999999" table:style-name="ce3">
            <text:p>-1.91E+00</text:p>
          </table:table-cell>
          <table:table-cell table:style-name="ce1"/>
          <table:table-cell office:value-type="float" office:value="5.0554626000000003" table:style-name="ce6">
            <text:p>5.06E+00</text:p>
          </table:table-cell>
          <table:table-cell office:value-type="float" office:value="1.6140849874108212" table:formula="of:=[.E171]/SQRT(9.81/1)" table:style-name="ce16">
            <text:p>1.61E+00</text:p>
          </table:table-cell>
          <table:table-cell office:value-type="float" office:value="-2.6948216" table:style-name="ce6">
            <text:p>-2.69E+00</text:p>
          </table:table-cell>
          <table:table-cell table:style-name="ce1"/>
          <table:table-cell office:value-type="float" office:value="5.1714434000000002" table:style-name="ce3">
            <text:p>5.17E+00</text:p>
          </table:table-cell>
          <table:table-cell office:value-type="float" office:value="1.6511148070178137" table:formula="of:=[.I171]/SQRT(9.81/1)" table:style-name="ce13">
            <text:p>1.65E+00</text:p>
          </table:table-cell>
          <table:table-cell office:value-type="float" office:value="-0.41431013999999999" table:style-name="ce3">
            <text:p>-4.14E-01</text:p>
          </table:table-cell>
          <table:table-cell office:value-type="float" office:value="-1.2976574554048925" table:formula="of:=[.K171]*SQRT(9.81*1)" table:style-name="ce3">
            <text:p>-1.30E+00</text:p>
          </table:table-cell>
          <table:table-cell table:style-name="ce1"/>
          <table:table-cell office:value-type="float" office:value="4.5524715999999996" table:style-name="ce9">
            <text:p>4.55E+00</text:p>
          </table:table-cell>
          <table:table-cell office:value-type="float" office:value="1.4534923204009302" table:formula="of:=[.N171]/SQRT(9.81/1)" table:style-name="ce16">
            <text:p>1.45E+00</text:p>
          </table:table-cell>
          <table:table-cell office:value-type="float" office:value="-0.66106564999999995" table:style-name="ce9">
            <text:p>-6.61E-01</text:p>
          </table:table-cell>
          <table:table-cell office:value-type="float" office:value="-2.0705184025536552" table:formula="of:=[.P171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7115888999999997" table:style-name="ce3">
            <text:p>4.71E+00</text:p>
          </table:table-cell>
          <table:table-cell office:value-type="float" office:value="1.5042945645254036" table:formula="of:=[.A172]/SQRT(9.81/1)" table:style-name="ce13">
            <text:p>1.50E+00</text:p>
          </table:table-cell>
          <table:table-cell office:value-type="float" office:value="-1.9159755000000001" table:style-name="ce3">
            <text:p>-1.92E+00</text:p>
          </table:table-cell>
          <table:table-cell table:style-name="ce1"/>
          <table:table-cell office:value-type="float" office:value="5.0820940999999999" table:style-name="ce6">
            <text:p>5.08E+00</text:p>
          </table:table-cell>
          <table:table-cell office:value-type="float" office:value="1.6225877709824434" table:formula="of:=[.E172]/SQRT(9.81/1)" table:style-name="ce16">
            <text:p>1.62E+00</text:p>
          </table:table-cell>
          <table:table-cell office:value-type="float" office:value="-2.7171508000000002" table:style-name="ce6">
            <text:p>-2.72E+00</text:p>
          </table:table-cell>
          <table:table-cell table:style-name="ce1"/>
          <table:table-cell office:value-type="float" office:value="5.2029217000000001" table:style-name="ce3">
            <text:p>5.20E+00</text:p>
          </table:table-cell>
          <table:table-cell office:value-type="float" office:value="1.6611650547358392" table:formula="of:=[.I172]/SQRT(9.81/1)" table:style-name="ce13">
            <text:p>1.66E+00</text:p>
          </table:table-cell>
          <table:table-cell office:value-type="float" office:value="-0.41469431000000001" table:style-name="ce3">
            <text:p>-4.15E-01</text:p>
          </table:table-cell>
          <table:table-cell office:value-type="float" office:value="-1.298860711170351" table:formula="of:=[.K172]*SQRT(9.81*1)" table:style-name="ce3">
            <text:p>-1.30E+00</text:p>
          </table:table-cell>
          <table:table-cell table:style-name="ce1"/>
          <table:table-cell office:value-type="float" office:value="4.5748023" table:style-name="ce9">
            <text:p>4.57E+00</text:p>
          </table:table-cell>
          <table:table-cell office:value-type="float" office:value="1.4606219642100597" table:formula="of:=[.N172]/SQRT(9.81/1)" table:style-name="ce16">
            <text:p>1.46E+00</text:p>
          </table:table-cell>
          <table:table-cell office:value-type="float" office:value="-0.66125906999999995" table:style-name="ce9">
            <text:p>-6.61E-01</text:p>
          </table:table-cell>
          <table:table-cell office:value-type="float" office:value="-2.0711242117791411" table:formula="of:=[.P172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7280220000000002" table:style-name="ce3">
            <text:p>4.73E+00</text:p>
          </table:table-cell>
          <table:table-cell office:value-type="float" office:value="1.5095412495679594" table:formula="of:=[.A173]/SQRT(9.81/1)" table:style-name="ce13">
            <text:p>1.51E+00</text:p>
          </table:table-cell>
          <table:table-cell office:value-type="float" office:value="-1.9230282000000001" table:style-name="ce3">
            <text:p>-1.92E+00</text:p>
          </table:table-cell>
          <table:table-cell table:style-name="ce1"/>
          <table:table-cell office:value-type="float" office:value="5.0820940999999999" table:style-name="ce6">
            <text:p>5.08E+00</text:p>
          </table:table-cell>
          <table:table-cell office:value-type="float" office:value="1.6225877709824434" table:formula="of:=[.E173]/SQRT(9.81/1)" table:style-name="ce16">
            <text:p>1.62E+00</text:p>
          </table:table-cell>
          <table:table-cell office:value-type="float" office:value="-2.7171508000000002" table:style-name="ce6">
            <text:p>-2.72E+00</text:p>
          </table:table-cell>
          <table:table-cell table:style-name="ce1"/>
          <table:table-cell office:value-type="float" office:value="5.2344001000000002" table:style-name="ce3">
            <text:p>5.23E+00</text:p>
          </table:table-cell>
          <table:table-cell office:value-type="float" office:value="1.6712153343814078" table:formula="of:=[.I173]/SQRT(9.81/1)" table:style-name="ce13">
            <text:p>1.67E+00</text:p>
          </table:table-cell>
          <table:table-cell office:value-type="float" office:value="-0.41507617000000002" table:style-name="ce3">
            <text:p>-4.15E-01</text:p>
          </table:table-cell>
          <table:table-cell office:value-type="float" office:value="-1.3000567318033986" table:formula="of:=[.K173]*SQRT(9.81*1)" table:style-name="ce3">
            <text:p>-1.30E+00</text:p>
          </table:table-cell>
          <table:table-cell table:style-name="ce1"/>
          <table:table-cell office:value-type="float" office:value="4.6403113999999999" table:style-name="ce9">
            <text:p>4.64E+00</text:p>
          </table:table-cell>
          <table:table-cell office:value-type="float" office:value="1.4815374101771199" table:formula="of:=[.N173]/SQRT(9.81/1)" table:style-name="ce16">
            <text:p>1.48E+00</text:p>
          </table:table-cell>
          <table:table-cell office:value-type="float" office:value="-0.66125906999999995" table:style-name="ce9">
            <text:p>-6.61E-01</text:p>
          </table:table-cell>
          <table:table-cell office:value-type="float" office:value="-2.0711242117791411" table:formula="of:=[.P173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7429496999999996" table:style-name="ce3">
            <text:p>4.74E+00</text:p>
          </table:table-cell>
          <table:table-cell office:value-type="float" office:value="1.5143072973805913" table:formula="of:=[.A174]/SQRT(9.81/1)" table:style-name="ce13">
            <text:p>1.51E+00</text:p>
          </table:table-cell>
          <table:table-cell office:value-type="float" office:value="-1.9289102" table:style-name="ce3">
            <text:p>-1.93E+00</text:p>
          </table:table-cell>
          <table:table-cell table:style-name="ce1"/>
          <table:table-cell office:value-type="float" office:value="5.1102169999999996" table:style-name="ce6">
            <text:p>5.11E+00</text:p>
          </table:table-cell>
          <table:table-cell office:value-type="float" office:value="1.6315667219279919" table:formula="of:=[.E174]/SQRT(9.81/1)" table:style-name="ce16">
            <text:p>1.63E+00</text:p>
          </table:table-cell>
          <table:table-cell office:value-type="float" office:value="-2.7394660000000002" table:style-name="ce6">
            <text:p>-2.74E+00</text:p>
          </table:table-cell>
          <table:table-cell table:style-name="ce1"/>
          <table:table-cell office:value-type="float" office:value="5.2658785000000004" table:style-name="ce3">
            <text:p>5.27E+00</text:p>
          </table:table-cell>
          <table:table-cell office:value-type="float" office:value="1.6812656140269764" table:formula="of:=[.I174]/SQRT(9.81/1)" table:style-name="ce13">
            <text:p>1.68E+00</text:p>
          </table:table-cell>
          <table:table-cell office:value-type="float" office:value="-0.41546033999999998" table:style-name="ce3">
            <text:p>-4.15E-01</text:p>
          </table:table-cell>
          <table:table-cell office:value-type="float" office:value="-1.3012599875688571" table:formula="of:=[.K174]*SQRT(9.81*1)" table:style-name="ce3">
            <text:p>-1.30E+00</text:p>
          </table:table-cell>
          <table:table-cell table:style-name="ce1"/>
          <table:table-cell office:value-type="float" office:value="4.6626421000000002" table:style-name="ce9">
            <text:p>4.66E+00</text:p>
          </table:table-cell>
          <table:table-cell office:value-type="float" office:value="1.4886670539862494" table:formula="of:=[.N174]/SQRT(9.81/1)" table:style-name="ce16">
            <text:p>1.49E+00</text:p>
          </table:table-cell>
          <table:table-cell office:value-type="float" office:value="-0.66145018" table:style-name="ce9">
            <text:p>-6.61E-01</text:p>
          </table:table-cell>
          <table:table-cell office:value-type="float" office:value="-2.0717227858722165" table:formula="of:=[.P174]*SQRT(9.81*1)" table:style-name="ce16">
            <text:p>-2.07E+00</text:p>
          </table:table-cell>
          <table:table-cell table:number-columns-repeated="16367"/>
        </table:table-row>
        <table:table-row table:style-name="ro1">
          <table:table-cell office:value-type="float" office:value="4.7593828" table:style-name="ce3">
            <text:p>4.76E+00</text:p>
          </table:table-cell>
          <table:table-cell office:value-type="float" office:value="1.5195539824231472" table:formula="of:=[.A175]/SQRT(9.81/1)" table:style-name="ce13">
            <text:p>1.52E+00</text:p>
          </table:table-cell>
          <table:table-cell office:value-type="float" office:value="-1.9359628" table:style-name="ce3">
            <text:p>-1.94E+00</text:p>
          </table:table-cell>
          <table:table-cell table:style-name="ce1"/>
          <table:table-cell office:value-type="float" office:value="5.1368485000000002" table:style-name="ce6">
            <text:p>5.14E+00</text:p>
          </table:table-cell>
          <table:table-cell office:value-type="float" office:value="1.6400695054996146" table:formula="of:=[.E175]/SQRT(9.81/1)" table:style-name="ce16">
            <text:p>1.64E+00</text:p>
          </table:table-cell>
          <table:table-cell office:value-type="float" office:value="-2.7617812000000002" table:style-name="ce6">
            <text:p>-2.76E+00</text:p>
          </table:table-cell>
          <table:table-cell table:style-name="ce1"/>
          <table:table-cell office:value-type="float" office:value="5.2973568999999996" table:style-name="ce3">
            <text:p>5.30E+00</text:p>
          </table:table-cell>
          <table:table-cell office:value-type="float" office:value="1.6913158936725445" table:formula="of:=[.I175]/SQRT(9.81/1)" table:style-name="ce13">
            <text:p>1.69E+00</text:p>
          </table:table-cell>
          <table:table-cell office:value-type="float" office:value="-0.41565127000000002" table:style-name="ce3">
            <text:p>-4.16E-01</text:p>
          </table:table-cell>
          <table:table-cell office:value-type="float" office:value="-1.301857997885381" table:formula="of:=[.K175]*SQRT(9.81*1)" table:style-name="ce3">
            <text:p>-1.30E+00</text:p>
          </table:table-cell>
          <table:table-cell table:style-name="ce1"/>
          <table:table-cell office:value-type="float" office:value="4.6849727000000003" table:style-name="ce9">
            <text:p>4.68E+00</text:p>
          </table:table-cell>
          <table:table-cell office:value-type="float" office:value="1.4957966658678359" table:formula="of:=[.N175]/SQRT(9.81/1)" table:style-name="ce16">
            <text:p>1.50E+00</text:p>
          </table:table-cell>
          <table:table-cell office:value-type="float" office:value="-0.66509516999999996" table:style-name="ce9">
            <text:p>-6.65E-01</text:p>
          </table:table-cell>
          <table:table-cell office:value-type="float" office:value="-2.0831392297187907" table:formula="of:=[.P175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4.7743105999999997" table:style-name="ce3">
            <text:p>4.77E+00</text:p>
          </table:table-cell>
          <table:table-cell office:value-type="float" office:value="1.5243200621633219" table:formula="of:=[.A176]/SQRT(9.81/1)" table:style-name="ce13">
            <text:p>1.52E+00</text:p>
          </table:table-cell>
          <table:table-cell office:value-type="float" office:value="-1.9418306999999999" table:style-name="ce3">
            <text:p>-1.94E+00</text:p>
          </table:table-cell>
          <table:table-cell table:style-name="ce1"/>
          <table:table-cell office:value-type="float" office:value="5.1649536999999999" table:style-name="ce6">
            <text:p>5.16E+00</text:p>
          </table:table-cell>
          <table:table-cell office:value-type="float" office:value="1.6490428052700803" table:formula="of:=[.E176]/SQRT(9.81/1)" table:style-name="ce16">
            <text:p>1.65E+00</text:p>
          </table:table-cell>
          <table:table-cell office:value-type="float" office:value="-2.7723537999999999" table:style-name="ce6">
            <text:p>-2.77E+00</text:p>
          </table:table-cell>
          <table:table-cell table:style-name="ce1"/>
          <table:table-cell office:value-type="float" office:value="5.3288352000000003" table:style-name="ce3">
            <text:p>5.33E+00</text:p>
          </table:table-cell>
          <table:table-cell office:value-type="float" office:value="1.7013661413905705" table:formula="of:=[.I176]/SQRT(9.81/1)" table:style-name="ce13">
            <text:p>1.70E+00</text:p>
          </table:table-cell>
          <table:table-cell office:value-type="float" office:value="-0.41622637000000001" table:style-name="ce3">
            <text:p>-4.16E-01</text:p>
          </table:table-cell>
          <table:table-cell office:value-type="float" office:value="-1.3036592639673634" table:formula="of:=[.K176]*SQRT(9.81*1)" table:style-name="ce3">
            <text:p>-1.30E+00</text:p>
          </table:table-cell>
          <table:table-cell table:style-name="ce1"/>
          <table:table-cell office:value-type="float" office:value="4.7073033999999998" table:style-name="ce9">
            <text:p>4.71E+00</text:p>
          </table:table-cell>
          <table:table-cell office:value-type="float" office:value="1.5029263096769652" table:formula="of:=[.N176]/SQRT(9.81/1)" table:style-name="ce16">
            <text:p>1.50E+00</text:p>
          </table:table-cell>
          <table:table-cell office:value-type="float" office:value="-0.66528858999999996" table:style-name="ce9">
            <text:p>-6.65E-01</text:p>
          </table:table-cell>
          <table:table-cell office:value-type="float" office:value="-2.0837450389442767" table:formula="of:=[.P176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4.7907437000000002" table:style-name="ce3">
            <text:p>4.79E+00</text:p>
          </table:table-cell>
          <table:table-cell office:value-type="float" office:value="1.529566747205878" table:formula="of:=[.A177]/SQRT(9.81/1)" table:style-name="ce13">
            <text:p>1.53E+00</text:p>
          </table:table-cell>
          <table:table-cell office:value-type="float" office:value="-1.9488833999999999" table:style-name="ce3">
            <text:p>-1.95E+00</text:p>
          </table:table-cell>
          <table:table-cell table:style-name="ce1"/>
          <table:table-cell office:value-type="float" office:value="5.1930588000000002" table:style-name="ce6">
            <text:p>5.19E+00</text:p>
          </table:table-cell>
          <table:table-cell office:value-type="float" office:value="1.6580160731130034" table:formula="of:=[.E177]/SQRT(9.81/1)" table:style-name="ce16">
            <text:p>1.66E+00</text:p>
          </table:table-cell>
          <table:table-cell office:value-type="float" office:value="-2.794683" table:style-name="ce6">
            <text:p>-2.79E+00</text:p>
          </table:table-cell>
          <table:table-cell table:style-name="ce1"/>
          <table:table-cell office:value-type="float" office:value="5.3603135999999996" table:style-name="ce3">
            <text:p>5.36E+00</text:p>
          </table:table-cell>
          <table:table-cell office:value-type="float" office:value="1.7114164210361387" table:formula="of:=[.I177]/SQRT(9.81/1)" table:style-name="ce13">
            <text:p>1.71E+00</text:p>
          </table:table-cell>
          <table:table-cell office:value-type="float" office:value="-0.41661053999999997" table:style-name="ce3">
            <text:p>-4.17E-01</text:p>
          </table:table-cell>
          <table:table-cell office:value-type="float" office:value="-1.3048625197328216" table:formula="of:=[.K177]*SQRT(9.81*1)" table:style-name="ce3">
            <text:p>-1.30E+00</text:p>
          </table:table-cell>
          <table:table-cell table:style-name="ce1"/>
          <table:table-cell office:value-type="float" office:value="4.750464" table:style-name="ce9">
            <text:p>4.75E+00</text:p>
          </table:table-cell>
          <table:table-cell office:value-type="float" office:value="1.5167064287322705" table:formula="of:=[.N177]/SQRT(9.81/1)" table:style-name="ce16">
            <text:p>1.52E+00</text:p>
          </table:table-cell>
          <table:table-cell office:value-type="float" office:value="-0.66528858999999996" table:style-name="ce9">
            <text:p>-6.65E-01</text:p>
          </table:table-cell>
          <table:table-cell office:value-type="float" office:value="-2.0837450389442767" table:formula="of:=[.P177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4.8056714999999999" table:style-name="ce3">
            <text:p>4.81E+00</text:p>
          </table:table-cell>
          <table:table-cell office:value-type="float" office:value="1.5343328269460528" table:formula="of:=[.A178]/SQRT(9.81/1)" table:style-name="ce13">
            <text:p>1.53E+00</text:p>
          </table:table-cell>
          <table:table-cell office:value-type="float" office:value="-1.9547653" table:style-name="ce3">
            <text:p>-1.95E+00</text:p>
          </table:table-cell>
          <table:table-cell table:style-name="ce1"/>
          <table:table-cell office:value-type="float" office:value="5.2196902999999999" table:style-name="ce6">
            <text:p>5.22E+00</text:p>
          </table:table-cell>
          <table:table-cell office:value-type="float" office:value="1.6665188566846256" table:formula="of:=[.E178]/SQRT(9.81/1)" table:style-name="ce16">
            <text:p>1.67E+00</text:p>
          </table:table-cell>
          <table:table-cell office:value-type="float" office:value="-2.8169982" table:style-name="ce6">
            <text:p>-2.82E+00</text:p>
          </table:table-cell>
          <table:table-cell table:style-name="ce1"/>
          <table:table-cell office:value-type="float" office:value="5.3917919999999997" table:style-name="ce3">
            <text:p>5.39E+00</text:p>
          </table:table-cell>
          <table:table-cell office:value-type="float" office:value="1.7214667006817073" table:formula="of:=[.I178]/SQRT(9.81/1)" table:style-name="ce13">
            <text:p>1.72E+00</text:p>
          </table:table-cell>
          <table:table-cell office:value-type="float" office:value="-0.41718564000000002" table:style-name="ce3">
            <text:p>-4.17E-01</text:p>
          </table:table-cell>
          <table:table-cell office:value-type="float" office:value="-1.3066637858148042" table:formula="of:=[.K178]*SQRT(9.81*1)" table:style-name="ce3">
            <text:p>-1.31E+00</text:p>
          </table:table-cell>
          <table:table-cell table:style-name="ce1"/>
          <table:table-cell office:value-type="float" office:value="4.7727947000000004" table:style-name="ce9">
            <text:p>4.77E+00</text:p>
          </table:table-cell>
          <table:table-cell office:value-type="float" office:value="1.5238360725414" table:formula="of:=[.N178]/SQRT(9.81/1)" table:style-name="ce16">
            <text:p>1.52E+00</text:p>
          </table:table-cell>
          <table:table-cell office:value-type="float" office:value="-0.66912468999999997" table:style-name="ce9">
            <text:p>-6.69E-01</text:p>
          </table:table-cell>
          <table:table-cell office:value-type="float" office:value="-2.0957600568839263" table:formula="of:=[.P178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8221046000000003" table:style-name="ce3">
            <text:p>4.82E+00</text:p>
          </table:table-cell>
          <table:table-cell office:value-type="float" office:value="1.5395795119886087" table:formula="of:=[.A179]/SQRT(9.81/1)" table:style-name="ce13">
            <text:p>1.54E+00</text:p>
          </table:table-cell>
          <table:table-cell office:value-type="float" office:value="-1.9606473" table:style-name="ce3">
            <text:p>-1.96E+00</text:p>
          </table:table-cell>
          <table:table-cell table:style-name="ce1"/>
          <table:table-cell office:value-type="float" office:value="5.2478132000000004" table:style-name="ce6">
            <text:p>5.25E+00</text:p>
          </table:table-cell>
          <table:table-cell office:value-type="float" office:value="1.6754978076301745" table:formula="of:=[.E179]/SQRT(9.81/1)" table:style-name="ce16">
            <text:p>1.68E+00</text:p>
          </table:table-cell>
          <table:table-cell office:value-type="float" office:value="-2.8287407999999998" table:style-name="ce6">
            <text:p>-2.83E+00</text:p>
          </table:table-cell>
          <table:table-cell table:style-name="ce1"/>
          <table:table-cell office:value-type="float" office:value="5.4232703000000004" table:style-name="ce3">
            <text:p>5.42E+00</text:p>
          </table:table-cell>
          <table:table-cell office:value-type="float" office:value="1.7315169483997332" table:formula="of:=[.I179]/SQRT(9.81/1)" table:style-name="ce13">
            <text:p>1.73E+00</text:p>
          </table:table-cell>
          <table:table-cell office:value-type="float" office:value="-0.41756980999999999" table:style-name="ce3">
            <text:p>-4.18E-01</text:p>
          </table:table-cell>
          <table:table-cell office:value-type="float" office:value="-1.3078670415802625" table:formula="of:=[.K179]*SQRT(9.81*1)" table:style-name="ce3">
            <text:p>-1.31E+00</text:p>
          </table:table-cell>
          <table:table-cell table:style-name="ce1"/>
          <table:table-cell office:value-type="float" office:value="4.7951252999999996" table:style-name="ce9">
            <text:p>4.80E+00</text:p>
          </table:table-cell>
          <table:table-cell office:value-type="float" office:value="1.5309656844229862" table:formula="of:=[.N179]/SQRT(9.81/1)" table:style-name="ce16">
            <text:p>1.53E+00</text:p>
          </table:table-cell>
          <table:table-cell office:value-type="float" office:value="-0.66528858999999996" table:style-name="ce9">
            <text:p>-6.65E-01</text:p>
          </table:table-cell>
          <table:table-cell office:value-type="float" office:value="-2.0837450389442767" table:formula="of:=[.P179]*SQRT(9.81*1)" table:style-name="ce16">
            <text:p>-2.08E+00</text:p>
          </table:table-cell>
          <table:table-cell table:number-columns-repeated="16367"/>
        </table:table-row>
        <table:table-row table:style-name="ro1">
          <table:table-cell office:value-type="float" office:value="4.8370322999999997" table:style-name="ce3">
            <text:p>4.84E+00</text:p>
          </table:table-cell>
          <table:table-cell office:value-type="float" office:value="1.5443455598012406" table:formula="of:=[.A180]/SQRT(9.81/1)" table:style-name="ce13">
            <text:p>1.54E+00</text:p>
          </table:table-cell>
          <table:table-cell office:value-type="float" office:value="-1.9676998999999999" table:style-name="ce3">
            <text:p>-1.97E+00</text:p>
          </table:table-cell>
          <table:table-cell table:style-name="ce1"/>
          <table:table-cell office:value-type="float" office:value="5.2744447000000001" table:style-name="ce6">
            <text:p>5.27E+00</text:p>
          </table:table-cell>
          <table:table-cell office:value-type="float" office:value="1.6840005912017968" table:formula="of:=[.E180]/SQRT(9.81/1)" table:style-name="ce16">
            <text:p>1.68E+00</text:p>
          </table:table-cell>
          <table:table-cell office:value-type="float" office:value="-2.8510700999999998" table:style-name="ce6">
            <text:p>-2.85E+00</text:p>
          </table:table-cell>
          <table:table-cell table:style-name="ce1"/>
          <table:table-cell office:value-type="float" office:value="5.4547486999999997" table:style-name="ce3">
            <text:p>5.45E+00</text:p>
          </table:table-cell>
          <table:table-cell office:value-type="float" office:value="1.7415672280453014" table:formula="of:=[.I180]/SQRT(9.81/1)" table:style-name="ce13">
            <text:p>1.74E+00</text:p>
          </table:table-cell>
          <table:table-cell office:value-type="float" office:value="-0.41795167" table:style-name="ce3">
            <text:p>-4.18E-01</text:p>
          </table:table-cell>
          <table:table-cell office:value-type="float" office:value="-1.3090630622133104" table:formula="of:=[.K180]*SQRT(9.81*1)" table:style-name="ce3">
            <text:p>-1.31E+00</text:p>
          </table:table-cell>
          <table:table-cell table:style-name="ce1"/>
          <table:table-cell office:value-type="float" office:value="4.8159732000000002" table:style-name="ce9">
            <text:p>4.82E+00</text:p>
          </table:table-cell>
          <table:table-cell office:value-type="float" office:value="1.5376219066268737" table:formula="of:=[.N180]/SQRT(9.81/1)" table:style-name="ce16">
            <text:p>1.54E+00</text:p>
          </table:table-cell>
          <table:table-cell office:value-type="float" office:value="-0.66912468999999997" table:style-name="ce9">
            <text:p>-6.69E-01</text:p>
          </table:table-cell>
          <table:table-cell office:value-type="float" office:value="-2.0957600568839263" table:formula="of:=[.P180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8534654000000002" table:style-name="ce3">
            <text:p>4.85E+00</text:p>
          </table:table-cell>
          <table:table-cell office:value-type="float" office:value="1.5495922448437964" table:formula="of:=[.A181]/SQRT(9.81/1)" table:style-name="ce13">
            <text:p>1.55E+00</text:p>
          </table:table-cell>
          <table:table-cell office:value-type="float" office:value="-1.9735678000000001" table:style-name="ce3">
            <text:p>-1.97E+00</text:p>
          </table:table-cell>
          <table:table-cell table:style-name="ce1"/>
          <table:table-cell office:value-type="float" office:value="5.3025498000000004" table:style-name="ce6">
            <text:p>5.30E+00</text:p>
          </table:table-cell>
          <table:table-cell office:value-type="float" office:value="1.6929738590447199" table:formula="of:=[.E181]/SQRT(9.81/1)" table:style-name="ce16">
            <text:p>1.69E+00</text:p>
          </table:table-cell>
          <table:table-cell office:value-type="float" office:value="-2.8733852999999998" table:style-name="ce6">
            <text:p>-2.87E+00</text:p>
          </table:table-cell>
          <table:table-cell table:style-name="ce1"/>
          <table:table-cell office:value-type="float" office:value="5.4862270999999998" table:style-name="ce3">
            <text:p>5.49E+00</text:p>
          </table:table-cell>
          <table:table-cell office:value-type="float" office:value="1.75161750769087" table:formula="of:=[.I181]/SQRT(9.81/1)" table:style-name="ce13">
            <text:p>1.75E+00</text:p>
          </table:table-cell>
          <table:table-cell office:value-type="float" office:value="-0.41833584000000001" table:style-name="ce3">
            <text:p>-4.18E-01</text:p>
          </table:table-cell>
          <table:table-cell office:value-type="float" office:value="-1.3102663179787688" table:formula="of:=[.K181]*SQRT(9.81*1)" table:style-name="ce3">
            <text:p>-1.31E+00</text:p>
          </table:table-cell>
          <table:table-cell table:style-name="ce1"/>
          <table:table-cell office:value-type="float" office:value="4.8383038999999997" table:style-name="ce9">
            <text:p>4.84E+00</text:p>
          </table:table-cell>
          <table:table-cell office:value-type="float" office:value="1.5447515504360028" table:formula="of:=[.N181]/SQRT(9.81/1)" table:style-name="ce16">
            <text:p>1.54E+00</text:p>
          </table:table-cell>
          <table:table-cell office:value-type="float" office:value="-0.66912468999999997" table:style-name="ce9">
            <text:p>-6.69E-01</text:p>
          </table:table-cell>
          <table:table-cell office:value-type="float" office:value="-2.0957600568839263" table:formula="of:=[.P181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8683931999999999" table:style-name="ce3">
            <text:p>4.87E+00</text:p>
          </table:table-cell>
          <table:table-cell office:value-type="float" office:value="1.5543583245839712" table:formula="of:=[.A182]/SQRT(9.81/1)" table:style-name="ce13">
            <text:p>1.55E+00</text:p>
          </table:table-cell>
          <table:table-cell office:value-type="float" office:value="-1.9865024" table:style-name="ce3">
            <text:p>-1.99E+00</text:p>
          </table:table-cell>
          <table:table-cell table:style-name="ce1"/>
          <table:table-cell office:value-type="float" office:value="5.3291813000000001" table:style-name="ce6">
            <text:p>5.33E+00</text:p>
          </table:table-cell>
          <table:table-cell office:value-type="float" office:value="1.7014766426163421" table:formula="of:=[.E182]/SQRT(9.81/1)" table:style-name="ce16">
            <text:p>1.70E+00</text:p>
          </table:table-cell>
          <table:table-cell office:value-type="float" office:value="-2.8957004" table:style-name="ce6">
            <text:p>-2.90E+00</text:p>
          </table:table-cell>
          <table:table-cell table:style-name="ce1"/>
          <table:table-cell office:value-type="float" office:value="5.5177054999999999" table:style-name="ce3">
            <text:p>5.52E+00</text:p>
          </table:table-cell>
          <table:table-cell office:value-type="float" office:value="1.7616677873364386" table:formula="of:=[.I182]/SQRT(9.81/1)" table:style-name="ce13">
            <text:p>1.76E+00</text:p>
          </table:table-cell>
          <table:table-cell office:value-type="float" office:value="-0.41891094000000001" table:style-name="ce3">
            <text:p>-4.19E-01</text:p>
          </table:table-cell>
          <table:table-cell office:value-type="float" office:value="-1.3120675840607512" table:formula="of:=[.K182]*SQRT(9.81*1)" table:style-name="ce3">
            <text:p>-1.31E+00</text:p>
          </table:table-cell>
          <table:table-cell table:style-name="ce1"/>
          <table:table-cell office:value-type="float" office:value="4.8606344999999997" table:style-name="ce9">
            <text:p>4.86E+00</text:p>
          </table:table-cell>
          <table:table-cell office:value-type="float" office:value="1.5518811623175894" table:formula="of:=[.N182]/SQRT(9.81/1)" table:style-name="ce16">
            <text:p>1.55E+00</text:p>
          </table:table-cell>
          <table:table-cell office:value-type="float" office:value="-0.66931810999999997" table:style-name="ce9">
            <text:p>-6.69E-01</text:p>
          </table:table-cell>
          <table:table-cell office:value-type="float" office:value="-2.0963658661094122" table:formula="of:=[.P182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8997541" table:style-name="ce3">
            <text:p>4.90E+00</text:p>
          </table:table-cell>
          <table:table-cell office:value-type="float" office:value="1.564371089366702" table:formula="of:=[.A183]/SQRT(9.81/1)" table:style-name="ce13">
            <text:p>1.56E+00</text:p>
          </table:table-cell>
          <table:table-cell office:value-type="float" office:value="-1.9994369999999999" table:style-name="ce3">
            <text:p>-2.00E+00</text:p>
          </table:table-cell>
          <table:table-cell table:style-name="ce1"/>
          <table:table-cell office:value-type="float" office:value="5.3572864999999998" table:style-name="ce6">
            <text:p>5.36E+00</text:p>
          </table:table-cell>
          <table:table-cell office:value-type="float" office:value="1.7104499423868078" table:formula="of:=[.E183]/SQRT(9.81/1)" table:style-name="ce16">
            <text:p>1.71E+00</text:p>
          </table:table-cell>
          <table:table-cell office:value-type="float" office:value="-2.9180296999999999" table:style-name="ce6">
            <text:p>-2.92E+00</text:p>
          </table:table-cell>
          <table:table-cell table:style-name="ce1"/>
          <table:table-cell office:value-type="float" office:value="5.5491837999999998" table:style-name="ce3">
            <text:p>5.55E+00</text:p>
          </table:table-cell>
          <table:table-cell office:value-type="float" office:value="1.7717180350544641" table:formula="of:=[.I183]/SQRT(9.81/1)" table:style-name="ce13">
            <text:p>1.77E+00</text:p>
          </table:table-cell>
          <table:table-cell office:value-type="float" office:value="-0.41929511000000003" table:style-name="ce3">
            <text:p>-4.19E-01</text:p>
          </table:table-cell>
          <table:table-cell office:value-type="float" office:value="-1.3132708398262096" table:formula="of:=[.K183]*SQRT(9.81*1)" table:style-name="ce3">
            <text:p>-1.31E+00</text:p>
          </table:table-cell>
          <table:table-cell table:style-name="ce1"/>
          <table:table-cell office:value-type="float" office:value="4.9261436999999999" table:style-name="ce9">
            <text:p>4.93E+00</text:p>
          </table:table-cell>
          <table:table-cell office:value-type="float" office:value="1.5727966402121927" table:formula="of:=[.N183]/SQRT(9.81/1)" table:style-name="ce16">
            <text:p>1.57E+00</text:p>
          </table:table-cell>
          <table:table-cell office:value-type="float" office:value="-0.66931810999999997" table:style-name="ce9">
            <text:p>-6.69E-01</text:p>
          </table:table-cell>
          <table:table-cell office:value-type="float" office:value="-2.0963658661094122" table:formula="of:=[.P183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8997541" table:style-name="ce3">
            <text:p>4.90E+00</text:p>
          </table:table-cell>
          <table:table-cell office:value-type="float" office:value="1.564371089366702" table:formula="of:=[.A184]/SQRT(9.81/1)" table:style-name="ce13">
            <text:p>1.56E+00</text:p>
          </table:table-cell>
          <table:table-cell office:value-type="float" office:value="-1.9994369999999999" table:style-name="ce3">
            <text:p>-2.00E+00</text:p>
          </table:table-cell>
          <table:table-cell table:style-name="ce1"/>
          <table:table-cell office:value-type="float" office:value="5.3839180000000004" table:style-name="ce6">
            <text:p>5.38E+00</text:p>
          </table:table-cell>
          <table:table-cell office:value-type="float" office:value="1.7189527259584303" table:formula="of:=[.E184]/SQRT(9.81/1)" table:style-name="ce16">
            <text:p>1.72E+00</text:p>
          </table:table-cell>
          <table:table-cell office:value-type="float" office:value="-2.9286023000000001" table:style-name="ce6">
            <text:p>-2.93E+00</text:p>
          </table:table-cell>
          <table:table-cell table:style-name="ce1"/>
          <table:table-cell office:value-type="float" office:value="5.5806621999999999" table:style-name="ce3">
            <text:p>5.58E+00</text:p>
          </table:table-cell>
          <table:table-cell office:value-type="float" office:value="1.7817683147000327" table:formula="of:=[.I184]/SQRT(9.81/1)" table:style-name="ce13">
            <text:p>1.78E+00</text:p>
          </table:table-cell>
          <table:table-cell office:value-type="float" office:value="-0.41967696999999998" table:style-name="ce3">
            <text:p>-4.20E-01</text:p>
          </table:table-cell>
          <table:table-cell office:value-type="float" office:value="-1.3144668604592573" table:formula="of:=[.K184]*SQRT(9.81*1)" table:style-name="ce3">
            <text:p>-1.31E+00</text:p>
          </table:table-cell>
          <table:table-cell table:style-name="ce1"/>
          <table:table-cell office:value-type="float" office:value="4.9484743" table:style-name="ce9">
            <text:p>4.95E+00</text:p>
          </table:table-cell>
          <table:table-cell office:value-type="float" office:value="1.5799262520937791" table:formula="of:=[.N184]/SQRT(9.81/1)" table:style-name="ce16">
            <text:p>1.58E+00</text:p>
          </table:table-cell>
          <table:table-cell office:value-type="float" office:value="-0.66950922999999996" table:style-name="ce9">
            <text:p>-6.70E-01</text:p>
          </table:table-cell>
          <table:table-cell office:value-type="float" office:value="-2.0969644715234073" table:formula="of:=[.P184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9311150000000001" table:style-name="ce3">
            <text:p>4.93E+00</text:p>
          </table:table-cell>
          <table:table-cell office:value-type="float" office:value="1.5743838541494326" table:formula="of:=[.A185]/SQRT(9.81/1)" table:style-name="ce13">
            <text:p>1.57E+00</text:p>
          </table:table-cell>
          <table:table-cell office:value-type="float" office:value="-2.0123576000000001" table:style-name="ce3">
            <text:p>-2.01E+00</text:p>
          </table:table-cell>
          <table:table-cell table:style-name="ce1"/>
          <table:table-cell office:value-type="float" office:value="5.4120407999999998" table:style-name="ce6">
            <text:p>5.41E+00</text:p>
          </table:table-cell>
          <table:table-cell office:value-type="float" office:value="1.7279316449764359" table:formula="of:=[.E185]/SQRT(9.81/1)" table:style-name="ce16">
            <text:p>1.73E+00</text:p>
          </table:table-cell>
          <table:table-cell office:value-type="float" office:value="-2.9509173999999998" table:style-name="ce6">
            <text:p>-2.95E+00</text:p>
          </table:table-cell>
          <table:table-cell table:style-name="ce1"/>
          <table:table-cell office:value-type="float" office:value="5.6106476000000001" table:style-name="ce3">
            <text:p>5.61E+00</text:p>
          </table:table-cell>
          <table:table-cell office:value-type="float" office:value="1.7913419161309894" table:formula="of:=[.I185]/SQRT(9.81/1)" table:style-name="ce13">
            <text:p>1.79E+00</text:p>
          </table:table-cell>
          <table:table-cell office:value-type="float" office:value="-0.42044531000000002" table:style-name="ce3">
            <text:p>-4.20E-01</text:p>
          </table:table-cell>
          <table:table-cell office:value-type="float" office:value="-1.3168733719901744" table:formula="of:=[.K185]*SQRT(9.81*1)" table:style-name="ce3">
            <text:p>-1.32E+00</text:p>
          </table:table-cell>
          <table:table-cell table:style-name="ce1"/>
          <table:table-cell office:value-type="float" office:value="5.0362963000000001" table:style-name="ce9">
            <text:p>5.04E+00</text:p>
          </table:table-cell>
          <table:table-cell office:value-type="float" office:value="1.607965658767343" table:formula="of:=[.N185]/SQRT(9.81/1)" table:style-name="ce16">
            <text:p>1.61E+00</text:p>
          </table:table-cell>
          <table:table-cell office:value-type="float" office:value="-0.66950922999999996" table:style-name="ce9">
            <text:p>-6.70E-01</text:p>
          </table:table-cell>
          <table:table-cell office:value-type="float" office:value="-2.0969644715234073" table:formula="of:=[.P185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9624758" table:style-name="ce3">
            <text:p>4.96E+00</text:p>
          </table:table-cell>
          <table:table-cell office:value-type="float" office:value="1.5843965870046204" table:formula="of:=[.A186]/SQRT(9.81/1)" table:style-name="ce13">
            <text:p>1.58E+00</text:p>
          </table:table-cell>
          <table:table-cell office:value-type="float" office:value="-2.0252922" table:style-name="ce3">
            <text:p>-2.03E+00</text:p>
          </table:table-cell>
          <table:table-cell table:style-name="ce1"/>
          <table:table-cell office:value-type="float" office:value="5.4386723999999997" table:style-name="ce6">
            <text:p>5.44E+00</text:p>
          </table:table-cell>
          <table:table-cell office:value-type="float" office:value="1.7364344604756012" table:formula="of:=[.E186]/SQRT(9.81/1)" table:style-name="ce16">
            <text:p>1.74E+00</text:p>
          </table:table-cell>
          <table:table-cell office:value-type="float" office:value="-2.9626600000000001" table:style-name="ce6">
            <text:p>-2.96E+00</text:p>
          </table:table-cell>
          <table:table-cell table:style-name="ce1"/>
          <table:table-cell office:value-type="float" office:value="5.6421260000000002" table:style-name="ce3">
            <text:p>5.64E+00</text:p>
          </table:table-cell>
          <table:table-cell office:value-type="float" office:value="1.801392195776558" table:formula="of:=[.I186]/SQRT(9.81/1)" table:style-name="ce13">
            <text:p>1.80E+00</text:p>
          </table:table-cell>
          <table:table-cell office:value-type="float" office:value="-0.42102040000000002" table:style-name="ce3">
            <text:p>-4.21E-01</text:p>
          </table:table-cell>
          <table:table-cell office:value-type="float" office:value="-1.3186746067512372" table:formula="of:=[.K186]*SQRT(9.81*1)" table:style-name="ce3">
            <text:p>-1.32E+00</text:p>
          </table:table-cell>
          <table:table-cell table:style-name="ce1"/>
          <table:table-cell office:value-type="float" office:value="5.0586269000000001" table:style-name="ce9">
            <text:p>5.06E+00</text:p>
          </table:table-cell>
          <table:table-cell office:value-type="float" office:value="1.6150952706489297" table:formula="of:=[.N186]/SQRT(9.81/1)" table:style-name="ce16">
            <text:p>1.62E+00</text:p>
          </table:table-cell>
          <table:table-cell office:value-type="float" office:value="-0.66970034000000001" table:style-name="ce9">
            <text:p>-6.70E-01</text:p>
          </table:table-cell>
          <table:table-cell office:value-type="float" office:value="-2.0975630456164827" table:formula="of:=[.P186]*SQRT(9.81*1)" table:style-name="ce16">
            <text:p>-2.10E+00</text:p>
          </table:table-cell>
          <table:table-cell table:number-columns-repeated="16367"/>
        </table:table-row>
        <table:table-row table:style-name="ro1">
          <table:table-cell office:value-type="float" office:value="4.9938367000000001" table:style-name="ce3">
            <text:p>4.99E+00</text:p>
          </table:table-cell>
          <table:table-cell office:value-type="float" office:value="1.5944093517873512" table:formula="of:=[.A187]/SQRT(9.81/1)" table:style-name="ce13">
            <text:p>1.59E+00</text:p>
          </table:table-cell>
          <table:table-cell office:value-type="float" office:value="-2.0382267999999999" table:style-name="ce3">
            <text:p>-2.04E+00</text:p>
          </table:table-cell>
          <table:table-cell table:style-name="ce1"/>
          <table:table-cell office:value-type="float" office:value="5.4667775000000001" table:style-name="ce6">
            <text:p>5.47E+00</text:p>
          </table:table-cell>
          <table:table-cell office:value-type="float" office:value="1.7454077283185243" table:formula="of:=[.E187]/SQRT(9.81/1)" table:style-name="ce16">
            <text:p>1.75E+00</text:p>
          </table:table-cell>
          <table:table-cell office:value-type="float" office:value="-2.9849893000000001" table:style-name="ce6">
            <text:p>-2.98E+00</text:p>
          </table:table-cell>
          <table:table-cell table:style-name="ce1"/>
          <table:table-cell office:value-type="float" office:value="5.6736044000000003" table:style-name="ce3">
            <text:p>5.67E+00</text:p>
          </table:table-cell>
          <table:table-cell office:value-type="float" office:value="1.8114424754221266" table:formula="of:=[.I187]/SQRT(9.81/1)" table:style-name="ce13">
            <text:p>1.81E+00</text:p>
          </table:table-cell>
          <table:table-cell office:value-type="float" office:value="-0.42178643999999998" table:style-name="ce3">
            <text:p>-4.22E-01</text:p>
          </table:table-cell>
          <table:table-cell office:value-type="float" office:value="-1.3210739144706627" table:formula="of:=[.K187]*SQRT(9.81*1)" table:style-name="ce3">
            <text:p>-1.32E+00</text:p>
          </table:table-cell>
          <table:table-cell table:style-name="ce1"/>
          <table:table-cell office:value-type="float" office:value="5.0809575999999996" table:style-name="ce9">
            <text:p>5.08E+00</text:p>
          </table:table-cell>
          <table:table-cell office:value-type="float" office:value="1.6222249144580587" table:formula="of:=[.N187]/SQRT(9.81/1)" table:style-name="ce16">
            <text:p>1.62E+00</text:p>
          </table:table-cell>
          <table:table-cell office:value-type="float" office:value="-0.67334762999999997" table:style-name="ce9">
            <text:p>-6.73E-01</text:p>
          </table:table-cell>
          <table:table-cell office:value-type="float" office:value="-2.1089866932745478" table:formula="of:=[.P187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0251976000000003" table:style-name="ce3">
            <text:p>5.03E+00</text:p>
          </table:table-cell>
          <table:table-cell office:value-type="float" office:value="1.6044221165700818" table:formula="of:=[.A188]/SQRT(9.81/1)" table:style-name="ce13">
            <text:p>1.60E+00</text:p>
          </table:table-cell>
          <table:table-cell office:value-type="float" office:value="-2.0499765999999999" table:style-name="ce3">
            <text:p>-2.05E+00</text:p>
          </table:table-cell>
          <table:table-cell table:style-name="ce1"/>
          <table:table-cell office:value-type="float" office:value="5.4948826000000004" table:style-name="ce6">
            <text:p>5.49E+00</text:p>
          </table:table-cell>
          <table:table-cell office:value-type="float" office:value="1.7543809961614474" table:formula="of:=[.E188]/SQRT(9.81/1)" table:style-name="ce16">
            <text:p>1.75E+00</text:p>
          </table:table-cell>
          <table:table-cell office:value-type="float" office:value="-3.0073045" table:style-name="ce6">
            <text:p>-3.01E+00</text:p>
          </table:table-cell>
          <table:table-cell table:style-name="ce1"/>
          <table:table-cell office:value-type="float" office:value="5.7050827000000002" table:style-name="ce3">
            <text:p>5.71E+00</text:p>
          </table:table-cell>
          <table:table-cell office:value-type="float" office:value="1.8214927231401521" table:formula="of:=[.I188]/SQRT(9.81/1)" table:style-name="ce13">
            <text:p>1.82E+00</text:p>
          </table:table-cell>
          <table:table-cell office:value-type="float" office:value="-0.42255247000000001" table:style-name="ce3">
            <text:p>-4.23E-01</text:p>
          </table:table-cell>
          <table:table-cell office:value-type="float" office:value="-1.323473190869169" table:formula="of:=[.K188]*SQRT(9.81*1)" table:style-name="ce3">
            <text:p>-1.32E+00</text:p>
          </table:table-cell>
          <table:table-cell table:style-name="ce1"/>
          <table:table-cell office:value-type="float" office:value="5.1018055000000002" table:style-name="ce9">
            <text:p>5.10E+00</text:p>
          </table:table-cell>
          <table:table-cell office:value-type="float" office:value="1.6288811366619462" table:formula="of:=[.N188]/SQRT(9.81/1)" table:style-name="ce16">
            <text:p>1.63E+00</text:p>
          </table:table-cell>
          <table:table-cell office:value-type="float" office:value="-0.67353874999999996" table:style-name="ce9">
            <text:p>-6.74E-01</text:p>
          </table:table-cell>
          <table:table-cell office:value-type="float" office:value="-2.1095852986885428" table:formula="of:=[.P188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0565584000000001" table:style-name="ce3">
            <text:p>5.06E+00</text:p>
          </table:table-cell>
          <table:table-cell office:value-type="float" office:value="1.6144348494252696" table:formula="of:=[.A189]/SQRT(9.81/1)" table:style-name="ce13">
            <text:p>1.61E+00</text:p>
          </table:table-cell>
          <table:table-cell office:value-type="float" office:value="-2.0629111999999998" table:style-name="ce3">
            <text:p>-2.06E+00</text:p>
          </table:table-cell>
          <table:table-cell table:style-name="ce1"/>
          <table:table-cell office:value-type="float" office:value="5.5215141000000001" table:style-name="ce6">
            <text:p>5.52E+00</text:p>
          </table:table-cell>
          <table:table-cell office:value-type="float" office:value="1.7628837797330696" table:formula="of:=[.E189]/SQRT(9.81/1)" table:style-name="ce16">
            <text:p>1.76E+00</text:p>
          </table:table-cell>
          <table:table-cell office:value-type="float" office:value="-3.0178771000000002" table:style-name="ce6">
            <text:p>-3.02E+00</text:p>
          </table:table-cell>
          <table:table-cell table:style-name="ce1"/>
          <table:table-cell office:value-type="float" office:value="5.7365611000000003" table:style-name="ce3">
            <text:p>5.74E+00</text:p>
          </table:table-cell>
          <table:table-cell office:value-type="float" office:value="1.8315430027857207" table:formula="of:=[.I189]/SQRT(9.81/1)" table:style-name="ce13">
            <text:p>1.83E+00</text:p>
          </table:table-cell>
          <table:table-cell office:value-type="float" office:value="-0.42293663999999997" table:style-name="ce3">
            <text:p>-4.23E-01</text:p>
          </table:table-cell>
          <table:table-cell office:value-type="float" office:value="-1.3246764466346275" table:formula="of:=[.K189]*SQRT(9.81*1)" table:style-name="ce3">
            <text:p>-1.32E+00</text:p>
          </table:table-cell>
          <table:table-cell table:style-name="ce1"/>
          <table:table-cell office:value-type="float" office:value="5.1687973999999999" table:style-name="ce9">
            <text:p>5.17E+00</text:p>
          </table:table-cell>
          <table:table-cell office:value-type="float" office:value="1.6502700042342484" table:formula="of:=[.N189]/SQRT(9.81/1)" table:style-name="ce16">
            <text:p>1.65E+00</text:p>
          </table:table-cell>
          <table:table-cell office:value-type="float" office:value="-0.67353874999999996" table:style-name="ce9">
            <text:p>-6.74E-01</text:p>
          </table:table-cell>
          <table:table-cell office:value-type="float" office:value="-2.1095852986885428" table:formula="of:=[.P189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0879193000000003" table:style-name="ce3">
            <text:p>5.09E+00</text:p>
          </table:table-cell>
          <table:table-cell office:value-type="float" office:value="1.6244476142080002" table:formula="of:=[.A190]/SQRT(9.81/1)" table:style-name="ce13">
            <text:p>1.62E+00</text:p>
          </table:table-cell>
          <table:table-cell office:value-type="float" office:value="-2.0758318" table:style-name="ce3">
            <text:p>-2.08E+00</text:p>
          </table:table-cell>
          <table:table-cell table:style-name="ce1"/>
          <table:table-cell office:value-type="float" office:value="5.5496369999999997" table:style-name="ce6">
            <text:p>5.55E+00</text:p>
          </table:table-cell>
          <table:table-cell office:value-type="float" office:value="1.7718627306786181" table:formula="of:=[.E190]/SQRT(9.81/1)" table:style-name="ce16">
            <text:p>1.77E+00</text:p>
          </table:table-cell>
          <table:table-cell office:value-type="float" office:value="-3.0401921999999999" table:style-name="ce6">
            <text:p>-3.04E+00</text:p>
          </table:table-cell>
          <table:table-cell table:style-name="ce1"/>
          <table:table-cell office:value-type="float" office:value="5.7680395000000004" table:style-name="ce3">
            <text:p>5.77E+00</text:p>
          </table:table-cell>
          <table:table-cell office:value-type="float" office:value="1.8415932824312893" table:formula="of:=[.I190]/SQRT(9.81/1)" table:style-name="ce13">
            <text:p>1.84E+00</text:p>
          </table:table-cell>
          <table:table-cell office:value-type="float" office:value="-0.42351174000000003" table:style-name="ce3">
            <text:p>-4.24E-01</text:p>
          </table:table-cell>
          <table:table-cell office:value-type="float" office:value="-1.3264777127166099" table:formula="of:=[.K190]*SQRT(9.81*1)" table:style-name="ce3">
            <text:p>-1.33E+00</text:p>
          </table:table-cell>
          <table:table-cell table:style-name="ce1"/>
          <table:table-cell office:value-type="float" office:value="5.191128" table:style-name="ce9">
            <text:p>5.19E+00</text:p>
          </table:table-cell>
          <table:table-cell office:value-type="float" office:value="1.6573996161158349" table:formula="of:=[.N190]/SQRT(9.81/1)" table:style-name="ce16">
            <text:p>1.66E+00</text:p>
          </table:table-cell>
          <table:table-cell office:value-type="float" office:value="-0.67372986000000001" table:style-name="ce9">
            <text:p>-6.74E-01</text:p>
          </table:table-cell>
          <table:table-cell office:value-type="float" office:value="-2.1101838727816182" table:formula="of:=[.P190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1192802000000004" table:style-name="ce3">
            <text:p>5.12E+00</text:p>
          </table:table-cell>
          <table:table-cell office:value-type="float" office:value="1.634460378990731" table:formula="of:=[.A191]/SQRT(9.81/1)" table:style-name="ce13">
            <text:p>1.63E+00</text:p>
          </table:table-cell>
          <table:table-cell office:value-type="float" office:value="-2.0887663999999999" table:style-name="ce3">
            <text:p>-2.09E+00</text:p>
          </table:table-cell>
          <table:table-cell table:style-name="ce1"/>
          <table:table-cell office:value-type="float" office:value="5.5762685000000003" table:style-name="ce6">
            <text:p>5.58E+00</text:p>
          </table:table-cell>
          <table:table-cell office:value-type="float" office:value="1.7803655142502406" table:formula="of:=[.E191]/SQRT(9.81/1)" table:style-name="ce16">
            <text:p>1.78E+00</text:p>
          </table:table-cell>
          <table:table-cell office:value-type="float" office:value="-3.0625214999999999" table:style-name="ce6">
            <text:p>-3.06E+00</text:p>
          </table:table-cell>
          <table:table-cell table:style-name="ce1"/>
          <table:table-cell office:value-type="float" office:value="5.7995178000000003" table:style-name="ce3">
            <text:p>5.80E+00</text:p>
          </table:table-cell>
          <table:table-cell office:value-type="float" office:value="1.8516435301493148" table:formula="of:=[.I191]/SQRT(9.81/1)" table:style-name="ce13">
            <text:p>1.85E+00</text:p>
          </table:table-cell>
          <table:table-cell office:value-type="float" office:value="-0.42427777" table:style-name="ce3">
            <text:p>-4.24E-01</text:p>
          </table:table-cell>
          <table:table-cell office:value-type="float" office:value="-1.328876989115116" table:formula="of:=[.K191]*SQRT(9.81*1)" table:style-name="ce3">
            <text:p>-1.33E+00</text:p>
          </table:table-cell>
          <table:table-cell table:style-name="ce1"/>
          <table:table-cell office:value-type="float" office:value="5.2343066" table:style-name="ce9">
            <text:p>5.23E+00</text:p>
          </table:table-cell>
          <table:table-cell office:value-type="float" office:value="1.6711854821288517" table:formula="of:=[.N191]/SQRT(9.81/1)" table:style-name="ce16">
            <text:p>1.67E+00</text:p>
          </table:table-cell>
          <table:table-cell office:value-type="float" office:value="-0.67372986000000001" table:style-name="ce9">
            <text:p>-6.74E-01</text:p>
          </table:table-cell>
          <table:table-cell office:value-type="float" office:value="-2.1101838727816182" table:formula="of:=[.P191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1506410000000002" table:style-name="ce3">
            <text:p>5.15E+00</text:p>
          </table:table-cell>
          <table:table-cell office:value-type="float" office:value="1.6444731118459188" table:formula="of:=[.A192]/SQRT(9.81/1)" table:style-name="ce13">
            <text:p>1.64E+00</text:p>
          </table:table-cell>
          <table:table-cell office:value-type="float" office:value="-2.1017009999999998" table:style-name="ce3">
            <text:p>-2.10E+00</text:p>
          </table:table-cell>
          <table:table-cell table:style-name="ce1"/>
          <table:table-cell office:value-type="float" office:value="5.6043735999999997" table:style-name="ce6">
            <text:p>5.60E+00</text:p>
          </table:table-cell>
          <table:table-cell office:value-type="float" office:value="1.7893387820931634" table:formula="of:=[.E192]/SQRT(9.81/1)" table:style-name="ce16">
            <text:p>1.79E+00</text:p>
          </table:table-cell>
          <table:table-cell office:value-type="float" office:value="-3.0848366999999999" table:style-name="ce6">
            <text:p>-3.08E+00</text:p>
          </table:table-cell>
          <table:table-cell table:style-name="ce1"/>
          <table:table-cell office:value-type="float" office:value="5.8309962000000004" table:style-name="ce3">
            <text:p>5.83E+00</text:p>
          </table:table-cell>
          <table:table-cell office:value-type="float" office:value="1.8616938097948834" table:formula="of:=[.I192]/SQRT(9.81/1)" table:style-name="ce13">
            <text:p>1.86E+00</text:p>
          </table:table-cell>
          <table:table-cell office:value-type="float" office:value="-0.42504609999999998" table:style-name="ce3">
            <text:p>-4.25E-01</text:p>
          </table:table-cell>
          <table:table-cell office:value-type="float" office:value="-1.3312834693251134" table:formula="of:=[.K192]*SQRT(9.81*1)" table:style-name="ce3">
            <text:p>-1.33E+00</text:p>
          </table:table-cell>
          <table:table-cell table:style-name="ce1"/>
          <table:table-cell office:value-type="float" office:value="5.2566372000000001" table:style-name="ce9">
            <text:p>5.26E+00</text:p>
          </table:table-cell>
          <table:table-cell office:value-type="float" office:value="1.6783150940104381" table:formula="of:=[.N192]/SQRT(9.81/1)" table:style-name="ce16">
            <text:p>1.68E+00</text:p>
          </table:table-cell>
          <table:table-cell office:value-type="float" office:value="-0.67756826999999997" table:style-name="ce9">
            <text:p>-6.78E-01</text:p>
          </table:table-cell>
          <table:table-cell office:value-type="float" office:value="-2.1222061258536784" table:formula="of:=[.P192]*SQRT(9.81*1)" table:style-name="ce16">
            <text:p>-2.12E+00</text:p>
          </table:table-cell>
          <table:table-cell table:number-columns-repeated="16367"/>
        </table:table-row>
        <table:table-row table:style-name="ro1">
          <table:table-cell office:value-type="float" office:value="5.1820019000000004" table:style-name="ce3">
            <text:p>5.18E+00</text:p>
          </table:table-cell>
          <table:table-cell office:value-type="float" office:value="1.6544858766286494" table:formula="of:=[.A193]/SQRT(9.81/1)" table:style-name="ce13">
            <text:p>1.65E+00</text:p>
          </table:table-cell>
          <table:table-cell office:value-type="float" office:value="-2.1146215000000002" table:style-name="ce3">
            <text:p>-2.11E+00</text:p>
          </table:table-cell>
          <table:table-cell table:style-name="ce1"/>
          <table:table-cell office:value-type="float" office:value="5.6310051999999997" table:style-name="ce6">
            <text:p>5.63E+00</text:p>
          </table:table-cell>
          <table:table-cell office:value-type="float" office:value="1.7978415975923288" table:formula="of:=[.E193]/SQRT(9.81/1)" table:style-name="ce16">
            <text:p>1.80E+00</text:p>
          </table:table-cell>
          <table:table-cell office:value-type="float" office:value="-3.1071518999999999" table:style-name="ce6">
            <text:p>-3.11E+00</text:p>
          </table:table-cell>
          <table:table-cell table:style-name="ce1"/>
          <table:table-cell office:value-type="float" office:value="5.8624745999999996" table:style-name="ce3">
            <text:p>5.86E+00</text:p>
          </table:table-cell>
          <table:table-cell office:value-type="float" office:value="1.8717440894404516" table:formula="of:=[.I193]/SQRT(9.81/1)" table:style-name="ce13">
            <text:p>1.87E+00</text:p>
          </table:table-cell>
          <table:table-cell office:value-type="float" office:value="-0.42562119999999998" table:style-name="ce3">
            <text:p>-4.26E-01</text:p>
          </table:table-cell>
          <table:table-cell office:value-type="float" office:value="-1.3330847354070956" table:formula="of:=[.K193]*SQRT(9.81*1)" table:style-name="ce3">
            <text:p>-1.33E+00</text:p>
          </table:table-cell>
          <table:table-cell table:style-name="ce1"/>
          <table:table-cell office:value-type="float" office:value="5.2789678999999996" table:style-name="ce9">
            <text:p>5.28E+00</text:p>
          </table:table-cell>
          <table:table-cell office:value-type="float" office:value="1.6854447378195674" table:formula="of:=[.N193]/SQRT(9.81/1)" table:style-name="ce16">
            <text:p>1.69E+00</text:p>
          </table:table-cell>
          <table:table-cell office:value-type="float" office:value="-0.67372986000000001" table:style-name="ce9">
            <text:p>-6.74E-01</text:p>
          </table:table-cell>
          <table:table-cell office:value-type="float" office:value="-2.1101838727816182" table:formula="of:=[.P193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2133627999999996" table:style-name="ce3">
            <text:p>5.21E+00</text:p>
          </table:table-cell>
          <table:table-cell office:value-type="float" office:value="1.66449864141138" table:formula="of:=[.A194]/SQRT(9.81/1)" table:style-name="ce13">
            <text:p>1.66E+00</text:p>
          </table:table-cell>
          <table:table-cell office:value-type="float" office:value="-2.1275561999999999" table:style-name="ce3">
            <text:p>-2.13E+00</text:p>
          </table:table-cell>
          <table:table-cell table:style-name="ce1"/>
          <table:table-cell office:value-type="float" office:value="5.6591103" table:style-name="ce6">
            <text:p>5.66E+00</text:p>
          </table:table-cell>
          <table:table-cell office:value-type="float" office:value="1.8068148654352518" table:formula="of:=[.E194]/SQRT(9.81/1)" table:style-name="ce16">
            <text:p>1.81E+00</text:p>
          </table:table-cell>
          <table:table-cell office:value-type="float" office:value="-3.1189086000000001" table:style-name="ce6">
            <text:p>-3.12E+00</text:p>
          </table:table-cell>
          <table:table-cell table:style-name="ce1"/>
          <table:table-cell office:value-type="float" office:value="5.8939529999999998" table:style-name="ce3">
            <text:p>5.89E+00</text:p>
          </table:table-cell>
          <table:table-cell office:value-type="float" office:value="1.8817943690860202" table:formula="of:=[.I194]/SQRT(9.81/1)" table:style-name="ce13">
            <text:p>1.88E+00</text:p>
          </table:table-cell>
          <table:table-cell office:value-type="float" office:value="-0.42638724" table:style-name="ce3">
            <text:p>-4.26E-01</text:p>
          </table:table-cell>
          <table:table-cell office:value-type="float" office:value="-1.3354840431265216" table:formula="of:=[.K194]*SQRT(9.81*1)" table:style-name="ce3">
            <text:p>-1.34E+00</text:p>
          </table:table-cell>
          <table:table-cell table:style-name="ce1"/>
          <table:table-cell office:value-type="float" office:value="5.2997978999999997" table:style-name="ce9">
            <text:p>5.30E+00</text:p>
          </table:table-cell>
          <table:table-cell office:value-type="float" office:value="1.6920952449932862" table:formula="of:=[.N194]/SQRT(9.81/1)" table:style-name="ce16">
            <text:p>1.69E+00</text:p>
          </table:table-cell>
          <table:table-cell office:value-type="float" office:value="-0.67392328000000001" table:style-name="ce9">
            <text:p>-6.74E-01</text:p>
          </table:table-cell>
          <table:table-cell office:value-type="float" office:value="-2.1107896820071042" table:formula="of:=[.P194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2447236000000004" table:style-name="ce3">
            <text:p>5.24E+00</text:p>
          </table:table-cell>
          <table:table-cell office:value-type="float" office:value="1.674511374266568" table:formula="of:=[.A195]/SQRT(9.81/1)" table:style-name="ce13">
            <text:p>1.67E+00</text:p>
          </table:table-cell>
          <table:table-cell office:value-type="float" office:value="-2.1404907999999998" table:style-name="ce3">
            <text:p>-2.14E+00</text:p>
          </table:table-cell>
          <table:table-cell table:style-name="ce1"/>
          <table:table-cell office:value-type="float" office:value="5.6857417999999997" table:style-name="ce6">
            <text:p>5.69E+00</text:p>
          </table:table-cell>
          <table:table-cell office:value-type="float" office:value="1.8153176490068741" table:formula="of:=[.E195]/SQRT(9.81/1)" table:style-name="ce16">
            <text:p>1.82E+00</text:p>
          </table:table-cell>
          <table:table-cell office:value-type="float" office:value="-3.1412236999999998" table:style-name="ce6">
            <text:p>-3.14E+00</text:p>
          </table:table-cell>
          <table:table-cell table:style-name="ce1"/>
          <table:table-cell office:value-type="float" office:value="5.9254312999999996" table:style-name="ce3">
            <text:p>5.93E+00</text:p>
          </table:table-cell>
          <table:table-cell office:value-type="float" office:value="1.8918446168040457" table:formula="of:=[.I195]/SQRT(9.81/1)" table:style-name="ce13">
            <text:p>1.89E+00</text:p>
          </table:table-cell>
          <table:table-cell office:value-type="float" office:value="-0.42715326999999997" table:style-name="ce3">
            <text:p>-4.27E-01</text:p>
          </table:table-cell>
          <table:table-cell office:value-type="float" office:value="-1.3378833195250277" table:formula="of:=[.K195]*SQRT(9.81*1)" table:style-name="ce3">
            <text:p>-1.34E+00</text:p>
          </table:table-cell>
          <table:table-cell table:style-name="ce1"/>
          <table:table-cell office:value-type="float" office:value="5.3444592000000002" table:style-name="ce9">
            <text:p>5.34E+00</text:p>
          </table:table-cell>
          <table:table-cell office:value-type="float" office:value="1.7063545006840022" table:formula="of:=[.N195]/SQRT(9.81/1)" table:style-name="ce16">
            <text:p>1.71E+00</text:p>
          </table:table-cell>
          <table:table-cell office:value-type="float" office:value="-0.67392328000000001" table:style-name="ce9">
            <text:p>-6.74E-01</text:p>
          </table:table-cell>
          <table:table-cell office:value-type="float" office:value="-2.1107896820071042" table:formula="of:=[.P195]*SQRT(9.81*1)" table:style-name="ce16">
            <text:p>-2.11E+00</text:p>
          </table:table-cell>
          <table:table-cell table:number-columns-repeated="16367"/>
        </table:table-row>
        <table:table-row table:style-name="ro1">
          <table:table-cell office:value-type="float" office:value="5.2760844999999996" table:style-name="ce3">
            <text:p>5.28E+00</text:p>
          </table:table-cell>
          <table:table-cell office:value-type="float" office:value="1.6845241390492984" table:formula="of:=[.A196]/SQRT(9.81/1)" table:style-name="ce13">
            <text:p>1.68E+00</text:p>
          </table:table-cell>
          <table:table-cell office:value-type="float" office:value="-2.1534113000000001" table:style-name="ce3">
            <text:p>-2.15E+00</text:p>
          </table:table-cell>
          <table:table-cell table:style-name="ce1"/>
          <table:table-cell office:value-type="float" office:value="5.7138647000000002" table:style-name="ce6">
            <text:p>5.71E+00</text:p>
          </table:table-cell>
          <table:table-cell office:value-type="float" office:value="1.8242965999524228" table:formula="of:=[.E196]/SQRT(9.81/1)" table:style-name="ce16">
            <text:p>1.82E+00</text:p>
          </table:table-cell>
          <table:table-cell office:value-type="float" office:value="-3.1635388999999998" table:style-name="ce6">
            <text:p>-3.16E+00</text:p>
          </table:table-cell>
          <table:table-cell table:style-name="ce1"/>
          <table:table-cell office:value-type="float" office:value="5.9569096999999998" table:style-name="ce3">
            <text:p>5.96E+00</text:p>
          </table:table-cell>
          <table:table-cell office:value-type="float" office:value="1.9018948964496143" table:formula="of:=[.I196]/SQRT(9.81/1)" table:style-name="ce13">
            <text:p>1.90E+00</text:p>
          </table:table-cell>
          <table:table-cell office:value-type="float" office:value="-0.42811252999999999" table:style-name="ce3">
            <text:p>-4.28E-01</text:p>
          </table:table-cell>
          <table:table-cell office:value-type="float" office:value="-1.3408878100515489" table:formula="of:=[.K196]*SQRT(9.81*1)" table:style-name="ce3">
            <text:p>-1.34E+00</text:p>
          </table:table-cell>
          <table:table-cell table:style-name="ce1"/>
          <table:table-cell office:value-type="float" office:value="5.3667898000000003" table:style-name="ce9">
            <text:p>5.37E+00</text:p>
          </table:table-cell>
          <table:table-cell office:value-type="float" office:value="1.7134841125655886" table:formula="of:=[.N196]/SQRT(9.81/1)" table:style-name="ce16">
            <text:p>1.71E+00</text:p>
          </table:table-cell>
          <table:table-cell office:value-type="float" office:value="-0.67775938000000002" table:style-name="ce9">
            <text:p>-6.78E-01</text:p>
          </table:table-cell>
          <table:table-cell office:value-type="float" office:value="-2.1228046999467538" table:formula="of:=[.P196]*SQRT(9.81*1)" table:style-name="ce16">
            <text:p>-2.12E+00</text:p>
          </table:table-cell>
          <table:table-cell table:number-columns-repeated="16367"/>
        </table:table-row>
        <table:table-row table:style-name="ro1">
          <table:table-cell office:value-type="float" office:value="5.3074453999999998" table:style-name="ce3">
            <text:p>5.31E+00</text:p>
          </table:table-cell>
          <table:table-cell office:value-type="float" office:value="1.6945369038320293" table:formula="of:=[.A197]/SQRT(9.81/1)" table:style-name="ce13">
            <text:p>1.69E+00</text:p>
          </table:table-cell>
          <table:table-cell office:value-type="float" office:value="-2.1663459999999999" table:style-name="ce3">
            <text:p>-2.17E+00</text:p>
          </table:table-cell>
          <table:table-cell table:style-name="ce1"/>
          <table:table-cell office:value-type="float" office:value="5.7419697999999997" table:style-name="ce6">
            <text:p>5.74E+00</text:p>
          </table:table-cell>
          <table:table-cell office:value-type="float" office:value="1.8332698677953456" table:formula="of:=[.E197]/SQRT(9.81/1)" table:style-name="ce16">
            <text:p>1.83E+00</text:p>
          </table:table-cell>
          <table:table-cell office:value-type="float" office:value="-3.1858681999999998" table:style-name="ce6">
            <text:p>-3.19E+00</text:p>
          </table:table-cell>
          <table:table-cell table:style-name="ce1"/>
          <table:table-cell office:value-type="float" office:value="5.9883880999999999" table:style-name="ce3">
            <text:p>5.99E+00</text:p>
          </table:table-cell>
          <table:table-cell office:value-type="float" office:value="1.9119451760951829" table:formula="of:=[.I197]/SQRT(9.81/1)" table:style-name="ce13">
            <text:p>1.91E+00</text:p>
          </table:table-cell>
          <table:table-cell office:value-type="float" office:value="-0.4290718" table:style-name="ce3">
            <text:p>-4.29E-01</text:p>
          </table:table-cell>
          <table:table-cell office:value-type="float" office:value="-1.3438923318989897" table:formula="of:=[.K197]*SQRT(9.81*1)" table:style-name="ce3">
            <text:p>-1.34E+00</text:p>
          </table:table-cell>
          <table:table-cell table:style-name="ce1"/>
          <table:table-cell office:value-type="float" office:value="5.4099683000000001" table:style-name="ce9">
            <text:p>5.41E+00</text:p>
          </table:table-cell>
          <table:table-cell office:value-type="float" office:value="1.7272699466510624" table:formula="of:=[.N197]/SQRT(9.81/1)" table:style-name="ce16">
            <text:p>1.73E+00</text:p>
          </table:table-cell>
          <table:table-cell office:value-type="float" office:value="-0.67775938000000002" table:style-name="ce9">
            <text:p>-6.78E-01</text:p>
          </table:table-cell>
          <table:table-cell office:value-type="float" office:value="-2.1228046999467538" table:formula="of:=[.P197]*SQRT(9.81*1)" table:style-name="ce16">
            <text:p>-2.12E+00</text:p>
          </table:table-cell>
          <table:table-cell table:number-columns-repeated="16367"/>
        </table:table-row>
        <table:table-row table:style-name="ro1">
          <table:table-cell office:value-type="float" office:value="5.3388062999999999" table:style-name="ce3">
            <text:p>5.34E+00</text:p>
          </table:table-cell>
          <table:table-cell office:value-type="float" office:value="1.7045496686147599" table:formula="of:=[.A198]/SQRT(9.81/1)" table:style-name="ce13">
            <text:p>1.70E+00</text:p>
          </table:table-cell>
          <table:table-cell office:value-type="float" office:value="-2.1792805999999998" table:style-name="ce3">
            <text:p>-2.18E+00</text:p>
          </table:table-cell>
          <table:table-cell table:style-name="ce1"/>
          <table:table-cell office:value-type="float" office:value="5.7686013000000003" table:style-name="ce6">
            <text:p>5.77E+00</text:p>
          </table:table-cell>
          <table:table-cell office:value-type="float" office:value="1.8417726513669683" table:formula="of:=[.E198]/SQRT(9.81/1)" table:style-name="ce16">
            <text:p>1.84E+00</text:p>
          </table:table-cell>
          <table:table-cell office:value-type="float" office:value="-3.2081833" table:style-name="ce6">
            <text:p>-3.21E+00</text:p>
          </table:table-cell>
          <table:table-cell table:style-name="ce1"/>
          <table:table-cell office:value-type="float" office:value="6.0198665" table:style-name="ce3">
            <text:p>6.02E+00</text:p>
          </table:table-cell>
          <table:table-cell office:value-type="float" office:value="1.9219954557407513" table:formula="of:=[.I198]/SQRT(9.81/1)" table:style-name="ce13">
            <text:p>1.92E+00</text:p>
          </table:table-cell>
          <table:table-cell office:value-type="float" office:value="-0.4296469" table:style-name="ce3">
            <text:p>-4.30E-01</text:p>
          </table:table-cell>
          <table:table-cell office:value-type="float" office:value="-1.3456935979809721" table:formula="of:=[.K198]*SQRT(9.81*1)" table:style-name="ce3">
            <text:p>-1.35E+00</text:p>
          </table:table-cell>
          <table:table-cell table:style-name="ce1"/>
          <table:table-cell office:value-type="float" office:value="5.4322990000000004" table:style-name="ce9">
            <text:p>5.43E+00</text:p>
          </table:table-cell>
          <table:table-cell office:value-type="float" office:value="1.7343995904601919" table:formula="of:=[.N198]/SQRT(9.81/1)" table:style-name="ce16">
            <text:p>1.73E+00</text:p>
          </table:table-cell>
          <table:table-cell office:value-type="float" office:value="-0.67795280000000002" table:style-name="ce9">
            <text:p>-6.78E-01</text:p>
          </table:table-cell>
          <table:table-cell office:value-type="float" office:value="-2.1234105091722397" table:formula="of:=[.P198]*SQRT(9.81*1)" table:style-name="ce16">
            <text:p>-2.12E+00</text:p>
          </table:table-cell>
          <table:table-cell table:number-columns-repeated="16367"/>
        </table:table-row>
        <table:table-row table:style-name="ro1">
          <table:table-cell office:value-type="float" office:value="5.3701670999999997" table:style-name="ce3">
            <text:p>5.37E+00</text:p>
          </table:table-cell>
          <table:table-cell office:value-type="float" office:value="1.7145624014699477" table:formula="of:=[.A199]/SQRT(9.81/1)" table:style-name="ce13">
            <text:p>1.71E+00</text:p>
          </table:table-cell>
          <table:table-cell office:value-type="float" office:value="-2.1922011000000001" table:style-name="ce3">
            <text:p>-2.19E+00</text:p>
          </table:table-cell>
          <table:table-cell table:style-name="ce1"/>
          <table:table-cell office:value-type="float" office:value="5.7967063999999997" table:style-name="ce6">
            <text:p>5.80E+00</text:p>
          </table:table-cell>
          <table:table-cell office:value-type="float" office:value="1.850745919209891" table:formula="of:=[.E199]/SQRT(9.81/1)" table:style-name="ce16">
            <text:p>1.85E+00</text:p>
          </table:table-cell>
          <table:table-cell office:value-type="float" office:value="-3.2304984999999999" table:style-name="ce6">
            <text:p>-3.23E+00</text:p>
          </table:table-cell>
          <table:table-cell table:style-name="ce1"/>
          <table:table-cell office:value-type="float" office:value="6.0513447999999999" table:style-name="ce3">
            <text:p>6.05E+00</text:p>
          </table:table-cell>
          <table:table-cell office:value-type="float" office:value="1.932045703458777" table:formula="of:=[.I199]/SQRT(9.81/1)" table:style-name="ce13">
            <text:p>1.93E+00</text:p>
          </table:table-cell>
          <table:table-cell office:value-type="float" office:value="-0.43041293000000003" table:style-name="ce3">
            <text:p>-4.30E-01</text:p>
          </table:table-cell>
          <table:table-cell office:value-type="float" office:value="-1.3480928743794784" table:formula="of:=[.K199]*SQRT(9.81*1)" table:style-name="ce3">
            <text:p>-1.35E+00</text:p>
          </table:table-cell>
          <table:table-cell table:style-name="ce1"/>
          <table:table-cell office:value-type="float" office:value="5.4546295999999996" table:style-name="ce9">
            <text:p>5.45E+00</text:p>
          </table:table-cell>
          <table:table-cell office:value-type="float" office:value="1.7415292023417781" table:formula="of:=[.N199]/SQRT(9.81/1)" table:style-name="ce16">
            <text:p>1.74E+00</text:p>
          </table:table-cell>
          <table:table-cell office:value-type="float" office:value="-0.67795280000000002" table:style-name="ce9">
            <text:p>-6.78E-01</text:p>
          </table:table-cell>
          <table:table-cell office:value-type="float" office:value="-2.1234105091722397" table:formula="of:=[.P199]*SQRT(9.81*1)" table:style-name="ce16">
            <text:p>-2.12E+00</text:p>
          </table:table-cell>
          <table:table-cell table:number-columns-repeated="16367"/>
        </table:table-row>
        <table:table-row table:style-name="ro1">
          <table:table-cell office:value-type="float" office:value="5.4015279999999999" table:style-name="ce3">
            <text:p>5.40E+00</text:p>
          </table:table-cell>
          <table:table-cell office:value-type="float" office:value="1.7245751662526783" table:formula="of:=[.A200]/SQRT(9.81/1)" table:style-name="ce13">
            <text:p>1.72E+00</text:p>
          </table:table-cell>
          <table:table-cell office:value-type="float" office:value="-2.2051357" table:style-name="ce3">
            <text:p>-2.21E+00</text:p>
          </table:table-cell>
          <table:table-cell table:style-name="ce1"/>
          <table:table-cell office:value-type="float" office:value="5.8233379999999997" table:style-name="ce6">
            <text:p>5.82E+00</text:p>
          </table:table-cell>
          <table:table-cell office:value-type="float" office:value="1.8592487347090563" table:formula="of:=[.E200]/SQRT(9.81/1)" table:style-name="ce16">
            <text:p>1.86E+00</text:p>
          </table:table-cell>
          <table:table-cell office:value-type="float" office:value="-3.2528277999999999" table:style-name="ce6">
            <text:p>-3.25E+00</text:p>
          </table:table-cell>
          <table:table-cell table:style-name="ce1"/>
          <table:table-cell office:value-type="float" office:value="6.0828232" table:style-name="ce3">
            <text:p>6.08E+00</text:p>
          </table:table-cell>
          <table:table-cell office:value-type="float" office:value="1.9420959831043456" table:formula="of:=[.I200]/SQRT(9.81/1)" table:style-name="ce13">
            <text:p>1.94E+00</text:p>
          </table:table-cell>
          <table:table-cell office:value-type="float" office:value="-0.43117896999999999" table:style-name="ce3">
            <text:p>-4.31E-01</text:p>
          </table:table-cell>
          <table:table-cell office:value-type="float" office:value="-1.3504921820989042" table:formula="of:=[.K200]*SQRT(9.81*1)" table:style-name="ce3">
            <text:p>-1.35E+00</text:p>
          </table:table-cell>
          <table:table-cell table:style-name="ce1"/>
          <table:table-cell office:value-type="float" office:value="5.4754775000000002" table:style-name="ce9">
            <text:p>5.48E+00</text:p>
          </table:table-cell>
          <table:table-cell office:value-type="float" office:value="1.7481854245456656" table:formula="of:=[.N200]/SQRT(9.81/1)" table:style-name="ce16">
            <text:p>1.75E+00</text:p>
          </table:table-cell>
          <table:table-cell office:value-type="float" office:value="-0.68178890000000003" table:style-name="ce9">
            <text:p>-6.82E-01</text:p>
          </table:table-cell>
          <table:table-cell office:value-type="float" office:value="-2.1354255271118894" table:formula="of:=[.P200]*SQRT(9.81*1)" table:style-name="ce16">
            <text:p>-2.14E+00</text:p>
          </table:table-cell>
          <table:table-cell table:number-columns-repeated="16367"/>
        </table:table-row>
        <table:table-row table:style-name="ro1">
          <table:table-cell office:value-type="float" office:value="5.4328889" table:style-name="ce3">
            <text:p>5.43E+00</text:p>
          </table:table-cell>
          <table:table-cell office:value-type="float" office:value="1.7345879310354091" table:formula="of:=[.A201]/SQRT(9.81/1)" table:style-name="ce13">
            <text:p>1.73E+00</text:p>
          </table:table-cell>
          <table:table-cell office:value-type="float" office:value="-2.2180704000000002" table:style-name="ce3">
            <text:p>-2.22E+00</text:p>
          </table:table-cell>
          <table:table-cell table:style-name="ce1"/>
          <table:table-cell office:value-type="float" office:value="5.8514607999999999" table:style-name="ce6">
            <text:p>5.85E+00</text:p>
          </table:table-cell>
          <table:table-cell office:value-type="float" office:value="1.8682276537270621" table:formula="of:=[.E201]/SQRT(9.81/1)" table:style-name="ce16">
            <text:p>1.87E+00</text:p>
          </table:table-cell>
          <table:table-cell office:value-type="float" office:value="-3.2634004000000001" table:style-name="ce6">
            <text:p>-3.26E+00</text:p>
          </table:table-cell>
          <table:table-cell table:style-name="ce1"/>
          <table:table-cell office:value-type="float" office:value="6.1143016000000001" table:style-name="ce3">
            <text:p>6.11E+00</text:p>
          </table:table-cell>
          <table:table-cell office:value-type="float" office:value="1.952146262749914" table:formula="of:=[.I201]/SQRT(9.81/1)" table:style-name="ce13">
            <text:p>1.95E+00</text:p>
          </table:table-cell>
          <table:table-cell office:value-type="float" office:value="-0.43194729999999998" table:style-name="ce3">
            <text:p>-4.32E-01</text:p>
          </table:table-cell>
          <table:table-cell office:value-type="float" office:value="-1.3528986623089014" table:formula="of:=[.K201]*SQRT(9.81*1)" table:style-name="ce3">
            <text:p>-1.35E+00</text:p>
          </table:table-cell>
          <table:table-cell table:style-name="ce1"/>
          <table:table-cell office:value-type="float" office:value="5.5424695000000002" table:style-name="ce9">
            <text:p>5.54E+00</text:p>
          </table:table-cell>
          <table:table-cell office:value-type="float" office:value="1.7695743240455108" table:formula="of:=[.N201]/SQRT(9.81/1)" table:style-name="ce16">
            <text:p>1.77E+00</text:p>
          </table:table-cell>
          <table:table-cell office:value-type="float" office:value="-0.68178890000000003" table:style-name="ce9">
            <text:p>-6.82E-01</text:p>
          </table:table-cell>
          <table:table-cell office:value-type="float" office:value="-2.1354255271118894" table:formula="of:=[.P201]*SQRT(9.81*1)" table:style-name="ce16">
            <text:p>-2.14E+00</text:p>
          </table:table-cell>
          <table:table-cell table:number-columns-repeated="16367"/>
        </table:table-row>
        <table:table-row table:style-name="ro1">
          <table:table-cell office:value-type="float" office:value="5.4642496999999999" table:style-name="ce3">
            <text:p>5.46E+00</text:p>
          </table:table-cell>
          <table:table-cell office:value-type="float" office:value="1.7446006638905969" table:formula="of:=[.A202]/SQRT(9.81/1)" table:style-name="ce13">
            <text:p>1.74E+00</text:p>
          </table:table-cell>
          <table:table-cell office:value-type="float" office:value="-2.2309909000000001" table:style-name="ce3">
            <text:p>-2.23E+00</text:p>
          </table:table-cell>
          <table:table-cell table:style-name="ce1"/>
          <table:table-cell office:value-type="float" office:value="5.8780923999999999" table:style-name="ce6">
            <text:p>5.88E+00</text:p>
          </table:table-cell>
          <table:table-cell office:value-type="float" office:value="1.8767304692262272" table:formula="of:=[.E202]/SQRT(9.81/1)" table:style-name="ce16">
            <text:p>1.88E+00</text:p>
          </table:table-cell>
          <table:table-cell office:value-type="float" office:value="-3.2857154999999998" table:style-name="ce6">
            <text:p>-3.29E+00</text:p>
          </table:table-cell>
          <table:table-cell table:style-name="ce1"/>
          <table:table-cell office:value-type="float" office:value="6.1457799" table:style-name="ce3">
            <text:p>6.15E+00</text:p>
          </table:table-cell>
          <table:table-cell office:value-type="float" office:value="1.9621965104679397" table:formula="of:=[.I202]/SQRT(9.81/1)" table:style-name="ce13">
            <text:p>1.96E+00</text:p>
          </table:table-cell>
          <table:table-cell office:value-type="float" office:value="-0.43290426999999998" table:style-name="ce3">
            <text:p>-4.33E-01</text:p>
          </table:table-cell>
          <table:table-cell office:value-type="float" office:value="-1.3558959803448511" table:formula="of:=[.K202]*SQRT(9.81*1)" table:style-name="ce3">
            <text:p>-1.36E+00</text:p>
          </table:table-cell>
          <table:table-cell table:style-name="ce1"/>
          <table:table-cell office:value-type="float" office:value="5.5632995000000003" table:style-name="ce9">
            <text:p>5.56E+00</text:p>
          </table:table-cell>
          <table:table-cell office:value-type="float" office:value="1.7762248312192297" table:formula="of:=[.N202]/SQRT(9.81/1)" table:style-name="ce16">
            <text:p>1.78E+00</text:p>
          </table:table-cell>
          <table:table-cell office:value-type="float" office:value="-0.68198232000000003" table:style-name="ce9">
            <text:p>-6.82E-01</text:p>
          </table:table-cell>
          <table:table-cell office:value-type="float" office:value="-2.1360313363373753" table:formula="of:=[.P202]*SQRT(9.81*1)" table:style-name="ce16">
            <text:p>-2.14E+00</text:p>
          </table:table-cell>
          <table:table-cell table:number-columns-repeated="16367"/>
        </table:table-row>
        <table:table-row table:style-name="ro1">
          <table:table-cell office:value-type="float" office:value="5.4956106" table:style-name="ce3">
            <text:p>5.50E+00</text:p>
          </table:table-cell>
          <table:table-cell office:value-type="float" office:value="1.7546134286733275" table:formula="of:=[.A203]/SQRT(9.81/1)" table:style-name="ce13">
            <text:p>1.75E+00</text:p>
          </table:table-cell>
          <table:table-cell office:value-type="float" office:value="-2.2439255" table:style-name="ce3">
            <text:p>-2.24E+00</text:p>
          </table:table-cell>
          <table:table-cell table:style-name="ce1"/>
          <table:table-cell office:value-type="float" office:value="5.9061975000000002" table:style-name="ce6">
            <text:p>5.91E+00</text:p>
          </table:table-cell>
          <table:table-cell office:value-type="float" office:value="1.8857037370691505" table:formula="of:=[.E203]/SQRT(9.81/1)" table:style-name="ce16">
            <text:p>1.89E+00</text:p>
          </table:table-cell>
          <table:table-cell office:value-type="float" office:value="-3.3080307000000002" table:style-name="ce6">
            <text:p>-3.31E+00</text:p>
          </table:table-cell>
          <table:table-cell table:style-name="ce1"/>
          <table:table-cell office:value-type="float" office:value="6.1772583000000001" table:style-name="ce3">
            <text:p>6.18E+00</text:p>
          </table:table-cell>
          <table:table-cell office:value-type="float" office:value="1.9722467901135081" table:formula="of:=[.I203]/SQRT(9.81/1)" table:style-name="ce13">
            <text:p>1.97E+00</text:p>
          </table:table-cell>
          <table:table-cell office:value-type="float" office:value="-0.43367260000000002" table:style-name="ce3">
            <text:p>-4.34E-01</text:p>
          </table:table-cell>
          <table:table-cell office:value-type="float" office:value="-1.3583024605548486" table:formula="of:=[.K203]*SQRT(9.81*1)" table:style-name="ce3">
            <text:p>-1.36E+00</text:p>
          </table:table-cell>
          <table:table-cell table:style-name="ce1"/>
          <table:table-cell office:value-type="float" office:value="5.5856301000000004" table:style-name="ce9">
            <text:p>5.59E+00</text:p>
          </table:table-cell>
          <table:table-cell office:value-type="float" office:value="1.7833544431008161" table:formula="of:=[.N203]/SQRT(9.81/1)" table:style-name="ce16">
            <text:p>1.78E+00</text:p>
          </table:table-cell>
          <table:table-cell office:value-type="float" office:value="-0.68562730999999999" table:style-name="ce9">
            <text:p>-6.86E-01</text:p>
          </table:table-cell>
          <table:table-cell office:value-type="float" office:value="-2.1474477801839496" table:formula="of:=[.P203]*SQRT(9.81*1)" table:style-name="ce16">
            <text:p>-2.15E+00</text:p>
          </table:table-cell>
          <table:table-cell table:number-columns-repeated="16367"/>
        </table:table-row>
        <table:table-row table:style-name="ro1">
          <table:table-cell office:value-type="float" office:value="5.5269715000000001" table:style-name="ce3">
            <text:p>5.53E+00</text:p>
          </table:table-cell>
          <table:table-cell office:value-type="float" office:value="1.7646261934560583" table:formula="of:=[.A204]/SQRT(9.81/1)" table:style-name="ce13">
            <text:p>1.76E+00</text:p>
          </table:table-cell>
          <table:table-cell office:value-type="float" office:value="-2.2568602000000002" table:style-name="ce3">
            <text:p>-2.26E+00</text:p>
          </table:table-cell>
          <table:table-cell table:style-name="ce1"/>
          <table:table-cell office:value-type="float" office:value="5.9328289999999999" table:style-name="ce6">
            <text:p>5.93E+00</text:p>
          </table:table-cell>
          <table:table-cell office:value-type="float" office:value="1.8942065206407728" table:formula="of:=[.E204]/SQRT(9.81/1)" table:style-name="ce16">
            <text:p>1.89E+00</text:p>
          </table:table-cell>
          <table:table-cell office:value-type="float" office:value="-3.3303600000000002" table:style-name="ce6">
            <text:p>-3.33E+00</text:p>
          </table:table-cell>
          <table:table-cell table:style-name="ce1"/>
          <table:table-cell office:value-type="float" office:value="6.2087367000000002" table:style-name="ce3">
            <text:p>6.21E+00</text:p>
          </table:table-cell>
          <table:table-cell office:value-type="float" office:value="1.9822970697590767" table:formula="of:=[.I204]/SQRT(9.81/1)" table:style-name="ce13">
            <text:p>1.98E+00</text:p>
          </table:table-cell>
          <table:table-cell office:value-type="float" office:value="-0.43462956000000003" table:style-name="ce3">
            <text:p>-4.35E-01</text:p>
          </table:table-cell>
          <table:table-cell office:value-type="float" office:value="-1.3612997472698787" table:formula="of:=[.K204]*SQRT(9.81*1)" table:style-name="ce3">
            <text:p>-1.36E+00</text:p>
          </table:table-cell>
          <table:table-cell table:style-name="ce1"/>
          <table:table-cell office:value-type="float" office:value="5.6079607999999999" table:style-name="ce9">
            <text:p>5.61E+00</text:p>
          </table:table-cell>
          <table:table-cell office:value-type="float" office:value="1.7904840869099454" table:formula="of:=[.N204]/SQRT(9.81/1)" table:style-name="ce16">
            <text:p>1.79E+00</text:p>
          </table:table-cell>
          <table:table-cell office:value-type="float" office:value="-0.68198232000000003" table:style-name="ce9">
            <text:p>-6.82E-01</text:p>
          </table:table-cell>
          <table:table-cell office:value-type="float" office:value="-2.1360313363373753" table:formula="of:=[.P204]*SQRT(9.81*1)" table:style-name="ce16">
            <text:p>-2.14E+00</text:p>
          </table:table-cell>
          <table:table-cell table:number-columns-repeated="16367"/>
        </table:table-row>
        <table:table-row table:style-name="ro1">
          <table:table-cell office:value-type="float" office:value="5.5583323" table:style-name="ce3">
            <text:p>5.56E+00</text:p>
          </table:table-cell>
          <table:table-cell office:value-type="float" office:value="1.7746389263112461" table:formula="of:=[.A205]/SQRT(9.81/1)" table:style-name="ce13">
            <text:p>1.77E+00</text:p>
          </table:table-cell>
          <table:table-cell office:value-type="float" office:value="-2.2697807000000001" table:style-name="ce3">
            <text:p>-2.27E+00</text:p>
          </table:table-cell>
          <table:table-cell table:style-name="ce1"/>
          <table:table-cell office:value-type="float" office:value="5.9609341000000002" table:style-name="ce6">
            <text:p>5.96E+00</text:p>
          </table:table-cell>
          <table:table-cell office:value-type="float" office:value="1.9031797884836958" table:formula="of:=[.E205]/SQRT(9.81/1)" table:style-name="ce16">
            <text:p>1.90E+00</text:p>
          </table:table-cell>
          <table:table-cell office:value-type="float" office:value="-3.3421026" table:style-name="ce6">
            <text:p>-3.34E+00</text:p>
          </table:table-cell>
          <table:table-cell table:style-name="ce1"/>
          <table:table-cell office:value-type="float" office:value="6.2402151000000003" table:style-name="ce3">
            <text:p>6.24E+00</text:p>
          </table:table-cell>
          <table:table-cell office:value-type="float" office:value="1.9923473494046453" table:formula="of:=[.I205]/SQRT(9.81/1)" table:style-name="ce13">
            <text:p>1.99E+00</text:p>
          </table:table-cell>
          <table:table-cell office:value-type="float" office:value="-0.43558882999999998" table:style-name="ce3">
            <text:p>-4.36E-01</text:p>
          </table:table-cell>
          <table:table-cell office:value-type="float" office:value="-1.3643042691173193" table:formula="of:=[.K205]*SQRT(9.81*1)" table:style-name="ce3">
            <text:p>-1.36E+00</text:p>
          </table:table-cell>
          <table:table-cell table:style-name="ce1"/>
          <table:table-cell office:value-type="float" office:value="5.6079607999999999" table:style-name="ce9">
            <text:p>5.61E+00</text:p>
          </table:table-cell>
          <table:table-cell office:value-type="float" office:value="1.7904840869099454" table:formula="of:=[.N205]/SQRT(9.81/1)" table:style-name="ce16">
            <text:p>1.79E+00</text:p>
          </table:table-cell>
          <table:table-cell office:value-type="float" office:value="-0.68198232000000003" table:style-name="ce9">
            <text:p>-6.82E-01</text:p>
          </table:table-cell>
          <table:table-cell office:value-type="float" office:value="-2.1360313363373753" table:formula="of:=[.P205]*SQRT(9.81*1)" table:style-name="ce16">
            <text:p>-2.14E+00</text:p>
          </table:table-cell>
          <table:table-cell table:number-columns-repeated="16367"/>
        </table:table-row>
        <table:table-row table:style-name="ro1">
          <table:table-cell office:value-type="float" office:value="5.5896932000000001" table:style-name="ce3">
            <text:p>5.59E+00</text:p>
          </table:table-cell>
          <table:table-cell office:value-type="float" office:value="1.7846516910939767" table:formula="of:=[.A206]/SQRT(9.81/1)" table:style-name="ce13">
            <text:p>1.78E+00</text:p>
          </table:table-cell>
          <table:table-cell office:value-type="float" office:value="-2.2827153" table:style-name="ce3">
            <text:p>-2.28E+00</text:p>
          </table:table-cell>
          <table:table-cell table:style-name="ce1"/>
          <table:table-cell office:value-type="float" office:value="5.9890569999999999" table:style-name="ce6">
            <text:p>5.99E+00</text:p>
          </table:table-cell>
          <table:table-cell office:value-type="float" office:value="1.9121587394292443" table:formula="of:=[.E206]/SQRT(9.81/1)" table:style-name="ce16">
            <text:p>1.91E+00</text:p>
          </table:table-cell>
          <table:table-cell office:value-type="float" office:value="-3.3644178" table:style-name="ce6">
            <text:p>-3.36E+00</text:p>
          </table:table-cell>
          <table:table-cell table:style-name="ce1"/>
          <table:table-cell office:value-type="float" office:value="6.2716934000000002" table:style-name="ce3">
            <text:p>6.27E+00</text:p>
          </table:table-cell>
          <table:table-cell office:value-type="float" office:value="2.0023975971226711" table:formula="of:=[.I206]/SQRT(9.81/1)" table:style-name="ce13">
            <text:p>2.00E+00</text:p>
          </table:table-cell>
          <table:table-cell office:value-type="float" office:value="-0.43673902999999997" table:style-name="ce3">
            <text:p>-4.37E-01</text:p>
          </table:table-cell>
          <table:table-cell office:value-type="float" office:value="-1.3679068012812841" table:formula="of:=[.K206]*SQRT(9.81*1)" table:style-name="ce3">
            <text:p>-1.37E+00</text:p>
          </table:table-cell>
          <table:table-cell table:style-name="ce1"/>
          <table:table-cell office:value-type="float" office:value="5.6302913999999999" table:style-name="ce9">
            <text:p>5.63E+00</text:p>
          </table:table-cell>
          <table:table-cell office:value-type="float" office:value="1.7976136987915319" table:formula="of:=[.N206]/SQRT(9.81/1)" table:style-name="ce16">
            <text:p>1.80E+00</text:p>
          </table:table-cell>
          <table:table-cell office:value-type="float" office:value="-0.68581842000000004" table:style-name="ce9">
            <text:p>-6.86E-01</text:p>
          </table:table-cell>
          <table:table-cell office:value-type="float" office:value="-2.1480463542770249" table:formula="of:=[.P206]*SQRT(9.81*1)" table:style-name="ce16">
            <text:p>-2.15E+00</text:p>
          </table:table-cell>
          <table:table-cell table:number-columns-repeated="16367"/>
        </table:table-row>
        <table:table-row table:style-name="ro1">
          <table:table-cell office:value-type="float" office:value="5.6195667" table:style-name="ce3">
            <text:p>5.62E+00</text:p>
          </table:table-cell>
          <table:table-cell office:value-type="float" office:value="1.7941895656044948" table:formula="of:=[.A207]/SQRT(9.81/1)" table:style-name="ce13">
            <text:p>1.79E+00</text:p>
          </table:table-cell>
          <table:table-cell office:value-type="float" office:value="-2.2956498999999999" table:style-name="ce3">
            <text:p>-2.30E+00</text:p>
          </table:table-cell>
          <table:table-cell table:style-name="ce1"/>
          <table:table-cell office:value-type="float" office:value="6.0156885000000004" table:style-name="ce6">
            <text:p>6.02E+00</text:p>
          </table:table-cell>
          <table:table-cell office:value-type="float" office:value="1.9206615230008668" table:formula="of:=[.E207]/SQRT(9.81/1)" table:style-name="ce16">
            <text:p>1.92E+00</text:p>
          </table:table-cell>
          <table:table-cell office:value-type="float" office:value="-3.3867470000000002" table:style-name="ce6">
            <text:p>-3.39E+00</text:p>
          </table:table-cell>
          <table:table-cell table:style-name="ce1"/>
          <table:table-cell office:value-type="float" office:value="6.3031718000000003" table:style-name="ce3">
            <text:p>6.30E+00</text:p>
          </table:table-cell>
          <table:table-cell office:value-type="float" office:value="2.0124478767682392" table:formula="of:=[.I207]/SQRT(9.81/1)" table:style-name="ce13">
            <text:p>2.01E+00</text:p>
          </table:table-cell>
          <table:table-cell office:value-type="float" office:value="-0.43750506" table:style-name="ce3">
            <text:p>-4.38E-01</text:p>
          </table:table-cell>
          <table:table-cell office:value-type="float" office:value="-1.3703060776797904" table:formula="of:=[.K207]*SQRT(9.81*1)" table:style-name="ce3">
            <text:p>-1.37E+00</text:p>
          </table:table-cell>
          <table:table-cell table:style-name="ce1"/>
          <table:table-cell office:value-type="float" office:value="5.6958006000000001" table:style-name="ce9">
            <text:p>5.70E+00</text:p>
          </table:table-cell>
          <table:table-cell office:value-type="float" office:value="1.8185291766861351" table:formula="of:=[.N207]/SQRT(9.81/1)" table:style-name="ce16">
            <text:p>1.82E+00</text:p>
          </table:table-cell>
          <table:table-cell office:value-type="float" office:value="-0.68581842000000004" table:style-name="ce9">
            <text:p>-6.86E-01</text:p>
          </table:table-cell>
          <table:table-cell office:value-type="float" office:value="-2.1480463542770249" table:formula="of:=[.P207]*SQRT(9.81*1)" table:style-name="ce16">
            <text:p>-2.15E+00</text:p>
          </table:table-cell>
          <table:table-cell table:number-columns-repeated="16367"/>
        </table:table-row>
        <table:table-row table:style-name="ro1">
          <table:table-cell office:value-type="float" office:value="5.6509274999999999" table:style-name="ce3">
            <text:p>5.65E+00</text:p>
          </table:table-cell>
          <table:table-cell office:value-type="float" office:value="1.8042022984596826" table:formula="of:=[.A208]/SQRT(9.81/1)" table:style-name="ce13">
            <text:p>1.80E+00</text:p>
          </table:table-cell>
          <table:table-cell office:value-type="float" office:value="-2.3085705000000001" table:style-name="ce3">
            <text:p>-2.31E+00</text:p>
          </table:table-cell>
          <table:table-cell table:style-name="ce1"/>
          <table:table-cell office:value-type="float" office:value="6.0437935999999999" table:style-name="ce6">
            <text:p>6.04E+00</text:p>
          </table:table-cell>
          <table:table-cell office:value-type="float" office:value="1.9296347908437896" table:formula="of:=[.E208]/SQRT(9.81/1)" table:style-name="ce16">
            <text:p>1.93E+00</text:p>
          </table:table-cell>
          <table:table-cell office:value-type="float" office:value="-3.4090622000000002" table:style-name="ce6">
            <text:p>-3.41E+00</text:p>
          </table:table-cell>
          <table:table-cell table:style-name="ce1"/>
          <table:table-cell office:value-type="float" office:value="6.3346501999999996" table:style-name="ce3">
            <text:p>6.33E+00</text:p>
          </table:table-cell>
          <table:table-cell office:value-type="float" office:value="2.0224981564138078" table:formula="of:=[.I208]/SQRT(9.81/1)" table:style-name="ce13">
            <text:p>2.02E+00</text:p>
          </table:table-cell>
          <table:table-cell office:value-type="float" office:value="-0.43846433000000001" table:style-name="ce3">
            <text:p>-4.38E-01</text:p>
          </table:table-cell>
          <table:table-cell office:value-type="float" office:value="-1.3733105995272312" table:formula="of:=[.K208]*SQRT(9.81*1)" table:style-name="ce3">
            <text:p>-1.37E+00</text:p>
          </table:table-cell>
          <table:table-cell table:style-name="ce1"/>
          <table:table-cell office:value-type="float" office:value="5.7181312000000002" table:style-name="ce9">
            <text:p>5.72E+00</text:p>
          </table:table-cell>
          <table:table-cell office:value-type="float" office:value="1.8256587885677216" table:formula="of:=[.N208]/SQRT(9.81/1)" table:style-name="ce16">
            <text:p>1.83E+00</text:p>
          </table:table-cell>
          <table:table-cell office:value-type="float" office:value="-0.68965683" table:style-name="ce9">
            <text:p>-6.90E-01</text:p>
          </table:table-cell>
          <table:table-cell office:value-type="float" office:value="-2.1600686073490851" table:formula="of:=[.P208]*SQRT(9.81*1)" table:style-name="ce16">
            <text:p>-2.16E+00</text:p>
          </table:table-cell>
          <table:table-cell table:number-columns-repeated="16367"/>
        </table:table-row>
        <table:table-row table:style-name="ro1">
          <table:table-cell office:value-type="float" office:value="5.6822884" table:style-name="ce3">
            <text:p>5.68E+00</text:p>
          </table:table-cell>
          <table:table-cell office:value-type="float" office:value="1.8142150632424132" table:formula="of:=[.A209]/SQRT(9.81/1)" table:style-name="ce13">
            <text:p>1.81E+00</text:p>
          </table:table-cell>
          <table:table-cell office:value-type="float" office:value="-2.3215051" table:style-name="ce3">
            <text:p>-2.32E+00</text:p>
          </table:table-cell>
          <table:table-cell table:style-name="ce1"/>
          <table:table-cell office:value-type="float" office:value="6.0704251999999999" table:style-name="ce6">
            <text:p>6.07E+00</text:p>
          </table:table-cell>
          <table:table-cell office:value-type="float" office:value="1.938137606342955" table:formula="of:=[.E209]/SQRT(9.81/1)" table:style-name="ce16">
            <text:p>1.94E+00</text:p>
          </table:table-cell>
          <table:table-cell office:value-type="float" office:value="-3.4313774000000001" table:style-name="ce6">
            <text:p>-3.43E+00</text:p>
          </table:table-cell>
          <table:table-cell table:style-name="ce1"/>
          <table:table-cell office:value-type="float" office:value="6.3661285999999997" table:style-name="ce3">
            <text:p>6.37E+00</text:p>
          </table:table-cell>
          <table:table-cell office:value-type="float" office:value="2.0325484360593764" table:formula="of:=[.I209]/SQRT(9.81/1)" table:style-name="ce13">
            <text:p>2.03E+00</text:p>
          </table:table-cell>
          <table:table-cell office:value-type="float" office:value="-0.43942360000000003" table:style-name="ce3">
            <text:p>-4.39E-01</text:p>
          </table:table-cell>
          <table:table-cell office:value-type="float" office:value="-1.376315121374672" table:formula="of:=[.K209]*SQRT(9.81*1)" table:style-name="ce3">
            <text:p>-1.38E+00</text:p>
          </table:table-cell>
          <table:table-cell table:style-name="ce1"/>
          <table:table-cell office:value-type="float" office:value="5.7389790999999999" table:style-name="ce9">
            <text:p>5.74E+00</text:p>
          </table:table-cell>
          <table:table-cell office:value-type="float" office:value="1.8323150107716089" table:formula="of:=[.N209]/SQRT(9.81/1)" table:style-name="ce16">
            <text:p>1.83E+00</text:p>
          </table:table-cell>
          <table:table-cell office:value-type="float" office:value="-0.68965683" table:style-name="ce9">
            <text:p>-6.90E-01</text:p>
          </table:table-cell>
          <table:table-cell office:value-type="float" office:value="-2.1600686073490851" table:formula="of:=[.P209]*SQRT(9.81*1)" table:style-name="ce16">
            <text:p>-2.16E+00</text:p>
          </table:table-cell>
          <table:table-cell table:number-columns-repeated="16367"/>
        </table:table-row>
        <table:table-row table:style-name="ro1">
          <table:table-cell office:value-type="float" office:value="5.7136493000000002" table:style-name="ce3">
            <text:p>5.71E+00</text:p>
          </table:table-cell>
          <table:table-cell office:value-type="float" office:value="1.824227828025144" table:formula="of:=[.A210]/SQRT(9.81/1)" table:style-name="ce13">
            <text:p>1.82E+00</text:p>
          </table:table-cell>
          <table:table-cell office:value-type="float" office:value="-2.3344396999999999" table:style-name="ce3">
            <text:p>-2.33E+00</text:p>
          </table:table-cell>
          <table:table-cell table:style-name="ce1"/>
          <table:table-cell office:value-type="float" office:value="6.0985303000000002" table:style-name="ce6">
            <text:p>6.10E+00</text:p>
          </table:table-cell>
          <table:table-cell office:value-type="float" office:value="1.947110874185878" table:formula="of:=[.E210]/SQRT(9.81/1)" table:style-name="ce16">
            <text:p>1.95E+00</text:p>
          </table:table-cell>
          <table:table-cell office:value-type="float" office:value="-3.4537065999999998" table:style-name="ce6">
            <text:p>-3.45E+00</text:p>
          </table:table-cell>
          <table:table-cell table:style-name="ce1"/>
          <table:table-cell office:value-type="float" office:value="6.3976069000000004" table:style-name="ce3">
            <text:p>6.40E+00</text:p>
          </table:table-cell>
          <table:table-cell office:value-type="float" office:value="2.0425986837774022" table:formula="of:=[.I210]/SQRT(9.81/1)" table:style-name="ce13">
            <text:p>2.04E+00</text:p>
          </table:table-cell>
          <table:table-cell office:value-type="float" office:value="-0.44038055999999998" table:style-name="ce3">
            <text:p>-4.40E-01</text:p>
          </table:table-cell>
          <table:table-cell office:value-type="float" office:value="-1.3793124080897019" table:formula="of:=[.K210]*SQRT(9.81*1)" table:style-name="ce3">
            <text:p>-1.38E+00</text:p>
          </table:table-cell>
          <table:table-cell table:style-name="ce1"/>
          <table:table-cell office:value-type="float" office:value="5.7613098000000003" table:style-name="ce9">
            <text:p>5.76E+00</text:p>
          </table:table-cell>
          <table:table-cell office:value-type="float" office:value="1.8394446545807381" table:formula="of:=[.N210]/SQRT(9.81/1)" table:style-name="ce16">
            <text:p>1.84E+00</text:p>
          </table:table-cell>
          <table:table-cell office:value-type="float" office:value="-0.68984794000000005" table:style-name="ce9">
            <text:p>-6.90E-01</text:p>
          </table:table-cell>
          <table:table-cell office:value-type="float" office:value="-2.1606671814421605" table:formula="of:=[.P210]*SQRT(9.81*1)" table:style-name="ce16">
            <text:p>-2.16E+00</text:p>
          </table:table-cell>
          <table:table-cell table:number-columns-repeated="16367"/>
        </table:table-row>
        <table:table-row table:style-name="ro1">
          <table:table-cell office:value-type="float" office:value="5.7450101" table:style-name="ce3">
            <text:p>5.75E+00</text:p>
          </table:table-cell>
          <table:table-cell office:value-type="float" office:value="1.8342405608803318" table:formula="of:=[.A211]/SQRT(9.81/1)" table:style-name="ce13">
            <text:p>1.83E+00</text:p>
          </table:table-cell>
          <table:table-cell office:value-type="float" office:value="-2.3473601999999998" table:style-name="ce3">
            <text:p>-2.35E+00</text:p>
          </table:table-cell>
          <table:table-cell table:style-name="ce1"/>
          <table:table-cell office:value-type="float" office:value="6.1251617999999999" table:style-name="ce6">
            <text:p>6.13E+00</text:p>
          </table:table-cell>
          <table:table-cell office:value-type="float" office:value="1.9556136577575003" table:formula="of:=[.E211]/SQRT(9.81/1)" table:style-name="ce16">
            <text:p>1.96E+00</text:p>
          </table:table-cell>
          <table:table-cell office:value-type="float" office:value="-3.4642792" table:style-name="ce6">
            <text:p>-3.46E+00</text:p>
          </table:table-cell>
          <table:table-cell table:style-name="ce1"/>
          <table:table-cell office:value-type="float" office:value="6.4290852999999997" table:style-name="ce3">
            <text:p>6.43E+00</text:p>
          </table:table-cell>
          <table:table-cell office:value-type="float" office:value="2.0526489634229703" table:formula="of:=[.I211]/SQRT(9.81/1)" table:style-name="ce13">
            <text:p>2.05E+00</text:p>
          </table:table-cell>
          <table:table-cell office:value-type="float" office:value="-0.44114890000000001" table:style-name="ce3">
            <text:p>-4.41E-01</text:p>
          </table:table-cell>
          <table:table-cell office:value-type="float" office:value="-1.381718919620619" table:formula="of:=[.K211]*SQRT(9.81*1)" table:style-name="ce3">
            <text:p>-1.38E+00</text:p>
          </table:table-cell>
          <table:table-cell table:style-name="ce1"/>
          <table:table-cell office:value-type="float" office:value="5.7836404000000003" table:style-name="ce9">
            <text:p>5.78E+00</text:p>
          </table:table-cell>
          <table:table-cell office:value-type="float" office:value="1.8465742664623248" table:formula="of:=[.N211]/SQRT(9.81/1)" table:style-name="ce16">
            <text:p>1.85E+00</text:p>
          </table:table-cell>
          <table:table-cell office:value-type="float" office:value="-0.68984794000000005" table:style-name="ce9">
            <text:p>-6.90E-01</text:p>
          </table:table-cell>
          <table:table-cell office:value-type="float" office:value="-2.1606671814421605" table:formula="of:=[.P211]*SQRT(9.81*1)" table:style-name="ce16">
            <text:p>-2.16E+00</text:p>
          </table:table-cell>
          <table:table-cell table:number-columns-repeated="16367"/>
        </table:table-row>
        <table:table-row table:style-name="ro1">
          <table:table-cell office:value-type="float" office:value="5.7763710000000001" table:style-name="ce3">
            <text:p>5.78E+00</text:p>
          </table:table-cell>
          <table:table-cell office:value-type="float" office:value="1.8442533256630624" table:formula="of:=[.A212]/SQRT(9.81/1)" table:style-name="ce13">
            <text:p>1.84E+00</text:p>
          </table:table-cell>
          <table:table-cell office:value-type="float" office:value="-2.3614655999999998" table:style-name="ce3">
            <text:p>-2.36E+00</text:p>
          </table:table-cell>
          <table:table-cell table:style-name="ce1"/>
          <table:table-cell office:value-type="float" office:value="6.1532847000000004" table:style-name="ce6">
            <text:p>6.15E+00</text:p>
          </table:table-cell>
          <table:table-cell office:value-type="float" office:value="1.964592608703049" table:formula="of:=[.E212]/SQRT(9.81/1)" table:style-name="ce16">
            <text:p>1.96E+00</text:p>
          </table:table-cell>
          <table:table-cell office:value-type="float" office:value="-3.4760217999999998" table:style-name="ce6">
            <text:p>-3.48E+00</text:p>
          </table:table-cell>
          <table:table-cell table:style-name="ce1"/>
          <table:table-cell office:value-type="float" office:value="6.4605636999999998" table:style-name="ce3">
            <text:p>6.46E+00</text:p>
          </table:table-cell>
          <table:table-cell office:value-type="float" office:value="2.0626992430685389" table:formula="of:=[.I212]/SQRT(9.81/1)" table:style-name="ce13">
            <text:p>2.06E+00</text:p>
          </table:table-cell>
          <table:table-cell office:value-type="float" office:value="-0.44210586000000002" table:style-name="ce3">
            <text:p>-4.42E-01</text:p>
          </table:table-cell>
          <table:table-cell office:value-type="float" office:value="-1.3847162063356491" table:formula="of:=[.K212]*SQRT(9.81*1)" table:style-name="ce3">
            <text:p>-1.38E+00</text:p>
          </table:table-cell>
          <table:table-cell table:style-name="ce1"/>
          <table:table-cell office:value-type="float" office:value="5.8059710999999998" table:style-name="ce9">
            <text:p>5.81E+00</text:p>
          </table:table-cell>
          <table:table-cell office:value-type="float" office:value="1.8537039102714539" table:formula="of:=[.N212]/SQRT(9.81/1)" table:style-name="ce16">
            <text:p>1.85E+00</text:p>
          </table:table-cell>
          <table:table-cell office:value-type="float" office:value="-0.69368635000000001" table:style-name="ce9">
            <text:p>-6.94E-01</text:p>
          </table:table-cell>
          <table:table-cell office:value-type="float" office:value="-2.1726894345142207" table:formula="of:=[.P212]*SQRT(9.81*1)" table:style-name="ce16">
            <text:p>-2.17E+00</text:p>
          </table:table-cell>
          <table:table-cell table:number-columns-repeated="16367"/>
        </table:table-row>
        <table:table-row table:style-name="ro1">
          <table:table-cell office:value-type="float" office:value="5.8077319000000003" table:style-name="ce3">
            <text:p>5.81E+00</text:p>
          </table:table-cell>
          <table:table-cell office:value-type="float" office:value="1.8542660904457933" table:formula="of:=[.A213]/SQRT(9.81/1)" table:style-name="ce13">
            <text:p>1.85E+00</text:p>
          </table:table-cell>
          <table:table-cell office:value-type="float" office:value="-2.3744002000000002" table:style-name="ce3">
            <text:p>-2.37E+00</text:p>
          </table:table-cell>
          <table:table-cell table:style-name="ce1"/>
          <table:table-cell office:value-type="float" office:value="6.1799162000000001" table:style-name="ce6">
            <text:p>6.18E+00</text:p>
          </table:table-cell>
          <table:table-cell office:value-type="float" office:value="1.9730953922746712" table:formula="of:=[.E213]/SQRT(9.81/1)" table:style-name="ce16">
            <text:p>1.97E+00</text:p>
          </table:table-cell>
          <table:table-cell office:value-type="float" office:value="-3.4983369999999998" table:style-name="ce6">
            <text:p>-3.50E+00</text:p>
          </table:table-cell>
          <table:table-cell table:style-name="ce1"/>
          <table:table-cell office:value-type="float" office:value="6.4920419999999996" table:style-name="ce3">
            <text:p>6.49E+00</text:p>
          </table:table-cell>
          <table:table-cell office:value-type="float" office:value="2.0727494907865647" table:formula="of:=[.I213]/SQRT(9.81/1)" table:style-name="ce13">
            <text:p>2.07E+00</text:p>
          </table:table-cell>
          <table:table-cell office:value-type="float" office:value="-0.44325606000000001" table:style-name="ce3">
            <text:p>-4.43E-01</text:p>
          </table:table-cell>
          <table:table-cell office:value-type="float" office:value="-1.3883187384996136" table:formula="of:=[.K213]*SQRT(9.81*1)" table:style-name="ce3">
            <text:p>-1.39E+00</text:p>
          </table:table-cell>
          <table:table-cell table:style-name="ce1"/>
          <table:table-cell office:value-type="float" office:value="5.8714624000000004" table:style-name="ce9">
            <text:p>5.87E+00</text:p>
          </table:table-cell>
          <table:table-cell office:value-type="float" office:value="1.8746136731358887" table:formula="of:=[.N213]/SQRT(9.81/1)" table:style-name="ce16">
            <text:p>1.87E+00</text:p>
          </table:table-cell>
          <table:table-cell office:value-type="float" office:value="-0.69368635000000001" table:style-name="ce9">
            <text:p>-6.94E-01</text:p>
          </table:table-cell>
          <table:table-cell office:value-type="float" office:value="-2.1726894345142207" table:formula="of:=[.P213]*SQRT(9.81*1)" table:style-name="ce16">
            <text:p>-2.17E+00</text:p>
          </table:table-cell>
          <table:table-cell table:number-columns-repeated="16367"/>
        </table:table-row>
        <table:table-row table:style-name="ro1">
          <table:table-cell office:value-type="float" office:value="5.8390928000000004" table:style-name="ce3">
            <text:p>5.84E+00</text:p>
          </table:table-cell>
          <table:table-cell office:value-type="float" office:value="1.8642788552285239" table:formula="of:=[.A214]/SQRT(9.81/1)" table:style-name="ce13">
            <text:p>1.86E+00</text:p>
          </table:table-cell>
          <table:table-cell office:value-type="float" office:value="-2.3873348999999999" table:style-name="ce3">
            <text:p>-2.39E+00</text:p>
          </table:table-cell>
          <table:table-cell table:style-name="ce1"/>
          <table:table-cell office:value-type="float" office:value="6.2080213000000004" table:style-name="ce6">
            <text:p>6.21E+00</text:p>
          </table:table-cell>
          <table:table-cell office:value-type="float" office:value="1.9820686601175943" table:formula="of:=[.E214]/SQRT(9.81/1)" table:style-name="ce16">
            <text:p>1.98E+00</text:p>
          </table:table-cell>
          <table:table-cell office:value-type="float" office:value="-3.5206662999999998" table:style-name="ce6">
            <text:p>-3.52E+00</text:p>
          </table:table-cell>
          <table:table-cell table:style-name="ce1"/>
          <table:table-cell office:value-type="float" office:value="6.5235203999999998" table:style-name="ce3">
            <text:p>6.52E+00</text:p>
          </table:table-cell>
          <table:table-cell office:value-type="float" office:value="2.0827997704321328" table:formula="of:=[.I214]/SQRT(9.81/1)" table:style-name="ce13">
            <text:p>2.08E+00</text:p>
          </table:table-cell>
          <table:table-cell office:value-type="float" office:value="-0.44440626" table:style-name="ce3">
            <text:p>-4.44E-01</text:p>
          </table:table-cell>
          <table:table-cell office:value-type="float" office:value="-1.3919212706635784" table:formula="of:=[.K214]*SQRT(9.81*1)" table:style-name="ce3">
            <text:p>-1.39E+00</text:p>
          </table:table-cell>
          <table:table-cell table:style-name="ce1"/>
          <table:table-cell office:value-type="float" office:value="5.8937929999999996" table:style-name="ce9">
            <text:p>5.89E+00</text:p>
          </table:table-cell>
          <table:table-cell office:value-type="float" office:value="1.8817432850174749" table:formula="of:=[.N214]/SQRT(9.81/1)" table:style-name="ce16">
            <text:p>1.88E+00</text:p>
          </table:table-cell>
          <table:table-cell office:value-type="float" office:value="-0.69387745999999995" table:style-name="ce9">
            <text:p>-6.94E-01</text:p>
          </table:table-cell>
          <table:table-cell office:value-type="float" office:value="-2.1732880086072961" table:formula="of:=[.P214]*SQRT(9.81*1)" table:style-name="ce16">
            <text:p>-2.17E+00</text:p>
          </table:table-cell>
          <table:table-cell table:number-columns-repeated="16367"/>
        </table:table-row>
        <table:table-row table:style-name="ro1">
          <table:table-cell office:value-type="float" office:value="5.8704536000000003" table:style-name="ce3">
            <text:p>5.87E+00</text:p>
          </table:table-cell>
          <table:table-cell office:value-type="float" office:value="1.8742915880837117" table:formula="of:=[.A215]/SQRT(9.81/1)" table:style-name="ce13">
            <text:p>1.87E+00</text:p>
          </table:table-cell>
          <table:table-cell office:value-type="float" office:value="-2.4002553999999998" table:style-name="ce3">
            <text:p>-2.40E+00</text:p>
          </table:table-cell>
          <table:table-cell table:style-name="ce1"/>
          <table:table-cell office:value-type="float" office:value="6.2346528000000001" table:style-name="ce6">
            <text:p>6.23E+00</text:p>
          </table:table-cell>
          <table:table-cell office:value-type="float" office:value="1.9905714436892166" table:formula="of:=[.E215]/SQRT(9.81/1)" table:style-name="ce16">
            <text:p>1.99E+00</text:p>
          </table:table-cell>
          <table:table-cell office:value-type="float" office:value="-3.5429813999999999" table:style-name="ce6">
            <text:p>-3.54E+00</text:p>
          </table:table-cell>
          <table:table-cell table:style-name="ce1"/>
          <table:table-cell office:value-type="float" office:value="6.5549987999999999" table:style-name="ce3">
            <text:p>6.55E+00</text:p>
          </table:table-cell>
          <table:table-cell office:value-type="float" office:value="2.0928500500777014" table:formula="of:=[.I215]/SQRT(9.81/1)" table:style-name="ce13">
            <text:p>2.09E+00</text:p>
          </table:table-cell>
          <table:table-cell office:value-type="float" office:value="-0.44555645999999999" table:style-name="ce3">
            <text:p>-4.46E-01</text:p>
          </table:table-cell>
          <table:table-cell office:value-type="float" office:value="-1.395523802827543" table:formula="of:=[.K215]*SQRT(9.81*1)" table:style-name="ce3">
            <text:p>-1.40E+00</text:p>
          </table:table-cell>
          <table:table-cell table:style-name="ce1"/>
          <table:table-cell office:value-type="float" office:value="5.9593021999999998" table:style-name="ce9">
            <text:p>5.96E+00</text:p>
          </table:table-cell>
          <table:table-cell office:value-type="float" office:value="1.9026587629120781" table:formula="of:=[.N215]/SQRT(9.81/1)" table:style-name="ce16">
            <text:p>1.90E+00</text:p>
          </table:table-cell>
          <table:table-cell office:value-type="float" office:value="-0.69387745999999995" table:style-name="ce9">
            <text:p>-6.94E-01</text:p>
          </table:table-cell>
          <table:table-cell office:value-type="float" office:value="-2.1732880086072961" table:formula="of:=[.P215]*SQRT(9.81*1)" table:style-name="ce16">
            <text:p>-2.17E+00</text:p>
          </table:table-cell>
          <table:table-cell table:number-columns-repeated="16367"/>
        </table:table-row>
        <table:table-row table:style-name="ro1">
          <table:table-cell office:value-type="float" office:value="5.9018145000000004" table:style-name="ce3">
            <text:p>5.90E+00</text:p>
          </table:table-cell>
          <table:table-cell office:value-type="float" office:value="1.8843043528664423" table:formula="of:=[.A216]/SQRT(9.81/1)" table:style-name="ce13">
            <text:p>1.88E+00</text:p>
          </table:table-cell>
          <table:table-cell office:value-type="float" office:value="-2.4131900000000002" table:style-name="ce3">
            <text:p>-2.41E+00</text:p>
          </table:table-cell>
          <table:table-cell table:style-name="ce1"/>
          <table:table-cell office:value-type="float" office:value="6.2627579999999998" table:style-name="ce6">
            <text:p>6.26E+00</text:p>
          </table:table-cell>
          <table:table-cell office:value-type="float" office:value="1.9995447434596825" table:formula="of:=[.E216]/SQRT(9.81/1)" table:style-name="ce16">
            <text:p>2.00E+00</text:p>
          </table:table-cell>
          <table:table-cell office:value-type="float" office:value="-3.5652965999999999" table:style-name="ce6">
            <text:p>-3.57E+00</text:p>
          </table:table-cell>
          <table:table-cell table:style-name="ce1"/>
          <table:table-cell office:value-type="float" office:value="6.5864772" table:style-name="ce3">
            <text:p>6.59E+00</text:p>
          </table:table-cell>
          <table:table-cell office:value-type="float" office:value="2.10290032972327" table:formula="of:=[.I216]/SQRT(9.81/1)" table:style-name="ce13">
            <text:p>2.10E+00</text:p>
          </table:table-cell>
          <table:table-cell office:value-type="float" office:value="-0.44670665999999998" table:style-name="ce3">
            <text:p>-4.47E-01</text:p>
          </table:table-cell>
          <table:table-cell office:value-type="float" office:value="-1.3991263349915077" table:formula="of:=[.K216]*SQRT(9.81*1)" table:style-name="ce3">
            <text:p>-1.40E+00</text:p>
          </table:table-cell>
          <table:table-cell table:style-name="ce1"/>
          <table:table-cell office:value-type="float" office:value="5.9816327999999999" table:style-name="ce9">
            <text:p>5.98E+00</text:p>
          </table:table-cell>
          <table:table-cell office:value-type="float" office:value="1.9097883747936646" table:formula="of:=[.N216]/SQRT(9.81/1)" table:style-name="ce16">
            <text:p>1.91E+00</text:p>
          </table:table-cell>
          <table:table-cell office:value-type="float" office:value="-0.69771587000000002" table:style-name="ce9">
            <text:p>-6.98E-01</text:p>
          </table:table-cell>
          <table:table-cell office:value-type="float" office:value="-2.1853102616793563" table:formula="of:=[.P216]*SQRT(9.81*1)" table:style-name="ce16">
            <text:p>-2.19E+00</text:p>
          </table:table-cell>
          <table:table-cell table:number-columns-repeated="16367"/>
        </table:table-row>
        <table:table-row table:style-name="ro1">
          <table:table-cell office:value-type="float" office:value="5.9331753999999997" table:style-name="ce3">
            <text:p>5.93E+00</text:p>
          </table:table-cell>
          <table:table-cell office:value-type="float" office:value="1.8943171176491729" table:formula="of:=[.A217]/SQRT(9.81/1)" table:style-name="ce13">
            <text:p>1.89E+00</text:p>
          </table:table-cell>
          <table:table-cell office:value-type="float" office:value="-2.4272954000000002" table:style-name="ce3">
            <text:p>-2.43E+00</text:p>
          </table:table-cell>
          <table:table-cell table:style-name="ce1"/>
          <table:table-cell office:value-type="float" office:value="6.2908808000000001" table:style-name="ce6">
            <text:p>6.29E+00</text:p>
          </table:table-cell>
          <table:table-cell office:value-type="float" office:value="2.0085236624776881" table:formula="of:=[.E217]/SQRT(9.81/1)" table:style-name="ce16">
            <text:p>2.01E+00</text:p>
          </table:table-cell>
          <table:table-cell office:value-type="float" office:value="-3.5758692000000001" table:style-name="ce6">
            <text:p>-3.58E+00</text:p>
          </table:table-cell>
          <table:table-cell table:style-name="ce1"/>
          <table:table-cell office:value-type="float" office:value="6.6179554999999999" table:style-name="ce3">
            <text:p>6.62E+00</text:p>
          </table:table-cell>
          <table:table-cell office:value-type="float" office:value="2.1129505774412958" table:formula="of:=[.I217]/SQRT(9.81/1)" table:style-name="ce13">
            <text:p>2.11E+00</text:p>
          </table:table-cell>
          <table:table-cell office:value-type="float" office:value="-0.44766592999999999" table:style-name="ce3">
            <text:p>-4.48E-01</text:p>
          </table:table-cell>
          <table:table-cell office:value-type="float" office:value="-1.4021308568389486" table:formula="of:=[.K217]*SQRT(9.81*1)" table:style-name="ce3">
            <text:p>-1.40E+00</text:p>
          </table:table-cell>
          <table:table-cell table:style-name="ce1"/>
          <table:table-cell office:value-type="float" office:value="6.0248113999999999" table:style-name="ce9">
            <text:p>6.02E+00</text:p>
          </table:table-cell>
          <table:table-cell office:value-type="float" office:value="1.9235742408066814" table:formula="of:=[.N217]/SQRT(9.81/1)" table:style-name="ce16">
            <text:p>1.92E+00</text:p>
          </table:table-cell>
          <table:table-cell office:value-type="float" office:value="-0.69771587000000002" table:style-name="ce9">
            <text:p>-6.98E-01</text:p>
          </table:table-cell>
          <table:table-cell office:value-type="float" office:value="-2.1853102616793563" table:formula="of:=[.P217]*SQRT(9.81*1)" table:style-name="ce16">
            <text:p>-2.19E+00</text:p>
          </table:table-cell>
          <table:table-cell table:number-columns-repeated="16367"/>
        </table:table-row>
        <table:table-row table:style-name="ro1">
          <table:table-cell office:value-type="float" office:value="5.9645362000000004" table:style-name="ce3">
            <text:p>5.96E+00</text:p>
          </table:table-cell>
          <table:table-cell office:value-type="float" office:value="1.9043298505043609" table:formula="of:=[.A218]/SQRT(9.81/1)" table:style-name="ce13">
            <text:p>1.90E+00</text:p>
          </table:table-cell>
          <table:table-cell office:value-type="float" office:value="-2.4402300000000001" table:style-name="ce3">
            <text:p>-2.44E+00</text:p>
          </table:table-cell>
          <table:table-cell table:style-name="ce1"/>
          <table:table-cell office:value-type="float" office:value="6.3175122999999997" table:style-name="ce6">
            <text:p>6.32E+00</text:p>
          </table:table-cell>
          <table:table-cell office:value-type="float" office:value="2.0170264460493104" table:formula="of:=[.E218]/SQRT(9.81/1)" table:style-name="ce16">
            <text:p>2.02E+00</text:p>
          </table:table-cell>
          <table:table-cell office:value-type="float" office:value="-3.5981985000000001" table:style-name="ce6">
            <text:p>-3.60E+00</text:p>
          </table:table-cell>
          <table:table-cell table:style-name="ce1"/>
          <table:table-cell office:value-type="float" office:value="6.6479409" table:style-name="ce3">
            <text:p>6.65E+00</text:p>
          </table:table-cell>
          <table:table-cell office:value-type="float" office:value="2.1225241788722524" table:formula="of:=[.I218]/SQRT(9.81/1)" table:style-name="ce13">
            <text:p>2.12E+00</text:p>
          </table:table-cell>
          <table:table-cell office:value-type="float" office:value="-0.44881611999999999" table:style-name="ce3">
            <text:p>-4.49E-01</text:p>
          </table:table-cell>
          <table:table-cell office:value-type="float" office:value="-1.4057333576819935" table:formula="of:=[.K218]*SQRT(9.81*1)" table:style-name="ce3">
            <text:p>-1.41E+00</text:p>
          </table:table-cell>
          <table:table-cell table:style-name="ce1"/>
          <table:table-cell office:value-type="float" office:value="6.047142" table:style-name="ce9">
            <text:p>6.05E+00</text:p>
          </table:table-cell>
          <table:table-cell office:value-type="float" office:value="1.9307038526882678" table:formula="of:=[.N218]/SQRT(9.81/1)" table:style-name="ce16">
            <text:p>1.93E+00</text:p>
          </table:table-cell>
          <table:table-cell office:value-type="float" office:value="-0.69790744000000005" table:style-name="ce9">
            <text:p>-6.98E-01</text:p>
          </table:table-cell>
          <table:table-cell office:value-type="float" office:value="-2.18591027653473" table:formula="of:=[.P218]*SQRT(9.81*1)" table:style-name="ce16">
            <text:p>-2.19E+00</text:p>
          </table:table-cell>
          <table:table-cell table:number-columns-repeated="16367"/>
        </table:table-row>
        <table:table-row table:style-name="ro1">
          <table:table-cell office:value-type="float" office:value="5.9958970999999996" table:style-name="ce3">
            <text:p>6.00E+00</text:p>
          </table:table-cell>
          <table:table-cell office:value-type="float" office:value="1.9143426152870913" table:formula="of:=[.A219]/SQRT(9.81/1)" table:style-name="ce13">
            <text:p>1.91E+00</text:p>
          </table:table-cell>
          <table:table-cell office:value-type="float" office:value="-2.4531505999999998" table:style-name="ce3">
            <text:p>-2.45E+00</text:p>
          </table:table-cell>
          <table:table-cell table:style-name="ce1"/>
          <table:table-cell office:value-type="float" office:value="6.3456175000000004" table:style-name="ce6">
            <text:p>6.35E+00</text:p>
          </table:table-cell>
          <table:table-cell office:value-type="float" office:value="2.0259997458197767" table:formula="of:=[.E219]/SQRT(9.81/1)" table:style-name="ce16">
            <text:p>2.03E+00</text:p>
          </table:table-cell>
          <table:table-cell office:value-type="float" office:value="-3.6205136000000002" table:style-name="ce6">
            <text:p>-3.62E+00</text:p>
          </table:table-cell>
          <table:table-cell table:style-name="ce1"/>
          <table:table-cell office:value-type="float" office:value="6.6794193000000002" table:style-name="ce3">
            <text:p>6.68E+00</text:p>
          </table:table-cell>
          <table:table-cell office:value-type="float" office:value="2.132574458517821" table:formula="of:=[.I219]/SQRT(9.81/1)" table:style-name="ce13">
            <text:p>2.13E+00</text:p>
          </table:table-cell>
          <table:table-cell office:value-type="float" office:value="-0.44977539" table:style-name="ce3">
            <text:p>-4.50E-01</text:p>
          </table:table-cell>
          <table:table-cell office:value-type="float" office:value="-1.4087378795294345" table:formula="of:=[.K219]*SQRT(9.81*1)" table:style-name="ce3">
            <text:p>-1.41E+00</text:p>
          </table:table-cell>
          <table:table-cell table:style-name="ce1"/>
          <table:table-cell office:value-type="float" office:value="6.0694727000000004" table:style-name="ce9">
            <text:p>6.07E+00</text:p>
          </table:table-cell>
          <table:table-cell office:value-type="float" office:value="1.9378334964973973" table:formula="of:=[.N219]/SQRT(9.81/1)" table:style-name="ce16">
            <text:p>1.94E+00</text:p>
          </table:table-cell>
          <table:table-cell office:value-type="float" office:value="-0.70155381000000006" table:style-name="ce9">
            <text:p>-7.02E-01</text:p>
          </table:table-cell>
          <table:table-cell office:value-type="float" office:value="-2.1973310426681989" table:formula="of:=[.P219]*SQRT(9.81*1)" table:style-name="ce16">
            <text:p>-2.20E+00</text:p>
          </table:table-cell>
          <table:table-cell table:number-columns-repeated="16367"/>
        </table:table-row>
        <table:table-row table:style-name="ro1">
          <table:table-cell office:value-type="float" office:value="6.0272579999999998" table:style-name="ce3">
            <text:p>6.03E+00</text:p>
          </table:table-cell>
          <table:table-cell office:value-type="float" office:value="1.9243553800698221" table:formula="of:=[.A220]/SQRT(9.81/1)" table:style-name="ce13">
            <text:p>1.92E+00</text:p>
          </table:table-cell>
          <table:table-cell office:value-type="float" office:value="-2.4672559000000001" table:style-name="ce3">
            <text:p>-2.47E+00</text:p>
          </table:table-cell>
          <table:table-cell table:style-name="ce1"/>
          <table:table-cell office:value-type="float" office:value="6.3722490000000001" table:style-name="ce6">
            <text:p>6.37E+00</text:p>
          </table:table-cell>
          <table:table-cell office:value-type="float" office:value="2.034502529391399" table:formula="of:=[.E220]/SQRT(9.81/1)" table:style-name="ce16">
            <text:p>2.03E+00</text:p>
          </table:table-cell>
          <table:table-cell office:value-type="float" office:value="-3.6428288000000002" table:style-name="ce6">
            <text:p>-3.64E+00</text:p>
          </table:table-cell>
          <table:table-cell table:style-name="ce1"/>
          <table:table-cell office:value-type="float" office:value="6.7108977000000003" table:style-name="ce3">
            <text:p>6.71E+00</text:p>
          </table:table-cell>
          <table:table-cell office:value-type="float" office:value="2.1426247381633896" table:formula="of:=[.I220]/SQRT(9.81/1)" table:style-name="ce13">
            <text:p>2.14E+00</text:p>
          </table:table-cell>
          <table:table-cell office:value-type="float" office:value="-0.45092558999999999" table:style-name="ce3">
            <text:p>-4.51E-01</text:p>
          </table:table-cell>
          <table:table-cell office:value-type="float" office:value="-1.4123404116933991" table:formula="of:=[.K220]*SQRT(9.81*1)" table:style-name="ce3">
            <text:p>-1.41E+00</text:p>
          </table:table-cell>
          <table:table-cell table:style-name="ce1"/>
          <table:table-cell office:value-type="float" office:value="6.0918032999999996" table:style-name="ce9">
            <text:p>6.09E+00</text:p>
          </table:table-cell>
          <table:table-cell office:value-type="float" office:value="1.9449631083789836" table:formula="of:=[.N220]/SQRT(9.81/1)" table:style-name="ce16">
            <text:p>1.94E+00</text:p>
          </table:table-cell>
          <table:table-cell office:value-type="float" office:value="-0.70174539000000002" table:style-name="ce9">
            <text:p>-7.02E-01</text:p>
          </table:table-cell>
          <table:table-cell office:value-type="float" office:value="-2.1979310888444918" table:formula="of:=[.P220]*SQRT(9.81*1)" table:style-name="ce16">
            <text:p>-2.20E+00</text:p>
          </table:table-cell>
          <table:table-cell table:number-columns-repeated="16367"/>
        </table:table-row>
        <table:table-row table:style-name="ro1">
          <table:table-cell office:value-type="float" office:value="6.0586187999999996" table:style-name="ce3">
            <text:p>6.06E+00</text:p>
          </table:table-cell>
          <table:table-cell office:value-type="float" office:value="1.9343681129250099" table:formula="of:=[.A221]/SQRT(9.81/1)" table:style-name="ce13">
            <text:p>1.93E+00</text:p>
          </table:table-cell>
          <table:table-cell office:value-type="float" office:value="-2.4801905999999998" table:style-name="ce3">
            <text:p>-2.48E+00</text:p>
          </table:table-cell>
          <table:table-cell table:style-name="ce1"/>
          <table:table-cell office:value-type="float" office:value="6.4003541000000004" table:style-name="ce6">
            <text:p>6.40E+00</text:p>
          </table:table-cell>
          <table:table-cell office:value-type="float" office:value="2.043475797234322" table:formula="of:=[.E221]/SQRT(9.81/1)" table:style-name="ce16">
            <text:p>2.04E+00</text:p>
          </table:table-cell>
          <table:table-cell office:value-type="float" office:value="-3.6651581000000002" table:style-name="ce6">
            <text:p>-3.67E+00</text:p>
          </table:table-cell>
          <table:table-cell table:style-name="ce1"/>
          <table:table-cell office:value-type="float" office:value="6.7423761000000004" table:style-name="ce3">
            <text:p>6.74E+00</text:p>
          </table:table-cell>
          <table:table-cell office:value-type="float" office:value="2.1526750178089582" table:formula="of:=[.I221]/SQRT(9.81/1)" table:style-name="ce13">
            <text:p>2.15E+00</text:p>
          </table:table-cell>
          <table:table-cell office:value-type="float" office:value="-0.45188255999999999" table:style-name="ce3">
            <text:p>-4.52E-01</text:p>
          </table:table-cell>
          <table:table-cell office:value-type="float" office:value="-1.4153377297293488" table:formula="of:=[.K221]*SQRT(9.81*1)" table:style-name="ce3">
            <text:p>-1.42E+00</text:p>
          </table:table-cell>
          <table:table-cell table:style-name="ce1"/>
          <table:table-cell office:value-type="float" office:value="6.1126332999999997" table:style-name="ce9">
            <text:p>6.11E+00</text:p>
          </table:table-cell>
          <table:table-cell office:value-type="float" office:value="1.9516136155527024" table:formula="of:=[.N221]/SQRT(9.81/1)" table:style-name="ce16">
            <text:p>1.95E+00</text:p>
          </table:table-cell>
          <table:table-cell office:value-type="float" office:value="-0.70174539000000002" table:style-name="ce9">
            <text:p>-7.02E-01</text:p>
          </table:table-cell>
          <table:table-cell office:value-type="float" office:value="-2.1979310888444918" table:formula="of:=[.P221]*SQRT(9.81*1)" table:style-name="ce16">
            <text:p>-2.20E+00</text:p>
          </table:table-cell>
          <table:table-cell table:number-columns-repeated="16367"/>
        </table:table-row>
        <table:table-row table:style-name="ro1">
          <table:table-cell office:value-type="float" office:value="6.0899796999999998" table:style-name="ce3">
            <text:p>6.09E+00</text:p>
          </table:table-cell>
          <table:table-cell office:value-type="float" office:value="1.9443808777077405" table:formula="of:=[.A222]/SQRT(9.81/1)" table:style-name="ce13">
            <text:p>1.94E+00</text:p>
          </table:table-cell>
          <table:table-cell office:value-type="float" office:value="-2.4931252000000002" table:style-name="ce3">
            <text:p>-2.49E+00</text:p>
          </table:table-cell>
          <table:table-cell table:style-name="ce1"/>
          <table:table-cell office:value-type="float" office:value="6.4269856000000001" table:style-name="ce6">
            <text:p>6.43E+00</text:p>
          </table:table-cell>
          <table:table-cell office:value-type="float" office:value="2.0519785808059443" table:formula="of:=[.E222]/SQRT(9.81/1)" table:style-name="ce16">
            <text:p>2.05E+00</text:p>
          </table:table-cell>
          <table:table-cell office:value-type="float" office:value="-3.6874733000000002" table:style-name="ce6">
            <text:p>-3.69E+00</text:p>
          </table:table-cell>
          <table:table-cell table:style-name="ce1"/>
          <table:table-cell office:value-type="float" office:value="6.7738544000000003" table:style-name="ce3">
            <text:p>6.77E+00</text:p>
          </table:table-cell>
          <table:table-cell office:value-type="float" office:value="2.162725265526984" table:formula="of:=[.I222]/SQRT(9.81/1)" table:style-name="ce13">
            <text:p>2.16E+00</text:p>
          </table:table-cell>
          <table:table-cell office:value-type="float" office:value="-0.45322599000000002" table:style-name="ce3">
            <text:p>-4.53E-01</text:p>
          </table:table-cell>
          <table:table-cell office:value-type="float" office:value="-1.4195454760213284" table:formula="of:=[.K222]*SQRT(9.81*1)" table:style-name="ce3">
            <text:p>-1.42E+00</text:p>
          </table:table-cell>
          <table:table-cell table:style-name="ce1"/>
          <table:table-cell office:value-type="float" office:value="6.1349640000000001" table:style-name="ce9">
            <text:p>6.13E+00</text:p>
          </table:table-cell>
          <table:table-cell office:value-type="float" office:value="1.9587432593618319" table:formula="of:=[.N222]/SQRT(9.81/1)" table:style-name="ce16">
            <text:p>1.96E+00</text:p>
          </table:table-cell>
          <table:table-cell office:value-type="float" office:value="-0.70558332999999995" table:style-name="ce9">
            <text:p>-7.06E-01</text:p>
          </table:table-cell>
          <table:table-cell office:value-type="float" office:value="-2.209951869833334" table:formula="of:=[.P222]*SQRT(9.81*1)" table:style-name="ce16">
            <text:p>-2.21E+00</text:p>
          </table:table-cell>
          <table:table-cell table:number-columns-repeated="16367"/>
        </table:table-row>
        <table:table-row table:style-name="ro1">
          <table:table-cell office:value-type="float" office:value="6.1213405999999999" table:style-name="ce3">
            <text:p>6.12E+00</text:p>
          </table:table-cell>
          <table:table-cell office:value-type="float" office:value="1.9543936424904713" table:formula="of:=[.A223]/SQRT(9.81/1)" table:style-name="ce13">
            <text:p>1.95E+00</text:p>
          </table:table-cell>
          <table:table-cell office:value-type="float" office:value="-2.5072306000000002" table:style-name="ce3">
            <text:p>-2.51E+00</text:p>
          </table:table-cell>
          <table:table-cell table:style-name="ce1"/>
          <table:table-cell office:value-type="float" office:value="6.4551084999999997" table:style-name="ce6">
            <text:p>6.46E+00</text:p>
          </table:table-cell>
          <table:table-cell office:value-type="float" office:value="2.0609575317514928" table:formula="of:=[.E223]/SQRT(9.81/1)" table:style-name="ce16">
            <text:p>2.06E+00</text:p>
          </table:table-cell>
          <table:table-cell office:value-type="float" office:value="-3.6992159" table:style-name="ce6">
            <text:p>-3.70E+00</text:p>
          </table:table-cell>
          <table:table-cell table:style-name="ce1"/>
          <table:table-cell office:value-type="float" office:value="6.8053328000000004" table:style-name="ce3">
            <text:p>6.81E+00</text:p>
          </table:table-cell>
          <table:table-cell office:value-type="float" office:value="2.1727755451725521" table:formula="of:=[.I223]/SQRT(9.81/1)" table:style-name="ce13">
            <text:p>2.17E+00</text:p>
          </table:table-cell>
          <table:table-cell office:value-type="float" office:value="-0.45456711999999999" table:style-name="ce3">
            <text:p>-4.55E-01</text:p>
          </table:table-cell>
          <table:table-cell office:value-type="float" office:value="-1.4237460185018169" table:formula="of:=[.K223]*SQRT(9.81*1)" table:style-name="ce3">
            <text:p>-1.42E+00</text:p>
          </table:table-cell>
          <table:table-cell table:style-name="ce1"/>
          <table:table-cell office:value-type="float" office:value="6.1796252999999997" table:style-name="ce9">
            <text:p>6.18E+00</text:p>
          </table:table-cell>
          <table:table-cell office:value-type="float" office:value="1.9730025150525476" table:formula="of:=[.N223]/SQRT(9.81/1)" table:style-name="ce16">
            <text:p>1.97E+00</text:p>
          </table:table-cell>
          <table:table-cell office:value-type="float" office:value="-0.70558332999999995" table:style-name="ce9">
            <text:p>-7.06E-01</text:p>
          </table:table-cell>
          <table:table-cell office:value-type="float" office:value="-2.209951869833334" table:formula="of:=[.P223]*SQRT(9.81*1)" table:style-name="ce16">
            <text:p>-2.21E+00</text:p>
          </table:table-cell>
          <table:table-cell table:number-columns-repeated="16367"/>
        </table:table-row>
        <table:table-row table:style-name="ro1">
          <table:table-cell office:value-type="float" office:value="6.1527013999999998" table:style-name="ce3">
            <text:p>6.15E+00</text:p>
          </table:table-cell>
          <table:table-cell office:value-type="float" office:value="1.9644063753456591" table:formula="of:=[.A224]/SQRT(9.81/1)" table:style-name="ce13">
            <text:p>1.96E+00</text:p>
          </table:table-cell>
          <table:table-cell office:value-type="float" office:value="-2.5201511000000001" table:style-name="ce3">
            <text:p>-2.52E+00</text:p>
          </table:table-cell>
          <table:table-cell table:style-name="ce1"/>
          <table:table-cell office:value-type="float" office:value="6.4817400000000003" table:style-name="ce6">
            <text:p>6.48E+00</text:p>
          </table:table-cell>
          <table:table-cell office:value-type="float" office:value="2.0694603153231155" table:formula="of:=[.E224]/SQRT(9.81/1)" table:style-name="ce16">
            <text:p>2.07E+00</text:p>
          </table:table-cell>
          <table:table-cell office:value-type="float" office:value="-3.7215451000000002" table:style-name="ce6">
            <text:p>-3.72E+00</text:p>
          </table:table-cell>
          <table:table-cell table:style-name="ce1"/>
          <table:table-cell office:value-type="float" office:value="6.8368111999999996" table:style-name="ce3">
            <text:p>6.84E+00</text:p>
          </table:table-cell>
          <table:table-cell office:value-type="float" office:value="2.1828258248181207" table:formula="of:=[.I224]/SQRT(9.81/1)" table:style-name="ce13">
            <text:p>2.18E+00</text:p>
          </table:table-cell>
          <table:table-cell office:value-type="float" office:value="-0.45590825000000001" table:style-name="ce3">
            <text:p>-4.56E-01</text:p>
          </table:table-cell>
          <table:table-cell office:value-type="float" office:value="-1.4279465609823057" table:formula="of:=[.K224]*SQRT(9.81*1)" table:style-name="ce3">
            <text:p>-1.43E+00</text:p>
          </table:table-cell>
          <table:table-cell table:style-name="ce1"/>
          <table:table-cell office:value-type="float" office:value="6.2004731" table:style-name="ce9">
            <text:p>6.20E+00</text:p>
          </table:table-cell>
          <table:table-cell office:value-type="float" office:value="1.9796587053288921" table:formula="of:=[.N224]/SQRT(9.81/1)" table:style-name="ce16">
            <text:p>1.98E+00</text:p>
          </table:table-cell>
          <table:table-cell office:value-type="float" office:value="-0.70942035999999997" table:style-name="ce9">
            <text:p>-7.09E-01</text:p>
          </table:table-cell>
          <table:table-cell office:value-type="float" office:value="-2.2219698006184996" table:formula="of:=[.P224]*SQRT(9.81*1)" table:style-name="ce16">
            <text:p>-2.22E+00</text:p>
          </table:table-cell>
          <table:table-cell table:number-columns-repeated="16367"/>
        </table:table-row>
        <table:table-row table:style-name="ro1">
          <table:table-cell office:value-type="float" office:value="6.1840622999999999" table:style-name="ce3">
            <text:p>6.18E+00</text:p>
          </table:table-cell>
          <table:table-cell office:value-type="float" office:value="1.9744191401283897" table:formula="of:=[.A225]/SQRT(9.81/1)" table:style-name="ce13">
            <text:p>1.97E+00</text:p>
          </table:table-cell>
          <table:table-cell office:value-type="float" office:value="-2.5330857" table:style-name="ce3">
            <text:p>-2.53E+00</text:p>
          </table:table-cell>
          <table:table-cell table:style-name="ce1"/>
          <table:table-cell office:value-type="float" office:value="6.5098450999999997" table:style-name="ce6">
            <text:p>6.51E+00</text:p>
          </table:table-cell>
          <table:table-cell office:value-type="float" office:value="2.0784335831660381" table:formula="of:=[.E225]/SQRT(9.81/1)" table:style-name="ce16">
            <text:p>2.08E+00</text:p>
          </table:table-cell>
          <table:table-cell office:value-type="float" office:value="-3.7438603000000001" table:style-name="ce6">
            <text:p>-3.74E+00</text:p>
          </table:table-cell>
          <table:table-cell table:style-name="ce1"/>
          <table:table-cell office:value-type="float" office:value="6.8682895000000004" table:style-name="ce3">
            <text:p>6.87E+00</text:p>
          </table:table-cell>
          <table:table-cell office:value-type="float" office:value="2.1928760725361465" table:formula="of:=[.I225]/SQRT(9.81/1)" table:style-name="ce13">
            <text:p>2.19E+00</text:p>
          </table:table-cell>
          <table:table-cell office:value-type="float" office:value="-0.45686752000000003" table:style-name="ce3">
            <text:p>-4.57E-01</text:p>
          </table:table-cell>
          <table:table-cell office:value-type="float" office:value="-1.4309510828297465" table:formula="of:=[.K225]*SQRT(9.81*1)" table:style-name="ce3">
            <text:p>-1.43E+00</text:p>
          </table:table-cell>
          <table:table-cell table:style-name="ce1"/>
          <table:table-cell office:value-type="float" office:value="6.2451344000000004" table:style-name="ce9">
            <text:p>6.25E+00</text:p>
          </table:table-cell>
          <table:table-cell office:value-type="float" office:value="1.9939179610196081" table:formula="of:=[.N225]/SQRT(9.81/1)" table:style-name="ce16">
            <text:p>1.99E+00</text:p>
          </table:table-cell>
          <table:table-cell office:value-type="float" office:value="-0.70942035999999997" table:style-name="ce9">
            <text:p>-7.09E-01</text:p>
          </table:table-cell>
          <table:table-cell office:value-type="float" office:value="-2.2219698006184996" table:formula="of:=[.P225]*SQRT(9.81*1)" table:style-name="ce16">
            <text:p>-2.22E+00</text:p>
          </table:table-cell>
          <table:table-cell table:number-columns-repeated="16367"/>
        </table:table-row>
        <table:table-row table:style-name="ro1">
          <table:table-cell office:value-type="float" office:value="6.2154232" table:style-name="ce3">
            <text:p>6.22E+00</text:p>
          </table:table-cell>
          <table:table-cell office:value-type="float" office:value="1.9844319049111203" table:formula="of:=[.A226]/SQRT(9.81/1)" table:style-name="ce13">
            <text:p>1.98E+00</text:p>
          </table:table-cell>
          <table:table-cell office:value-type="float" office:value="-2.5471911" table:style-name="ce3">
            <text:p>-2.55E+00</text:p>
          </table:table-cell>
          <table:table-cell table:style-name="ce1"/>
          <table:table-cell office:value-type="float" office:value="6.5379503000000003" table:style-name="ce6">
            <text:p>6.54E+00</text:p>
          </table:table-cell>
          <table:table-cell office:value-type="float" office:value="2.087406882936504" table:formula="of:=[.E226]/SQRT(9.81/1)" table:style-name="ce16">
            <text:p>2.09E+00</text:p>
          </table:table-cell>
          <table:table-cell office:value-type="float" office:value="-3.7661755000000001" table:style-name="ce6">
            <text:p>-3.77E+00</text:p>
          </table:table-cell>
          <table:table-cell table:style-name="ce1"/>
          <table:table-cell office:value-type="float" office:value="6.8997678999999996" table:style-name="ce3">
            <text:p>6.90E+00</text:p>
          </table:table-cell>
          <table:table-cell office:value-type="float" office:value="2.2029263521817146" table:formula="of:=[.I226]/SQRT(9.81/1)" table:style-name="ce13">
            <text:p>2.20E+00</text:p>
          </table:table-cell>
          <table:table-cell office:value-type="float" office:value="-0.45782678999999998" table:style-name="ce3">
            <text:p>-4.58E-01</text:p>
          </table:table-cell>
          <table:table-cell office:value-type="float" office:value="-1.4339556046771871" table:formula="of:=[.K226]*SQRT(9.81*1)" table:style-name="ce3">
            <text:p>-1.43E+00</text:p>
          </table:table-cell>
          <table:table-cell table:style-name="ce1"/>
          <table:table-cell office:value-type="float" office:value="6.2659823000000001" table:style-name="ce9">
            <text:p>6.27E+00</text:p>
          </table:table-cell>
          <table:table-cell office:value-type="float" office:value="2.0005741832234953" table:formula="of:=[.N226]/SQRT(9.81/1)" table:style-name="ce16">
            <text:p>2.00E+00</text:p>
          </table:table-cell>
          <table:table-cell office:value-type="float" office:value="-0.71325830000000001" table:style-name="ce9">
            <text:p>-7.13E-01</text:p>
          </table:table-cell>
          <table:table-cell office:value-type="float" office:value="-2.2339905816073422" table:formula="of:=[.P226]*SQRT(9.81*1)" table:style-name="ce16">
            <text:p>-2.23E+00</text:p>
          </table:table-cell>
          <table:table-cell table:number-columns-repeated="16367"/>
        </table:table-row>
        <table:table-row table:style-name="ro1">
          <table:table-cell office:value-type="float" office:value="6.2467841000000002" table:style-name="ce3">
            <text:p>6.25E+00</text:p>
          </table:table-cell>
          <table:table-cell office:value-type="float" office:value="1.9944446696938511" table:formula="of:=[.A227]/SQRT(9.81/1)" table:style-name="ce13">
            <text:p>1.99E+00</text:p>
          </table:table-cell>
          <table:table-cell office:value-type="float" office:value="-2.5601256999999999" table:style-name="ce3">
            <text:p>-2.56E+00</text:p>
          </table:table-cell>
          <table:table-cell table:style-name="ce1"/>
          <table:table-cell office:value-type="float" office:value="6.5645818" table:style-name="ce6">
            <text:p>6.56E+00</text:p>
          </table:table-cell>
          <table:table-cell office:value-type="float" office:value="2.0959096665081263" table:formula="of:=[.E227]/SQRT(9.81/1)" table:style-name="ce16">
            <text:p>2.10E+00</text:p>
          </table:table-cell>
          <table:table-cell office:value-type="float" office:value="-3.7885046999999998" table:style-name="ce6">
            <text:p>-3.79E+00</text:p>
          </table:table-cell>
          <table:table-cell table:style-name="ce1"/>
          <table:table-cell office:value-type="float" office:value="6.9312462999999997" table:style-name="ce3">
            <text:p>6.93E+00</text:p>
          </table:table-cell>
          <table:table-cell office:value-type="float" office:value="2.2129766318272832" table:formula="of:=[.I227]/SQRT(9.81/1)" table:style-name="ce13">
            <text:p>2.21E+00</text:p>
          </table:table-cell>
          <table:table-cell office:value-type="float" office:value="-0.45897698999999997" table:style-name="ce3">
            <text:p>-4.59E-01</text:p>
          </table:table-cell>
          <table:table-cell office:value-type="float" office:value="-1.4375581368411516" table:formula="of:=[.K227]*SQRT(9.81*1)" table:style-name="ce3">
            <text:p>-1.44E+00</text:p>
          </table:table-cell>
          <table:table-cell table:style-name="ce1"/>
          <table:table-cell office:value-type="float" office:value="6.2883129999999996" table:style-name="ce9">
            <text:p>6.29E+00</text:p>
          </table:table-cell>
          <table:table-cell office:value-type="float" office:value="2.0077038270326244" table:formula="of:=[.N227]/SQRT(9.81/1)" table:style-name="ce16">
            <text:p>2.01E+00</text:p>
          </table:table-cell>
          <table:table-cell office:value-type="float" office:value="-0.71325830000000001" table:style-name="ce9">
            <text:p>-7.13E-01</text:p>
          </table:table-cell>
          <table:table-cell office:value-type="float" office:value="-2.2339905816073422" table:formula="of:=[.P227]*SQRT(9.81*1)" table:style-name="ce16">
            <text:p>-2.23E+00</text:p>
          </table:table-cell>
          <table:table-cell table:number-columns-repeated="16367"/>
        </table:table-row>
        <table:table-row table:style-name="ro1">
          <table:table-cell office:value-type="float" office:value="6.2781449" table:style-name="ce3">
            <text:p>6.28E+00</text:p>
          </table:table-cell>
          <table:table-cell office:value-type="float" office:value="2.0044574025490389" table:formula="of:=[.A228]/SQRT(9.81/1)" table:style-name="ce13">
            <text:p>2.00E+00</text:p>
          </table:table-cell>
          <table:table-cell office:value-type="float" office:value="-2.5742311" table:style-name="ce3">
            <text:p>-2.57E+00</text:p>
          </table:table-cell>
          <table:table-cell table:style-name="ce1"/>
          <table:table-cell office:value-type="float" office:value="6.5927046999999996" table:style-name="ce6">
            <text:p>6.59E+00</text:p>
          </table:table-cell>
          <table:table-cell office:value-type="float" office:value="2.1048886174536747" table:formula="of:=[.E228]/SQRT(9.81/1)" table:style-name="ce16">
            <text:p>2.10E+00</text:p>
          </table:table-cell>
          <table:table-cell office:value-type="float" office:value="-3.8213925" table:style-name="ce6">
            <text:p>-3.82E+00</text:p>
          </table:table-cell>
          <table:table-cell table:style-name="ce1"/>
          <table:table-cell office:value-type="float" office:value="6.9627246999999999" table:style-name="ce3">
            <text:p>6.96E+00</text:p>
          </table:table-cell>
          <table:table-cell office:value-type="float" office:value="2.2230269114728518" table:formula="of:=[.I228]/SQRT(9.81/1)" table:style-name="ce13">
            <text:p>2.22E+00</text:p>
          </table:table-cell>
          <table:table-cell office:value-type="float" office:value="-0.46012719000000002" table:style-name="ce3">
            <text:p>-4.60E-01</text:p>
          </table:table-cell>
          <table:table-cell office:value-type="float" office:value="-1.4411606690051166" table:formula="of:=[.K228]*SQRT(9.81*1)" table:style-name="ce3">
            <text:p>-1.44E+00</text:p>
          </table:table-cell>
          <table:table-cell table:style-name="ce1"/>
          <table:table-cell office:value-type="float" office:value="6.3106435999999997" table:style-name="ce9">
            <text:p>6.31E+00</text:p>
          </table:table-cell>
          <table:table-cell office:value-type="float" office:value="2.0148334389142111" table:formula="of:=[.N228]/SQRT(9.81/1)" table:style-name="ce16">
            <text:p>2.01E+00</text:p>
          </table:table-cell>
          <table:table-cell office:value-type="float" office:value="-0.71709624999999999" table:style-name="ce9">
            <text:p>-7.17E-01</text:p>
          </table:table-cell>
          <table:table-cell office:value-type="float" office:value="-2.246011393917104" table:formula="of:=[.P228]*SQRT(9.81*1)" table:style-name="ce16">
            <text:p>-2.25E+00</text:p>
          </table:table-cell>
          <table:table-cell table:number-columns-repeated="16367"/>
        </table:table-row>
        <table:table-row table:style-name="ro1">
          <table:table-cell office:value-type="float" office:value="6.3095058000000002" table:style-name="ce3">
            <text:p>6.31E+00</text:p>
          </table:table-cell>
          <table:table-cell office:value-type="float" office:value="2.0144701673317695" table:formula="of:=[.A229]/SQRT(9.81/1)" table:style-name="ce13">
            <text:p>2.01E+00</text:p>
          </table:table-cell>
          <table:table-cell office:value-type="float" office:value="-2.5871515999999999" table:style-name="ce3">
            <text:p>-2.59E+00</text:p>
          </table:table-cell>
          <table:table-cell table:style-name="ce1"/>
          <table:table-cell office:value-type="float" office:value="6.6193362000000002" table:style-name="ce6">
            <text:p>6.62E+00</text:p>
          </table:table-cell>
          <table:table-cell office:value-type="float" office:value="2.1133914010252974" table:formula="of:=[.E229]/SQRT(9.81/1)" table:style-name="ce16">
            <text:p>2.11E+00</text:p>
          </table:table-cell>
          <table:table-cell office:value-type="float" office:value="-3.8437076999999999" table:style-name="ce6">
            <text:p>-3.84E+00</text:p>
          </table:table-cell>
          <table:table-cell table:style-name="ce1"/>
          <table:table-cell office:value-type="float" office:value="6.9942029999999997" table:style-name="ce3">
            <text:p>6.99E+00</text:p>
          </table:table-cell>
          <table:table-cell office:value-type="float" office:value="2.2330771591908776" table:formula="of:=[.I229]/SQRT(9.81/1)" table:style-name="ce13">
            <text:p>2.23E+00</text:p>
          </table:table-cell>
          <table:table-cell office:value-type="float" office:value="-0.46127739000000001" table:style-name="ce3">
            <text:p>-4.61E-01</text:p>
          </table:table-cell>
          <table:table-cell office:value-type="float" office:value="-1.4447632011690812" table:formula="of:=[.K229]*SQRT(9.81*1)" table:style-name="ce3">
            <text:p>-1.44E+00</text:p>
          </table:table-cell>
          <table:table-cell table:style-name="ce1"/>
          <table:table-cell office:value-type="float" office:value="6.3538043000000002" table:style-name="ce9">
            <text:p>6.35E+00</text:p>
          </table:table-cell>
          <table:table-cell office:value-type="float" office:value="2.0286135898970592" table:formula="of:=[.N229]/SQRT(9.81/1)" table:style-name="ce16">
            <text:p>2.03E+00</text:p>
          </table:table-cell>
          <table:table-cell office:value-type="float" office:value="-0.71709624999999999" table:style-name="ce9">
            <text:p>-7.17E-01</text:p>
          </table:table-cell>
          <table:table-cell office:value-type="float" office:value="-2.246011393917104" table:formula="of:=[.P229]*SQRT(9.81*1)" table:style-name="ce16">
            <text:p>-2.25E+00</text:p>
          </table:table-cell>
          <table:table-cell table:number-columns-repeated="16367"/>
        </table:table-row>
        <table:table-row table:style-name="ro1">
          <table:table-cell office:value-type="float" office:value="6.3408667000000003" table:style-name="ce3">
            <text:p>6.34E+00</text:p>
          </table:table-cell>
          <table:table-cell office:value-type="float" office:value="2.0244829321145001" table:formula="of:=[.A230]/SQRT(9.81/1)" table:style-name="ce13">
            <text:p>2.02E+00</text:p>
          </table:table-cell>
          <table:table-cell office:value-type="float" office:value="-2.6012569999999999" table:style-name="ce3">
            <text:p>-2.60E+00</text:p>
          </table:table-cell>
          <table:table-cell table:style-name="ce1"/>
          <table:table-cell office:value-type="float" office:value="6.6474412999999997" table:style-name="ce6">
            <text:p>6.65E+00</text:p>
          </table:table-cell>
          <table:table-cell office:value-type="float" office:value="2.1223646688682201" table:formula="of:=[.E230]/SQRT(9.81/1)" table:style-name="ce16">
            <text:p>2.12E+00</text:p>
          </table:table-cell>
          <table:table-cell office:value-type="float" office:value="-3.8554643999999998" table:style-name="ce6">
            <text:p>-3.86E+00</text:p>
          </table:table-cell>
          <table:table-cell table:style-name="ce1"/>
          <table:table-cell office:value-type="float" office:value="7.0256813999999999" table:style-name="ce3">
            <text:p>7.03E+00</text:p>
          </table:table-cell>
          <table:table-cell office:value-type="float" office:value="2.2431274388364457" table:formula="of:=[.I230]/SQRT(9.81/1)" table:style-name="ce13">
            <text:p>2.24E+00</text:p>
          </table:table-cell>
          <table:table-cell office:value-type="float" office:value="-0.46261851999999998" table:style-name="ce3">
            <text:p>-4.63E-01</text:p>
          </table:table-cell>
          <table:table-cell office:value-type="float" office:value="-1.4489637436495697" table:formula="of:=[.K230]*SQRT(9.81*1)" table:style-name="ce3">
            <text:p>-1.45E+00</text:p>
          </table:table-cell>
          <table:table-cell table:style-name="ce1"/>
          <table:table-cell office:value-type="float" office:value="6.3761349000000003" table:style-name="ce9">
            <text:p>6.38E+00</text:p>
          </table:table-cell>
          <table:table-cell office:value-type="float" office:value="2.0357432017786459" table:formula="of:=[.N230]/SQRT(9.81/1)" table:style-name="ce16">
            <text:p>2.04E+00</text:p>
          </table:table-cell>
          <table:table-cell office:value-type="float" office:value="-0.71728782000000002" table:style-name="ce9">
            <text:p>-7.17E-01</text:p>
          </table:table-cell>
          <table:table-cell office:value-type="float" office:value="-2.2466114087724778" table:formula="of:=[.P230]*SQRT(9.81*1)" table:style-name="ce16">
            <text:p>-2.25E+00</text:p>
          </table:table-cell>
          <table:table-cell table:number-columns-repeated="16367"/>
        </table:table-row>
        <table:table-row table:style-name="ro1">
          <table:table-cell office:value-type="float" office:value="6.3722275000000002" table:style-name="ce3">
            <text:p>6.37E+00</text:p>
          </table:table-cell>
          <table:table-cell office:value-type="float" office:value="2.0344956649696879" table:formula="of:=[.A231]/SQRT(9.81/1)" table:style-name="ce13">
            <text:p>2.03E+00</text:p>
          </table:table-cell>
          <table:table-cell office:value-type="float" office:value="-2.6153624" table:style-name="ce3">
            <text:p>-2.62E+00</text:p>
          </table:table-cell>
          <table:table-cell table:style-name="ce1"/>
          <table:table-cell office:value-type="float" office:value="6.6740728000000002" table:style-name="ce6">
            <text:p>6.67E+00</text:p>
          </table:table-cell>
          <table:table-cell office:value-type="float" office:value="2.1308674524398428" table:formula="of:=[.E231]/SQRT(9.81/1)" table:style-name="ce16">
            <text:p>2.13E+00</text:p>
          </table:table-cell>
          <table:table-cell office:value-type="float" office:value="-3.8777794999999999" table:style-name="ce6">
            <text:p>-3.88E+00</text:p>
          </table:table-cell>
          <table:table-cell table:style-name="ce1"/>
          <table:table-cell office:value-type="float" office:value="7.0571598" table:style-name="ce3">
            <text:p>7.06E+00</text:p>
          </table:table-cell>
          <table:table-cell office:value-type="float" office:value="2.2531777184820143" table:formula="of:=[.I231]/SQRT(9.81/1)" table:style-name="ce13">
            <text:p>2.25E+00</text:p>
          </table:table-cell>
          <table:table-cell office:value-type="float" office:value="-0.46395965" table:style-name="ce3">
            <text:p>-4.64E-01</text:p>
          </table:table-cell>
          <table:table-cell office:value-type="float" office:value="-1.4531642861300582" table:formula="of:=[.K231]*SQRT(9.81*1)" table:style-name="ce3">
            <text:p>-1.45E+00</text:p>
          </table:table-cell>
          <table:table-cell table:style-name="ce1"/>
          <table:table-cell office:value-type="float" office:value="6.3984655999999998" table:style-name="ce9">
            <text:p>6.40E+00</text:p>
          </table:table-cell>
          <table:table-cell office:value-type="float" office:value="2.0428728455877749" table:formula="of:=[.N231]/SQRT(9.81/1)" table:style-name="ce16">
            <text:p>2.04E+00</text:p>
          </table:table-cell>
          <table:table-cell office:value-type="float" office:value="-0.71728782000000002" table:style-name="ce9">
            <text:p>-7.17E-01</text:p>
          </table:table-cell>
          <table:table-cell office:value-type="float" office:value="-2.2466114087724778" table:formula="of:=[.P231]*SQRT(9.81*1)" table:style-name="ce16">
            <text:p>-2.25E+00</text:p>
          </table:table-cell>
          <table:table-cell table:number-columns-repeated="16367"/>
        </table:table-row>
        <table:table-row table:style-name="ro1">
          <table:table-cell office:value-type="float" office:value="6.4035884000000003" table:style-name="ce3">
            <text:p>6.40E+00</text:p>
          </table:table-cell>
          <table:table-cell office:value-type="float" office:value="2.044508429752419" table:formula="of:=[.A232]/SQRT(9.81/1)" table:style-name="ce13">
            <text:p>2.04E+00</text:p>
          </table:table-cell>
          <table:table-cell office:value-type="float" office:value="-2.6282969999999999" table:style-name="ce3">
            <text:p>-2.63E+00</text:p>
          </table:table-cell>
          <table:table-cell table:style-name="ce1"/>
          <table:table-cell office:value-type="float" office:value="6.7021778999999997" table:style-name="ce6">
            <text:p>6.70E+00</text:p>
          </table:table-cell>
          <table:table-cell office:value-type="float" office:value="2.1398407202827658" table:formula="of:=[.E232]/SQRT(9.81/1)" table:style-name="ce16">
            <text:p>2.14E+00</text:p>
          </table:table-cell>
          <table:table-cell office:value-type="float" office:value="-3.9000946999999999" table:style-name="ce6">
            <text:p>-3.90E+00</text:p>
          </table:table-cell>
          <table:table-cell table:style-name="ce1"/>
          <table:table-cell office:value-type="float" office:value="7.0886382000000001" table:style-name="ce3">
            <text:p>7.09E+00</text:p>
          </table:table-cell>
          <table:table-cell office:value-type="float" office:value="2.2632279981275829" table:formula="of:=[.I232]/SQRT(9.81/1)" table:style-name="ce13">
            <text:p>2.26E+00</text:p>
          </table:table-cell>
          <table:table-cell office:value-type="float" office:value="-0.46530307999999998" table:style-name="ce3">
            <text:p>-4.65E-01</text:p>
          </table:table-cell>
          <table:table-cell office:value-type="float" office:value="-1.4573720324220378" table:formula="of:=[.K232]*SQRT(9.81*1)" table:style-name="ce3">
            <text:p>-1.46E+00</text:p>
          </table:table-cell>
          <table:table-cell table:style-name="ce1"/>
          <table:table-cell office:value-type="float" office:value="6.4207961999999998" table:style-name="ce9">
            <text:p>6.42E+00</text:p>
          </table:table-cell>
          <table:table-cell office:value-type="float" office:value="2.0500024574693616" table:formula="of:=[.N232]/SQRT(9.81/1)" table:style-name="ce16">
            <text:p>2.05E+00</text:p>
          </table:table-cell>
          <table:table-cell office:value-type="float" office:value="-0.72112577" table:style-name="ce9">
            <text:p>-7.21E-01</text:p>
          </table:table-cell>
          <table:table-cell office:value-type="float" office:value="-2.2586322210822396" table:formula="of:=[.P232]*SQRT(9.81*1)" table:style-name="ce16">
            <text:p>-2.26E+00</text:p>
          </table:table-cell>
          <table:table-cell table:number-columns-repeated="16367"/>
        </table:table-row>
        <table:table-row table:style-name="ro1">
          <table:table-cell office:value-type="float" office:value="6.4349493000000004" table:style-name="ce3">
            <text:p>6.43E+00</text:p>
          </table:table-cell>
          <table:table-cell office:value-type="float" office:value="2.0545211945351496" table:formula="of:=[.A233]/SQRT(9.81/1)" table:style-name="ce13">
            <text:p>2.05E+00</text:p>
          </table:table-cell>
          <table:table-cell office:value-type="float" office:value="-2.6424023999999999" table:style-name="ce3">
            <text:p>-2.64E+00</text:p>
          </table:table-cell>
          <table:table-cell table:style-name="ce1"/>
          <table:table-cell office:value-type="float" office:value="6.7288094999999997" table:style-name="ce6">
            <text:p>6.73E+00</text:p>
          </table:table-cell>
          <table:table-cell office:value-type="float" office:value="2.1483435357819309" table:formula="of:=[.E233]/SQRT(9.81/1)" table:style-name="ce16">
            <text:p>2.15E+00</text:p>
          </table:table-cell>
          <table:table-cell office:value-type="float" office:value="-3.9224239999999999" table:style-name="ce6">
            <text:p>-3.92E+00</text:p>
          </table:table-cell>
          <table:table-cell table:style-name="ce1"/>
          <table:table-cell office:value-type="float" office:value="7.1201165" table:style-name="ce3">
            <text:p>7.12E+00</text:p>
          </table:table-cell>
          <table:table-cell office:value-type="float" office:value="2.2732782458456087" table:formula="of:=[.I233]/SQRT(9.81/1)" table:style-name="ce13">
            <text:p>2.27E+00</text:p>
          </table:table-cell>
          <table:table-cell office:value-type="float" office:value="-0.46664422" table:style-name="ce3">
            <text:p>-4.67E-01</text:p>
          </table:table-cell>
          <table:table-cell office:value-type="float" office:value="-1.461572606223446" table:formula="of:=[.K233]*SQRT(9.81*1)" table:style-name="ce3">
            <text:p>-1.46E+00</text:p>
          </table:table-cell>
          <table:table-cell table:style-name="ce1"/>
          <table:table-cell office:value-type="float" office:value="6.4416441000000004" table:style-name="ce9">
            <text:p>6.44E+00</text:p>
          </table:table-cell>
          <table:table-cell office:value-type="float" office:value="2.0566586796732489" table:formula="of:=[.N233]/SQRT(9.81/1)" table:style-name="ce16">
            <text:p>2.06E+00</text:p>
          </table:table-cell>
          <table:table-cell office:value-type="float" office:value="-0.72112577" table:style-name="ce9">
            <text:p>-7.21E-01</text:p>
          </table:table-cell>
          <table:table-cell office:value-type="float" office:value="-2.2586322210822396" table:formula="of:=[.P233]*SQRT(9.81*1)" table:style-name="ce16">
            <text:p>-2.26E+00</text:p>
          </table:table-cell>
          <table:table-cell table:number-columns-repeated="16367"/>
        </table:table-row>
        <table:table-row table:style-name="ro1">
          <table:table-cell office:value-type="float" office:value="6.4663101000000003" table:style-name="ce3">
            <text:p>6.47E+00</text:p>
          </table:table-cell>
          <table:table-cell office:value-type="float" office:value="2.0645339273903374" table:formula="of:=[.A234]/SQRT(9.81/1)" table:style-name="ce13">
            <text:p>2.06E+00</text:p>
          </table:table-cell>
          <table:table-cell office:value-type="float" office:value="-2.6553369999999998" table:style-name="ce3">
            <text:p>-2.66E+00</text:p>
          </table:table-cell>
          <table:table-cell table:style-name="ce1"/>
          <table:table-cell office:value-type="float" office:value="6.7569322999999999" table:style-name="ce6">
            <text:p>6.76E+00</text:p>
          </table:table-cell>
          <table:table-cell office:value-type="float" office:value="2.1573224547999366" table:formula="of:=[.E234]/SQRT(9.81/1)" table:style-name="ce16">
            <text:p>2.16E+00</text:p>
          </table:table-cell>
          <table:table-cell office:value-type="float" office:value="-3.9447391999999999" table:style-name="ce6">
            <text:p>-3.94E+00</text:p>
          </table:table-cell>
          <table:table-cell table:style-name="ce1"/>
          <table:table-cell office:value-type="float" office:value="7.1515949000000001" table:style-name="ce3">
            <text:p>7.15E+00</text:p>
          </table:table-cell>
          <table:table-cell office:value-type="float" office:value="2.2833285254911773" table:formula="of:=[.I234]/SQRT(9.81/1)" table:style-name="ce13">
            <text:p>2.28E+00</text:p>
          </table:table-cell>
          <table:table-cell office:value-type="float" office:value="-0.46760348000000002" table:style-name="ce3">
            <text:p>-4.68E-01</text:p>
          </table:table-cell>
          <table:table-cell office:value-type="float" office:value="-1.4645770967499674" table:formula="of:=[.K234]*SQRT(9.81*1)" table:style-name="ce3">
            <text:p>-1.46E+00</text:p>
          </table:table-cell>
          <table:table-cell table:style-name="ce1"/>
          <table:table-cell office:value-type="float" office:value="6.4639746999999996" table:style-name="ce9">
            <text:p>6.46E+00</text:p>
          </table:table-cell>
          <table:table-cell office:value-type="float" office:value="2.0637882915548351" table:formula="of:=[.N234]/SQRT(9.81/1)" table:style-name="ce16">
            <text:p>2.06E+00</text:p>
          </table:table-cell>
          <table:table-cell office:value-type="float" office:value="-0.72496278999999997" table:style-name="ce9">
            <text:p>-7.25E-01</text:p>
          </table:table-cell>
          <table:table-cell office:value-type="float" office:value="-2.2706501205464855" table:formula="of:=[.P234]*SQRT(9.81*1)" table:style-name="ce16">
            <text:p>-2.27E+00</text:p>
          </table:table-cell>
          <table:table-cell table:number-columns-repeated="16367"/>
        </table:table-row>
        <table:table-row table:style-name="ro1">
          <table:table-cell office:value-type="float" office:value="6.4976710000000004" table:style-name="ce3">
            <text:p>6.50E+00</text:p>
          </table:table-cell>
          <table:table-cell office:value-type="float" office:value="2.074546692173068" table:formula="of:=[.A235]/SQRT(9.81/1)" table:style-name="ce13">
            <text:p>2.07E+00</text:p>
          </table:table-cell>
          <table:table-cell office:value-type="float" office:value="-2.6694423999999999" table:style-name="ce3">
            <text:p>-2.67E+00</text:p>
          </table:table-cell>
          <table:table-cell table:style-name="ce1"/>
          <table:table-cell office:value-type="float" office:value="6.7850374999999996" table:style-name="ce6">
            <text:p>6.79E+00</text:p>
          </table:table-cell>
          <table:table-cell office:value-type="float" office:value="2.1662957545704025" table:formula="of:=[.E235]/SQRT(9.81/1)" table:style-name="ce16">
            <text:p>2.17E+00</text:p>
          </table:table-cell>
          <table:table-cell office:value-type="float" office:value="-3.9670543" table:style-name="ce6">
            <text:p>-3.97E+00</text:p>
          </table:table-cell>
          <table:table-cell table:style-name="ce1"/>
          <table:table-cell office:value-type="float" office:value="7.1830733000000002" table:style-name="ce3">
            <text:p>7.18E+00</text:p>
          </table:table-cell>
          <table:table-cell office:value-type="float" office:value="2.2933788051367459" table:formula="of:=[.I235]/SQRT(9.81/1)" table:style-name="ce13">
            <text:p>2.29E+00</text:p>
          </table:table-cell>
          <table:table-cell office:value-type="float" office:value="-0.46875368000000001" table:style-name="ce3">
            <text:p>-4.69E-01</text:p>
          </table:table-cell>
          <table:table-cell office:value-type="float" office:value="-1.4681796289139319" table:formula="of:=[.K235]*SQRT(9.81*1)" table:style-name="ce3">
            <text:p>-1.47E+00</text:p>
          </table:table-cell>
          <table:table-cell table:style-name="ce1"/>
          <table:table-cell office:value-type="float" office:value="6.5086360000000001" table:style-name="ce9">
            <text:p>6.51E+00</text:p>
          </table:table-cell>
          <table:table-cell office:value-type="float" office:value="2.0780475472455513" table:formula="of:=[.N235]/SQRT(9.81/1)" table:style-name="ce16">
            <text:p>2.08E+00</text:p>
          </table:table-cell>
          <table:table-cell office:value-type="float" office:value="-0.72496278999999997" table:style-name="ce9">
            <text:p>-7.25E-01</text:p>
          </table:table-cell>
          <table:table-cell office:value-type="float" office:value="-2.2706501205464855" table:formula="of:=[.P235]*SQRT(9.81*1)" table:style-name="ce16">
            <text:p>-2.27E+00</text:p>
          </table:table-cell>
          <table:table-cell table:number-columns-repeated="16367"/>
        </table:table-row>
        <table:table-row table:style-name="ro1">
          <table:table-cell office:value-type="float" office:value="6.5290318999999997" table:style-name="ce3">
            <text:p>6.53E+00</text:p>
          </table:table-cell>
          <table:table-cell office:value-type="float" office:value="2.0845594569557986" table:formula="of:=[.A236]/SQRT(9.81/1)" table:style-name="ce13">
            <text:p>2.08E+00</text:p>
          </table:table-cell>
          <table:table-cell office:value-type="float" office:value="-2.6835477999999999" table:style-name="ce3">
            <text:p>-2.68E+00</text:p>
          </table:table-cell>
          <table:table-cell table:style-name="ce1"/>
          <table:table-cell office:value-type="float" office:value="6.8116690000000002" table:style-name="ce6">
            <text:p>6.81E+00</text:p>
          </table:table-cell>
          <table:table-cell office:value-type="float" office:value="2.1747985381420252" table:formula="of:=[.E236]/SQRT(9.81/1)" table:style-name="ce16">
            <text:p>2.17E+00</text:p>
          </table:table-cell>
          <table:table-cell office:value-type="float" office:value="-3.9893836" table:style-name="ce6">
            <text:p>-3.99E+00</text:p>
          </table:table-cell>
          <table:table-cell table:style-name="ce1"/>
          <table:table-cell office:value-type="float" office:value="7.2145516000000001" table:style-name="ce3">
            <text:p>7.21E+00</text:p>
          </table:table-cell>
          <table:table-cell office:value-type="float" office:value="2.3034290528547712" table:formula="of:=[.I236]/SQRT(9.81/1)" table:style-name="ce13">
            <text:p>2.30E+00</text:p>
          </table:table-cell>
          <table:table-cell office:value-type="float" office:value="-0.46990388" table:style-name="ce3">
            <text:p>-4.70E-01</text:p>
          </table:table-cell>
          <table:table-cell office:value-type="float" office:value="-1.4717821610778967" table:formula="of:=[.K236]*SQRT(9.81*1)" table:style-name="ce3">
            <text:p>-1.47E+00</text:p>
          </table:table-cell>
          <table:table-cell table:style-name="ce1"/>
          <table:table-cell office:value-type="float" office:value="6.5294838999999998" table:style-name="ce9">
            <text:p>6.53E+00</text:p>
          </table:table-cell>
          <table:table-cell office:value-type="float" office:value="2.0847037694494386" table:formula="of:=[.N236]/SQRT(9.81/1)" table:style-name="ce16">
            <text:p>2.08E+00</text:p>
          </table:table-cell>
          <table:table-cell office:value-type="float" office:value="-0.72880073999999995" table:style-name="ce9">
            <text:p>-7.29E-01</text:p>
          </table:table-cell>
          <table:table-cell office:value-type="float" office:value="-2.2826709328562478" table:formula="of:=[.P236]*SQRT(9.81*1)" table:style-name="ce16">
            <text:p>-2.28E+00</text:p>
          </table:table-cell>
          <table:table-cell table:number-columns-repeated="16367"/>
        </table:table-row>
        <table:table-row table:style-name="ro1">
          <table:table-cell office:value-type="float" office:value="6.5603927000000004" table:style-name="ce3">
            <text:p>6.56E+00</text:p>
          </table:table-cell>
          <table:table-cell office:value-type="float" office:value="2.0945721898109864" table:formula="of:=[.A237]/SQRT(9.81/1)" table:style-name="ce13">
            <text:p>2.09E+00</text:p>
          </table:table-cell>
          <table:table-cell office:value-type="float" office:value="-2.6976532" table:style-name="ce3">
            <text:p>-2.70E+00</text:p>
          </table:table-cell>
          <table:table-cell table:style-name="ce1"/>
          <table:table-cell office:value-type="float" office:value="6.8397740999999996" table:style-name="ce6">
            <text:p>6.84E+00</text:p>
          </table:table-cell>
          <table:table-cell office:value-type="float" office:value="2.1837718059849478" table:formula="of:=[.E237]/SQRT(9.81/1)" table:style-name="ce16">
            <text:p>2.18E+00</text:p>
          </table:table-cell>
          <table:table-cell office:value-type="float" office:value="-3.9999562000000002" table:style-name="ce6">
            <text:p>-4.00E+00</text:p>
          </table:table-cell>
          <table:table-cell table:style-name="ce1"/>
          <table:table-cell office:value-type="float" office:value="7.2460300000000002" table:style-name="ce3">
            <text:p>7.25E+00</text:p>
          </table:table-cell>
          <table:table-cell office:value-type="float" office:value="2.3134793325003398" table:formula="of:=[.I237]/SQRT(9.81/1)" table:style-name="ce13">
            <text:p>2.31E+00</text:p>
          </table:table-cell>
          <table:table-cell office:value-type="float" office:value="-0.47105407999999999" table:style-name="ce3">
            <text:p>-4.71E-01</text:p>
          </table:table-cell>
          <table:table-cell office:value-type="float" office:value="-1.4753846932418613" table:formula="of:=[.K237]*SQRT(9.81*1)" table:style-name="ce3">
            <text:p>-1.48E+00</text:p>
          </table:table-cell>
          <table:table-cell table:style-name="ce1"/>
          <table:table-cell office:value-type="float" office:value="6.5741452000000002" table:style-name="ce9">
            <text:p>6.57E+00</text:p>
          </table:table-cell>
          <table:table-cell office:value-type="float" office:value="2.0989630251401543" table:formula="of:=[.N237]/SQRT(9.81/1)" table:style-name="ce16">
            <text:p>2.10E+00</text:p>
          </table:table-cell>
          <table:table-cell office:value-type="float" office:value="-0.72880073999999995" table:style-name="ce9">
            <text:p>-7.29E-01</text:p>
          </table:table-cell>
          <table:table-cell office:value-type="float" office:value="-2.2826709328562478" table:formula="of:=[.P237]*SQRT(9.81*1)" table:style-name="ce16">
            <text:p>-2.28E+00</text:p>
          </table:table-cell>
          <table:table-cell table:number-columns-repeated="16367"/>
        </table:table-row>
        <table:table-row table:style-name="ro1">
          <table:table-cell office:value-type="float" office:value="6.5917535999999997" table:style-name="ce3">
            <text:p>6.59E+00</text:p>
          </table:table-cell>
          <table:table-cell office:value-type="float" office:value="2.104584954593717" table:formula="of:=[.A238]/SQRT(9.81/1)" table:style-name="ce13">
            <text:p>2.10E+00</text:p>
          </table:table-cell>
          <table:table-cell office:value-type="float" office:value="-2.7105736999999999" table:style-name="ce3">
            <text:p>-2.71E+00</text:p>
          </table:table-cell>
          <table:table-cell table:style-name="ce1"/>
          <table:table-cell office:value-type="float" office:value="6.8664056000000002" table:style-name="ce6">
            <text:p>6.87E+00</text:p>
          </table:table-cell>
          <table:table-cell office:value-type="float" office:value="2.1922745895565705" table:formula="of:=[.E238]/SQRT(9.81/1)" table:style-name="ce16">
            <text:p>2.19E+00</text:p>
          </table:table-cell>
          <table:table-cell office:value-type="float" office:value="-4.0222712999999999" table:style-name="ce6">
            <text:p>-4.02E+00</text:p>
          </table:table-cell>
          <table:table-cell table:style-name="ce1"/>
          <table:table-cell office:value-type="float" office:value="7.2775084000000003" table:style-name="ce3">
            <text:p>7.28E+00</text:p>
          </table:table-cell>
          <table:table-cell office:value-type="float" office:value="2.3235296121459084" table:formula="of:=[.I238]/SQRT(9.81/1)" table:style-name="ce13">
            <text:p>2.32E+00</text:p>
          </table:table-cell>
          <table:table-cell office:value-type="float" office:value="-0.47220427999999998" table:style-name="ce3">
            <text:p>-4.72E-01</text:p>
          </table:table-cell>
          <table:table-cell office:value-type="float" office:value="-1.4789872254058261" table:formula="of:=[.K238]*SQRT(9.81*1)" table:style-name="ce3">
            <text:p>-1.48E+00</text:p>
          </table:table-cell>
          <table:table-cell table:style-name="ce1"/>
          <table:table-cell office:value-type="float" office:value="6.5949752000000004" table:style-name="ce9">
            <text:p>6.59E+00</text:p>
          </table:table-cell>
          <table:table-cell office:value-type="float" office:value="2.1056135323138734" table:formula="of:=[.N238]/SQRT(9.81/1)" table:style-name="ce16">
            <text:p>2.11E+00</text:p>
          </table:table-cell>
          <table:table-cell office:value-type="float" office:value="-0.73263867999999999" table:style-name="ce9">
            <text:p>-7.33E-01</text:p>
          </table:table-cell>
          <table:table-cell office:value-type="float" office:value="-2.29469171384509" table:formula="of:=[.P238]*SQRT(9.81*1)" table:style-name="ce16">
            <text:p>-2.29E+00</text:p>
          </table:table-cell>
          <table:table-cell table:number-columns-repeated="16367"/>
        </table:table-row>
        <table:table-row table:style-name="ro1">
          <table:table-cell office:value-type="float" office:value="6.6231144999999998" table:style-name="ce3">
            <text:p>6.62E+00</text:p>
          </table:table-cell>
          <table:table-cell office:value-type="float" office:value="2.1145977193764476" table:formula="of:=[.A239]/SQRT(9.81/1)" table:style-name="ce13">
            <text:p>2.11E+00</text:p>
          </table:table-cell>
          <table:table-cell office:value-type="float" office:value="-2.7246790999999999" table:style-name="ce3">
            <text:p>-2.72E+00</text:p>
          </table:table-cell>
          <table:table-cell table:style-name="ce1"/>
          <table:table-cell office:value-type="float" office:value="6.8945284999999998" table:style-name="ce6">
            <text:p>6.89E+00</text:p>
          </table:table-cell>
          <table:table-cell office:value-type="float" office:value="2.201253540502119" table:formula="of:=[.E239]/SQRT(9.81/1)" table:style-name="ce16">
            <text:p>2.20E+00</text:p>
          </table:table-cell>
          <table:table-cell office:value-type="float" office:value="-4.0445865000000003" table:style-name="ce6">
            <text:p>-4.04E+00</text:p>
          </table:table-cell>
          <table:table-cell table:style-name="ce1"/>
          <table:table-cell office:value-type="float" office:value="7.3089867999999996" table:style-name="ce3">
            <text:p>7.31E+00</text:p>
          </table:table-cell>
          <table:table-cell office:value-type="float" office:value="2.3335798917914765" table:formula="of:=[.I239]/SQRT(9.81/1)" table:style-name="ce13">
            <text:p>2.33E+00</text:p>
          </table:table-cell>
          <table:table-cell office:value-type="float" office:value="-0.47354541" table:style-name="ce3">
            <text:p>-4.74E-01</text:p>
          </table:table-cell>
          <table:table-cell office:value-type="float" office:value="-1.4831877678863146" table:formula="of:=[.K239]*SQRT(9.81*1)" table:style-name="ce3">
            <text:p>-1.48E+00</text:p>
          </table:table-cell>
          <table:table-cell table:style-name="ce1"/>
          <table:table-cell office:value-type="float" office:value="6.6173058999999999" table:style-name="ce9">
            <text:p>6.62E+00</text:p>
          </table:table-cell>
          <table:table-cell office:value-type="float" office:value="2.1127431761230024" table:formula="of:=[.N239]/SQRT(9.81/1)" table:style-name="ce16">
            <text:p>2.11E+00</text:p>
          </table:table-cell>
          <table:table-cell office:value-type="float" office:value="-0.73263867999999999" table:style-name="ce9">
            <text:p>-7.33E-01</text:p>
          </table:table-cell>
          <table:table-cell office:value-type="float" office:value="-2.29469171384509" table:formula="of:=[.P239]*SQRT(9.81*1)" table:style-name="ce16">
            <text:p>-2.29E+00</text:p>
          </table:table-cell>
          <table:table-cell table:number-columns-repeated="16367"/>
        </table:table-row>
        <table:table-row table:style-name="ro1">
          <table:table-cell office:value-type="float" office:value="6.6529879999999997" table:style-name="ce3">
            <text:p>6.65E+00</text:p>
          </table:table-cell>
          <table:table-cell office:value-type="float" office:value="2.1241355938869657" table:formula="of:=[.A240]/SQRT(9.81/1)" table:style-name="ce13">
            <text:p>2.12E+00</text:p>
          </table:table-cell>
          <table:table-cell office:value-type="float" office:value="-2.7387844000000001" table:style-name="ce3">
            <text:p>-2.74E+00</text:p>
          </table:table-cell>
          <table:table-cell table:style-name="ce1"/>
          <table:table-cell office:value-type="float" office:value="6.9211600000000004" table:style-name="ce6">
            <text:p>6.92E+00</text:p>
          </table:table-cell>
          <table:table-cell office:value-type="float" office:value="2.2097563240737412" table:formula="of:=[.E240]/SQRT(9.81/1)" table:style-name="ce16">
            <text:p>2.21E+00</text:p>
          </table:table-cell>
          <table:table-cell office:value-type="float" office:value="-4.0669158000000003" table:style-name="ce6">
            <text:p>-4.07E+00</text:p>
          </table:table-cell>
          <table:table-cell table:style-name="ce1"/>
          <table:table-cell office:value-type="float" office:value="7.3404651000000003" table:style-name="ce3">
            <text:p>7.34E+00</text:p>
          </table:table-cell>
          <table:table-cell office:value-type="float" office:value="2.3436301395095027" table:formula="of:=[.I240]/SQRT(9.81/1)" table:style-name="ce13">
            <text:p>2.34E+00</text:p>
          </table:table-cell>
          <table:table-cell office:value-type="float" office:value="-0.47488655000000002" table:style-name="ce3">
            <text:p>-4.75E-01</text:p>
          </table:table-cell>
          <table:table-cell office:value-type="float" office:value="-1.4873883416877227" table:formula="of:=[.K240]*SQRT(9.81*1)" table:style-name="ce3">
            <text:p>-1.49E+00</text:p>
          </table:table-cell>
          <table:table-cell table:style-name="ce1"/>
          <table:table-cell office:value-type="float" office:value="6.6396364999999999" table:style-name="ce9">
            <text:p>6.64E+00</text:p>
          </table:table-cell>
          <table:table-cell office:value-type="float" office:value="2.1198727880045891" table:formula="of:=[.N240]/SQRT(9.81/1)" table:style-name="ce16">
            <text:p>2.12E+00</text:p>
          </table:table-cell>
          <table:table-cell office:value-type="float" office:value="-0.73283025999999996" table:style-name="ce9">
            <text:p>-7.33E-01</text:p>
          </table:table-cell>
          <table:table-cell office:value-type="float" office:value="-2.2952917600213834" table:formula="of:=[.P240]*SQRT(9.81*1)" table:style-name="ce16">
            <text:p>-2.30E+00</text:p>
          </table:table-cell>
          <table:table-cell table:number-columns-repeated="16367"/>
        </table:table-row>
        <table:table-row table:style-name="ro1">
          <table:table-cell office:value-type="float" office:value="6.6843488000000004" table:style-name="ce3">
            <text:p>6.68E+00</text:p>
          </table:table-cell>
          <table:table-cell office:value-type="float" office:value="2.1341483267421539" table:formula="of:=[.A241]/SQRT(9.81/1)" table:style-name="ce13">
            <text:p>2.13E+00</text:p>
          </table:table-cell>
          <table:table-cell office:value-type="float" office:value="-2.7528898000000002" table:style-name="ce3">
            <text:p>-2.75E+00</text:p>
          </table:table-cell>
          <table:table-cell table:style-name="ce1"/>
          <table:table-cell office:value-type="float" office:value="6.9492650999999999" table:style-name="ce6">
            <text:p>6.95E+00</text:p>
          </table:table-cell>
          <table:table-cell office:value-type="float" office:value="2.2187295919166643" table:formula="of:=[.E241]/SQRT(9.81/1)" table:style-name="ce16">
            <text:p>2.22E+00</text:p>
          </table:table-cell>
          <table:table-cell office:value-type="float" office:value="-4.0892309999999998" table:style-name="ce6">
            <text:p>-4.09E+00</text:p>
          </table:table-cell>
          <table:table-cell table:style-name="ce1"/>
          <table:table-cell office:value-type="float" office:value="7.3719435000000004" table:style-name="ce3">
            <text:p>7.37E+00</text:p>
          </table:table-cell>
          <table:table-cell office:value-type="float" office:value="2.3536804191550709" table:formula="of:=[.I241]/SQRT(9.81/1)" table:style-name="ce13">
            <text:p>2.35E+00</text:p>
          </table:table-cell>
          <table:table-cell office:value-type="float" office:value="-0.47622998" table:style-name="ce3">
            <text:p>-4.76E-01</text:p>
          </table:table-cell>
          <table:table-cell office:value-type="float" office:value="-1.4915960879797023" table:formula="of:=[.K241]*SQRT(9.81*1)" table:style-name="ce3">
            <text:p>-1.49E+00</text:p>
          </table:table-cell>
          <table:table-cell table:style-name="ce1"/>
          <table:table-cell office:value-type="float" office:value="6.6842978000000004" table:style-name="ce9">
            <text:p>6.68E+00</text:p>
          </table:table-cell>
          <table:table-cell office:value-type="float" office:value="2.1341320436953048" table:formula="of:=[.N241]/SQRT(9.81/1)" table:style-name="ce16">
            <text:p>2.13E+00</text:p>
          </table:table-cell>
          <table:table-cell office:value-type="float" office:value="-0.73283025999999996" table:style-name="ce9">
            <text:p>-7.33E-01</text:p>
          </table:table-cell>
          <table:table-cell office:value-type="float" office:value="-2.2952917600213834" table:formula="of:=[.P241]*SQRT(9.81*1)" table:style-name="ce16">
            <text:p>-2.30E+00</text:p>
          </table:table-cell>
          <table:table-cell table:number-columns-repeated="16367"/>
        </table:table-row>
        <table:table-row table:style-name="ro1">
          <table:table-cell office:value-type="float" office:value="6.7157096999999997" table:style-name="ce3">
            <text:p>6.72E+00</text:p>
          </table:table-cell>
          <table:table-cell office:value-type="float" office:value="2.1441610915248841" table:formula="of:=[.A242]/SQRT(9.81/1)" table:style-name="ce13">
            <text:p>2.14E+00</text:p>
          </table:table-cell>
          <table:table-cell office:value-type="float" office:value="-2.7669952000000002" table:style-name="ce3">
            <text:p>-2.77E+00</text:p>
          </table:table-cell>
          <table:table-cell table:style-name="ce1"/>
          <table:table-cell office:value-type="float" office:value="6.9758966999999998" table:style-name="ce6">
            <text:p>6.98E+00</text:p>
          </table:table-cell>
          <table:table-cell office:value-type="float" office:value="2.2272324074158294" table:formula="of:=[.E242]/SQRT(9.81/1)" table:style-name="ce16">
            <text:p>2.23E+00</text:p>
          </table:table-cell>
          <table:table-cell office:value-type="float" office:value="-4.1233028000000003" table:style-name="ce6">
            <text:p>-4.12E+00</text:p>
          </table:table-cell>
          <table:table-cell table:style-name="ce1"/>
          <table:table-cell office:value-type="float" office:value="7.4034218999999997" table:style-name="ce3">
            <text:p>7.40E+00</text:p>
          </table:table-cell>
          <table:table-cell office:value-type="float" office:value="2.3637306988006395" table:formula="of:=[.I242]/SQRT(9.81/1)" table:style-name="ce13">
            <text:p>2.36E+00</text:p>
          </table:table-cell>
          <table:table-cell office:value-type="float" office:value="-0.47738017999999999" table:style-name="ce3">
            <text:p>-4.77E-01</text:p>
          </table:table-cell>
          <table:table-cell office:value-type="float" office:value="-1.4951986201436671" table:formula="of:=[.K242]*SQRT(9.81*1)" table:style-name="ce3">
            <text:p>-1.50E+00</text:p>
          </table:table-cell>
          <table:table-cell table:style-name="ce1"/>
          <table:table-cell office:value-type="float" office:value="6.7051457000000001" table:style-name="ce9">
            <text:p>6.71E+00</text:p>
          </table:table-cell>
          <table:table-cell office:value-type="float" office:value="2.1407882658991921" table:formula="of:=[.N242]/SQRT(9.81/1)" table:style-name="ce16">
            <text:p>2.14E+00</text:p>
          </table:table-cell>
          <table:table-cell office:value-type="float" office:value="-0.7366682" table:style-name="ce9">
            <text:p>-7.37E-01</text:p>
          </table:table-cell>
          <table:table-cell office:value-type="float" office:value="-2.307312541010226" table:formula="of:=[.P242]*SQRT(9.81*1)" table:style-name="ce16">
            <text:p>-2.31E+00</text:p>
          </table:table-cell>
          <table:table-cell table:number-columns-repeated="16367"/>
        </table:table-row>
        <table:table-row table:style-name="ro1">
          <table:table-cell office:value-type="float" office:value="6.7470705999999998" table:style-name="ce3">
            <text:p>6.75E+00</text:p>
          </table:table-cell>
          <table:table-cell office:value-type="float" office:value="2.1541738563076147" table:formula="of:=[.A243]/SQRT(9.81/1)" table:style-name="ce13">
            <text:p>2.15E+00</text:p>
          </table:table-cell>
          <table:table-cell office:value-type="float" office:value="-2.7811005999999998" table:style-name="ce3">
            <text:p>-2.78E+00</text:p>
          </table:table-cell>
          <table:table-cell table:style-name="ce1"/>
          <table:table-cell office:value-type="float" office:value="7.0040018000000002" table:style-name="ce6">
            <text:p>7.00E+00</text:p>
          </table:table-cell>
          <table:table-cell office:value-type="float" office:value="2.2362056752587525" table:formula="of:=[.E243]/SQRT(9.81/1)" table:style-name="ce16">
            <text:p>2.24E+00</text:p>
          </table:table-cell>
          <table:table-cell office:value-type="float" office:value="-4.1456179999999998" table:style-name="ce6">
            <text:p>-4.15E+00</text:p>
          </table:table-cell>
          <table:table-cell table:style-name="ce1"/>
          <table:table-cell office:value-type="float" office:value="7.4349002999999998" table:style-name="ce3">
            <text:p>7.43E+00</text:p>
          </table:table-cell>
          <table:table-cell office:value-type="float" office:value="2.3737809784462081" table:formula="of:=[.I243]/SQRT(9.81/1)" table:style-name="ce13">
            <text:p>2.37E+00</text:p>
          </table:table-cell>
          <table:table-cell office:value-type="float" office:value="-0.47853037999999998" table:style-name="ce3">
            <text:p>-4.79E-01</text:p>
          </table:table-cell>
          <table:table-cell office:value-type="float" office:value="-1.4988011523076317" table:formula="of:=[.K243]*SQRT(9.81*1)" table:style-name="ce3">
            <text:p>-1.50E+00</text:p>
          </table:table-cell>
          <table:table-cell table:style-name="ce1"/>
          <table:table-cell office:value-type="float" office:value="6.7274763999999996" table:style-name="ce9">
            <text:p>6.73E+00</text:p>
          </table:table-cell>
          <table:table-cell office:value-type="float" office:value="2.1479179097083212" table:formula="of:=[.N243]/SQRT(9.81/1)" table:style-name="ce16">
            <text:p>2.15E+00</text:p>
          </table:table-cell>
          <table:table-cell office:value-type="float" office:value="-0.7366682" table:style-name="ce9">
            <text:p>-7.37E-01</text:p>
          </table:table-cell>
          <table:table-cell office:value-type="float" office:value="-2.307312541010226" table:formula="of:=[.P243]*SQRT(9.81*1)" table:style-name="ce16">
            <text:p>-2.31E+00</text:p>
          </table:table-cell>
          <table:table-cell table:number-columns-repeated="16367"/>
        </table:table-row>
        <table:table-row table:style-name="ro1">
          <table:table-cell office:value-type="float" office:value="6.7784313999999997" table:style-name="ce3">
            <text:p>6.78E+00</text:p>
          </table:table-cell>
          <table:table-cell office:value-type="float" office:value="2.1641865891628025" table:formula="of:=[.A244]/SQRT(9.81/1)" table:style-name="ce13">
            <text:p>2.16E+00</text:p>
          </table:table-cell>
          <table:table-cell office:value-type="float" office:value="-2.7940352000000002" table:style-name="ce3">
            <text:p>-2.79E+00</text:p>
          </table:table-cell>
          <table:table-cell table:style-name="ce1"/>
          <table:table-cell office:value-type="float" office:value="7.0321246999999998" table:style-name="ce6">
            <text:p>7.03E+00</text:p>
          </table:table-cell>
          <table:table-cell office:value-type="float" office:value="2.2451846262043009" table:formula="of:=[.E244]/SQRT(9.81/1)" table:style-name="ce16">
            <text:p>2.25E+00</text:p>
          </table:table-cell>
          <table:table-cell office:value-type="float" office:value="-4.1679332000000002" table:style-name="ce6">
            <text:p>-4.17E+00</text:p>
          </table:table-cell>
          <table:table-cell table:style-name="ce1"/>
          <table:table-cell office:value-type="float" office:value="7.4663785999999996" table:style-name="ce3">
            <text:p>7.47E+00</text:p>
          </table:table-cell>
          <table:table-cell office:value-type="float" office:value="2.3838312261642334" table:formula="of:=[.I244]/SQRT(9.81/1)" table:style-name="ce13">
            <text:p>2.38E+00</text:p>
          </table:table-cell>
          <table:table-cell office:value-type="float" office:value="-0.47968058000000002" table:style-name="ce3">
            <text:p>-4.80E-01</text:p>
          </table:table-cell>
          <table:table-cell office:value-type="float" office:value="-1.5024036844715964" table:formula="of:=[.K244]*SQRT(9.81*1)" table:style-name="ce3">
            <text:p>-1.50E+00</text:p>
          </table:table-cell>
          <table:table-cell table:style-name="ce1"/>
          <table:table-cell office:value-type="float" office:value="6.7498069999999997" table:style-name="ce9">
            <text:p>6.75E+00</text:p>
          </table:table-cell>
          <table:table-cell office:value-type="float" office:value="2.1550475215899079" table:formula="of:=[.N244]/SQRT(9.81/1)" table:style-name="ce16">
            <text:p>2.16E+00</text:p>
          </table:table-cell>
          <table:table-cell office:value-type="float" office:value="-0.74050523000000001" table:style-name="ce9">
            <text:p>-7.41E-01</text:p>
          </table:table-cell>
          <table:table-cell office:value-type="float" office:value="-2.3193304717953915" table:formula="of:=[.P244]*SQRT(9.81*1)" table:style-name="ce16">
            <text:p>-2.32E+00</text:p>
          </table:table-cell>
          <table:table-cell table:number-columns-repeated="16367"/>
        </table:table-row>
        <table:table-row table:style-name="ro1">
          <table:table-cell office:value-type="float" office:value="6.8097922999999998" table:style-name="ce3">
            <text:p>6.81E+00</text:p>
          </table:table-cell>
          <table:table-cell office:value-type="float" office:value="2.1741993539455335" table:formula="of:=[.A245]/SQRT(9.81/1)" table:style-name="ce13">
            <text:p>2.17E+00</text:p>
          </table:table-cell>
          <table:table-cell office:value-type="float" office:value="-2.8081406000000002" table:style-name="ce3">
            <text:p>-2.81E+00</text:p>
          </table:table-cell>
          <table:table-cell table:style-name="ce1"/>
          <table:table-cell office:value-type="float" office:value="7.0587562000000004" table:style-name="ce6">
            <text:p>7.06E+00</text:p>
          </table:table-cell>
          <table:table-cell office:value-type="float" office:value="2.2536874097759236" table:formula="of:=[.E245]/SQRT(9.81/1)" table:style-name="ce16">
            <text:p>2.25E+00</text:p>
          </table:table-cell>
          <table:table-cell office:value-type="float" office:value="-4.1902625000000002" table:style-name="ce6">
            <text:p>-4.19E+00</text:p>
          </table:table-cell>
          <table:table-cell table:style-name="ce1"/>
          <table:table-cell office:value-type="float" office:value="7.4978569999999998" table:style-name="ce3">
            <text:p>7.50E+00</text:p>
          </table:table-cell>
          <table:table-cell office:value-type="float" office:value="2.393881505809802" table:formula="of:=[.I245]/SQRT(9.81/1)" table:style-name="ce13">
            <text:p>2.39E+00</text:p>
          </table:table-cell>
          <table:table-cell office:value-type="float" office:value="-0.48083078000000001" table:style-name="ce3">
            <text:p>-4.81E-01</text:p>
          </table:table-cell>
          <table:table-cell office:value-type="float" office:value="-1.5060062166355612" table:formula="of:=[.K245]*SQRT(9.81*1)" table:style-name="ce3">
            <text:p>-1.51E+00</text:p>
          </table:table-cell>
          <table:table-cell table:style-name="ce1"/>
          <table:table-cell office:value-type="float" office:value="6.8153161999999998" table:style-name="ce9">
            <text:p>6.82E+00</text:p>
          </table:table-cell>
          <table:table-cell office:value-type="float" office:value="2.1759629994845109" table:formula="of:=[.N245]/SQRT(9.81/1)" table:style-name="ce16">
            <text:p>2.18E+00</text:p>
          </table:table-cell>
          <table:table-cell office:value-type="float" office:value="-0.74050523000000001" table:style-name="ce9">
            <text:p>-7.41E-01</text:p>
          </table:table-cell>
          <table:table-cell office:value-type="float" office:value="-2.3193304717953915" table:formula="of:=[.P245]*SQRT(9.81*1)" table:style-name="ce16">
            <text:p>-2.32E+00</text:p>
          </table:table-cell>
          <table:table-cell table:number-columns-repeated="16367"/>
        </table:table-row>
        <table:table-row table:style-name="ro1">
          <table:table-cell office:value-type="float" office:value="6.8411531999999999" table:style-name="ce3">
            <text:p>6.84E+00</text:p>
          </table:table-cell>
          <table:table-cell office:value-type="float" office:value="2.1842121187282642" table:formula="of:=[.A246]/SQRT(9.81/1)" table:style-name="ce13">
            <text:p>2.18E+00</text:p>
          </table:table-cell>
          <table:table-cell office:value-type="float" office:value="-2.8222459" table:style-name="ce3">
            <text:p>-2.82E+00</text:p>
          </table:table-cell>
          <table:table-cell table:style-name="ce1"/>
          <table:table-cell office:value-type="float" office:value="7.0868612999999998" table:style-name="ce6">
            <text:p>7.09E+00</text:p>
          </table:table-cell>
          <table:table-cell office:value-type="float" office:value="2.2626606776188463" table:formula="of:=[.E246]/SQRT(9.81/1)" table:style-name="ce16">
            <text:p>2.26E+00</text:p>
          </table:table-cell>
          <table:table-cell office:value-type="float" office:value="-4.2125776000000004" table:style-name="ce6">
            <text:p>-4.21E+00</text:p>
          </table:table-cell>
          <table:table-cell table:style-name="ce1"/>
          <table:table-cell office:value-type="float" office:value="7.5293353999999999" table:style-name="ce3">
            <text:p>7.53E+00</text:p>
          </table:table-cell>
          <table:table-cell office:value-type="float" office:value="2.4039317854553706" table:formula="of:=[.I246]/SQRT(9.81/1)" table:style-name="ce13">
            <text:p>2.40E+00</text:p>
          </table:table-cell>
          <table:table-cell office:value-type="float" office:value="-0.48198098" table:style-name="ce3">
            <text:p>-4.82E-01</text:p>
          </table:table-cell>
          <table:table-cell office:value-type="float" office:value="-1.5096087487995258" table:formula="of:=[.K246]*SQRT(9.81*1)" table:style-name="ce3">
            <text:p>-1.51E+00</text:p>
          </table:table-cell>
          <table:table-cell table:style-name="ce1"/>
          <table:table-cell office:value-type="float" office:value="6.8376467999999999" table:style-name="ce9">
            <text:p>6.84E+00</text:p>
          </table:table-cell>
          <table:table-cell office:value-type="float" office:value="2.1830926113660976" table:formula="of:=[.N246]/SQRT(9.81/1)" table:style-name="ce16">
            <text:p>2.18E+00</text:p>
          </table:table-cell>
          <table:table-cell office:value-type="float" office:value="-0.74434317000000005" table:style-name="ce9">
            <text:p>-7.44E-01</text:p>
          </table:table-cell>
          <table:table-cell office:value-type="float" office:value="-2.3313512527842337" table:formula="of:=[.P246]*SQRT(9.81*1)" table:style-name="ce16">
            <text:p>-2.33E+00</text:p>
          </table:table-cell>
          <table:table-cell table:number-columns-repeated="16367"/>
        </table:table-row>
        <table:table-row table:style-name="ro1">
          <table:table-cell office:value-type="float" office:value="6.8725139999999998" table:style-name="ce3">
            <text:p>6.87E+00</text:p>
          </table:table-cell>
          <table:table-cell office:value-type="float" office:value="2.1942248515834519" table:formula="of:=[.A247]/SQRT(9.81/1)" table:style-name="ce13">
            <text:p>2.19E+00</text:p>
          </table:table-cell>
          <table:table-cell office:value-type="float" office:value="-2.8363513" table:style-name="ce3">
            <text:p>-2.84E+00</text:p>
          </table:table-cell>
          <table:table-cell table:style-name="ce1"/>
          <table:table-cell office:value-type="float" office:value="7.1134928000000004" table:style-name="ce6">
            <text:p>7.11E+00</text:p>
          </table:table-cell>
          <table:table-cell office:value-type="float" office:value="2.271163461190469" table:formula="of:=[.E247]/SQRT(9.81/1)" table:style-name="ce16">
            <text:p>2.27E+00</text:p>
          </table:table-cell>
          <table:table-cell office:value-type="float" office:value="-4.2231502000000001" table:style-name="ce6">
            <text:p>-4.22E+00</text:p>
          </table:table-cell>
          <table:table-cell table:style-name="ce1"/>
          <table:table-cell office:value-type="float" office:value="7.5608136999999997" table:style-name="ce3">
            <text:p>7.56E+00</text:p>
          </table:table-cell>
          <table:table-cell office:value-type="float" office:value="2.4139820331733963" table:formula="of:=[.I247]/SQRT(9.81/1)" table:style-name="ce13">
            <text:p>2.41E+00</text:p>
          </table:table-cell>
          <table:table-cell office:value-type="float" office:value="-0.48332211000000003" table:style-name="ce3">
            <text:p>-4.83E-01</text:p>
          </table:table-cell>
          <table:table-cell office:value-type="float" office:value="-1.5138092912800145" table:formula="of:=[.K247]*SQRT(9.81*1)" table:style-name="ce3">
            <text:p>-1.51E+00</text:p>
          </table:table-cell>
          <table:table-cell table:style-name="ce1"/>
          <table:table-cell office:value-type="float" office:value="6.8584768" table:style-name="ce9">
            <text:p>6.86E+00</text:p>
          </table:table-cell>
          <table:table-cell office:value-type="float" office:value="2.1897431185398166" table:formula="of:=[.N247]/SQRT(9.81/1)" table:style-name="ce16">
            <text:p>2.19E+00</text:p>
          </table:table-cell>
          <table:table-cell office:value-type="float" office:value="-0.74434317000000005" table:style-name="ce9">
            <text:p>-7.44E-01</text:p>
          </table:table-cell>
          <table:table-cell office:value-type="float" office:value="-2.3313512527842337" table:formula="of:=[.P247]*SQRT(9.81*1)" table:style-name="ce16">
            <text:p>-2.33E+00</text:p>
          </table:table-cell>
          <table:table-cell table:number-columns-repeated="16367"/>
        </table:table-row>
        <table:table-row table:style-name="ro1">
          <table:table-cell office:value-type="float" office:value="6.9038748999999999" table:style-name="ce3">
            <text:p>6.90E+00</text:p>
          </table:table-cell>
          <table:table-cell office:value-type="float" office:value="2.2042376163661825" table:formula="of:=[.A248]/SQRT(9.81/1)" table:style-name="ce13">
            <text:p>2.20E+00</text:p>
          </table:table-cell>
          <table:table-cell office:value-type="float" office:value="-2.8504567000000001" table:style-name="ce3">
            <text:p>-2.85E+00</text:p>
          </table:table-cell>
          <table:table-cell table:style-name="ce1"/>
          <table:table-cell office:value-type="float" office:value="7.1415978999999998" table:style-name="ce6">
            <text:p>7.14E+00</text:p>
          </table:table-cell>
          <table:table-cell office:value-type="float" office:value="2.2801367290333916" table:formula="of:=[.E248]/SQRT(9.81/1)" table:style-name="ce16">
            <text:p>2.28E+00</text:p>
          </table:table-cell>
          <table:table-cell office:value-type="float" office:value="-4.2466467000000003" table:style-name="ce6">
            <text:p>-4.25E+00</text:p>
          </table:table-cell>
          <table:table-cell table:style-name="ce1"/>
          <table:table-cell office:value-type="float" office:value="7.5922920999999999" table:style-name="ce3">
            <text:p>7.59E+00</text:p>
          </table:table-cell>
          <table:table-cell office:value-type="float" office:value="2.4240323128189645" table:formula="of:=[.I248]/SQRT(9.81/1)" table:style-name="ce13">
            <text:p>2.42E+00</text:p>
          </table:table-cell>
          <table:table-cell office:value-type="float" office:value="-0.48447231000000002" table:style-name="ce3">
            <text:p>-4.84E-01</text:p>
          </table:table-cell>
          <table:table-cell office:value-type="float" office:value="-1.5174118234439791" table:formula="of:=[.K248]*SQRT(9.81*1)" table:style-name="ce3">
            <text:p>-1.52E+00</text:p>
          </table:table-cell>
          <table:table-cell table:style-name="ce1"/>
          <table:table-cell office:value-type="float" office:value="6.8808075000000004" table:style-name="ce9">
            <text:p>6.88E+00</text:p>
          </table:table-cell>
          <table:table-cell office:value-type="float" office:value="2.1968727623489461" table:formula="of:=[.N248]/SQRT(9.81/1)" table:style-name="ce16">
            <text:p>2.20E+00</text:p>
          </table:table-cell>
          <table:table-cell office:value-type="float" office:value="-0.74453475000000002" table:style-name="ce9">
            <text:p>-7.45E-01</text:p>
          </table:table-cell>
          <table:table-cell office:value-type="float" office:value="-2.3319512989605271" table:formula="of:=[.P248]*SQRT(9.81*1)" table:style-name="ce16">
            <text:p>-2.33E+00</text:p>
          </table:table-cell>
          <table:table-cell table:number-columns-repeated="16367"/>
        </table:table-row>
        <table:table-row table:style-name="ro1">
          <table:table-cell office:value-type="float" office:value="6.9352358000000001" table:style-name="ce3">
            <text:p>6.94E+00</text:p>
          </table:table-cell>
          <table:table-cell office:value-type="float" office:value="2.2142503811489131" table:formula="of:=[.A249]/SQRT(9.81/1)" table:style-name="ce13">
            <text:p>2.21E+00</text:p>
          </table:table-cell>
          <table:table-cell office:value-type="float" office:value="-2.8657328" table:style-name="ce3">
            <text:p>-2.87E+00</text:p>
          </table:table-cell>
          <table:table-cell table:style-name="ce1"/>
          <table:table-cell office:value-type="float" office:value="7.1682294999999998" table:style-name="ce6">
            <text:p>7.17E+00</text:p>
          </table:table-cell>
          <table:table-cell office:value-type="float" office:value="2.2886395445325571" table:formula="of:=[.E249]/SQRT(9.81/1)" table:style-name="ce16">
            <text:p>2.29E+00</text:p>
          </table:table-cell>
          <table:table-cell office:value-type="float" office:value="-4.2689646999999997" table:style-name="ce6">
            <text:p>-4.27E+00</text:p>
          </table:table-cell>
          <table:table-cell table:style-name="ce1"/>
          <table:table-cell office:value-type="float" office:value="7.6237705" table:style-name="ce3">
            <text:p>7.62E+00</text:p>
          </table:table-cell>
          <table:table-cell office:value-type="float" office:value="2.4340825924645331" table:formula="of:=[.I249]/SQRT(9.81/1)" table:style-name="ce13">
            <text:p>2.43E+00</text:p>
          </table:table-cell>
          <table:table-cell office:value-type="float" office:value="-0.48600666999999997" table:style-name="ce3">
            <text:p>-4.86E-01</text:p>
          </table:table-cell>
          <table:table-cell office:value-type="float" office:value="-1.5222175800524826" table:formula="of:=[.K249]*SQRT(9.81*1)" table:style-name="ce3">
            <text:p>-1.52E+00</text:p>
          </table:table-cell>
          <table:table-cell table:style-name="ce1"/>
          <table:table-cell office:value-type="float" office:value="6.9254688" table:style-name="ce9">
            <text:p>6.93E+00</text:p>
          </table:table-cell>
          <table:table-cell office:value-type="float" office:value="2.2111320180396614" table:formula="of:=[.N249]/SQRT(9.81/1)" table:style-name="ce16">
            <text:p>2.21E+00</text:p>
          </table:table-cell>
          <table:table-cell office:value-type="float" office:value="-0.74453475000000002" table:style-name="ce9">
            <text:p>-7.45E-01</text:p>
          </table:table-cell>
          <table:table-cell office:value-type="float" office:value="-2.3319512989605271" table:formula="of:=[.P249]*SQRT(9.81*1)" table:style-name="ce16">
            <text:p>-2.33E+00</text:p>
          </table:table-cell>
          <table:table-cell table:number-columns-repeated="16367"/>
        </table:table-row>
        <table:table-row table:style-name="ro1">
          <table:table-cell office:value-type="float" office:value="6.9665965999999999" table:style-name="ce3">
            <text:p>6.97E+00</text:p>
          </table:table-cell>
          <table:table-cell office:value-type="float" office:value="2.2242631140041009" table:formula="of:=[.A250]/SQRT(9.81/1)" table:style-name="ce13">
            <text:p>2.22E+00</text:p>
          </table:table-cell>
          <table:table-cell office:value-type="float" office:value="-2.8798382" table:style-name="ce3">
            <text:p>-2.88E+00</text:p>
          </table:table-cell>
          <table:table-cell table:style-name="ce1"/>
          <table:table-cell office:value-type="float" office:value="7.1963523" table:style-name="ce6">
            <text:p>7.20E+00</text:p>
          </table:table-cell>
          <table:table-cell office:value-type="float" office:value="2.2976184635505628" table:formula="of:=[.E250]/SQRT(9.81/1)" table:style-name="ce16">
            <text:p>2.30E+00</text:p>
          </table:table-cell>
          <table:table-cell office:value-type="float" office:value="-4.2912827" table:style-name="ce6">
            <text:p>-4.29E+00</text:p>
          </table:table-cell>
          <table:table-cell table:style-name="ce1"/>
          <table:table-cell office:value-type="float" office:value="7.6552489000000001" table:style-name="ce3">
            <text:p>7.66E+00</text:p>
          </table:table-cell>
          <table:table-cell office:value-type="float" office:value="2.4441328721101017" table:formula="of:=[.I250]/SQRT(9.81/1)" table:style-name="ce13">
            <text:p>2.44E+00</text:p>
          </table:table-cell>
          <table:table-cell office:value-type="float" office:value="-0.48715687000000002" table:style-name="ce3">
            <text:p>-4.87E-01</text:p>
          </table:table-cell>
          <table:table-cell office:value-type="float" office:value="-1.5258201122164474" table:formula="of:=[.K250]*SQRT(9.81*1)" table:style-name="ce3">
            <text:p>-1.53E+00</text:p>
          </table:table-cell>
          <table:table-cell table:style-name="ce1"/>
          <table:table-cell office:value-type="float" office:value="6.9463166999999997" table:style-name="ce9">
            <text:p>6.95E+00</text:p>
          </table:table-cell>
          <table:table-cell office:value-type="float" office:value="2.2177882402435487" table:formula="of:=[.N250]/SQRT(9.81/1)" table:style-name="ce16">
            <text:p>2.22E+00</text:p>
          </table:table-cell>
          <table:table-cell office:value-type="float" office:value="-0.74837268999999995" table:style-name="ce9">
            <text:p>-7.48E-01</text:p>
          </table:table-cell>
          <table:table-cell office:value-type="float" office:value="-2.3439720799493693" table:formula="of:=[.P250]*SQRT(9.81*1)" table:style-name="ce16">
            <text:p>-2.34E+00</text:p>
          </table:table-cell>
          <table:table-cell table:number-columns-repeated="16367"/>
        </table:table-row>
        <table:table-row table:style-name="ro1">
          <table:table-cell office:value-type="float" office:value="6.9979575000000001" table:style-name="ce3">
            <text:p>7.00E+00</text:p>
          </table:table-cell>
          <table:table-cell office:value-type="float" office:value="2.234275878786832" table:formula="of:=[.A251]/SQRT(9.81/1)" table:style-name="ce13">
            <text:p>2.23E+00</text:p>
          </table:table-cell>
          <table:table-cell office:value-type="float" office:value="-2.8939436000000001" table:style-name="ce3">
            <text:p>-2.89E+00</text:p>
          </table:table-cell>
          <table:table-cell table:style-name="ce1"/>
          <table:table-cell office:value-type="float" office:value="7.2229837999999997" table:style-name="ce6">
            <text:p>7.22E+00</text:p>
          </table:table-cell>
          <table:table-cell office:value-type="float" office:value="2.306121247122185" table:formula="of:=[.E251]/SQRT(9.81/1)" table:style-name="ce16">
            <text:p>2.31E+00</text:p>
          </table:table-cell>
          <table:table-cell office:value-type="float" office:value="-4.3018552000000003" table:style-name="ce6">
            <text:p>-4.30E+00</text:p>
          </table:table-cell>
          <table:table-cell table:style-name="ce1"/>
          <table:table-cell office:value-type="float" office:value="7.6852162999999996" table:style-name="ce3">
            <text:p>7.69E+00</text:p>
          </table:table-cell>
          <table:table-cell office:value-type="float" office:value="2.4537007265833468" table:formula="of:=[.I251]/SQRT(9.81/1)" table:style-name="ce13">
            <text:p>2.45E+00</text:p>
          </table:table-cell>
          <table:table-cell office:value-type="float" office:value="-0.48830707000000001" table:style-name="ce3">
            <text:p>-4.88E-01</text:p>
          </table:table-cell>
          <table:table-cell office:value-type="float" office:value="-1.529422644380412" table:formula="of:=[.K251]*SQRT(9.81*1)" table:style-name="ce3">
            <text:p>-1.53E+00</text:p>
          </table:table-cell>
          <table:table-cell table:style-name="ce1"/>
          <table:table-cell office:value-type="float" office:value="6.9909780000000001" table:style-name="ce9">
            <text:p>6.99E+00</text:p>
          </table:table-cell>
          <table:table-cell office:value-type="float" office:value="2.2320474959342649" table:formula="of:=[.N251]/SQRT(9.81/1)" table:style-name="ce16">
            <text:p>2.23E+00</text:p>
          </table:table-cell>
          <table:table-cell office:value-type="float" office:value="-0.74837268999999995" table:style-name="ce9">
            <text:p>-7.48E-01</text:p>
          </table:table-cell>
          <table:table-cell office:value-type="float" office:value="-2.3439720799493693" table:formula="of:=[.P251]*SQRT(9.81*1)" table:style-name="ce16">
            <text:p>-2.34E+00</text:p>
          </table:table-cell>
          <table:table-cell table:number-columns-repeated="16367"/>
        </table:table-row>
        <table:table-row table:style-name="ro1">
          <table:table-cell office:value-type="float" office:value="7.0293184000000002" table:style-name="ce3">
            <text:p>7.03E+00</text:p>
          </table:table-cell>
          <table:table-cell office:value-type="float" office:value="2.2442886435695626" table:formula="of:=[.A252]/SQRT(9.81/1)" table:style-name="ce13">
            <text:p>2.24E+00</text:p>
          </table:table-cell>
          <table:table-cell office:value-type="float" office:value="-2.9080488999999998" table:style-name="ce3">
            <text:p>-2.91E+00</text:p>
          </table:table-cell>
          <table:table-cell table:style-name="ce1"/>
          <table:table-cell office:value-type="float" office:value="7.2510890000000003" table:style-name="ce6">
            <text:p>7.25E+00</text:p>
          </table:table-cell>
          <table:table-cell office:value-type="float" office:value="2.3150945468926509" table:formula="of:=[.E252]/SQRT(9.81/1)" table:style-name="ce16">
            <text:p>2.32E+00</text:p>
          </table:table-cell>
          <table:table-cell office:value-type="float" office:value="-4.3241788999999997" table:style-name="ce6">
            <text:p>-4.32E+00</text:p>
          </table:table-cell>
          <table:table-cell table:style-name="ce1"/>
          <table:table-cell office:value-type="float" office:value="7.7166946000000003" table:style-name="ce3">
            <text:p>7.72E+00</text:p>
          </table:table-cell>
          <table:table-cell office:value-type="float" office:value="2.463750974301373" table:formula="of:=[.I252]/SQRT(9.81/1)" table:style-name="ce13">
            <text:p>2.46E+00</text:p>
          </table:table-cell>
          <table:table-cell office:value-type="float" office:value="-0.48926404000000001" table:style-name="ce3">
            <text:p>-4.89E-01</text:p>
          </table:table-cell>
          <table:table-cell office:value-type="float" office:value="-1.5324199624163617" table:formula="of:=[.K252]*SQRT(9.81*1)" table:style-name="ce3">
            <text:p>-1.53E+00</text:p>
          </table:table-cell>
          <table:table-cell table:style-name="ce1"/>
          <table:table-cell office:value-type="float" office:value="7.0133086000000002" table:style-name="ce9">
            <text:p>7.01E+00</text:p>
          </table:table-cell>
          <table:table-cell office:value-type="float" office:value="2.2391771078158511" table:formula="of:=[.N252]/SQRT(9.81/1)" table:style-name="ce16">
            <text:p>2.24E+00</text:p>
          </table:table-cell>
          <table:table-cell office:value-type="float" office:value="-0.75221064000000004" table:style-name="ce9">
            <text:p>-7.52E-01</text:p>
          </table:table-cell>
          <table:table-cell office:value-type="float" office:value="-2.3559928922591316" table:formula="of:=[.P252]*SQRT(9.81*1)" table:style-name="ce16">
            <text:p>-2.36E+00</text:p>
          </table:table-cell>
          <table:table-cell table:number-columns-repeated="16367"/>
        </table:table-row>
        <table:table-row table:style-name="ro1">
          <table:table-cell office:value-type="float" office:value="7.0606792" table:style-name="ce3">
            <text:p>7.06E+00</text:p>
          </table:table-cell>
          <table:table-cell office:value-type="float" office:value="2.2543013764247504" table:formula="of:=[.A253]/SQRT(9.81/1)" table:style-name="ce13">
            <text:p>2.25E+00</text:p>
          </table:table-cell>
          <table:table-cell office:value-type="float" office:value="-2.9221542999999999" table:style-name="ce3">
            <text:p>-2.92E+00</text:p>
          </table:table-cell>
          <table:table-cell table:style-name="ce1"/>
          <table:table-cell office:value-type="float" office:value="7.2791940999999998" table:style-name="ce6">
            <text:p>7.28E+00</text:p>
          </table:table-cell>
          <table:table-cell office:value-type="float" office:value="2.324067814735574" table:formula="of:=[.E253]/SQRT(9.81/1)" table:style-name="ce16">
            <text:p>2.32E+00</text:p>
          </table:table-cell>
          <table:table-cell office:value-type="float" office:value="-4.3464969" table:style-name="ce6">
            <text:p>-4.35E+00</text:p>
          </table:table-cell>
          <table:table-cell table:style-name="ce1"/>
          <table:table-cell office:value-type="float" office:value="7.7481730000000004" table:style-name="ce3">
            <text:p>7.75E+00</text:p>
          </table:table-cell>
          <table:table-cell office:value-type="float" office:value="2.4738012539469416" table:formula="of:=[.I253]/SQRT(9.81/1)" table:style-name="ce13">
            <text:p>2.47E+00</text:p>
          </table:table-cell>
          <table:table-cell office:value-type="float" office:value="-0.49060746999999999" table:style-name="ce3">
            <text:p>-4.91E-01</text:p>
          </table:table-cell>
          <table:table-cell office:value-type="float" office:value="-1.5366277087083413" table:formula="of:=[.K253]*SQRT(9.81*1)" table:style-name="ce3">
            <text:p>-1.54E+00</text:p>
          </table:table-cell>
          <table:table-cell table:style-name="ce1"/>
          <table:table-cell office:value-type="float" office:value="7.0341564999999999" table:style-name="ce9">
            <text:p>7.03E+00</text:p>
          </table:table-cell>
          <table:table-cell office:value-type="float" office:value="2.2458333300197384" table:formula="of:=[.N253]/SQRT(9.81/1)" table:style-name="ce16">
            <text:p>2.25E+00</text:p>
          </table:table-cell>
          <table:table-cell office:value-type="float" office:value="-0.75221064000000004" table:style-name="ce9">
            <text:p>-7.52E-01</text:p>
          </table:table-cell>
          <table:table-cell office:value-type="float" office:value="-2.3559928922591316" table:formula="of:=[.P253]*SQRT(9.81*1)" table:style-name="ce16">
            <text:p>-2.36E+00</text:p>
          </table:table-cell>
          <table:table-cell table:number-columns-repeated="16367"/>
        </table:table-row>
        <table:table-row table:style-name="ro1">
          <table:table-cell office:value-type="float" office:value="7.0920401000000002" table:style-name="ce3">
            <text:p>7.09E+00</text:p>
          </table:table-cell>
          <table:table-cell office:value-type="float" office:value="2.264314141207481" table:formula="of:=[.A254]/SQRT(9.81/1)" table:style-name="ce13">
            <text:p>2.26E+00</text:p>
          </table:table-cell>
          <table:table-cell office:value-type="float" office:value="-2.9362596999999999" table:style-name="ce3">
            <text:p>-2.94E+00</text:p>
          </table:table-cell>
          <table:table-cell table:style-name="ce1"/>
          <table:table-cell office:value-type="float" office:value="7.3058256000000004" table:style-name="ce6">
            <text:p>7.31E+00</text:p>
          </table:table-cell>
          <table:table-cell office:value-type="float" office:value="2.3325705983071967" table:formula="of:=[.E254]/SQRT(9.81/1)" table:style-name="ce16">
            <text:p>2.33E+00</text:p>
          </table:table-cell>
          <table:table-cell office:value-type="float" office:value="-4.3688149000000003" table:style-name="ce6">
            <text:p>-4.37E+00</text:p>
          </table:table-cell>
          <table:table-cell table:style-name="ce1"/>
          <table:table-cell office:value-type="float" office:value="7.7796513999999997" table:style-name="ce3">
            <text:p>7.78E+00</text:p>
          </table:table-cell>
          <table:table-cell office:value-type="float" office:value="2.4838515335925098" table:formula="of:=[.I254]/SQRT(9.81/1)" table:style-name="ce13">
            <text:p>2.48E+00</text:p>
          </table:table-cell>
          <table:table-cell office:value-type="float" office:value="-0.49156443999999999" table:style-name="ce3">
            <text:p>-4.92E-01</text:p>
          </table:table-cell>
          <table:table-cell office:value-type="float" office:value="-1.539625026744291" table:formula="of:=[.K254]*SQRT(9.81*1)" table:style-name="ce3">
            <text:p>-1.54E+00</text:p>
          </table:table-cell>
          <table:table-cell table:style-name="ce1"/>
          <table:table-cell office:value-type="float" office:value="7.0564871" table:style-name="ce9">
            <text:p>7.06E+00</text:p>
          </table:table-cell>
          <table:table-cell office:value-type="float" office:value="2.2529629419013251" table:formula="of:=[.N254]/SQRT(9.81/1)" table:style-name="ce16">
            <text:p>2.25E+00</text:p>
          </table:table-cell>
          <table:table-cell office:value-type="float" office:value="-0.75240220999999996" table:style-name="ce9">
            <text:p>-7.52E-01</text:p>
          </table:table-cell>
          <table:table-cell office:value-type="float" office:value="-2.3565929071145049" table:formula="of:=[.P254]*SQRT(9.81*1)" table:style-name="ce16">
            <text:p>-2.36E+00</text:p>
          </table:table-cell>
          <table:table-cell table:number-columns-repeated="16367"/>
        </table:table-row>
        <table:table-row table:style-name="ro1">
          <table:table-cell office:value-type="float" office:value="7.1234010000000003" table:style-name="ce3">
            <text:p>7.12E+00</text:p>
          </table:table-cell>
          <table:table-cell office:value-type="float" office:value="2.2743269059902116" table:formula="of:=[.A255]/SQRT(9.81/1)" table:style-name="ce13">
            <text:p>2.27E+00</text:p>
          </table:table-cell>
          <table:table-cell office:value-type="float" office:value="-2.9515498999999998" table:style-name="ce3">
            <text:p>-2.95E+00</text:p>
          </table:table-cell>
          <table:table-cell table:style-name="ce1"/>
          <table:table-cell office:value-type="float" office:value="7.3339485" table:style-name="ce6">
            <text:p>7.33E+00</text:p>
          </table:table-cell>
          <table:table-cell office:value-type="float" office:value="2.3415495492527452" table:formula="of:=[.E255]/SQRT(9.81/1)" table:style-name="ce16">
            <text:p>2.34E+00</text:p>
          </table:table-cell>
          <table:table-cell office:value-type="float" office:value="-4.3911385000000003" table:style-name="ce6">
            <text:p>-4.39E+00</text:p>
          </table:table-cell>
          <table:table-cell table:style-name="ce1"/>
          <table:table-cell office:value-type="float" office:value="7.8111297999999998" table:style-name="ce3">
            <text:p>7.81E+00</text:p>
          </table:table-cell>
          <table:table-cell office:value-type="float" office:value="2.4939018132380784" table:formula="of:=[.I255]/SQRT(9.81/1)" table:style-name="ce13">
            <text:p>2.49E+00</text:p>
          </table:table-cell>
          <table:table-cell office:value-type="float" office:value="-0.49290787000000003" table:style-name="ce3">
            <text:p>-4.93E-01</text:p>
          </table:table-cell>
          <table:table-cell office:value-type="float" office:value="-1.5438327730362706" table:formula="of:=[.K255]*SQRT(9.81*1)" table:style-name="ce3">
            <text:p>-1.54E+00</text:p>
          </table:table-cell>
          <table:table-cell table:style-name="ce1"/>
          <table:table-cell office:value-type="float" office:value="7.0788178000000004" table:style-name="ce9">
            <text:p>7.08E+00</text:p>
          </table:table-cell>
          <table:table-cell office:value-type="float" office:value="2.2600925857104546" table:formula="of:=[.N255]/SQRT(9.81/1)" table:style-name="ce16">
            <text:p>2.26E+00</text:p>
          </table:table-cell>
          <table:table-cell office:value-type="float" office:value="-0.75604766000000001" table:style-name="ce9">
            <text:p>-7.56E-01</text:p>
          </table:table-cell>
          <table:table-cell office:value-type="float" office:value="-2.3680107917233775" table:formula="of:=[.P255]*SQRT(9.81*1)" table:style-name="ce16">
            <text:p>-2.37E+00</text:p>
          </table:table-cell>
          <table:table-cell table:number-columns-repeated="16367"/>
        </table:table-row>
        <table:table-row table:style-name="ro1">
          <table:table-cell office:value-type="float" office:value="7.1547618999999996" table:style-name="ce3">
            <text:p>7.15E+00</text:p>
          </table:table-cell>
          <table:table-cell office:value-type="float" office:value="2.2843396707729422" table:formula="of:=[.A256]/SQRT(9.81/1)" table:style-name="ce13">
            <text:p>2.28E+00</text:p>
          </table:table-cell>
          <table:table-cell office:value-type="float" office:value="-2.9656552999999999" table:style-name="ce3">
            <text:p>-2.97E+00</text:p>
          </table:table-cell>
          <table:table-cell table:style-name="ce1"/>
          <table:table-cell office:value-type="float" office:value="7.3605799999999997" table:style-name="ce6">
            <text:p>7.36E+00</text:p>
          </table:table-cell>
          <table:table-cell office:value-type="float" office:value="2.3500523328243674" table:formula="of:=[.E256]/SQRT(9.81/1)" table:style-name="ce16">
            <text:p>2.35E+00</text:p>
          </table:table-cell>
          <table:table-cell office:value-type="float" office:value="-4.4134564999999997" table:style-name="ce6">
            <text:p>-4.41E+00</text:p>
          </table:table-cell>
          <table:table-cell table:style-name="ce1"/>
          <table:table-cell office:value-type="float" office:value="7.8426080999999996" table:style-name="ce3">
            <text:p>7.84E+00</text:p>
          </table:table-cell>
          <table:table-cell office:value-type="float" office:value="2.5039520609561037" table:formula="of:=[.I256]/SQRT(9.81/1)" table:style-name="ce13">
            <text:p>2.50E+00</text:p>
          </table:table-cell>
          <table:table-cell office:value-type="float" office:value="-0.49405807000000002" table:style-name="ce3">
            <text:p>-4.94E-01</text:p>
          </table:table-cell>
          <table:table-cell office:value-type="float" office:value="-1.5474353052002354" table:formula="of:=[.K256]*SQRT(9.81*1)" table:style-name="ce3">
            <text:p>-1.55E+00</text:p>
          </table:table-cell>
          <table:table-cell table:style-name="ce1"/>
          <table:table-cell office:value-type="float" office:value="7.1011483999999996" table:style-name="ce9">
            <text:p>7.10E+00</text:p>
          </table:table-cell>
          <table:table-cell office:value-type="float" office:value="2.2672221975920408" table:formula="of:=[.N256]/SQRT(9.81/1)" table:style-name="ce16">
            <text:p>2.27E+00</text:p>
          </table:table-cell>
          <table:table-cell office:value-type="float" office:value="-0.75624016000000005" table:style-name="ce9">
            <text:p>-7.56E-01</text:p>
          </table:table-cell>
          <table:table-cell office:value-type="float" office:value="-2.3686137194242671" table:formula="of:=[.P256]*SQRT(9.81*1)" table:style-name="ce16">
            <text:p>-2.37E+00</text:p>
          </table:table-cell>
          <table:table-cell table:number-columns-repeated="16367"/>
        </table:table-row>
        <table:table-row table:style-name="ro1">
          <table:table-cell office:value-type="float" office:value="7.1861227000000003" table:style-name="ce3">
            <text:p>7.19E+00</text:p>
          </table:table-cell>
          <table:table-cell office:value-type="float" office:value="2.29435240362813" table:formula="of:=[.A257]/SQRT(9.81/1)" table:style-name="ce13">
            <text:p>2.29E+00</text:p>
          </table:table-cell>
          <table:table-cell office:value-type="float" office:value="-2.9797606999999999" table:style-name="ce3">
            <text:p>-2.98E+00</text:p>
          </table:table-cell>
          <table:table-cell table:style-name="ce1"/>
          <table:table-cell office:value-type="float" office:value="7.3886851" table:style-name="ce6">
            <text:p>7.39E+00</text:p>
          </table:table-cell>
          <table:table-cell office:value-type="float" office:value="2.3590256006672905" table:formula="of:=[.E257]/SQRT(9.81/1)" table:style-name="ce16">
            <text:p>2.36E+00</text:p>
          </table:table-cell>
          <table:table-cell office:value-type="float" office:value="-4.4357745" table:style-name="ce6">
            <text:p>-4.44E+00</text:p>
          </table:table-cell>
          <table:table-cell table:style-name="ce1"/>
          <table:table-cell office:value-type="float" office:value="7.8740864999999998" table:style-name="ce3">
            <text:p>7.87E+00</text:p>
          </table:table-cell>
          <table:table-cell office:value-type="float" office:value="2.5140023406016723" table:formula="of:=[.I257]/SQRT(9.81/1)" table:style-name="ce13">
            <text:p>2.51E+00</text:p>
          </table:table-cell>
          <table:table-cell office:value-type="float" office:value="-0.49559014000000001" table:style-name="ce3">
            <text:p>-4.96E-01</text:p>
          </table:table-cell>
          <table:table-cell office:value-type="float" office:value="-1.5522338893181673" table:formula="of:=[.K257]*SQRT(9.81*1)" table:style-name="ce3">
            <text:p>-1.55E+00</text:p>
          </table:table-cell>
          <table:table-cell table:style-name="ce1"/>
          <table:table-cell office:value-type="float" office:value="7.1219783999999997" table:style-name="ce9">
            <text:p>7.12E+00</text:p>
          </table:table-cell>
          <table:table-cell office:value-type="float" office:value="2.2738727047657594" table:formula="of:=[.N257]/SQRT(9.81/1)" table:style-name="ce16">
            <text:p>2.27E+00</text:p>
          </table:table-cell>
          <table:table-cell office:value-type="float" office:value="-0.75624016000000005" table:style-name="ce9">
            <text:p>-7.56E-01</text:p>
          </table:table-cell>
          <table:table-cell office:value-type="float" office:value="-2.3686137194242671" table:formula="of:=[.P257]*SQRT(9.81*1)" table:style-name="ce16">
            <text:p>-2.37E+00</text:p>
          </table:table-cell>
          <table:table-cell table:number-columns-repeated="16367"/>
        </table:table-row>
        <table:table-row table:style-name="ro1">
          <table:table-cell office:value-type="float" office:value="7.2174836000000004" table:style-name="ce3">
            <text:p>7.22E+00</text:p>
          </table:table-cell>
          <table:table-cell office:value-type="float" office:value="2.304365168410861" table:formula="of:=[.A258]/SQRT(9.81/1)" table:style-name="ce13">
            <text:p>2.30E+00</text:p>
          </table:table-cell>
          <table:table-cell office:value-type="float" office:value="-2.9950367999999998" table:style-name="ce3">
            <text:p>-3.00E+00</text:p>
          </table:table-cell>
          <table:table-cell table:style-name="ce1"/>
          <table:table-cell office:value-type="float" office:value="7.4153165999999997" table:style-name="ce6">
            <text:p>7.42E+00</text:p>
          </table:table-cell>
          <table:table-cell office:value-type="float" office:value="2.3675283842389128" table:formula="of:=[.E258]/SQRT(9.81/1)" table:style-name="ce16">
            <text:p>2.37E+00</text:p>
          </table:table-cell>
          <table:table-cell office:value-type="float" office:value="-4.4580981" table:style-name="ce6">
            <text:p>-4.46E+00</text:p>
          </table:table-cell>
          <table:table-cell table:style-name="ce1"/>
          <table:table-cell office:value-type="float" office:value="7.9055648999999999" table:style-name="ce3">
            <text:p>7.91E+00</text:p>
          </table:table-cell>
          <table:table-cell office:value-type="float" office:value="2.5240526202472409" table:formula="of:=[.I258]/SQRT(9.81/1)" table:style-name="ce13">
            <text:p>2.52E+00</text:p>
          </table:table-cell>
          <table:table-cell office:value-type="float" office:value="-0.49674033000000001" table:style-name="ce3">
            <text:p>-4.97E-01</text:p>
          </table:table-cell>
          <table:table-cell office:value-type="float" office:value="-1.5558363901612124" table:formula="of:=[.K258]*SQRT(9.81*1)" table:style-name="ce3">
            <text:p>-1.56E+00</text:p>
          </table:table-cell>
          <table:table-cell table:style-name="ce1"/>
          <table:table-cell office:value-type="float" office:value="7.1443091000000001" table:style-name="ce9">
            <text:p>7.14E+00</text:p>
          </table:table-cell>
          <table:table-cell office:value-type="float" office:value="2.2810023485748889" table:formula="of:=[.N258]/SQRT(9.81/1)" table:style-name="ce16">
            <text:p>2.28E+00</text:p>
          </table:table-cell>
          <table:table-cell office:value-type="float" office:value="-0.75988560999999999" table:style-name="ce9">
            <text:p>-7.60E-01</text:p>
          </table:table-cell>
          <table:table-cell office:value-type="float" office:value="-2.3800316040331393" table:formula="of:=[.P258]*SQRT(9.81*1)" table:style-name="ce16">
            <text:p>-2.38E+00</text:p>
          </table:table-cell>
          <table:table-cell table:number-columns-repeated="16367"/>
        </table:table-row>
        <table:table-row table:style-name="ro1">
          <table:table-cell office:value-type="float" office:value="7.2488444999999997" table:style-name="ce3">
            <text:p>7.25E+00</text:p>
          </table:table-cell>
          <table:table-cell office:value-type="float" office:value="2.3143779331935912" table:formula="of:=[.A259]/SQRT(9.81/1)" table:style-name="ce13">
            <text:p>2.31E+00</text:p>
          </table:table-cell>
          <table:table-cell office:value-type="float" office:value="-3.0091421999999999" table:style-name="ce3">
            <text:p>-3.01E+00</text:p>
          </table:table-cell>
          <table:table-cell table:style-name="ce1"/>
          <table:table-cell office:value-type="float" office:value="7.4434218000000003" table:style-name="ce6">
            <text:p>7.44E+00</text:p>
          </table:table-cell>
          <table:table-cell office:value-type="float" office:value="2.3765016840093787" table:formula="of:=[.E259]/SQRT(9.81/1)" table:style-name="ce16">
            <text:p>2.38E+00</text:p>
          </table:table-cell>
          <table:table-cell office:value-type="float" office:value="-4.4804161000000002" table:style-name="ce6">
            <text:p>-4.48E+00</text:p>
          </table:table-cell>
          <table:table-cell table:style-name="ce1"/>
          <table:table-cell office:value-type="float" office:value="7.9370433" table:style-name="ce3">
            <text:p>7.94E+00</text:p>
          </table:table-cell>
          <table:table-cell office:value-type="float" office:value="2.5341028998928095" table:formula="of:=[.I259]/SQRT(9.81/1)" table:style-name="ce13">
            <text:p>2.53E+00</text:p>
          </table:table-cell>
          <table:table-cell office:value-type="float" office:value="-0.49769960000000002" table:style-name="ce3">
            <text:p>-4.98E-01</text:p>
          </table:table-cell>
          <table:table-cell office:value-type="float" office:value="-1.5588409120086533" table:formula="of:=[.K259]*SQRT(9.81*1)" table:style-name="ce3">
            <text:p>-1.56E+00</text:p>
          </table:table-cell>
          <table:table-cell table:style-name="ce1"/>
          <table:table-cell office:value-type="float" office:value="7.1666397000000002" table:style-name="ce9">
            <text:p>7.17E+00</text:p>
          </table:table-cell>
          <table:table-cell office:value-type="float" office:value="2.2881319604564756" table:formula="of:=[.N259]/SQRT(9.81/1)" table:style-name="ce16">
            <text:p>2.29E+00</text:p>
          </table:table-cell>
          <table:table-cell office:value-type="float" office:value="-0.76007718000000002" table:style-name="ce9">
            <text:p>-7.60E-01</text:p>
          </table:table-cell>
          <table:table-cell office:value-type="float" office:value="-2.380631618888513" table:formula="of:=[.P259]*SQRT(9.81*1)" table:style-name="ce16">
            <text:p>-2.38E+00</text:p>
          </table:table-cell>
          <table:table-cell table:number-columns-repeated="16367"/>
        </table:table-row>
        <table:table-row table:style-name="ro1">
          <table:table-cell office:value-type="float" office:value="7.2802053000000004" table:style-name="ce3">
            <text:p>7.28E+00</text:p>
          </table:table-cell>
          <table:table-cell office:value-type="float" office:value="2.3243906660487794" table:formula="of:=[.A260]/SQRT(9.81/1)" table:style-name="ce13">
            <text:p>2.32E+00</text:p>
          </table:table-cell>
          <table:table-cell office:value-type="float" office:value="-3.0244182999999998" table:style-name="ce3">
            <text:p>-3.02E+00</text:p>
          </table:table-cell>
          <table:table-cell table:style-name="ce1"/>
          <table:table-cell office:value-type="float" office:value="7.4700533" table:style-name="ce6">
            <text:p>7.47E+00</text:p>
          </table:table-cell>
          <table:table-cell office:value-type="float" office:value="2.3850044675810009" table:formula="of:=[.E260]/SQRT(9.81/1)" table:style-name="ce16">
            <text:p>2.39E+00</text:p>
          </table:table-cell>
          <table:table-cell office:value-type="float" office:value="-4.5027340999999996" table:style-name="ce6">
            <text:p>-4.50E+00</text:p>
          </table:table-cell>
          <table:table-cell table:style-name="ce1"/>
          <table:table-cell office:value-type="float" office:value="7.9685215999999999" table:style-name="ce3">
            <text:p>7.97E+00</text:p>
          </table:table-cell>
          <table:table-cell office:value-type="float" office:value="2.5441531476108352" table:formula="of:=[.I260]/SQRT(9.81/1)" table:style-name="ce13">
            <text:p>2.54E+00</text:p>
          </table:table-cell>
          <table:table-cell office:value-type="float" office:value="-0.49884980000000001" table:style-name="ce3">
            <text:p>-4.99E-01</text:p>
          </table:table-cell>
          <table:table-cell office:value-type="float" office:value="-1.562443444172618" table:formula="of:=[.K260]*SQRT(9.81*1)" table:style-name="ce3">
            <text:p>-1.56E+00</text:p>
          </table:table-cell>
          <table:table-cell table:style-name="ce1"/>
          <table:table-cell office:value-type="float" office:value="7.1874875999999999" table:style-name="ce9">
            <text:p>7.19E+00</text:p>
          </table:table-cell>
          <table:table-cell office:value-type="float" office:value="2.2947881826603629" table:formula="of:=[.N260]/SQRT(9.81/1)" table:style-name="ce16">
            <text:p>2.29E+00</text:p>
          </table:table-cell>
          <table:table-cell office:value-type="float" office:value="-0.76372355000000003" table:style-name="ce9">
            <text:p>-7.64E-01</text:p>
          </table:table-cell>
          <table:table-cell office:value-type="float" office:value="-2.3920523850219819" table:formula="of:=[.P260]*SQRT(9.81*1)" table:style-name="ce16">
            <text:p>-2.39E+00</text:p>
          </table:table-cell>
          <table:table-cell table:number-columns-repeated="16367"/>
        </table:table-row>
        <table:table-row table:style-name="ro1">
          <table:table-cell office:value-type="float" office:value="7.3115661999999997" table:style-name="ce3">
            <text:p>7.31E+00</text:p>
          </table:table-cell>
          <table:table-cell office:value-type="float" office:value="2.3344034308315096" table:formula="of:=[.A261]/SQRT(9.81/1)" table:style-name="ce13">
            <text:p>2.33E+00</text:p>
          </table:table-cell>
          <table:table-cell office:value-type="float" office:value="-3.0385236999999998" table:style-name="ce3">
            <text:p>-3.04E+00</text:p>
          </table:table-cell>
          <table:table-cell table:style-name="ce1"/>
          <table:table-cell office:value-type="float" office:value="7.4981761999999996" table:style-name="ce6">
            <text:p>7.50E+00</text:p>
          </table:table-cell>
          <table:table-cell office:value-type="float" office:value="2.3939834185265494" table:formula="of:=[.E261]/SQRT(9.81/1)" table:style-name="ce16">
            <text:p>2.39E+00</text:p>
          </table:table-cell>
          <table:table-cell office:value-type="float" office:value="-4.5250576999999996" table:style-name="ce6">
            <text:p>-4.53E+00</text:p>
          </table:table-cell>
          <table:table-cell table:style-name="ce1"/>
          <table:table-cell office:value-type="float" office:value="8" table:style-name="ce3">
            <text:p>8.00E+00</text:p>
          </table:table-cell>
          <table:table-cell office:value-type="float" office:value="2.5542034272564038" table:formula="of:=[.I261]/SQRT(9.81/1)" table:style-name="ce13">
            <text:p>2.55E+00</text:p>
          </table:table-cell>
          <table:table-cell office:value-type="float" office:value="-0.5" table:style-name="ce3">
            <text:p>-5.00E-01</text:p>
          </table:table-cell>
          <table:table-cell office:value-type="float" office:value="-1.5660459763365826" table:formula="of:=[.K261]*SQRT(9.81*1)" table:style-name="ce3">
            <text:p>-1.57E+00</text:p>
          </table:table-cell>
          <table:table-cell table:style-name="ce1"/>
          <table:table-cell office:value-type="float" office:value="7.2098183000000002" table:style-name="ce9">
            <text:p>7.21E+00</text:p>
          </table:table-cell>
          <table:table-cell office:value-type="float" office:value="2.3019178264694924" table:formula="of:=[.N261]/SQRT(9.81/1)" table:style-name="ce16">
            <text:p>2.30E+00</text:p>
          </table:table-cell>
          <table:table-cell office:value-type="float" office:value="-0.76391513" table:style-name="ce9">
            <text:p>-7.64E-01</text:p>
          </table:table-cell>
          <table:table-cell office:value-type="float" office:value="-2.3926524311982749" table:formula="of:=[.P261]*SQRT(9.81*1)" table:style-name="ce16">
            <text:p>-2.39E+00</text:p>
          </table:table-cell>
          <table:table-cell table:number-columns-repeated="16367"/>
        </table:table-row>
        <table:table-row table:style-name="ro1">
          <table:table-cell office:value-type="float" office:value="7.3429270999999998" table:style-name="ce3">
            <text:p>7.34E+00</text:p>
          </table:table-cell>
          <table:table-cell office:value-type="float" office:value="2.3444161956142406" table:formula="of:=[.A262]/SQRT(9.81/1)" table:style-name="ce13">
            <text:p>2.34E+00</text:p>
          </table:table-cell>
          <table:table-cell office:value-type="float" office:value="-3.0538139000000002" table:style-name="ce3">
            <text:p>-3.05E+00</text:p>
          </table:table-cell>
          <table:table-cell table:style-name="ce1"/>
          <table:table-cell office:value-type="float" office:value="7.5262813" table:style-name="ce6">
            <text:p>7.53E+00</text:p>
          </table:table-cell>
          <table:table-cell office:value-type="float" office:value="2.4029566863694725" table:formula="of:=[.E262]/SQRT(9.81/1)" table:style-name="ce16">
            <text:p>2.40E+00</text:p>
          </table:table-cell>
          <table:table-cell office:value-type="float" office:value="-4.5473756999999999" table:style-name="ce6">
            <text:p>-4.55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2321489000000003" table:style-name="ce9">
            <text:p>7.23E+00</text:p>
          </table:table-cell>
          <table:table-cell office:value-type="float" office:value="2.3090474383510786" table:formula="of:=[.N262]/SQRT(9.81/1)" table:style-name="ce16">
            <text:p>2.31E+00</text:p>
          </table:table-cell>
          <table:table-cell office:value-type="float" office:value="-0.76391513" table:style-name="ce9">
            <text:p>-7.64E-01</text:p>
          </table:table-cell>
          <table:table-cell office:value-type="float" office:value="-2.3926524311982749" table:formula="of:=[.P262]*SQRT(9.81*1)" table:style-name="ce16">
            <text:p>-2.39E+00</text:p>
          </table:table-cell>
          <table:table-cell table:number-columns-repeated="16367"/>
        </table:table-row>
        <table:table-row table:style-name="ro1">
          <table:table-cell office:value-type="float" office:value="7.3742878999999997" table:style-name="ce3">
            <text:p>7.37E+00</text:p>
          </table:table-cell>
          <table:table-cell office:value-type="float" office:value="2.3544289284694284" table:formula="of:=[.A263]/SQRT(9.81/1)" table:style-name="ce13">
            <text:p>2.35E+00</text:p>
          </table:table-cell>
          <table:table-cell office:value-type="float" office:value="-3.0679192999999998" table:style-name="ce3">
            <text:p>-3.07E+00</text:p>
          </table:table-cell>
          <table:table-cell table:style-name="ce1"/>
          <table:table-cell office:value-type="float" office:value="7.5529127999999996" table:style-name="ce6">
            <text:p>7.55E+00</text:p>
          </table:table-cell>
          <table:table-cell office:value-type="float" office:value="2.4114594699410947" table:formula="of:=[.E263]/SQRT(9.81/1)" table:style-name="ce16">
            <text:p>2.41E+00</text:p>
          </table:table-cell>
          <table:table-cell office:value-type="float" office:value="-4.5696937000000002" table:style-name="ce6">
            <text:p>-4.57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2544795999999998" table:style-name="ce9">
            <text:p>7.25E+00</text:p>
          </table:table-cell>
          <table:table-cell office:value-type="float" office:value="2.3161770821602081" table:formula="of:=[.N263]/SQRT(9.81/1)" table:style-name="ce16">
            <text:p>2.32E+00</text:p>
          </table:table-cell>
          <table:table-cell office:value-type="float" office:value="-0.76775307000000004" table:style-name="ce9">
            <text:p>-7.68E-01</text:p>
          </table:table-cell>
          <table:table-cell office:value-type="float" office:value="-2.4046732121871175" table:formula="of:=[.P263]*SQRT(9.81*1)" table:style-name="ce16">
            <text:p>-2.40E+00</text:p>
          </table:table-cell>
          <table:table-cell table:number-columns-repeated="16367"/>
        </table:table-row>
        <table:table-row table:style-name="ro1">
          <table:table-cell office:value-type="float" office:value="7.4056487999999998" table:style-name="ce3">
            <text:p>7.41E+00</text:p>
          </table:table-cell>
          <table:table-cell office:value-type="float" office:value="2.364441693252159" table:formula="of:=[.A264]/SQRT(9.81/1)" table:style-name="ce13">
            <text:p>2.36E+00</text:p>
          </table:table-cell>
          <table:table-cell office:value-type="float" office:value="-3.0831954000000001" table:style-name="ce3">
            <text:p>-3.08E+00</text:p>
          </table:table-cell>
          <table:table-cell table:style-name="ce1"/>
          <table:table-cell office:value-type="float" office:value="7.5810179" table:style-name="ce6">
            <text:p>7.58E+00</text:p>
          </table:table-cell>
          <table:table-cell office:value-type="float" office:value="2.4204327377840178" table:formula="of:=[.E264]/SQRT(9.81/1)" table:style-name="ce16">
            <text:p>2.42E+00</text:p>
          </table:table-cell>
          <table:table-cell office:value-type="float" office:value="-4.5814447999999999" table:style-name="ce6">
            <text:p>-4.58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2976580999999996" table:style-name="ce9">
            <text:p>7.30E+00</text:p>
          </table:table-cell>
          <table:table-cell office:value-type="float" office:value="2.3299629162456816" table:formula="of:=[.N264]/SQRT(9.81/1)" table:style-name="ce16">
            <text:p>2.33E+00</text:p>
          </table:table-cell>
          <table:table-cell office:value-type="float" office:value="-0.76775307000000004" table:style-name="ce9">
            <text:p>-7.68E-01</text:p>
          </table:table-cell>
          <table:table-cell office:value-type="float" office:value="-2.4046732121871175" table:formula="of:=[.P264]*SQRT(9.81*1)" table:style-name="ce16">
            <text:p>-2.40E+00</text:p>
          </table:table-cell>
          <table:table-cell table:number-columns-repeated="16367"/>
        </table:table-row>
        <table:table-row table:style-name="ro1">
          <table:table-cell office:value-type="float" office:value="7.4370096999999999" table:style-name="ce3">
            <text:p>7.44E+00</text:p>
          </table:table-cell>
          <table:table-cell office:value-type="float" office:value="2.3744544580348896" table:formula="of:=[.A265]/SQRT(9.81/1)" table:style-name="ce13">
            <text:p>2.37E+00</text:p>
          </table:table-cell>
          <table:table-cell office:value-type="float" office:value="-3.0973008000000002" table:style-name="ce3">
            <text:p>-3.10E+00</text:p>
          </table:table-cell>
          <table:table-cell table:style-name="ce1"/>
          <table:table-cell office:value-type="float" office:value="7.6076493999999997" table:style-name="ce6">
            <text:p>7.61E+00</text:p>
          </table:table-cell>
          <table:table-cell office:value-type="float" office:value="2.4289355213556401" table:formula="of:=[.E265]/SQRT(9.81/1)" table:style-name="ce16">
            <text:p>2.43E+00</text:p>
          </table:table-cell>
          <table:table-cell office:value-type="float" office:value="-4.6143352999999996" table:style-name="ce6">
            <text:p>-4.61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3199886999999997" table:style-name="ce9">
            <text:p>7.32E+00</text:p>
          </table:table-cell>
          <table:table-cell office:value-type="float" office:value="2.3370925281272683" table:formula="of:=[.N265]/SQRT(9.81/1)" table:style-name="ce16">
            <text:p>2.34E+00</text:p>
          </table:table-cell>
          <table:table-cell office:value-type="float" office:value="-0.77159009999999995" table:style-name="ce9">
            <text:p>-7.72E-01</text:p>
          </table:table-cell>
          <table:table-cell office:value-type="float" office:value="-2.4166911429722826" table:formula="of:=[.P265]*SQRT(9.81*1)" table:style-name="ce16">
            <text:p>-2.42E+00</text:p>
          </table:table-cell>
          <table:table-cell table:number-columns-repeated="16367"/>
        </table:table-row>
        <table:table-row table:style-name="ro1">
          <table:table-cell office:value-type="float" office:value="7.4683704999999998" table:style-name="ce3">
            <text:p>7.47E+00</text:p>
          </table:table-cell>
          <table:table-cell office:value-type="float" office:value="2.3844671908900774" table:formula="of:=[.A266]/SQRT(9.81/1)" table:style-name="ce13">
            <text:p>2.38E+00</text:p>
          </table:table-cell>
          <table:table-cell office:value-type="float" office:value="-3.1125769000000001" table:style-name="ce3">
            <text:p>-3.11E+00</text:p>
          </table:table-cell>
          <table:table-cell table:style-name="ce1"/>
          <table:table-cell office:value-type="float" office:value="7.6357723000000002" table:style-name="ce6">
            <text:p>7.64E+00</text:p>
          </table:table-cell>
          <table:table-cell office:value-type="float" office:value="2.437914472301189" table:formula="of:=[.E266]/SQRT(9.81/1)" table:style-name="ce16">
            <text:p>2.44E+00</text:p>
          </table:table-cell>
          <table:table-cell office:value-type="float" office:value="-4.6366532999999999" table:style-name="ce6">
            <text:p>-4.64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3631494000000002" table:style-name="ce9">
            <text:p>7.36E+00</text:p>
          </table:table-cell>
          <table:table-cell office:value-type="float" office:value="2.3508726791101164" table:formula="of:=[.N266]/SQRT(9.81/1)" table:style-name="ce16">
            <text:p>2.35E+00</text:p>
          </table:table-cell>
          <table:table-cell office:value-type="float" office:value="-0.77159009999999995" table:style-name="ce9">
            <text:p>-7.72E-01</text:p>
          </table:table-cell>
          <table:table-cell office:value-type="float" office:value="-2.4166911429722826" table:formula="of:=[.P266]*SQRT(9.81*1)" table:style-name="ce16">
            <text:p>-2.42E+00</text:p>
          </table:table-cell>
          <table:table-cell table:number-columns-repeated="16367"/>
        </table:table-row>
        <table:table-row table:style-name="ro1">
          <table:table-cell office:value-type="float" office:value="7.4997313999999999" table:style-name="ce3">
            <text:p>7.50E+00</text:p>
          </table:table-cell>
          <table:table-cell office:value-type="float" office:value="2.394479955672808" table:formula="of:=[.A267]/SQRT(9.81/1)" table:style-name="ce13">
            <text:p>2.39E+00</text:p>
          </table:table-cell>
          <table:table-cell office:value-type="float" office:value="-3.1278671" table:style-name="ce3">
            <text:p>-3.13E+00</text:p>
          </table:table-cell>
          <table:table-cell table:style-name="ce1"/>
          <table:table-cell office:value-type="float" office:value="7.6624037999999999" table:style-name="ce6">
            <text:p>7.66E+00</text:p>
          </table:table-cell>
          <table:table-cell office:value-type="float" office:value="2.4464172558728112" table:formula="of:=[.E267]/SQRT(9.81/1)" table:style-name="ce16">
            <text:p>2.45E+00</text:p>
          </table:table-cell>
          <table:table-cell office:value-type="float" office:value="-4.6589770000000001" table:style-name="ce6">
            <text:p>-4.66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3854800000000003" table:style-name="ce9">
            <text:p>7.39E+00</text:p>
          </table:table-cell>
          <table:table-cell office:value-type="float" office:value="2.3580022909917031" table:formula="of:=[.N267]/SQRT(9.81/1)" table:style-name="ce16">
            <text:p>2.36E+00</text:p>
          </table:table-cell>
          <table:table-cell office:value-type="float" office:value="-0.77542803999999999" table:style-name="ce9">
            <text:p>-7.75E-01</text:p>
          </table:table-cell>
          <table:table-cell office:value-type="float" office:value="-2.4287119239611252" table:formula="of:=[.P267]*SQRT(9.81*1)" table:style-name="ce16">
            <text:p>-2.43E+00</text:p>
          </table:table-cell>
          <table:table-cell table:number-columns-repeated="16367"/>
        </table:table-row>
        <table:table-row table:style-name="ro1">
          <table:table-cell office:value-type="float" office:value="7.5310923000000001" table:style-name="ce3">
            <text:p>7.53E+00</text:p>
          </table:table-cell>
          <table:table-cell office:value-type="float" office:value="2.4044927204555391" table:formula="of:=[.A268]/SQRT(9.81/1)" table:style-name="ce13">
            <text:p>2.40E+00</text:p>
          </table:table-cell>
          <table:table-cell office:value-type="float" office:value="-3.1419725000000001" table:style-name="ce3">
            <text:p>-3.14E+00</text:p>
          </table:table-cell>
          <table:table-cell table:style-name="ce1"/>
          <table:table-cell office:value-type="float" office:value="7.6905089999999996" table:style-name="ce6">
            <text:p>7.69E+00</text:p>
          </table:table-cell>
          <table:table-cell office:value-type="float" office:value="2.4553905556432771" table:formula="of:=[.E268]/SQRT(9.81/1)" table:style-name="ce16">
            <text:p>2.46E+00</text:p>
          </table:table-cell>
          <table:table-cell office:value-type="float" office:value="-4.6707223999999998" table:style-name="ce6">
            <text:p>-4.67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4078106999999997" table:style-name="ce9">
            <text:p>7.41E+00</text:p>
          </table:table-cell>
          <table:table-cell office:value-type="float" office:value="2.3651319348008322" table:formula="of:=[.N268]/SQRT(9.81/1)" table:style-name="ce16">
            <text:p>2.37E+00</text:p>
          </table:table-cell>
          <table:table-cell office:value-type="float" office:value="-0.77542803999999999" table:style-name="ce9">
            <text:p>-7.75E-01</text:p>
          </table:table-cell>
          <table:table-cell office:value-type="float" office:value="-2.4287119239611252" table:formula="of:=[.P268]*SQRT(9.81*1)" table:style-name="ce16">
            <text:p>-2.43E+00</text:p>
          </table:table-cell>
          <table:table-cell table:number-columns-repeated="16367"/>
        </table:table-row>
        <table:table-row table:style-name="ro1">
          <table:table-cell office:value-type="float" office:value="7.5624532000000002" table:style-name="ce3">
            <text:p>7.56E+00</text:p>
          </table:table-cell>
          <table:table-cell office:value-type="float" office:value="2.4145054852382697" table:formula="of:=[.A269]/SQRT(9.81/1)" table:style-name="ce13">
            <text:p>2.41E+00</text:p>
          </table:table-cell>
          <table:table-cell office:value-type="float" office:value="-3.1572486" table:style-name="ce3">
            <text:p>-3.16E+00</text:p>
          </table:table-cell>
          <table:table-cell table:style-name="ce1"/>
          <table:table-cell office:value-type="float" office:value="7.7171405000000002" table:style-name="ce6">
            <text:p>7.72E+00</text:p>
          </table:table-cell>
          <table:table-cell office:value-type="float" office:value="2.4638933392148994" table:formula="of:=[.E269]/SQRT(9.81/1)" table:style-name="ce16">
            <text:p>2.46E+00</text:p>
          </table:table-cell>
          <table:table-cell office:value-type="float" office:value="-4.6930404000000001" table:style-name="ce6">
            <text:p>-4.69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4301412999999998" table:style-name="ce9">
            <text:p>7.43E+00</text:p>
          </table:table-cell>
          <table:table-cell office:value-type="float" office:value="2.3722615466824188" table:formula="of:=[.N269]/SQRT(9.81/1)" table:style-name="ce16">
            <text:p>2.37E+00</text:p>
          </table:table-cell>
          <table:table-cell office:value-type="float" office:value="-0.77561961999999995" table:style-name="ce9">
            <text:p>-7.76E-01</text:p>
          </table:table-cell>
          <table:table-cell office:value-type="float" office:value="-2.4293119701374182" table:formula="of:=[.P269]*SQRT(9.81*1)" table:style-name="ce16">
            <text:p>-2.43E+00</text:p>
          </table:table-cell>
          <table:table-cell table:number-columns-repeated="16367"/>
        </table:table-row>
        <table:table-row table:style-name="ro1">
          <table:table-cell office:value-type="float" office:value="7.5938140000000001" table:style-name="ce3">
            <text:p>7.59E+00</text:p>
          </table:table-cell>
          <table:table-cell office:value-type="float" office:value="2.4245182180934575" table:formula="of:=[.A270]/SQRT(9.81/1)" table:style-name="ce13">
            <text:p>2.42E+00</text:p>
          </table:table-cell>
          <table:table-cell office:value-type="float" office:value="-3.1725246999999999" table:style-name="ce3">
            <text:p>-3.17E+00</text:p>
          </table:table-cell>
          <table:table-cell table:style-name="ce1"/>
          <table:table-cell office:value-type="float" office:value="7.7452455999999996" table:style-name="ce6">
            <text:p>7.75E+00</text:p>
          </table:table-cell>
          <table:table-cell office:value-type="float" office:value="2.4728666070578225" table:formula="of:=[.E270]/SQRT(9.81/1)" table:style-name="ce16">
            <text:p>2.47E+00</text:p>
          </table:table-cell>
          <table:table-cell office:value-type="float" office:value="-4.7153640000000001" table:style-name="ce6">
            <text:p>-4.72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4509892000000004" table:style-name="ce9">
            <text:p>7.45E+00</text:p>
          </table:table-cell>
          <table:table-cell office:value-type="float" office:value="2.3789177688863061" table:formula="of:=[.N270]/SQRT(9.81/1)" table:style-name="ce16">
            <text:p>2.38E+00</text:p>
          </table:table-cell>
          <table:table-cell office:value-type="float" office:value="-0.77926598999999996" table:style-name="ce9">
            <text:p>-7.79E-01</text:p>
          </table:table-cell>
          <table:table-cell office:value-type="float" office:value="-2.440732736270887" table:formula="of:=[.P270]*SQRT(9.81*1)" table:style-name="ce16">
            <text:p>-2.44E+00</text:p>
          </table:table-cell>
          <table:table-cell table:number-columns-repeated="16367"/>
        </table:table-row>
        <table:table-row table:style-name="ro1">
          <table:table-cell office:value-type="float" office:value="7.6251749000000002" table:style-name="ce3">
            <text:p>7.63E+00</text:p>
          </table:table-cell>
          <table:table-cell office:value-type="float" office:value="2.4345309828761881" table:formula="of:=[.A271]/SQRT(9.81/1)" table:style-name="ce13">
            <text:p>2.43E+00</text:p>
          </table:table-cell>
          <table:table-cell office:value-type="float" office:value="-3.1878150000000001" table:style-name="ce3">
            <text:p>-3.19E+00</text:p>
          </table:table-cell>
          <table:table-cell table:style-name="ce1"/>
          <table:table-cell office:value-type="float" office:value="7.7733685000000001" table:style-name="ce6">
            <text:p>7.77E+00</text:p>
          </table:table-cell>
          <table:table-cell office:value-type="float" office:value="2.4818455580033714" table:formula="of:=[.E271]/SQRT(9.81/1)" table:style-name="ce16">
            <text:p>2.48E+00</text:p>
          </table:table-cell>
          <table:table-cell office:value-type="float" office:value="-4.7376820000000004" table:style-name="ce6">
            <text:p>-4.74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4733198999999999" table:style-name="ce9">
            <text:p>7.47E+00</text:p>
          </table:table-cell>
          <table:table-cell office:value-type="float" office:value="2.3860474126954352" table:formula="of:=[.N271]/SQRT(9.81/1)" table:style-name="ce16">
            <text:p>2.39E+00</text:p>
          </table:table-cell>
          <table:table-cell office:value-type="float" office:value="-0.77945755999999999" table:style-name="ce9">
            <text:p>-7.79E-01</text:p>
          </table:table-cell>
          <table:table-cell office:value-type="float" office:value="-2.4413327511262608" table:formula="of:=[.P271]*SQRT(9.81*1)" table:style-name="ce16">
            <text:p>-2.44E+00</text:p>
          </table:table-cell>
          <table:table-cell table:number-columns-repeated="16367"/>
        </table:table-row>
        <table:table-row table:style-name="ro1">
          <table:table-cell office:value-type="float" office:value="7.6565358000000003" table:style-name="ce3">
            <text:p>7.66E+00</text:p>
          </table:table-cell>
          <table:table-cell office:value-type="float" office:value="2.4445437476589187" table:formula="of:=[.A272]/SQRT(9.81/1)" table:style-name="ce13">
            <text:p>2.44E+00</text:p>
          </table:table-cell>
          <table:table-cell office:value-type="float" office:value="-3.2019202999999998" table:style-name="ce3">
            <text:p>-3.20E+00</text:p>
          </table:table-cell>
          <table:table-cell table:style-name="ce1"/>
          <table:table-cell office:value-type="float" office:value="7.8" table:style-name="ce6">
            <text:p>7.80E+00</text:p>
          </table:table-cell>
          <table:table-cell office:value-type="float" office:value="2.4903483415749936" table:formula="of:=[.E272]/SQRT(9.81/1)" table:style-name="ce16">
            <text:p>2.49E+00</text:p>
          </table:table-cell>
          <table:table-cell office:value-type="float" office:value="-4.76" table:style-name="ce6">
            <text:p>-4.76E+00</text:p>
          </table:table-cell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4956505" table:style-name="ce9">
            <text:p>7.50E+00</text:p>
          </table:table-cell>
          <table:table-cell office:value-type="float" office:value="2.3931770245770219" table:formula="of:=[.N272]/SQRT(9.81/1)" table:style-name="ce16">
            <text:p>2.39E+00</text:p>
          </table:table-cell>
          <table:table-cell office:value-type="float" office:value="-0.78310301000000004" table:style-name="ce9">
            <text:p>-7.83E-01</text:p>
          </table:table-cell>
          <table:table-cell office:value-type="float" office:value="-2.4527506357351334" table:formula="of:=[.P272]*SQRT(9.81*1)" table:style-name="ce16">
            <text:p>-2.45E+00</text:p>
          </table:table-cell>
          <table:table-cell table:number-columns-repeated="16367"/>
        </table:table-row>
        <table:table-row table:style-name="ro1">
          <table:table-cell office:value-type="float" office:value="7.6863913000000004" table:style-name="ce3">
            <text:p>7.69E+00</text:p>
          </table:table-cell>
          <table:table-cell office:value-type="float" office:value="2.4540758752117258" table:formula="of:=[.A273]/SQRT(9.81/1)" table:style-name="ce13">
            <text:p>2.45E+00</text:p>
          </table:table-cell>
          <table:table-cell office:value-type="float" office:value="-3.2171965" table:style-name="ce3">
            <text:p>-3.22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5164983999999997" table:style-name="ce9">
            <text:p>7.52E+00</text:p>
          </table:table-cell>
          <table:table-cell office:value-type="float" office:value="2.3998332467809091" table:formula="of:=[.N273]/SQRT(9.81/1)" table:style-name="ce16">
            <text:p>2.40E+00</text:p>
          </table:table-cell>
          <table:table-cell office:value-type="float" office:value="-0.78329550999999997" table:style-name="ce9">
            <text:p>-7.83E-01</text:p>
          </table:table-cell>
          <table:table-cell office:value-type="float" office:value="-2.4533535634360226" table:formula="of:=[.P273]*SQRT(9.81*1)" table:style-name="ce16">
            <text:p>-2.45E+00</text:p>
          </table:table-cell>
          <table:table-cell table:number-columns-repeated="16367"/>
        </table:table-row>
        <table:table-row table:style-name="ro1">
          <table:table-cell office:value-type="float" office:value="7.7177521999999996" table:style-name="ce3">
            <text:p>7.72E+00</text:p>
          </table:table-cell>
          <table:table-cell office:value-type="float" office:value="2.4640886399944559" table:formula="of:=[.A274]/SQRT(9.81/1)" table:style-name="ce13">
            <text:p>2.46E+00</text:p>
          </table:table-cell>
          <table:table-cell office:value-type="float" office:value="-3.2324725999999999" table:style-name="ce3">
            <text:p>-3.23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5388289999999998" table:style-name="ce9">
            <text:p>7.54E+00</text:p>
          </table:table-cell>
          <table:table-cell office:value-type="float" office:value="2.4069628586624958" table:formula="of:=[.N274]/SQRT(9.81/1)" table:style-name="ce16">
            <text:p>2.41E+00</text:p>
          </table:table-cell>
          <table:table-cell office:value-type="float" office:value="-0.78329550999999997" table:style-name="ce9">
            <text:p>-7.83E-01</text:p>
          </table:table-cell>
          <table:table-cell office:value-type="float" office:value="-2.4533535634360226" table:formula="of:=[.P274]*SQRT(9.81*1)" table:style-name="ce16">
            <text:p>-2.45E+00</text:p>
          </table:table-cell>
          <table:table-cell table:number-columns-repeated="16367"/>
        </table:table-row>
        <table:table-row table:style-name="ro1">
          <table:table-cell office:value-type="float" office:value="7.7491130000000004" table:style-name="ce3">
            <text:p>7.75E+00</text:p>
          </table:table-cell>
          <table:table-cell office:value-type="float" office:value="2.4741013728496442" table:formula="of:=[.A275]/SQRT(9.81/1)" table:style-name="ce13">
            <text:p>2.47E+00</text:p>
          </table:table-cell>
          <table:table-cell office:value-type="float" office:value="-3.2477627999999998" table:style-name="ce3">
            <text:p>-3.25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5611597000000002" table:style-name="ce9">
            <text:p>7.56E+00</text:p>
          </table:table-cell>
          <table:table-cell office:value-type="float" office:value="2.4140925024716249" table:formula="of:=[.N275]/SQRT(9.81/1)" table:style-name="ce16">
            <text:p>2.41E+00</text:p>
          </table:table-cell>
          <table:table-cell office:value-type="float" office:value="-0.78713253000000005" table:style-name="ce9">
            <text:p>-7.87E-01</text:p>
          </table:table-cell>
          <table:table-cell office:value-type="float" office:value="-2.465371462900269" table:formula="of:=[.P275]*SQRT(9.81*1)" table:style-name="ce16">
            <text:p>-2.47E+00</text:p>
          </table:table-cell>
          <table:table-cell table:number-columns-repeated="16367"/>
        </table:table-row>
        <table:table-row table:style-name="ro1">
          <table:table-cell office:value-type="float" office:value="7.7804738999999996" table:style-name="ce3">
            <text:p>7.78E+00</text:p>
          </table:table-cell>
          <table:table-cell office:value-type="float" office:value="2.4841141376323743" table:formula="of:=[.A276]/SQRT(9.81/1)" table:style-name="ce13">
            <text:p>2.48E+00</text:p>
          </table:table-cell>
          <table:table-cell office:value-type="float" office:value="-3.2630389000000002" table:style-name="ce3">
            <text:p>-3.26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6489815999999999" table:style-name="ce9">
            <text:p>7.65E+00</text:p>
          </table:table-cell>
          <table:table-cell office:value-type="float" office:value="2.4421318772176464" table:formula="of:=[.N276]/SQRT(9.81/1)" table:style-name="ce16">
            <text:p>2.44E+00</text:p>
          </table:table-cell>
          <table:table-cell office:value-type="float" office:value="-0.78713253000000005" table:style-name="ce9">
            <text:p>-7.87E-01</text:p>
          </table:table-cell>
          <table:table-cell office:value-type="float" office:value="-2.465371462900269" table:formula="of:=[.P276]*SQRT(9.81*1)" table:style-name="ce16">
            <text:p>-2.47E+00</text:p>
          </table:table-cell>
          <table:table-cell table:number-columns-repeated="16367"/>
        </table:table-row>
        <table:table-row table:style-name="ro1">
          <table:table-cell office:value-type="float" office:value="7.8118347999999997" table:style-name="ce3">
            <text:p>7.81E+00</text:p>
          </table:table-cell>
          <table:table-cell office:value-type="float" office:value="2.4941269024151054" table:formula="of:=[.A277]/SQRT(9.81/1)" table:style-name="ce13">
            <text:p>2.49E+00</text:p>
          </table:table-cell>
          <table:table-cell office:value-type="float" office:value="-3.2783150999999999" table:style-name="ce3">
            <text:p>-3.28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6713123000000003" table:style-name="ce9">
            <text:p>7.67E+00</text:p>
          </table:table-cell>
          <table:table-cell office:value-type="float" office:value="2.4492615210267754" table:formula="of:=[.N277]/SQRT(9.81/1)" table:style-name="ce16">
            <text:p>2.45E+00</text:p>
          </table:table-cell>
          <table:table-cell office:value-type="float" office:value="-0.79097048000000003" table:style-name="ce9">
            <text:p>-7.91E-01</text:p>
          </table:table-cell>
          <table:table-cell office:value-type="float" office:value="-2.4773922752100308" table:formula="of:=[.P277]*SQRT(9.81*1)" table:style-name="ce16">
            <text:p>-2.48E+00</text:p>
          </table:table-cell>
          <table:table-cell table:number-columns-repeated="16367"/>
        </table:table-row>
        <table:table-row table:style-name="ro1">
          <table:table-cell office:value-type="float" office:value="7.8431956999999999" table:style-name="ce3">
            <text:p>7.84E+00</text:p>
          </table:table-cell>
          <table:table-cell office:value-type="float" office:value="2.504139667197836" table:formula="of:=[.A278]/SQRT(9.81/1)" table:style-name="ce13">
            <text:p>2.50E+00</text:p>
          </table:table-cell>
          <table:table-cell office:value-type="float" office:value="-3.2936052999999998" table:style-name="ce3">
            <text:p>-3.29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6921602" table:style-name="ce9">
            <text:p>7.69E+00</text:p>
          </table:table-cell>
          <table:table-cell office:value-type="float" office:value="2.4559177432306627" table:formula="of:=[.N278]/SQRT(9.81/1)" table:style-name="ce16">
            <text:p>2.46E+00</text:p>
          </table:table-cell>
          <table:table-cell office:value-type="float" office:value="-0.79097048000000003" table:style-name="ce9">
            <text:p>-7.91E-01</text:p>
          </table:table-cell>
          <table:table-cell office:value-type="float" office:value="-2.4773922752100308" table:formula="of:=[.P278]*SQRT(9.81*1)" table:style-name="ce16">
            <text:p>-2.48E+00</text:p>
          </table:table-cell>
          <table:table-cell table:number-columns-repeated="16367"/>
        </table:table-row>
        <table:table-row table:style-name="ro1">
          <table:table-cell office:value-type="float" office:value="7.8745564999999997" table:style-name="ce3">
            <text:p>7.87E+00</text:p>
          </table:table-cell>
          <table:table-cell office:value-type="float" office:value="2.5141524000530238" table:formula="of:=[.A279]/SQRT(9.81/1)" table:style-name="ce13">
            <text:p>2.51E+00</text:p>
          </table:table-cell>
          <table:table-cell office:value-type="float" office:value="-3.3088814000000002" table:style-name="ce3">
            <text:p>-3.31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7144908000000001" table:style-name="ce9">
            <text:p>7.71E+00</text:p>
          </table:table-cell>
          <table:table-cell office:value-type="float" office:value="2.4630473551122494" table:formula="of:=[.N279]/SQRT(9.81/1)" table:style-name="ce16">
            <text:p>2.46E+00</text:p>
          </table:table-cell>
          <table:table-cell office:value-type="float" office:value="-0.79480843000000001" table:style-name="ce9">
            <text:p>-7.95E-01</text:p>
          </table:table-cell>
          <table:table-cell office:value-type="float" office:value="-2.4894130875197926" table:formula="of:=[.P279]*SQRT(9.81*1)" table:style-name="ce16">
            <text:p>-2.49E+00</text:p>
          </table:table-cell>
          <table:table-cell table:number-columns-repeated="16367"/>
        </table:table-row>
        <table:table-row table:style-name="ro1">
          <table:table-cell office:value-type="float" office:value="7.9059173999999999" table:style-name="ce3">
            <text:p>7.91E+00</text:p>
          </table:table-cell>
          <table:table-cell office:value-type="float" office:value="2.5241651648357544" table:formula="of:=[.A280]/SQRT(9.81/1)" table:style-name="ce13">
            <text:p>2.52E+00</text:p>
          </table:table-cell>
          <table:table-cell office:value-type="float" office:value="-3.3241575000000001" table:style-name="ce3">
            <text:p>-3.32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7368214999999996" table:style-name="ce9">
            <text:p>7.74E+00</text:p>
          </table:table-cell>
          <table:table-cell office:value-type="float" office:value="2.4701769989213784" table:formula="of:=[.N280]/SQRT(9.81/1)" table:style-name="ce16">
            <text:p>2.47E+00</text:p>
          </table:table-cell>
          <table:table-cell office:value-type="float" office:value="-0.79480843000000001" table:style-name="ce9">
            <text:p>-7.95E-01</text:p>
          </table:table-cell>
          <table:table-cell office:value-type="float" office:value="-2.4894130875197926" table:formula="of:=[.P280]*SQRT(9.81*1)" table:style-name="ce16">
            <text:p>-2.49E+00</text:p>
          </table:table-cell>
          <table:table-cell table:number-columns-repeated="16367"/>
        </table:table-row>
        <table:table-row table:style-name="ro1">
          <table:table-cell office:value-type="float" office:value="7.9372783" table:style-name="ce3">
            <text:p>7.94E+00</text:p>
          </table:table-cell>
          <table:table-cell office:value-type="float" office:value="2.534177929618485" table:formula="of:=[.A281]/SQRT(9.81/1)" table:style-name="ce13">
            <text:p>2.53E+00</text:p>
          </table:table-cell>
          <table:table-cell office:value-type="float" office:value="-3.3394477999999999" table:style-name="ce3">
            <text:p>-3.34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7591520999999997" table:style-name="ce9">
            <text:p>7.76E+00</text:p>
          </table:table-cell>
          <table:table-cell office:value-type="float" office:value="2.4773066108029651" table:formula="of:=[.N281]/SQRT(9.81/1)" table:style-name="ce16">
            <text:p>2.48E+00</text:p>
          </table:table-cell>
          <table:table-cell office:value-type="float" office:value="-0.79500000000000004" table:style-name="ce9">
            <text:p>-7.95E-01</text:p>
          </table:table-cell>
          <table:table-cell office:value-type="float" office:value="-2.4900131023751664" table:formula="of:=[.P281]*SQRT(9.81*1)" table:style-name="ce16">
            <text:p>-2.49E+00</text:p>
          </table:table-cell>
          <table:table-cell table:number-columns-repeated="16367"/>
        </table:table-row>
        <table:table-row table:style-name="ro1">
          <table:table-cell office:value-type="float" office:value="7.9686390999999999" table:style-name="ce3">
            <text:p>7.97E+00</text:p>
          </table:table-cell>
          <table:table-cell office:value-type="float" office:value="2.5441906624736728" table:formula="of:=[.A282]/SQRT(9.81/1)" table:style-name="ce13">
            <text:p>2.54E+00</text:p>
          </table:table-cell>
          <table:table-cell office:value-type="float" office:value="-3.3547239000000002" table:style-name="ce3">
            <text:p>-3.35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office:value-type="float" office:value="7.78" table:style-name="ce9">
            <text:p>7.78E+00</text:p>
          </table:table-cell>
          <table:table-cell office:value-type="float" office:value="2.4839628330068524" table:formula="of:=[.N282]/SQRT(9.81/1)" table:style-name="ce16">
            <text:p>2.48E+00</text:p>
          </table:table-cell>
          <table:table-cell office:value-type="float" office:value="-0.79500000000000004" table:style-name="ce9">
            <text:p>-7.95E-01</text:p>
          </table:table-cell>
          <table:table-cell office:value-type="float" office:value="-2.4900131023751664" table:formula="of:=[.P282]*SQRT(9.81*1)" table:style-name="ce16">
            <text:p>-2.49E+00</text:p>
          </table:table-cell>
          <table:table-cell table:number-columns-repeated="16367"/>
        </table:table-row>
        <table:table-row table:style-name="ro1">
          <table:table-cell office:value-type="float" office:value="8" table:style-name="ce3">
            <text:p>8.00E+00</text:p>
          </table:table-cell>
          <table:table-cell office:value-type="float" office:value="2.5542034272564038" table:formula="of:=[.A283]/SQRT(9.81/1)" table:style-name="ce13">
            <text:p>2.55E+00</text:p>
          </table:table-cell>
          <table:table-cell office:value-type="float" office:value="-3.37" table:style-name="ce3">
            <text:p>-3.37E+00</text:p>
          </table:table-cell>
          <table:table-cell table:style-name="ce1"/>
          <table:table-cell table:style-name="ce6"/>
          <table:table-cell table:style-name="ce16"/>
          <table:table-cell table:style-name="ce7"/>
          <table:table-cell table:style-name="ce1"/>
          <table:table-cell table:style-name="ce2"/>
          <table:table-cell table:style-name="ce13"/>
          <table:table-cell table:style-name="ce2"/>
          <table:table-cell table:style-name="ce3"/>
          <table:table-cell table:style-name="ce1"/>
          <table:table-cell table:style-name="ce10"/>
          <table:table-cell office:value-type="float" office:value="0" table:formula="of:=[.N283]/SQRT(9.81/1)" table:style-name="ce16">
            <text:p>0.00E+00</text:p>
          </table:table-cell>
          <table:table-cell table:style-name="ce10"/>
          <table:table-cell office:value-type="float" office:value="0" table:formula="of:=[.P283]*SQRT(9.81*1)" table:style-name="ce16">
            <text:p>0.00E+00</text:p>
          </table:table-cell>
          <table:table-cell table:number-columns-repeated="16367"/>
        </table:table-row>
        <table:table-row table:number-rows-repeated="5" table:style-name="ro1">
          <table:table-cell table:style-name="ce2"/>
          <table:table-cell table:style-name="ce11"/>
          <table:table-cell table:style-name="ce2"/>
          <table:table-cell table:style-name="ce1"/>
          <table:table-cell table:style-name="ce7"/>
          <table:table-cell table:style-name="ce14"/>
          <table:table-cell table:style-name="ce7"/>
          <table:table-cell table:style-name="ce1"/>
          <table:table-cell table:style-name="ce2"/>
          <table:table-cell table:style-name="ce11"/>
          <table:table-cell table:number-columns-repeated="2" table:style-name="ce2"/>
          <table:table-cell table:style-name="ce1"/>
          <table:table-cell table:style-name="ce10"/>
          <table:table-cell table:style-name="ce14"/>
          <table:table-cell table:style-name="ce10"/>
          <table:table-cell table:style-name="ce16"/>
          <table:table-cell table:number-columns-repeated="16367"/>
        </table:table-row>
        <table:table-row table:number-rows-repeated="122" table:style-name="ro1">
          <table:table-cell table:number-columns-repeated="16"/>
          <table:table-cell table:style-name="ce16"/>
          <table:table-cell table:number-columns-repeated="16367"/>
        </table:table-row>
        <table:table-row table:number-rows-repeated="10481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7-10-17T10:57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maximum="2.5" chart:tick-marks-major-inner="false" chart:tick-marks-major-outer="false" chart:tick-marks-minor-inner="false" chart:tick-marks-minor-outer="false" chart:display-label="true" chart:axis-label-position="near-axis" chart:axis-position="-5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origin="-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84.1176377952756pt" svg:width="660.8823622047244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displacement (m)</text:p>
            </chart:title>
            <chart:grid chart:class="major" chart:style-name="GMa1"/>
          </chart:axis>
          <chart:series chart:label-cell-address="Hoja1.$C$3" chart:values-cell-range-address="Hoja1.$C$4:.$C$283" chart:class="chart:scatter" chart:attached-axis="primary-y" chart:style-name="G0S0">
            <chart:domain table:cell-range-address="Hoja1.$B$4:.$B$283"/>
            <chart:data-point chart:repeated="280"/>
          </chart:series>
          <chart:series chart:label-cell-address="Hoja1.$G$3" chart:values-cell-range-address="Hoja1.$G$4:.$G$272" chart:class="chart:scatter" chart:attached-axis="primary-y" chart:style-name="G0S1">
            <chart:domain table:cell-range-address="Hoja1.$F$4:.$F$272"/>
            <chart:data-point chart:repeated="26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maximum="2.5" chart:tick-marks-major-inner="false" chart:tick-marks-major-outer="false" chart:tick-marks-minor-inner="false" chart:tick-marks-minor-outer="false" chart:display-label="true" chart:axis-label-position="near-axis" chart:axis-position="-5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origin="-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84.1176377952756pt" svg:width="660.8823622047244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velocity (m/s)</text:p>
            </chart:title>
            <chart:grid chart:class="major" chart:style-name="GMa1"/>
          </chart:axis>
          <chart:series chart:label-cell-address="Hoja1.$K$3" chart:values-cell-range-address="Hoja1.$L$4:.$L$283" chart:class="chart:scatter" chart:attached-axis="primary-y" chart:style-name="G0S0">
            <chart:domain table:cell-range-address="Hoja1.$J$4:.$J$283"/>
            <chart:data-point chart:repeated="280"/>
          </chart:series>
          <chart:series chart:label-cell-address="Hoja1.$P$3" chart:values-cell-range-address="Hoja1.$Q$4:.$Q$272" chart:class="chart:scatter" chart:attached-axis="primary-y" chart:style-name="G0S1">
            <chart:domain table:cell-range-address="Hoja1.$O$4:.$O$272"/>
            <chart:data-point chart:repeated="26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